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35mm"/>
    </style:style>
    <style:style style:name="co2" style:family="table-column">
      <style:table-column-properties fo:break-before="auto" style:column-width="23.3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8.4mm"/>
    </style:style>
    <style:style style:name="co5" style:family="table-column">
      <style:table-column-properties fo:break-before="auto" style:column-width="17.13mm"/>
    </style:style>
    <style:style style:name="co6" style:family="table-column">
      <style:table-column-properties fo:break-before="auto" style:column-width="17.09mm"/>
    </style:style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16.86mm"/>
    </style:style>
    <style:style style:name="co9" style:family="table-column">
      <style:table-column-properties fo:break-before="auto" style:column-width="19.17mm"/>
    </style:style>
    <style:style style:name="co10" style:family="table-column">
      <style:table-column-properties fo:break-before="auto" style:column-width="20.53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mm"/>
    </style:style>
    <style:style style:name="co13" style:family="table-column">
      <style:table-column-properties fo:break-before="auto" style:column-width="16.42mm"/>
    </style:style>
    <style:style style:name="co14" style:family="table-column">
      <style:table-column-properties fo:break-before="auto" style:column-width="20mm"/>
    </style:style>
    <style:style style:name="co15" style:family="table-column">
      <style:table-column-properties fo:break-before="auto" style:column-width="21.2mm"/>
    </style:style>
    <style:style style:name="co16" style:family="table-column">
      <style:table-column-properties fo:break-before="auto" style:column-width="53.55mm"/>
    </style:style>
    <style:style style:name="co17" style:family="table-column">
      <style:table-column-properties fo:break-before="auto" style:column-width="30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01mm" fo:break-before="auto" style:use-optimal-row-height="false"/>
    </style:style>
    <style:style style:name="ro3" style:family="table-row">
      <style:table-row-properties style:row-height="24.73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1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ext-style style:name="N10100" number:language="de" number:country="DE">
      <number:text-content/>
    </number:text-style>
    <style:style style:name="ce1" style:family="table-cell" style:parent-style-name="Default" style:data-style-name="N10100">
      <style:table-cell-properties style:cell-protect="protected" style:print-content="true"/>
      <style:text-properties fo:language="de" fo:country="DE" fo:font-weight="bold"/>
    </style:style>
    <style:style style:name="ce2" style:family="table-cell" style:parent-style-name="Default" style:data-style-name="N10100">
      <style:table-cell-properties style:cell-protect="protected" style:print-content="true"/>
      <style:text-properties fo:language="de" fo:country="DE" fo:font-weight="normal" style:font-weight-asian="normal" style:font-weight-complex="normal"/>
    </style:style>
    <style:style style:name="ce3" style:family="table-cell" style:parent-style-name="Default">
      <style:table-cell-properties style:cell-protect="protected" style:print-content="true"/>
      <style:text-properties fo:language="de" fo:country="DE"/>
    </style:style>
    <style:style style:name="ce4" style:family="table-cell" style:parent-style-name="Default" style:data-style-name="N10100">
      <style:table-cell-properties style:cell-protect="protected" style:print-content="true" style:text-align-source="fix" style:repeat-content="false" fo:wrap-option="wrap"/>
      <style:paragraph-properties fo:text-align="center" fo:margin-left="0mm"/>
      <style:text-properties fo:language="de" fo:country="DE" fo:font-weight="bold" fo:hyphenate="true"/>
    </style:style>
    <style:style style:name="ce5" style:family="table-cell" style:parent-style-name="Default" style:data-style-name="N10107">
      <style:table-cell-properties style:cell-protect="protected" style:print-content="true"/>
      <style:text-properties fo:language="de" fo:country="DE"/>
    </style:style>
    <style:style style:name="ce6" style:family="table-cell" style:parent-style-name="Default" style:data-style-name="N10100">
      <style:table-cell-properties style:cell-protect="protected" style:print-content="true" style:text-align-source="fix" style:repeat-content="false"/>
      <style:paragraph-properties fo:text-align="end" fo:margin-left="0mm"/>
      <style:text-properties fo:language="de" fo:country="DE"/>
    </style:style>
    <style:style style:name="ce7" style:family="table-cell" style:parent-style-name="Default" style:data-style-name="N10100">
      <style:table-cell-properties style:cell-protect="protected" style:print-content="true"/>
      <style:text-properties fo:language="de" fo:country="DE" fo:font-weight="bold" style:font-weight-asian="bold" style:font-weight-complex="bold"/>
    </style:style>
    <style:style style:name="ce8" style:family="table-cell" style:parent-style-name="Default" style:data-style-name="N10100">
      <style:table-cell-properties fo:background-color="#ffff99" style:cell-protect="protected" style:print-content="true" style:text-align-source="fix" style:repeat-content="false"/>
      <style:paragraph-properties fo:text-align="end" fo:margin-left="0mm"/>
      <style:text-properties fo:language="de" fo:country="DE"/>
    </style:style>
    <style:style style:name="ce9" style:family="table-cell" style:parent-style-name="Default" style:data-style-name="N10100">
      <style:table-cell-properties style:cell-protect="protected" style:print-content="true" style:text-align-source="fix" style:repeat-content="false" fo:background-color="transparent"/>
      <style:paragraph-properties fo:text-align="end" fo:margin-left="0mm"/>
      <style:text-properties fo:language="de" fo:country="DE"/>
    </style:style>
    <style:style style:name="ce10" style:family="table-cell" style:parent-style-name="Default" style:data-style-name="N37">
      <style:table-cell-properties style:cell-protect="protected" style:print-content="true"/>
      <style:text-properties fo:language="de" fo:country="DE"/>
    </style:style>
    <style:style style:name="ce11" style:family="table-cell" style:parent-style-name="Default" style:data-style-name="N10100">
      <style:table-cell-properties style:cell-protect="protected" style:print-content="true" fo:wrap-option="wrap"/>
      <style:text-properties fo:language="de" fo:country="DE" fo:font-weight="bold" style:font-weight-asian="bold" style:font-weight-complex="bold" fo:hyphenate="true"/>
    </style:style>
    <style:style style:name="ce12" style:family="table-cell" style:parent-style-name="Default">
      <style:table-cell-properties style:cell-protect="none" style:print-content="true"/>
      <style:text-properties fo:language="de" fo:country="DE"/>
    </style:style>
    <style:style style:name="ce13" style:family="table-cell" style:parent-style-name="Default" style:data-style-name="N112">
      <style:table-cell-properties style:cell-protect="none" style:print-content="true"/>
      <style:text-properties fo:language="de" fo:country="DE"/>
    </style:style>
    <style:style style:name="ce14" style:family="table-cell" style:parent-style-name="Default" style:data-style-name="N2">
      <style:table-cell-properties style:cell-protect="none" style:print-content="true"/>
      <style:text-properties fo:language="de" fo:country="DE"/>
    </style:style>
    <style:style style:name="ce15" style:family="table-cell" style:parent-style-name="Default" style:data-style-name="N117">
      <style:table-cell-properties style:cell-protect="none" style:print-content="true"/>
      <style:text-properties fo:language="de" fo:country="DE"/>
    </style:style>
    <style:style style:name="ce16" style:family="table-cell" style:parent-style-name="Default" style:data-style-name="N121">
      <style:table-cell-properties style:cell-protect="none" style:print-content="true"/>
      <style:text-properties fo:language="de" fo:country="DE"/>
    </style:style>
    <style:style style:name="ce17" style:family="table-cell" style:parent-style-name="Default" style:data-style-name="N0">
      <style:table-cell-properties style:cell-protect="protected" style:print-content="true"/>
      <style:text-properties fo:language="de" fo:country="DE"/>
    </style:style>
    <style:style style:name="ce18" style:family="table-cell" style:parent-style-name="Default" style:data-style-name="N10110">
      <style:table-cell-properties style:cell-protect="protected" style:print-content="true" style:text-align-source="fix" style:repeat-content="false"/>
      <style:paragraph-properties fo:text-align="start" fo:margin-left="3.53mm"/>
      <style:text-properties style:font-name="Courier" fo:language="de" fo:country="DE"/>
    </style:style>
    <style:style style:name="ce19" style:family="table-cell" style:parent-style-name="Default" style:data-style-name="N10110">
      <style:table-cell-properties fo:background-color="#ffff99" style:cell-protect="protected" style:print-content="true" style:text-align-source="fix" style:repeat-content="false"/>
      <style:paragraph-properties fo:text-align="start" fo:margin-left="3.53mm"/>
      <style:text-properties style:font-name="Courier" fo:language="de" fo:country="DE"/>
    </style:style>
    <style:style style:name="ce20" style:family="table-cell" style:parent-style-name="Default" style:data-style-name="N10110">
      <style:table-cell-properties fo:background-color="#ffff99" style:cell-protect="protected" style:print-content="true" style:text-align-source="fix" style:repeat-content="false"/>
      <style:paragraph-properties fo:text-align="start" fo:margin-left="3.53mm"/>
      <style:text-properties style:font-name="Courier" fo:language="de" fo:country="DE" style:font-name-asian="Arial1" style:font-name-complex="Arial1"/>
    </style:style>
    <style:style style:name="ce21" style:family="table-cell" style:parent-style-name="Default" style:data-style-name="N10110">
      <style:table-cell-properties style:cell-protect="protected" style:print-content="true" style:text-align-source="fix" style:repeat-content="false" fo:background-color="transparent"/>
      <style:paragraph-properties fo:text-align="start" fo:margin-left="3.53mm"/>
      <style:text-properties style:font-name="Courier" fo:language="de" fo:country="DE"/>
    </style:style>
    <style:style style:name="ce22" style:family="table-cell" style:parent-style-name="Default" style:data-style-name="N10110">
      <style:table-cell-properties style:cell-protect="protected" style:print-content="true" style:text-align-source="fix" style:repeat-content="false"/>
      <style:paragraph-properties fo:text-align="start" fo:margin-left="3.53mm"/>
      <style:text-properties style:font-name="Courier" fo:language="de" fo:country="DE" style:font-name-asian="Arial1" style:font-name-complex="Arial1"/>
    </style:style>
    <style:style style:name="ce23" style:family="table-cell" style:parent-style-name="Default" style:data-style-name="N10100">
      <style:table-cell-properties style:cell-protect="protected" style:print-content="true"/>
      <style:text-properties fo:language="de" fo:country="DE"/>
    </style:style>
    <style:style style:name="ce24" style:family="table-cell" style:parent-style-name="Default">
      <style:table-cell-properties style:cell-protect="protected" style:print-content="true"/>
      <style:text-properties fo:language="de" fo:country="DE" fo:font-style="italic" style:font-style-asian="italic" style:font-style-complex="italic"/>
    </style:style>
    <style:style style:name="ce25" style:family="table-cell" style:parent-style-name="Default" style:data-style-name="N10100">
      <style:table-cell-properties style:cell-protect="protected" style:print-content="true" style:text-align-source="fix" style:repeat-content="false" fo:wrap-option="wrap" style:direction="ltr"/>
      <style:paragraph-properties fo:text-align="center" fo:margin-left="0mm"/>
      <style:text-properties fo:language="de" fo:country="DE" fo:font-weight="bold" fo:hyphenate="true"/>
    </style:style>
    <style:style style:name="ce26" style:family="table-cell" style:parent-style-name="Default">
      <style:table-cell-properties style:cell-protect="protected" style:print-content="true"/>
      <style:text-properties fo:color="#1a1a1a" style:font-name="Liberation Mono" fo:language="de" fo:country="DE" style:font-name-asian="Arial" style:language-asian="zxx" style:country-asian="none" style:font-name-complex="Arial" style:language-complex="zxx" style:country-complex="none"/>
    </style:style>
    <style:style style:name="ce27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mm"/>
      <style:text-properties fo:language="de" fo:country="DE"/>
    </style:style>
    <style:style style:name="ce28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mm"/>
      <style:text-properties fo:color="#dc2300" fo:language="de" fo:country="DE" fo:font-weight="bold" style:font-weight-asian="bold" style:font-weight-complex="bold"/>
    </style:style>
    <style:style style:name="ce29" style:family="table-cell" style:parent-style-name="Default" style:data-style-name="N10110">
      <style:table-cell-properties style:cell-protect="protected" style:print-content="true"/>
      <style:text-properties fo:language="de" fo:country="DE"/>
    </style:style>
    <style:style style:name="ce30" style:family="table-cell" style:parent-style-name="Default" style:data-style-name="N2">
      <style:table-cell-properties style:cell-protect="protected" style:print-content="true"/>
      <style:text-properties fo:language="de" fo:country="DE"/>
    </style:style>
    <style:style style:name="ce31" style:family="table-cell" style:parent-style-name="Default" style:data-style-name="N112">
      <style:table-cell-properties style:cell-protect="protected" style:print-content="true"/>
      <style:text-properties fo:language="de" fo:country="DE"/>
    </style:style>
    <style:style style:name="ce32" style:family="table-cell" style:parent-style-name="Default" style:data-style-name="N112">
      <style:table-cell-properties style:cell-protect="protected" style:print-content="true"/>
      <style:text-properties style:font-name="Arial" fo:language="de" fo:country="DE" style:font-name-asian="Arial1" style:font-name-complex="Arial1"/>
    </style:style>
    <style:style style:name="ce33" style:family="table-cell" style:parent-style-name="Default" style:data-style-name="N112">
      <style:table-cell-properties style:cell-protect="protected" style:print-content="true"/>
      <style:text-properties style:font-name="Arial" fo:language="de" fo:country="DE" fo:font-weight="bold" style:font-name-asian="Arial1" style:font-weight-asian="bold" style:font-name-complex="Arial1" style:font-weight-complex="bold"/>
      <style:map style:condition="cell-content()&gt;0" style:apply-style-name="Overtime" style:base-cell-address="Übersicht.K26"/>
      <style:map style:condition="cell-content()&lt;0" style:apply-style-name="Alter" style:base-cell-address="Übersicht.K26"/>
    </style:style>
    <style:style style:name="ce34" style:family="table-cell" style:parent-style-name="Default">
      <style:table-cell-properties style:cell-protect="protected" style:print-content="true" fo:wrap-option="wrap"/>
      <style:text-properties fo:language="de" fo:country="DE"/>
    </style:style>
    <style:style style:name="ce3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fo:font-size="12pt" fo:language="de" fo:country="DE" fo:font-weight="bold"/>
    </style:style>
    <style:style style:name="ce3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language="de" fo:country="DE"/>
    </style:style>
    <style:style style:name="ce37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Januar.A4"/>
      <style:map style:condition="is-true-formula(NOT(ISNA(MATCH([.$J4];[$Übersicht.$E$47:.$Z$47];0))))" style:apply-style-name="Free" style:base-cell-address="Januar.A4"/>
      <style:map style:condition="is-true-formula([.$J4]=[$Übersicht.$B$47])" style:apply-style-name="Overtime" style:base-cell-address="Januar.A4"/>
    </style:style>
    <style:style style:name="ce103" style:family="table-cell" style:parent-style-name="Default">
      <style:table-cell-properties style:cell-protect="protected" style:print-content="true" fo:background-color="transparent"/>
      <style:text-properties fo:language="de" fo:country="DE"/>
    </style:style>
    <style:style style:name="ce39" style:family="table-cell" style:parent-style-name="Default" style:data-style-name="N10100">
      <style:table-cell-properties style:cell-protect="protected" style:print-content="true" fo:background-color="transparent"/>
      <style:text-properties fo:language="de" fo:country="DE"/>
    </style:style>
    <style:style style:name="ce106" style:family="table-cell" style:parent-style-name="Default" style:data-style-name="N10100">
      <style:table-cell-properties style:cell-protect="protected" style:print-content="true" fo:background-color="transparent"/>
      <style:text-properties style:use-window-font-color="true" fo:language="de" fo:country="DE" fo:font-weight="bold"/>
    </style:style>
    <style:style style:name="ce41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Januar.A4"/>
      <style:map style:condition="is-true-formula(NOT(ISNA(MATCH([.$J4];[$Übersicht.$E$47:.$Z$47];0))))" style:apply-style-name="Free" style:base-cell-address="Januar.A4"/>
      <style:map style:condition="is-true-formula([.$J4]=[$Übersicht.$B$47])" style:apply-style-name="Overtime" style:base-cell-address="Januar.A4"/>
    </style:style>
    <style:style style:name="ce42" style:family="table-cell" style:parent-style-name="Default">
      <style:table-cell-properties style:cell-protect="protected" style:print-content="true" fo:background-color="transparent"/>
      <style:text-properties fo:color="#dc2300" fo:language="de" fo:country="DE" fo:font-weight="bold"/>
    </style:style>
    <style:style style:name="ce43" style:family="table-cell" style:parent-style-name="Default">
      <style:table-cell-properties style:cell-protect="protected" style:print-content="true"/>
      <style:text-properties style:font-name="Liberation Mono" fo:language="de" fo:country="DE"/>
    </style:style>
    <style:style style:name="ce44" style:family="table-cell" style:parent-style-name="Default">
      <style:table-cell-properties style:cell-protect="protected" style:print-content="true"/>
      <style:text-properties fo:color="#1a1a1a" style:font-name="Liberation Mono" fo:font-size="10pt" fo:language="de" fo:country="DE" style:font-name-asian="Arial" style:font-size-asian="10pt" style:language-asian="zxx" style:country-asian="none" style:font-name-complex="Arial" style:font-size-complex="10pt" style:language-complex="zxx" style:country-complex="none"/>
    </style:style>
    <style:style style:name="ce45" style:family="table-cell" style:parent-style-name="Default" style:data-style-name="N0">
      <style:table-cell-properties style:cell-protect="protected" style:print-content="true"/>
      <style:text-properties style:font-name="Liberation Mono" fo:language="de" fo:country="DE"/>
    </style:style>
    <style:style style:name="ce46" style:family="table-cell" style:parent-style-name="Default" style:data-style-name="N121">
      <style:table-cell-properties style:cell-protect="protected" style:print-content="true"/>
      <style:text-properties fo:language="de" fo:country="DE" fo:font-weight="bold" style:font-weight-asian="bold" style:font-weight-complex="bold"/>
    </style:style>
    <style:style style:name="ce47" style:family="table-cell" style:parent-style-name="Default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fo:language="de" fo:country="DE"/>
    </style:style>
    <style:style style:name="ce48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J4]=[$Übersicht.$D$47]))" style:apply-style-name="Weekend" style:base-cell-address="Januar.A4"/>
      <style:map style:condition="is-true-formula(NOT(ISNA(MATCH([.$J4];[$Übersicht.$E$47:.$Z$47];0))))" style:apply-style-name="Free" style:base-cell-address="Januar.A4"/>
      <style:map style:condition="is-true-formula([.$J4]=[$Übersicht.$B$47])" style:apply-style-name="Overtime" style:base-cell-address="Januar.A4"/>
    </style:style>
    <style:style style:name="ce49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Januar.A4"/>
      <style:map style:condition="is-true-formula(NOT(ISNA(MATCH([.$J4];[$Übersicht.$E$47:.$Z$47];0))))" style:apply-style-name="Free" style:base-cell-address="Januar.A4"/>
      <style:map style:condition="is-true-formula([.$J4]=[$Übersicht.$B$47])" style:apply-style-name="Overtime" style:base-cell-address="Januar.A4"/>
    </style:style>
    <style:style style:name="ce50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Januar.A4"/>
      <style:map style:condition="is-true-formula(NOT(ISNA(MATCH([.$J4];[$Übersicht.$E$47:.$Z$47];0))))" style:apply-style-name="Free" style:base-cell-address="Januar.A4"/>
      <style:map style:condition="is-true-formula([.$J4]=[$Übersicht.$B$47])" style:apply-style-name="Overtime" style:base-cell-address="Januar.A4"/>
    </style:style>
    <style:style style:name="ce51" style:family="table-cell" style:parent-style-name="Default" style:data-style-name="N40">
      <style:table-cell-properties style:cell-protect="protected" style:print-content="true" fo:background-color="transparent"/>
      <style:text-properties fo:language="de" fo:country="DE"/>
    </style:style>
    <style:style style:name="ce52" style:family="table-cell" style:parent-style-name="Default" style:data-style-name="N112">
      <style:table-cell-properties style:cell-protect="protected" style:print-content="true"/>
      <style:text-properties style:font-name="Liberation Mono" fo:language="de" fo:country="DE"/>
    </style:style>
    <style:style style:name="ce120" style:family="table-cell" style:parent-style-name="Default" style:data-style-name="N112">
      <style:table-cell-properties style:cell-protect="protected" style:print-content="true" fo:background-color="transparent"/>
      <style:text-properties style:font-name="Liberation Mono" fo:language="de" fo:country="DE"/>
      <style:map style:condition="cell-content()&lt;0" style:apply-style-name="Negative" style:base-cell-address="Januar.G37"/>
      <style:map style:condition="cell-content()&gt;0" style:apply-style-name="Positive" style:base-cell-address="Januar.G37"/>
    </style:style>
    <style:style style:name="ce53" style:family="table-cell" style:parent-style-name="Default" style:data-style-name="N112">
      <style:table-cell-properties style:cell-protect="protected" style:print-content="true" fo:background-color="transparent"/>
      <style:text-properties style:font-name="Liberation Mono" fo:language="de" fo:country="DE"/>
    </style:style>
    <style:style style:name="ce54" style:family="table-cell" style:parent-style-name="Default">
      <style:table-cell-properties style:cell-protect="protected" style:print-content="true" fo:background-color="transparent"/>
      <style:text-properties style:font-name="Liberation Mono" fo:language="de" fo:country="DE"/>
    </style:style>
    <style:style style:name="ce123" style:family="table-cell" style:parent-style-name="Default" style:data-style-name="N112">
      <style:table-cell-properties style:cell-protect="protected" style:print-content="true" fo:background-color="transparent"/>
      <style:text-properties style:use-window-font-color="true" style:font-name="Liberation Mono" fo:language="de" fo:country="DE" fo:font-weight="bold"/>
      <style:map style:condition="cell-content()&lt;0" style:apply-style-name="Negative" style:base-cell-address="Januar.G37"/>
      <style:map style:condition="cell-content()&gt;0" style:apply-style-name="Positive" style:base-cell-address="Januar.G37"/>
    </style:style>
    <style:style style:name="ce125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Januar.A4"/>
      <style:map style:condition="is-true-formula(NOT(ISNA(MATCH([.$J4];[$Übersicht.$E$47:.$Z$47];0))))" style:apply-style-name="Free" style:base-cell-address="Januar.A4"/>
      <style:map style:condition="is-true-formula([.$J4]=[$Übersicht.$B$47])" style:apply-style-name="Overtime" style:base-cell-address="Januar.A4"/>
    </style:style>
    <style:style style:name="ce119" style:family="table-cell" style:parent-style-name="Default" style:data-style-name="N112">
      <style:table-cell-properties style:cell-protect="protected" style:print-content="true"/>
      <style:text-properties style:font-name="Liberation Mono" fo:language="de" fo:country="DE"/>
      <style:map style:condition="cell-content()&lt;0" style:apply-style-name="Negative" style:base-cell-address="Januar.G37"/>
      <style:map style:condition="cell-content()&gt;0" style:apply-style-name="Positive" style:base-cell-address="Januar.G37"/>
    </style:style>
    <style:style style:name="ce55" style:family="table-cell" style:parent-style-name="Default" style:data-style-name="N112">
      <style:table-cell-properties style:cell-protect="protected" style:print-content="true" fo:background-color="transparent"/>
      <style:text-properties fo:color="#dc2300" style:font-name="Liberation Mono" fo:language="de" fo:country="DE" fo:font-weight="bold"/>
    </style:style>
    <style:style style:name="ce56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J4]=[$Übersicht.$D$47]))" style:apply-style-name="Weekend" style:base-cell-address="Januar.A4"/>
      <style:map style:condition="is-true-formula(NOT(ISNA(MATCH([.$J4];[$Übersicht.$E$47:.$Z$47];0))))" style:apply-style-name="Free" style:base-cell-address="Januar.A4"/>
      <style:map style:condition="is-true-formula([.$J4]=[$Übersicht.$B$47])" style:apply-style-name="Overtime" style:base-cell-address="Januar.A4"/>
    </style:style>
    <style:style style:name="ce124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style:font-name-asian="Arial1" style:font-name-complex="Arial1" fo:hyphenate="true"/>
      <style:map style:condition="is-true-formula(OR([.$B4]=1; [.$B4]=7; [.$J4]=[$Übersicht.$D$47]))" style:apply-style-name="Weekend" style:base-cell-address="Januar.A4"/>
      <style:map style:condition="is-true-formula(NOT(ISNA(MATCH([.$J4];[$Übersicht.$E$47:.$Z$47];0))))" style:apply-style-name="Free" style:base-cell-address="Januar.A4"/>
      <style:map style:condition="is-true-formula([.$J4]=[$Übersicht.$B$47])" style:apply-style-name="Overtime" style:base-cell-address="Januar.A4"/>
    </style:style>
    <style:style style:name="ce57" style:family="table-cell" style:parent-style-name="Default" style:data-style-name="N10107">
      <style:table-cell-properties style:cell-protect="protected" style:print-content="true" fo:background-color="transparent"/>
      <style:text-properties fo:language="de" fo:country="DE" fo:font-weight="bold" style:font-weight-asian="bold" style:font-weight-complex="bold"/>
    </style:style>
    <style:style style:name="ce58" style:family="table-cell" style:parent-style-name="Default" style:data-style-name="N10100">
      <style:table-cell-properties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fo:language="de" fo:country="DE" fo:hyphenate="true"/>
    </style:style>
    <style:style style:name="ce59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J4]=[$Übersicht.$D$47]))" style:apply-style-name="Weekend" style:base-cell-address="Januar.A4"/>
      <style:map style:condition="is-true-formula(NOT(ISNA(MATCH([.$J4];[$Übersicht.$E$47:.$Z$47];0))))" style:apply-style-name="Free" style:base-cell-address="Januar.A4"/>
      <style:map style:condition="is-true-formula([.$J4]=[$Übersicht.$B$47])" style:apply-style-name="Overtime" style:base-cell-address="Januar.A4"/>
    </style:style>
    <style:style style:name="ce139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Februar.A4"/>
      <style:map style:condition="is-true-formula(NOT(ISNA(MATCH([.$J4];[$Übersicht.$E$47:.$Z$47];0))))" style:apply-style-name="Free" style:base-cell-address="Februar.A4"/>
      <style:map style:condition="is-true-formula([.$J4]=[$Übersicht.$B$47])" style:apply-style-name="Overtime" style:base-cell-address="Februar.A4"/>
    </style:style>
    <style:style style:name="ce129" style:family="table-cell" style:parent-style-name="Default">
      <style:map style:condition="is-true-formula(OR([.$B4]=1; [.$B4]=7; [.$J4]=[$Übersicht.$D$47]))" style:apply-style-name="Weekend" style:base-cell-address="Februar.A4"/>
      <style:map style:condition="is-true-formula(NOT(ISNA(MATCH([.$J4];[$Übersicht.$E$47:.$Z$47];0))))" style:apply-style-name="Free" style:base-cell-address="Februar.A4"/>
      <style:map style:condition="is-true-formula([.$J4]=[$Übersicht.$B$47])" style:apply-style-name="Overtime" style:base-cell-address="Februar.A4"/>
    </style:style>
    <style:style style:name="ce141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Februar.A4"/>
      <style:map style:condition="is-true-formula(NOT(ISNA(MATCH([.$J4];[$Übersicht.$E$47:.$Z$47];0))))" style:apply-style-name="Free" style:base-cell-address="Februar.A4"/>
      <style:map style:condition="is-true-formula([.$J4]=[$Übersicht.$B$47])" style:apply-style-name="Overtime" style:base-cell-address="Februar.A4"/>
    </style:style>
    <style:style style:name="ce62" style:family="table-cell" style:parent-style-name="Default" style:data-style-name="N121">
      <style:table-cell-properties style:cell-protect="protected" style:print-content="true"/>
      <style:text-properties style:font-name="Arial" fo:language="de" fo:country="DE" fo:font-weight="bold" style:font-name-asian="Arial1" style:font-weight-asian="bold" style:font-name-complex="Arial1" style:font-weight-complex="bold"/>
    </style:style>
    <style:style style:name="ce143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J4]=[$Übersicht.$D$47]))" style:apply-style-name="Weekend" style:base-cell-address="Februar.A4"/>
      <style:map style:condition="is-true-formula(NOT(ISNA(MATCH([.$J4];[$Übersicht.$E$47:.$Z$47];0))))" style:apply-style-name="Free" style:base-cell-address="Februar.A4"/>
      <style:map style:condition="is-true-formula([.$J4]=[$Übersicht.$B$47])" style:apply-style-name="Overtime" style:base-cell-address="Februar.A4"/>
    </style:style>
    <style:style style:name="ce144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Februar.A4"/>
      <style:map style:condition="is-true-formula(NOT(ISNA(MATCH([.$J4];[$Übersicht.$E$47:.$Z$47];0))))" style:apply-style-name="Free" style:base-cell-address="Februar.A4"/>
      <style:map style:condition="is-true-formula([.$J4]=[$Übersicht.$B$47])" style:apply-style-name="Overtime" style:base-cell-address="Februar.A4"/>
    </style:style>
    <style:style style:name="ce145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Februar.A4"/>
      <style:map style:condition="is-true-formula(NOT(ISNA(MATCH([.$J4];[$Übersicht.$E$47:.$Z$47];0))))" style:apply-style-name="Free" style:base-cell-address="Februar.A4"/>
      <style:map style:condition="is-true-formula([.$J4]=[$Übersicht.$B$47])" style:apply-style-name="Overtime" style:base-cell-address="Februar.A4"/>
    </style:style>
    <style:style style:name="ce146" style:family="table-cell" style:parent-style-name="Default" style:data-style-name="N112">
      <style:table-cell-properties style:cell-protect="protected" style:print-content="true" fo:background-color="transparent"/>
      <style:text-properties style:font-name="Liberation Mono" fo:language="de" fo:country="DE"/>
      <style:map style:condition="cell-content()&lt;0" style:apply-style-name="Negative" style:base-cell-address="Februar.G37"/>
      <style:map style:condition="cell-content()&gt;0" style:apply-style-name="Positive" style:base-cell-address="Februar.G37"/>
    </style:style>
    <style:style style:name="ce147" style:family="table-cell" style:parent-style-name="Default" style:data-style-name="N112">
      <style:table-cell-properties style:cell-protect="protected" style:print-content="true" fo:background-color="transparent"/>
      <style:text-properties style:use-window-font-color="true" style:font-name="Liberation Mono" fo:language="de" fo:country="DE" fo:font-weight="bold"/>
      <style:map style:condition="cell-content()&lt;0" style:apply-style-name="Negative" style:base-cell-address="Februar.G37"/>
      <style:map style:condition="cell-content()&gt;0" style:apply-style-name="Positive" style:base-cell-address="Februar.G37"/>
    </style:style>
    <style:style style:name="ce148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Februar.A4"/>
      <style:map style:condition="is-true-formula(NOT(ISNA(MATCH([.$J4];[$Übersicht.$E$47:.$Z$47];0))))" style:apply-style-name="Free" style:base-cell-address="Februar.A4"/>
      <style:map style:condition="is-true-formula([.$J4]=[$Übersicht.$B$47])" style:apply-style-name="Overtime" style:base-cell-address="Februar.A4"/>
    </style:style>
    <style:style style:name="ce149" style:family="table-cell" style:parent-style-name="Default">
      <style:map style:condition="is-true-formula(OR([.$B4]=1; [.$B4]=7; [.$J4]=[$Übersicht.$D$47]))" style:apply-style-name="Weekend" style:base-cell-address="Februar.A4"/>
      <style:map style:condition="is-true-formula(NOT(ISNA(MATCH([.$J4];[$Übersicht.$E$47:.$Z$47];0))))" style:apply-style-name="Free" style:base-cell-address="Februar.A4"/>
      <style:map style:condition="is-true-formula([.$J4]=[$Übersicht.$B$47])" style:apply-style-name="Overtime" style:base-cell-address="Februar.A4"/>
    </style:style>
    <style:style style:name="ce150" style:family="table-cell" style:parent-style-name="Default">
      <style:map style:condition="cell-content()&lt;0" style:apply-style-name="Negative" style:base-cell-address="Februar.G37"/>
      <style:map style:condition="cell-content()&gt;0" style:apply-style-name="Positive" style:base-cell-address="Februar.G37"/>
    </style:style>
    <style:style style:name="ce151" style:family="table-cell" style:parent-style-name="Default" style:data-style-name="N112">
      <style:table-cell-properties style:cell-protect="protected" style:print-content="true"/>
      <style:text-properties style:font-name="Liberation Mono" fo:language="de" fo:country="DE"/>
      <style:map style:condition="cell-content()&lt;0" style:apply-style-name="Negative" style:base-cell-address="Februar.G37"/>
      <style:map style:condition="cell-content()&gt;0" style:apply-style-name="Positive" style:base-cell-address="Februar.G37"/>
    </style:style>
    <style:style style:name="ce152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J4]=[$Übersicht.$D$47]))" style:apply-style-name="Weekend" style:base-cell-address="Februar.A4"/>
      <style:map style:condition="is-true-formula(NOT(ISNA(MATCH([.$J4];[$Übersicht.$E$47:.$Z$47];0))))" style:apply-style-name="Free" style:base-cell-address="Februar.A4"/>
      <style:map style:condition="is-true-formula([.$J4]=[$Übersicht.$B$47])" style:apply-style-name="Overtime" style:base-cell-address="Februar.A4"/>
    </style:style>
    <style:style style:name="ce67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J4]=[$Übersicht.$D$47]))" style:apply-style-name="Weekend" style:base-cell-address="Februar.A4"/>
      <style:map style:condition="is-true-formula(NOT(ISNA(MATCH([.$J4];[$Übersicht.$E$47:.$Z$47];0))))" style:apply-style-name="Free" style:base-cell-address="Februar.A4"/>
      <style:map style:condition="is-true-formula([.$J4]=[$Übersicht.$B$47])" style:apply-style-name="Overtime" style:base-cell-address="Februar.A4"/>
    </style:style>
    <style:style style:name="ce154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März.A4"/>
      <style:map style:condition="is-true-formula(NOT(ISNA(MATCH([.$J4];[$Übersicht.$E$47:.$Z$47];0))))" style:apply-style-name="Free" style:base-cell-address="März.A4"/>
      <style:map style:condition="is-true-formula([.$J4]=$übersicht$b$47)" style:apply-style-name="Overtime" style:base-cell-address="März.A4"/>
    </style:style>
    <style:style style:name="ce155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März.A4"/>
      <style:map style:condition="is-true-formula(NOT(ISNA(MATCH([.$J4];[$Übersicht.$E$47:.$Z$47];0))))" style:apply-style-name="Free" style:base-cell-address="März.A4"/>
      <style:map style:condition="is-true-formula([.$J4]=$übersicht$b$47)" style:apply-style-name="Overtime" style:base-cell-address="März.A4"/>
    </style:style>
    <style:style style:name="ce70" style:family="table-cell" style:parent-style-name="Default">
      <style:table-cell-properties style:cell-protect="protected" style:print-content="true"/>
      <style:text-properties style:font-name="Arial" fo:language="de" fo:country="DE" fo:font-weight="bold" style:font-name-asian="Arial1" style:font-weight-asian="bold" style:font-name-complex="Arial1" style:font-weight-complex="bold"/>
    </style:style>
    <style:style style:name="ce157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J4]=[$Übersicht.$D$47]))" style:apply-style-name="Weekend" style:base-cell-address="März.A4"/>
      <style:map style:condition="is-true-formula(NOT(ISNA(MATCH([.$J4];[$Übersicht.$E$47:.$Z$47];0))))" style:apply-style-name="Free" style:base-cell-address="März.A4"/>
      <style:map style:condition="is-true-formula([.$J4]=$übersicht$b$47)" style:apply-style-name="Overtime" style:base-cell-address="März.A4"/>
    </style:style>
    <style:style style:name="ce158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März.A4"/>
      <style:map style:condition="is-true-formula(NOT(ISNA(MATCH([.$J4];[$Übersicht.$E$47:.$Z$47];0))))" style:apply-style-name="Free" style:base-cell-address="März.A4"/>
      <style:map style:condition="is-true-formula([.$J4]=$übersicht$b$47)" style:apply-style-name="Overtime" style:base-cell-address="März.A4"/>
    </style:style>
    <style:style style:name="ce159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März.A4"/>
      <style:map style:condition="is-true-formula(NOT(ISNA(MATCH([.$J4];[$Übersicht.$E$47:.$Z$47];0))))" style:apply-style-name="Free" style:base-cell-address="März.A4"/>
      <style:map style:condition="is-true-formula([.$J4]=$übersicht$b$47)" style:apply-style-name="Overtime" style:base-cell-address="März.A4"/>
    </style:style>
    <style:style style:name="ce160" style:family="table-cell" style:parent-style-name="Default" style:data-style-name="N112">
      <style:table-cell-properties style:cell-protect="protected" style:print-content="true" fo:background-color="transparent"/>
      <style:text-properties style:font-name="Liberation Mono" fo:language="de" fo:country="DE"/>
      <style:map style:condition="cell-content()&lt;0" style:apply-style-name="Negative" style:base-cell-address="März.G37"/>
      <style:map style:condition="cell-content()&gt;0" style:apply-style-name="Positive" style:base-cell-address="März.G37"/>
    </style:style>
    <style:style style:name="ce161" style:family="table-cell" style:parent-style-name="Default" style:data-style-name="N112">
      <style:table-cell-properties style:cell-protect="protected" style:print-content="true" fo:background-color="transparent"/>
      <style:text-properties style:use-window-font-color="true" style:font-name="Liberation Mono" fo:language="de" fo:country="DE" fo:font-weight="bold"/>
      <style:map style:condition="cell-content()&lt;0" style:apply-style-name="Negative" style:base-cell-address="März.G37"/>
      <style:map style:condition="cell-content()&gt;0" style:apply-style-name="Positive" style:base-cell-address="März.G37"/>
    </style:style>
    <style:style style:name="ce162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März.A4"/>
      <style:map style:condition="is-true-formula(NOT(ISNA(MATCH([.$J4];[$Übersicht.$E$47:.$Z$47];0))))" style:apply-style-name="Free" style:base-cell-address="März.A4"/>
      <style:map style:condition="is-true-formula([.$J4]=$übersicht$b$47)" style:apply-style-name="Overtime" style:base-cell-address="März.A4"/>
    </style:style>
    <style:style style:name="ce163" style:family="table-cell" style:parent-style-name="Default" style:data-style-name="N112">
      <style:table-cell-properties style:cell-protect="protected" style:print-content="true"/>
      <style:text-properties style:font-name="Liberation Mono" fo:language="de" fo:country="DE"/>
      <style:map style:condition="cell-content()&lt;0" style:apply-style-name="Negative" style:base-cell-address="März.G37"/>
      <style:map style:condition="cell-content()&gt;0" style:apply-style-name="Positive" style:base-cell-address="März.G37"/>
    </style:style>
    <style:style style:name="ce164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J4]=[$Übersicht.$D$47]))" style:apply-style-name="Weekend" style:base-cell-address="März.A4"/>
      <style:map style:condition="is-true-formula(NOT(ISNA(MATCH([.$J4];[$Übersicht.$E$47:.$Z$47];0))))" style:apply-style-name="Free" style:base-cell-address="März.A4"/>
      <style:map style:condition="is-true-formula([.$J4]=$übersicht$b$47)" style:apply-style-name="Overtime" style:base-cell-address="März.A4"/>
    </style:style>
    <style:style style:name="ce165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style:font-name-asian="Arial1" style:font-name-complex="Arial1" fo:hyphenate="true"/>
      <style:map style:condition="is-true-formula(OR([.$B4]=1; [.$B4]=7; [.$J4]=[$Übersicht.$D$47]))" style:apply-style-name="Weekend" style:base-cell-address="März.A4"/>
      <style:map style:condition="is-true-formula(NOT(ISNA(MATCH([.$J4];[$Übersicht.$E$47:.$Z$47];0))))" style:apply-style-name="Free" style:base-cell-address="März.A4"/>
      <style:map style:condition="is-true-formula([.$J4]=$übersicht$b$47)" style:apply-style-name="Overtime" style:base-cell-address="März.A4"/>
    </style:style>
    <style:style style:name="ce75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J4]=[$Übersicht.$D$47]))" style:apply-style-name="Weekend" style:base-cell-address="März.A4"/>
      <style:map style:condition="is-true-formula(NOT(ISNA(MATCH([.$J4];[$Übersicht.$E$47:.$Z$47];0))))" style:apply-style-name="Free" style:base-cell-address="März.A4"/>
      <style:map style:condition="is-true-formula([.$J4]=$übersicht$b$47)" style:apply-style-name="Overtime" style:base-cell-address="März.A4"/>
    </style:style>
    <style:style style:name="ce167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April.A4"/>
      <style:map style:condition="is-true-formula(NOT(ISNA(MATCH([.$J4];[$Übersicht.$E$47:.$Z$47];0))))" style:apply-style-name="Free" style:base-cell-address="April.A4"/>
      <style:map style:condition="is-true-formula([.$J4]=[$Übersicht.$B$47])" style:apply-style-name="Overtime" style:base-cell-address="April.A4"/>
    </style:style>
    <style:style style:name="ce168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April.A4"/>
      <style:map style:condition="is-true-formula(NOT(ISNA(MATCH([.$J4];[$Übersicht.$E$47:.$Z$47];0))))" style:apply-style-name="Free" style:base-cell-address="April.A4"/>
      <style:map style:condition="is-true-formula([.$J4]=[$Übersicht.$B$47])" style:apply-style-name="Overtime" style:base-cell-address="April.A4"/>
    </style:style>
    <style:style style:name="ce169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J4]=[$Übersicht.$D$47]))" style:apply-style-name="Weekend" style:base-cell-address="April.A4"/>
      <style:map style:condition="is-true-formula(NOT(ISNA(MATCH([.$J4];[$Übersicht.$E$47:.$Z$47];0))))" style:apply-style-name="Free" style:base-cell-address="April.A4"/>
      <style:map style:condition="is-true-formula([.$J4]=[$Übersicht.$B$47])" style:apply-style-name="Overtime" style:base-cell-address="April.A4"/>
    </style:style>
    <style:style style:name="ce170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April.A4"/>
      <style:map style:condition="is-true-formula(NOT(ISNA(MATCH([.$J4];[$Übersicht.$E$47:.$Z$47];0))))" style:apply-style-name="Free" style:base-cell-address="April.A4"/>
      <style:map style:condition="is-true-formula([.$J4]=[$Übersicht.$B$47])" style:apply-style-name="Overtime" style:base-cell-address="April.A4"/>
    </style:style>
    <style:style style:name="ce171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April.A4"/>
      <style:map style:condition="is-true-formula(NOT(ISNA(MATCH([.$J4];[$Übersicht.$E$47:.$Z$47];0))))" style:apply-style-name="Free" style:base-cell-address="April.A4"/>
      <style:map style:condition="is-true-formula([.$J4]=[$Übersicht.$B$47])" style:apply-style-name="Overtime" style:base-cell-address="April.A4"/>
    </style:style>
    <style:style style:name="ce172" style:family="table-cell" style:parent-style-name="Default" style:data-style-name="N112">
      <style:table-cell-properties style:cell-protect="protected" style:print-content="true" fo:background-color="transparent"/>
      <style:text-properties style:font-name="Liberation Mono" fo:language="de" fo:country="DE"/>
      <style:map style:condition="cell-content()&lt;0" style:apply-style-name="Negative" style:base-cell-address="April.G37"/>
      <style:map style:condition="cell-content()&gt;0" style:apply-style-name="Positive" style:base-cell-address="April.G37"/>
    </style:style>
    <style:style style:name="ce173" style:family="table-cell" style:parent-style-name="Default" style:data-style-name="N112">
      <style:table-cell-properties style:cell-protect="protected" style:print-content="true" fo:background-color="transparent"/>
      <style:text-properties style:use-window-font-color="true" style:font-name="Liberation Mono" fo:language="de" fo:country="DE" fo:font-weight="bold"/>
      <style:map style:condition="cell-content()&lt;0" style:apply-style-name="Negative" style:base-cell-address="April.G37"/>
      <style:map style:condition="cell-content()&gt;0" style:apply-style-name="Positive" style:base-cell-address="April.G37"/>
    </style:style>
    <style:style style:name="ce174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April.A4"/>
      <style:map style:condition="is-true-formula(NOT(ISNA(MATCH([.$J4];[$Übersicht.$E$47:.$Z$47];0))))" style:apply-style-name="Free" style:base-cell-address="April.A4"/>
      <style:map style:condition="is-true-formula([.$J4]=[$Übersicht.$B$47])" style:apply-style-name="Overtime" style:base-cell-address="April.A4"/>
    </style:style>
    <style:style style:name="ce175" style:family="table-cell" style:parent-style-name="Default">
      <style:map style:condition="cell-content()&lt;0" style:apply-style-name="Negative" style:base-cell-address="April.G37"/>
      <style:map style:condition="cell-content()&gt;0" style:apply-style-name="Positive" style:base-cell-address="April.G37"/>
    </style:style>
    <style:style style:name="ce176" style:family="table-cell" style:parent-style-name="Default" style:data-style-name="N112">
      <style:table-cell-properties style:cell-protect="protected" style:print-content="true"/>
      <style:text-properties style:font-name="Liberation Mono" fo:language="de" fo:country="DE"/>
      <style:map style:condition="cell-content()&lt;0" style:apply-style-name="Negative" style:base-cell-address="April.G37"/>
      <style:map style:condition="cell-content()&gt;0" style:apply-style-name="Positive" style:base-cell-address="April.G37"/>
    </style:style>
    <style:style style:name="ce177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style:font-name-asian="Arial1" style:font-name-complex="Arial1" fo:hyphenate="true"/>
      <style:map style:condition="is-true-formula(OR([.$B4]=1; [.$B4]=7; [.$J4]=[$Übersicht.$D$47]))" style:apply-style-name="Weekend" style:base-cell-address="April.A4"/>
      <style:map style:condition="is-true-formula(NOT(ISNA(MATCH([.$J4];[$Übersicht.$E$47:.$Z$47];0))))" style:apply-style-name="Free" style:base-cell-address="April.A4"/>
      <style:map style:condition="is-true-formula([.$J4]=[$Übersicht.$B$47])" style:apply-style-name="Overtime" style:base-cell-address="April.A4"/>
    </style:style>
    <style:style style:name="ce178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J4]=[$Übersicht.$D$47]))" style:apply-style-name="Weekend" style:base-cell-address="April.A4"/>
      <style:map style:condition="is-true-formula(NOT(ISNA(MATCH([.$J4];[$Übersicht.$E$47:.$Z$47];0))))" style:apply-style-name="Free" style:base-cell-address="April.A4"/>
      <style:map style:condition="is-true-formula([.$J4]=[$Übersicht.$B$47])" style:apply-style-name="Overtime" style:base-cell-address="April.A4"/>
    </style:style>
    <style:style style:name="ce82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J4]=[$Übersicht.$D$47]))" style:apply-style-name="Weekend" style:base-cell-address="April.A4"/>
      <style:map style:condition="is-true-formula(NOT(ISNA(MATCH([.$J4];[$Übersicht.$E$47:.$Z$47];0))))" style:apply-style-name="Free" style:base-cell-address="April.A4"/>
      <style:map style:condition="is-true-formula([.$J4]=[$Übersicht.$B$47])" style:apply-style-name="Overtime" style:base-cell-address="April.A4"/>
    </style:style>
    <style:style style:name="ce180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Mai.A4"/>
      <style:map style:condition="is-true-formula(NOT(ISNA(MATCH([.$J4];[$Übersicht.$E$47:.$Z$47];0))))" style:apply-style-name="Free" style:base-cell-address="Mai.A4"/>
      <style:map style:condition="is-true-formula([.$J4]=[$Übersicht.$B$47])" style:apply-style-name="Overtime" style:base-cell-address="Mai.A4"/>
    </style:style>
    <style:style style:name="ce181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Mai.A4"/>
      <style:map style:condition="is-true-formula(NOT(ISNA(MATCH([.$J4];[$Übersicht.$E$47:.$Z$47];0))))" style:apply-style-name="Free" style:base-cell-address="Mai.A4"/>
      <style:map style:condition="is-true-formula([.$J4]=[$Übersicht.$B$47])" style:apply-style-name="Overtime" style:base-cell-address="Mai.A4"/>
    </style:style>
    <style:style style:name="ce182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J4]=[$Übersicht.$D$47]))" style:apply-style-name="Weekend" style:base-cell-address="Mai.A4"/>
      <style:map style:condition="is-true-formula(NOT(ISNA(MATCH([.$J4];[$Übersicht.$E$47:.$Z$47];0))))" style:apply-style-name="Free" style:base-cell-address="Mai.A4"/>
      <style:map style:condition="is-true-formula([.$J4]=[$Übersicht.$B$47])" style:apply-style-name="Overtime" style:base-cell-address="Mai.A4"/>
    </style:style>
    <style:style style:name="ce183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Mai.A4"/>
      <style:map style:condition="is-true-formula(NOT(ISNA(MATCH([.$J4];[$Übersicht.$E$47:.$Z$47];0))))" style:apply-style-name="Free" style:base-cell-address="Mai.A4"/>
      <style:map style:condition="is-true-formula([.$J4]=[$Übersicht.$B$47])" style:apply-style-name="Overtime" style:base-cell-address="Mai.A4"/>
    </style:style>
    <style:style style:name="ce184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Mai.A4"/>
      <style:map style:condition="is-true-formula(NOT(ISNA(MATCH([.$J4];[$Übersicht.$E$47:.$Z$47];0))))" style:apply-style-name="Free" style:base-cell-address="Mai.A4"/>
      <style:map style:condition="is-true-formula([.$J4]=[$Übersicht.$B$47])" style:apply-style-name="Overtime" style:base-cell-address="Mai.A4"/>
    </style:style>
    <style:style style:name="ce185" style:family="table-cell" style:parent-style-name="Default" style:data-style-name="N112">
      <style:table-cell-properties style:cell-protect="protected" style:print-content="true" fo:background-color="transparent"/>
      <style:text-properties style:font-name="Liberation Mono" fo:language="de" fo:country="DE"/>
      <style:map style:condition="cell-content()&lt;0" style:apply-style-name="Negative" style:base-cell-address="Mai.G37"/>
      <style:map style:condition="cell-content()&gt;0" style:apply-style-name="Positive" style:base-cell-address="Mai.G37"/>
    </style:style>
    <style:style style:name="ce186" style:family="table-cell" style:parent-style-name="Default" style:data-style-name="N112">
      <style:table-cell-properties style:cell-protect="protected" style:print-content="true" fo:background-color="transparent"/>
      <style:text-properties style:use-window-font-color="true" style:font-name="Liberation Mono" fo:language="de" fo:country="DE" fo:font-weight="bold"/>
      <style:map style:condition="cell-content()&lt;0" style:apply-style-name="Negative" style:base-cell-address="Mai.G37"/>
      <style:map style:condition="cell-content()&gt;0" style:apply-style-name="Positive" style:base-cell-address="Mai.G37"/>
    </style:style>
    <style:style style:name="ce187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Mai.A4"/>
      <style:map style:condition="is-true-formula(NOT(ISNA(MATCH([.$J4];[$Übersicht.$E$47:.$Z$47];0))))" style:apply-style-name="Free" style:base-cell-address="Mai.A4"/>
      <style:map style:condition="is-true-formula([.$J4]=[$Übersicht.$B$47])" style:apply-style-name="Overtime" style:base-cell-address="Mai.A4"/>
    </style:style>
    <style:style style:name="ce188" style:family="table-cell" style:parent-style-name="Default" style:data-style-name="N112">
      <style:table-cell-properties style:cell-protect="protected" style:print-content="true"/>
      <style:text-properties style:font-name="Liberation Mono" fo:language="de" fo:country="DE"/>
      <style:map style:condition="cell-content()&lt;0" style:apply-style-name="Negative" style:base-cell-address="Mai.G37"/>
      <style:map style:condition="cell-content()&gt;0" style:apply-style-name="Positive" style:base-cell-address="Mai.G37"/>
    </style:style>
    <style:style style:name="ce189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style:font-name-asian="Arial1" style:font-name-complex="Arial1" fo:hyphenate="true"/>
      <style:map style:condition="is-true-formula(OR([.$B4]=1; [.$B4]=7; [.$J4]=[$Übersicht.$D$47]))" style:apply-style-name="Weekend" style:base-cell-address="Mai.A4"/>
      <style:map style:condition="is-true-formula(NOT(ISNA(MATCH([.$J4];[$Übersicht.$E$47:.$Z$47];0))))" style:apply-style-name="Free" style:base-cell-address="Mai.A4"/>
      <style:map style:condition="is-true-formula([.$J4]=[$Übersicht.$B$47])" style:apply-style-name="Overtime" style:base-cell-address="Mai.A4"/>
    </style:style>
    <style:style style:name="ce191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J4]=[$Übersicht.$D$47]))" style:apply-style-name="Weekend" style:base-cell-address="Mai.A4"/>
      <style:map style:condition="is-true-formula(NOT(ISNA(MATCH([.$J4];[$Übersicht.$E$47:.$Z$47];0))))" style:apply-style-name="Free" style:base-cell-address="Mai.A4"/>
      <style:map style:condition="is-true-formula([.$J4]=[$Übersicht.$B$47])" style:apply-style-name="Overtime" style:base-cell-address="Mai.A4"/>
    </style:style>
    <style:style style:name="ce90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J4]=[$Übersicht.$D$47]))" style:apply-style-name="Weekend" style:base-cell-address="Mai.A4"/>
      <style:map style:condition="is-true-formula(NOT(ISNA(MATCH([.$J4];[$Übersicht.$E$47:.$Z$47];0))))" style:apply-style-name="Free" style:base-cell-address="Mai.A4"/>
      <style:map style:condition="is-true-formula([.$J4]=[$Übersicht.$B$47])" style:apply-style-name="Overtime" style:base-cell-address="Mai.A4"/>
    </style:style>
    <style:style style:name="ce193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Juni.A4"/>
      <style:map style:condition="is-true-formula(NOT(ISNA(MATCH([.$J4];[$Übersicht.$E$47:.$Z$47];0))))" style:apply-style-name="Free" style:base-cell-address="Juni.A4"/>
      <style:map style:condition="is-true-formula([.$J4]=[$Übersicht.$B$47])" style:apply-style-name="Overtime" style:base-cell-address="Juni.A4"/>
    </style:style>
    <style:style style:name="ce194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Juni.A4"/>
      <style:map style:condition="is-true-formula(NOT(ISNA(MATCH([.$J4];[$Übersicht.$E$47:.$Z$47];0))))" style:apply-style-name="Free" style:base-cell-address="Juni.A4"/>
      <style:map style:condition="is-true-formula([.$J4]=[$Übersicht.$B$47])" style:apply-style-name="Overtime" style:base-cell-address="Juni.A4"/>
    </style:style>
    <style:style style:name="ce190" style:family="table-cell" style:parent-style-name="Default">
      <style:table-cell-properties style:cell-protect="protected" style:print-content="true" fo:background-color="transparent"/>
      <style:text-properties style:use-window-font-color="true" fo:language="de" fo:country="DE" fo:font-weight="bold"/>
    </style:style>
    <style:style style:name="ce196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J4]=[$Übersicht.$D$47]))" style:apply-style-name="Weekend" style:base-cell-address="Juni.A4"/>
      <style:map style:condition="is-true-formula(NOT(ISNA(MATCH([.$J4];[$Übersicht.$E$47:.$Z$47];0))))" style:apply-style-name="Free" style:base-cell-address="Juni.A4"/>
      <style:map style:condition="is-true-formula([.$J4]=[$Übersicht.$B$47])" style:apply-style-name="Overtime" style:base-cell-address="Juni.A4"/>
    </style:style>
    <style:style style:name="ce197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Juni.A4"/>
      <style:map style:condition="is-true-formula(NOT(ISNA(MATCH([.$J4];[$Übersicht.$E$47:.$Z$47];0))))" style:apply-style-name="Free" style:base-cell-address="Juni.A4"/>
      <style:map style:condition="is-true-formula([.$J4]=[$Übersicht.$B$47])" style:apply-style-name="Overtime" style:base-cell-address="Juni.A4"/>
    </style:style>
    <style:style style:name="ce198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Juni.A4"/>
      <style:map style:condition="is-true-formula(NOT(ISNA(MATCH([.$J4];[$Übersicht.$E$47:.$Z$47];0))))" style:apply-style-name="Free" style:base-cell-address="Juni.A4"/>
      <style:map style:condition="is-true-formula([.$J4]=[$Übersicht.$B$47])" style:apply-style-name="Overtime" style:base-cell-address="Juni.A4"/>
    </style:style>
    <style:style style:name="ce199" style:family="table-cell" style:parent-style-name="Default" style:data-style-name="N112">
      <style:table-cell-properties style:cell-protect="protected" style:print-content="true" fo:background-color="transparent"/>
      <style:text-properties style:font-name="Liberation Mono" fo:language="de" fo:country="DE"/>
      <style:map style:condition="cell-content()&lt;0" style:apply-style-name="Negative" style:base-cell-address="Juni.G37"/>
      <style:map style:condition="cell-content()&gt;0" style:apply-style-name="Positive" style:base-cell-address="Juni.G37"/>
    </style:style>
    <style:style style:name="ce200" style:family="table-cell" style:parent-style-name="Default" style:data-style-name="N112">
      <style:table-cell-properties style:cell-protect="protected" style:print-content="true" fo:background-color="transparent"/>
      <style:text-properties style:use-window-font-color="true" style:font-name="Liberation Mono" fo:language="de" fo:country="DE" fo:font-weight="bold"/>
      <style:map style:condition="cell-content()&lt;0" style:apply-style-name="Negative" style:base-cell-address="Juni.G37"/>
      <style:map style:condition="cell-content()&gt;0" style:apply-style-name="Positive" style:base-cell-address="Juni.G37"/>
    </style:style>
    <style:style style:name="ce201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Juni.A4"/>
      <style:map style:condition="is-true-formula(NOT(ISNA(MATCH([.$J4];[$Übersicht.$E$47:.$Z$47];0))))" style:apply-style-name="Free" style:base-cell-address="Juni.A4"/>
      <style:map style:condition="is-true-formula([.$J4]=[$Übersicht.$B$47])" style:apply-style-name="Overtime" style:base-cell-address="Juni.A4"/>
    </style:style>
    <style:style style:name="ce202" style:family="table-cell" style:parent-style-name="Default">
      <style:map style:condition="cell-content()&lt;0" style:apply-style-name="Negative" style:base-cell-address="Juni.G37"/>
      <style:map style:condition="cell-content()&gt;0" style:apply-style-name="Positive" style:base-cell-address="Juni.G37"/>
    </style:style>
    <style:style style:name="ce203" style:family="table-cell" style:parent-style-name="Default" style:data-style-name="N112">
      <style:table-cell-properties style:cell-protect="protected" style:print-content="true"/>
      <style:text-properties style:font-name="Liberation Mono" fo:language="de" fo:country="DE"/>
      <style:map style:condition="cell-content()&lt;0" style:apply-style-name="Negative" style:base-cell-address="Juni.G37"/>
      <style:map style:condition="cell-content()&gt;0" style:apply-style-name="Positive" style:base-cell-address="Juni.G37"/>
    </style:style>
    <style:style style:name="ce204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J4]=[$Übersicht.$D$47]))" style:apply-style-name="Weekend" style:base-cell-address="Juni.A4"/>
      <style:map style:condition="is-true-formula(NOT(ISNA(MATCH([.$J4];[$Übersicht.$E$47:.$Z$47];0))))" style:apply-style-name="Free" style:base-cell-address="Juni.A4"/>
      <style:map style:condition="is-true-formula([.$J4]=[$Übersicht.$B$47])" style:apply-style-name="Overtime" style:base-cell-address="Juni.A4"/>
    </style:style>
    <style:style style:name="ce97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J4]=[$Übersicht.$D$47]))" style:apply-style-name="Weekend" style:base-cell-address="Juni.A4"/>
      <style:map style:condition="is-true-formula(NOT(ISNA(MATCH([.$J4];[$Übersicht.$E$47:.$Z$47];0))))" style:apply-style-name="Free" style:base-cell-address="Juni.A4"/>
      <style:map style:condition="is-true-formula([.$J4]=[$Übersicht.$B$47])" style:apply-style-name="Overtime" style:base-cell-address="Juni.A4"/>
    </style:style>
    <style:style style:name="ce206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Juli.A4"/>
      <style:map style:condition="is-true-formula(NOT(ISNA(MATCH([.$J4];[$Übersicht.$E$47:.$Z$47];0))))" style:apply-style-name="Free" style:base-cell-address="Juli.A4"/>
      <style:map style:condition="is-true-formula([.$J4]=[$Übersicht.$B$47])" style:apply-style-name="Overtime" style:base-cell-address="Juli.A4"/>
    </style:style>
    <style:style style:name="ce207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Juli.A4"/>
      <style:map style:condition="is-true-formula(NOT(ISNA(MATCH([.$J4];[$Übersicht.$E$47:.$Z$47];0))))" style:apply-style-name="Free" style:base-cell-address="Juli.A4"/>
      <style:map style:condition="is-true-formula([.$J4]=[$Übersicht.$B$47])" style:apply-style-name="Overtime" style:base-cell-address="Juli.A4"/>
    </style:style>
    <style:style style:name="ce208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J4]=[$Übersicht.$D$47]))" style:apply-style-name="Weekend" style:base-cell-address="Juli.A4"/>
      <style:map style:condition="is-true-formula(NOT(ISNA(MATCH([.$J4];[$Übersicht.$E$47:.$Z$47];0))))" style:apply-style-name="Free" style:base-cell-address="Juli.A4"/>
      <style:map style:condition="is-true-formula([.$J4]=[$Übersicht.$B$47])" style:apply-style-name="Overtime" style:base-cell-address="Juli.A4"/>
    </style:style>
    <style:style style:name="ce209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Juli.A4"/>
      <style:map style:condition="is-true-formula(NOT(ISNA(MATCH([.$J4];[$Übersicht.$E$47:.$Z$47];0))))" style:apply-style-name="Free" style:base-cell-address="Juli.A4"/>
      <style:map style:condition="is-true-formula([.$J4]=[$Übersicht.$B$47])" style:apply-style-name="Overtime" style:base-cell-address="Juli.A4"/>
    </style:style>
    <style:style style:name="ce210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Juli.A4"/>
      <style:map style:condition="is-true-formula(NOT(ISNA(MATCH([.$J4];[$Übersicht.$E$47:.$Z$47];0))))" style:apply-style-name="Free" style:base-cell-address="Juli.A4"/>
      <style:map style:condition="is-true-formula([.$J4]=[$Übersicht.$B$47])" style:apply-style-name="Overtime" style:base-cell-address="Juli.A4"/>
    </style:style>
    <style:style style:name="ce211" style:family="table-cell" style:parent-style-name="Default" style:data-style-name="N112">
      <style:table-cell-properties style:cell-protect="protected" style:print-content="true" fo:background-color="transparent"/>
      <style:text-properties style:font-name="Liberation Mono" fo:language="de" fo:country="DE"/>
      <style:map style:condition="cell-content()&lt;0" style:apply-style-name="Negative" style:base-cell-address="Juli.G37"/>
      <style:map style:condition="cell-content()&gt;0" style:apply-style-name="Positive" style:base-cell-address="Juli.G37"/>
    </style:style>
    <style:style style:name="ce212" style:family="table-cell" style:parent-style-name="Default" style:data-style-name="N112">
      <style:table-cell-properties style:cell-protect="protected" style:print-content="true" fo:background-color="transparent"/>
      <style:text-properties style:use-window-font-color="true" style:font-name="Liberation Mono" fo:language="de" fo:country="DE" fo:font-weight="bold"/>
      <style:map style:condition="cell-content()&lt;0" style:apply-style-name="Negative" style:base-cell-address="Juli.G37"/>
      <style:map style:condition="cell-content()&gt;0" style:apply-style-name="Positive" style:base-cell-address="Juli.G37"/>
    </style:style>
    <style:style style:name="ce213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Juli.A4"/>
      <style:map style:condition="is-true-formula(NOT(ISNA(MATCH([.$J4];[$Übersicht.$E$47:.$Z$47];0))))" style:apply-style-name="Free" style:base-cell-address="Juli.A4"/>
      <style:map style:condition="is-true-formula([.$J4]=[$Übersicht.$B$47])" style:apply-style-name="Overtime" style:base-cell-address="Juli.A4"/>
    </style:style>
    <style:style style:name="ce214" style:family="table-cell" style:parent-style-name="Default" style:data-style-name="N112">
      <style:table-cell-properties style:cell-protect="protected" style:print-content="true"/>
      <style:text-properties style:font-name="Liberation Mono" fo:language="de" fo:country="DE"/>
      <style:map style:condition="cell-content()&lt;0" style:apply-style-name="Negative" style:base-cell-address="Juli.G37"/>
      <style:map style:condition="cell-content()&gt;0" style:apply-style-name="Positive" style:base-cell-address="Juli.G37"/>
    </style:style>
    <style:style style:name="ce215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J4]=[$Übersicht.$D$47]))" style:apply-style-name="Weekend" style:base-cell-address="Juli.A4"/>
      <style:map style:condition="is-true-formula(NOT(ISNA(MATCH([.$J4];[$Übersicht.$E$47:.$Z$47];0))))" style:apply-style-name="Free" style:base-cell-address="Juli.A4"/>
      <style:map style:condition="is-true-formula([.$J4]=[$Übersicht.$B$47])" style:apply-style-name="Overtime" style:base-cell-address="Juli.A4"/>
    </style:style>
    <style:style style:name="ce104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J4]=[$Übersicht.$D$47]))" style:apply-style-name="Weekend" style:base-cell-address="Juli.A4"/>
      <style:map style:condition="is-true-formula(NOT(ISNA(MATCH([.$J4];[$Übersicht.$E$47:.$Z$47];0))))" style:apply-style-name="Free" style:base-cell-address="Juli.A4"/>
      <style:map style:condition="is-true-formula([.$J4]=[$Übersicht.$B$47])" style:apply-style-name="Overtime" style:base-cell-address="Juli.A4"/>
    </style:style>
    <style:style style:name="ce217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August.A4"/>
      <style:map style:condition="is-true-formula(NOT(ISNA(MATCH([.$J4];[$Übersicht.$E$47:.$Z$47];0))))" style:apply-style-name="Free" style:base-cell-address="August.A4"/>
      <style:map style:condition="is-true-formula([.$J4]=[$Übersicht.$B$47])" style:apply-style-name="Overtime" style:base-cell-address="August.A4"/>
    </style:style>
    <style:style style:name="ce40" style:family="table-cell" style:parent-style-name="Default" style:data-style-name="N10100">
      <style:table-cell-properties style:cell-protect="protected" style:print-content="true" fo:background-color="transparent"/>
      <style:text-properties fo:color="#dc2300" fo:language="de" fo:country="DE" fo:font-weight="bold"/>
    </style:style>
    <style:style style:name="ce220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August.A4"/>
      <style:map style:condition="is-true-formula(NOT(ISNA(MATCH([.$J4];[$Übersicht.$E$47:.$Z$47];0))))" style:apply-style-name="Free" style:base-cell-address="August.A4"/>
      <style:map style:condition="is-true-formula([.$J4]=[$Übersicht.$B$47])" style:apply-style-name="Overtime" style:base-cell-address="August.A4"/>
    </style:style>
    <style:style style:name="ce221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J4]=[$Übersicht.$D$47]))" style:apply-style-name="Weekend" style:base-cell-address="August.A4"/>
      <style:map style:condition="is-true-formula(NOT(ISNA(MATCH([.$J4];[$Übersicht.$E$47:.$Z$47];0))))" style:apply-style-name="Free" style:base-cell-address="August.A4"/>
      <style:map style:condition="is-true-formula([.$J4]=[$Übersicht.$B$47])" style:apply-style-name="Overtime" style:base-cell-address="August.A4"/>
    </style:style>
    <style:style style:name="ce222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August.A4"/>
      <style:map style:condition="is-true-formula(NOT(ISNA(MATCH([.$J4];[$Übersicht.$E$47:.$Z$47];0))))" style:apply-style-name="Free" style:base-cell-address="August.A4"/>
      <style:map style:condition="is-true-formula([.$J4]=[$Übersicht.$B$47])" style:apply-style-name="Overtime" style:base-cell-address="August.A4"/>
    </style:style>
    <style:style style:name="ce223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August.A4"/>
      <style:map style:condition="is-true-formula(NOT(ISNA(MATCH([.$J4];[$Übersicht.$E$47:.$Z$47];0))))" style:apply-style-name="Free" style:base-cell-address="August.A4"/>
      <style:map style:condition="is-true-formula([.$J4]=[$Übersicht.$B$47])" style:apply-style-name="Overtime" style:base-cell-address="August.A4"/>
    </style:style>
    <style:style style:name="ce224" style:family="table-cell" style:parent-style-name="Default" style:data-style-name="N112">
      <style:table-cell-properties style:cell-protect="protected" style:print-content="true" fo:background-color="transparent"/>
      <style:text-properties style:font-name="Liberation Mono" fo:language="de" fo:country="DE"/>
      <style:map style:condition="cell-content()&lt;0" style:apply-style-name="Negative" style:base-cell-address="August.G37"/>
      <style:map style:condition="cell-content()&gt;0" style:apply-style-name="Positive" style:base-cell-address="August.G37"/>
    </style:style>
    <style:style style:name="ce219" style:family="table-cell" style:parent-style-name="Default" style:data-style-name="N112">
      <style:table-cell-properties style:cell-protect="protected" style:print-content="true" fo:background-color="transparent"/>
      <style:text-properties fo:color="#dc2300" style:font-name="Liberation Mono" fo:language="de" fo:country="DE" fo:font-weight="bold"/>
      <style:map style:condition="cell-content()&lt;0" style:apply-style-name="Negative" style:base-cell-address="August.G37"/>
      <style:map style:condition="cell-content()&gt;0" style:apply-style-name="Positive" style:base-cell-address="August.G37"/>
    </style:style>
    <style:style style:name="ce226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August.A4"/>
      <style:map style:condition="is-true-formula(NOT(ISNA(MATCH([.$J4];[$Übersicht.$E$47:.$Z$47];0))))" style:apply-style-name="Free" style:base-cell-address="August.A4"/>
      <style:map style:condition="is-true-formula([.$J4]=[$Übersicht.$B$47])" style:apply-style-name="Overtime" style:base-cell-address="August.A4"/>
    </style:style>
    <style:style style:name="ce227" style:family="table-cell" style:parent-style-name="Default" style:data-style-name="N112">
      <style:table-cell-properties style:cell-protect="protected" style:print-content="true"/>
      <style:text-properties style:font-name="Liberation Mono" fo:language="de" fo:country="DE"/>
      <style:map style:condition="cell-content()&lt;0" style:apply-style-name="Negative" style:base-cell-address="August.G37"/>
      <style:map style:condition="cell-content()&gt;0" style:apply-style-name="Positive" style:base-cell-address="August.G37"/>
    </style:style>
    <style:style style:name="ce228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J4]=[$Übersicht.$D$47]))" style:apply-style-name="Weekend" style:base-cell-address="August.A4"/>
      <style:map style:condition="is-true-formula(NOT(ISNA(MATCH([.$J4];[$Übersicht.$E$47:.$Z$47];0))))" style:apply-style-name="Free" style:base-cell-address="August.A4"/>
      <style:map style:condition="is-true-formula([.$J4]=[$Übersicht.$B$47])" style:apply-style-name="Overtime" style:base-cell-address="August.A4"/>
    </style:style>
    <style:style style:name="ce229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J4]=[$Übersicht.$D$47]))" style:apply-style-name="Weekend" style:base-cell-address="August.A4"/>
      <style:map style:condition="is-true-formula(NOT(ISNA(MATCH([.$J4];[$Übersicht.$E$47:.$Z$47];0))))" style:apply-style-name="Free" style:base-cell-address="August.A4"/>
      <style:map style:condition="is-true-formula([.$J4]=[$Übersicht.$B$47])" style:apply-style-name="Overtime" style:base-cell-address="August.A4"/>
    </style:style>
    <style:style style:name="ce231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September.A4"/>
      <style:map style:condition="is-true-formula(NOT(ISNA(MATCH([.$J4];[$Übersicht.$E$47:.$Z$47];0))))" style:apply-style-name="Free" style:base-cell-address="September.A4"/>
      <style:map style:condition="is-true-formula([.$J4]=[$Übersicht.$B$47])" style:apply-style-name="Overtime" style:base-cell-address="September.A4"/>
    </style:style>
    <style:style style:name="ce232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September.A4"/>
      <style:map style:condition="is-true-formula(NOT(ISNA(MATCH([.$J4];[$Übersicht.$E$47:.$Z$47];0))))" style:apply-style-name="Free" style:base-cell-address="September.A4"/>
      <style:map style:condition="is-true-formula([.$J4]=[$Übersicht.$B$47])" style:apply-style-name="Overtime" style:base-cell-address="September.A4"/>
    </style:style>
    <style:style style:name="ce233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J4]=[$Übersicht.$D$47]))" style:apply-style-name="Weekend" style:base-cell-address="September.A4"/>
      <style:map style:condition="is-true-formula(NOT(ISNA(MATCH([.$J4];[$Übersicht.$E$47:.$Z$47];0))))" style:apply-style-name="Free" style:base-cell-address="September.A4"/>
      <style:map style:condition="is-true-formula([.$J4]=[$Übersicht.$B$47])" style:apply-style-name="Overtime" style:base-cell-address="September.A4"/>
    </style:style>
    <style:style style:name="ce234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September.A4"/>
      <style:map style:condition="is-true-formula(NOT(ISNA(MATCH([.$J4];[$Übersicht.$E$47:.$Z$47];0))))" style:apply-style-name="Free" style:base-cell-address="September.A4"/>
      <style:map style:condition="is-true-formula([.$J4]=[$Übersicht.$B$47])" style:apply-style-name="Overtime" style:base-cell-address="September.A4"/>
    </style:style>
    <style:style style:name="ce235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September.A4"/>
      <style:map style:condition="is-true-formula(NOT(ISNA(MATCH([.$J4];[$Übersicht.$E$47:.$Z$47];0))))" style:apply-style-name="Free" style:base-cell-address="September.A4"/>
      <style:map style:condition="is-true-formula([.$J4]=[$Übersicht.$B$47])" style:apply-style-name="Overtime" style:base-cell-address="September.A4"/>
    </style:style>
    <style:style style:name="ce236" style:family="table-cell" style:parent-style-name="Default" style:data-style-name="N112">
      <style:table-cell-properties style:cell-protect="protected" style:print-content="true" fo:background-color="transparent"/>
      <style:text-properties style:font-name="Liberation Mono" fo:language="de" fo:country="DE"/>
      <style:map style:condition="cell-content()&lt;0" style:apply-style-name="Negative" style:base-cell-address="September.G37"/>
      <style:map style:condition="cell-content()&gt;0" style:apply-style-name="Positive" style:base-cell-address="September.G37"/>
    </style:style>
    <style:style style:name="ce237" style:family="table-cell" style:parent-style-name="Default" style:data-style-name="N112">
      <style:table-cell-properties style:cell-protect="protected" style:print-content="true" fo:background-color="transparent"/>
      <style:text-properties style:use-window-font-color="true" style:font-name="Liberation Mono" fo:language="de" fo:country="DE" fo:font-weight="bold"/>
      <style:map style:condition="cell-content()&lt;0" style:apply-style-name="Negative" style:base-cell-address="September.G37"/>
      <style:map style:condition="cell-content()&gt;0" style:apply-style-name="Positive" style:base-cell-address="September.G37"/>
    </style:style>
    <style:style style:name="ce238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September.A4"/>
      <style:map style:condition="is-true-formula(NOT(ISNA(MATCH([.$J4];[$Übersicht.$E$47:.$Z$47];0))))" style:apply-style-name="Free" style:base-cell-address="September.A4"/>
      <style:map style:condition="is-true-formula([.$J4]=[$Übersicht.$B$47])" style:apply-style-name="Overtime" style:base-cell-address="September.A4"/>
    </style:style>
    <style:style style:name="ce239" style:family="table-cell" style:parent-style-name="Default">
      <style:map style:condition="cell-content()&lt;0" style:apply-style-name="Negative" style:base-cell-address="September.G37"/>
      <style:map style:condition="cell-content()&gt;0" style:apply-style-name="Positive" style:base-cell-address="September.G37"/>
    </style:style>
    <style:style style:name="ce240" style:family="table-cell" style:parent-style-name="Default" style:data-style-name="N112">
      <style:table-cell-properties style:cell-protect="protected" style:print-content="true"/>
      <style:text-properties style:font-name="Liberation Mono" fo:language="de" fo:country="DE"/>
      <style:map style:condition="cell-content()&lt;0" style:apply-style-name="Negative" style:base-cell-address="September.G37"/>
      <style:map style:condition="cell-content()&gt;0" style:apply-style-name="Positive" style:base-cell-address="September.G37"/>
    </style:style>
    <style:style style:name="ce241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J4]=[$Übersicht.$D$47]))" style:apply-style-name="Weekend" style:base-cell-address="September.A4"/>
      <style:map style:condition="is-true-formula(NOT(ISNA(MATCH([.$J4];[$Übersicht.$E$47:.$Z$47];0))))" style:apply-style-name="Free" style:base-cell-address="September.A4"/>
      <style:map style:condition="is-true-formula([.$J4]=[$Übersicht.$B$47])" style:apply-style-name="Overtime" style:base-cell-address="September.A4"/>
    </style:style>
    <style:style style:name="ce242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J4]=[$Übersicht.$D$47]))" style:apply-style-name="Weekend" style:base-cell-address="September.A4"/>
      <style:map style:condition="is-true-formula(NOT(ISNA(MATCH([.$J4];[$Übersicht.$E$47:.$Z$47];0))))" style:apply-style-name="Free" style:base-cell-address="September.A4"/>
      <style:map style:condition="is-true-formula([.$J4]=[$Übersicht.$B$47])" style:apply-style-name="Overtime" style:base-cell-address="September.A4"/>
    </style:style>
    <style:style style:name="ce243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Oktober.A4"/>
      <style:map style:condition="is-true-formula(NOT(ISNA(MATCH([.$J4];[$Übersicht.$E$47:.$Z$47];0))))" style:apply-style-name="Free" style:base-cell-address="Oktober.A4"/>
      <style:map style:condition="is-true-formula([.$J4]=[$Übersicht.$B$47])" style:apply-style-name="Overtime" style:base-cell-address="Oktober.A4"/>
    </style:style>
    <style:style style:name="ce244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Oktober.A4"/>
      <style:map style:condition="is-true-formula(NOT(ISNA(MATCH([.$J4];[$Übersicht.$E$47:.$Z$47];0))))" style:apply-style-name="Free" style:base-cell-address="Oktober.A4"/>
      <style:map style:condition="is-true-formula([.$J4]=[$Übersicht.$B$47])" style:apply-style-name="Overtime" style:base-cell-address="Oktober.A4"/>
    </style:style>
    <style:style style:name="ce245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J4]=[$Übersicht.$D$47]))" style:apply-style-name="Weekend" style:base-cell-address="Oktober.A4"/>
      <style:map style:condition="is-true-formula(NOT(ISNA(MATCH([.$J4];[$Übersicht.$E$47:.$Z$47];0))))" style:apply-style-name="Free" style:base-cell-address="Oktober.A4"/>
      <style:map style:condition="is-true-formula([.$J4]=[$Übersicht.$B$47])" style:apply-style-name="Overtime" style:base-cell-address="Oktober.A4"/>
    </style:style>
    <style:style style:name="ce246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Oktober.A4"/>
      <style:map style:condition="is-true-formula(NOT(ISNA(MATCH([.$J4];[$Übersicht.$E$47:.$Z$47];0))))" style:apply-style-name="Free" style:base-cell-address="Oktober.A4"/>
      <style:map style:condition="is-true-formula([.$J4]=[$Übersicht.$B$47])" style:apply-style-name="Overtime" style:base-cell-address="Oktober.A4"/>
    </style:style>
    <style:style style:name="ce247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Oktober.A4"/>
      <style:map style:condition="is-true-formula(NOT(ISNA(MATCH([.$J4];[$Übersicht.$E$47:.$Z$47];0))))" style:apply-style-name="Free" style:base-cell-address="Oktober.A4"/>
      <style:map style:condition="is-true-formula([.$J4]=[$Übersicht.$B$47])" style:apply-style-name="Overtime" style:base-cell-address="Oktober.A4"/>
    </style:style>
    <style:style style:name="ce248" style:family="table-cell" style:parent-style-name="Default" style:data-style-name="N112">
      <style:table-cell-properties style:cell-protect="protected" style:print-content="true" fo:background-color="transparent"/>
      <style:text-properties style:font-name="Liberation Mono" fo:language="de" fo:country="DE"/>
      <style:map style:condition="cell-content()&lt;0" style:apply-style-name="Negative" style:base-cell-address="Oktober.G37"/>
      <style:map style:condition="cell-content()&gt;0" style:apply-style-name="Positive" style:base-cell-address="Oktober.G37"/>
    </style:style>
    <style:style style:name="ce249" style:family="table-cell" style:parent-style-name="Default" style:data-style-name="N112">
      <style:table-cell-properties style:cell-protect="protected" style:print-content="true" fo:background-color="transparent"/>
      <style:text-properties style:use-window-font-color="true" style:font-name="Liberation Mono" fo:language="de" fo:country="DE" fo:font-weight="bold"/>
      <style:map style:condition="cell-content()&lt;0" style:apply-style-name="Negative" style:base-cell-address="Oktober.G37"/>
      <style:map style:condition="cell-content()&gt;0" style:apply-style-name="Positive" style:base-cell-address="Oktober.G37"/>
    </style:style>
    <style:style style:name="ce250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Oktober.A4"/>
      <style:map style:condition="is-true-formula(NOT(ISNA(MATCH([.$J4];[$Übersicht.$E$47:.$Z$47];0))))" style:apply-style-name="Free" style:base-cell-address="Oktober.A4"/>
      <style:map style:condition="is-true-formula([.$J4]=[$Übersicht.$B$47])" style:apply-style-name="Overtime" style:base-cell-address="Oktober.A4"/>
    </style:style>
    <style:style style:name="ce251" style:family="table-cell" style:parent-style-name="Default" style:data-style-name="N112">
      <style:table-cell-properties style:cell-protect="protected" style:print-content="true"/>
      <style:text-properties style:font-name="Liberation Mono" fo:language="de" fo:country="DE"/>
      <style:map style:condition="cell-content()&lt;0" style:apply-style-name="Negative" style:base-cell-address="Oktober.G37"/>
      <style:map style:condition="cell-content()&gt;0" style:apply-style-name="Positive" style:base-cell-address="Oktober.G37"/>
    </style:style>
    <style:style style:name="ce252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J4]=[$Übersicht.$D$47]))" style:apply-style-name="Weekend" style:base-cell-address="Oktober.A4"/>
      <style:map style:condition="is-true-formula(NOT(ISNA(MATCH([.$J4];[$Übersicht.$E$47:.$Z$47];0))))" style:apply-style-name="Free" style:base-cell-address="Oktober.A4"/>
      <style:map style:condition="is-true-formula([.$J4]=[$Übersicht.$B$47])" style:apply-style-name="Overtime" style:base-cell-address="Oktober.A4"/>
    </style:style>
    <style:style style:name="ce253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style:font-name-asian="Arial1" style:font-name-complex="Arial1" fo:hyphenate="true"/>
      <style:map style:condition="is-true-formula(OR([.$B4]=1; [.$B4]=7; [.$J4]=[$Übersicht.$D$47]))" style:apply-style-name="Weekend" style:base-cell-address="Oktober.A4"/>
      <style:map style:condition="is-true-formula(NOT(ISNA(MATCH([.$J4];[$Übersicht.$E$47:.$Z$47];0))))" style:apply-style-name="Free" style:base-cell-address="Oktober.A4"/>
      <style:map style:condition="is-true-formula([.$J4]=[$Übersicht.$B$47])" style:apply-style-name="Overtime" style:base-cell-address="Oktober.A4"/>
    </style:style>
    <style:style style:name="ce254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J4]=[$Übersicht.$D$47]))" style:apply-style-name="Weekend" style:base-cell-address="Oktober.A4"/>
      <style:map style:condition="is-true-formula(NOT(ISNA(MATCH([.$J4];[$Übersicht.$E$47:.$Z$47];0))))" style:apply-style-name="Free" style:base-cell-address="Oktober.A4"/>
      <style:map style:condition="is-true-formula([.$J4]=[$Übersicht.$B$47])" style:apply-style-name="Overtime" style:base-cell-address="Oktober.A4"/>
    </style:style>
    <style:style style:name="ce255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November.A4"/>
      <style:map style:condition="is-true-formula(NOT(ISNA(MATCH([.$J4];[$Übersicht.$E$47:.$Z$47];0))))" style:apply-style-name="Free" style:base-cell-address="November.A4"/>
      <style:map style:condition="is-true-formula([.$J4]=[$Übersicht.$B$47])" style:apply-style-name="Overtime" style:base-cell-address="November.A4"/>
    </style:style>
    <style:style style:name="ce256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November.A4"/>
      <style:map style:condition="is-true-formula(NOT(ISNA(MATCH([.$J4];[$Übersicht.$E$47:.$Z$47];0))))" style:apply-style-name="Free" style:base-cell-address="November.A4"/>
      <style:map style:condition="is-true-formula([.$J4]=[$Übersicht.$B$47])" style:apply-style-name="Overtime" style:base-cell-address="November.A4"/>
    </style:style>
    <style:style style:name="ce257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J4]=[$Übersicht.$D$47]))" style:apply-style-name="Weekend" style:base-cell-address="November.A4"/>
      <style:map style:condition="is-true-formula(NOT(ISNA(MATCH([.$J4];[$Übersicht.$E$47:.$Z$47];0))))" style:apply-style-name="Free" style:base-cell-address="November.A4"/>
      <style:map style:condition="is-true-formula([.$J4]=[$Übersicht.$B$47])" style:apply-style-name="Overtime" style:base-cell-address="November.A4"/>
    </style:style>
    <style:style style:name="ce258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November.A4"/>
      <style:map style:condition="is-true-formula(NOT(ISNA(MATCH([.$J4];[$Übersicht.$E$47:.$Z$47];0))))" style:apply-style-name="Free" style:base-cell-address="November.A4"/>
      <style:map style:condition="is-true-formula([.$J4]=[$Übersicht.$B$47])" style:apply-style-name="Overtime" style:base-cell-address="November.A4"/>
    </style:style>
    <style:style style:name="ce259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November.A4"/>
      <style:map style:condition="is-true-formula(NOT(ISNA(MATCH([.$J4];[$Übersicht.$E$47:.$Z$47];0))))" style:apply-style-name="Free" style:base-cell-address="November.A4"/>
      <style:map style:condition="is-true-formula([.$J4]=[$Übersicht.$B$47])" style:apply-style-name="Overtime" style:base-cell-address="November.A4"/>
    </style:style>
    <style:style style:name="ce260" style:family="table-cell" style:parent-style-name="Default" style:data-style-name="N112">
      <style:table-cell-properties style:cell-protect="protected" style:print-content="true" fo:background-color="transparent"/>
      <style:text-properties style:font-name="Liberation Mono" fo:language="de" fo:country="DE"/>
      <style:map style:condition="cell-content()&lt;0" style:apply-style-name="Negative" style:base-cell-address="November.G37"/>
      <style:map style:condition="cell-content()&gt;0" style:apply-style-name="Positive" style:base-cell-address="November.G37"/>
    </style:style>
    <style:style style:name="ce261" style:family="table-cell" style:parent-style-name="Default" style:data-style-name="N112">
      <style:table-cell-properties style:cell-protect="protected" style:print-content="true" fo:background-color="transparent"/>
      <style:text-properties style:use-window-font-color="true" style:font-name="Liberation Mono" fo:language="de" fo:country="DE" fo:font-weight="bold"/>
      <style:map style:condition="cell-content()&lt;0" style:apply-style-name="Negative" style:base-cell-address="November.G37"/>
      <style:map style:condition="cell-content()&gt;0" style:apply-style-name="Positive" style:base-cell-address="November.G37"/>
    </style:style>
    <style:style style:name="ce262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November.A4"/>
      <style:map style:condition="is-true-formula(NOT(ISNA(MATCH([.$J4];[$Übersicht.$E$47:.$Z$47];0))))" style:apply-style-name="Free" style:base-cell-address="November.A4"/>
      <style:map style:condition="is-true-formula([.$J4]=[$Übersicht.$B$47])" style:apply-style-name="Overtime" style:base-cell-address="November.A4"/>
    </style:style>
    <style:style style:name="ce263" style:family="table-cell" style:parent-style-name="Default">
      <style:map style:condition="cell-content()&lt;0" style:apply-style-name="Negative" style:base-cell-address="November.G37"/>
      <style:map style:condition="cell-content()&gt;0" style:apply-style-name="Positive" style:base-cell-address="November.G37"/>
    </style:style>
    <style:style style:name="ce264" style:family="table-cell" style:parent-style-name="Default" style:data-style-name="N112">
      <style:table-cell-properties style:cell-protect="protected" style:print-content="true"/>
      <style:text-properties style:font-name="Liberation Mono" fo:language="de" fo:country="DE"/>
      <style:map style:condition="cell-content()&lt;0" style:apply-style-name="Negative" style:base-cell-address="November.G37"/>
      <style:map style:condition="cell-content()&gt;0" style:apply-style-name="Positive" style:base-cell-address="November.G37"/>
    </style:style>
    <style:style style:name="ce265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style:font-name-asian="Arial1" style:font-name-complex="Arial1" fo:hyphenate="true"/>
      <style:map style:condition="is-true-formula(OR([.$B4]=1; [.$B4]=7; [.$J4]=[$Übersicht.$D$47]))" style:apply-style-name="Weekend" style:base-cell-address="November.A4"/>
      <style:map style:condition="is-true-formula(NOT(ISNA(MATCH([.$J4];[$Übersicht.$E$47:.$Z$47];0))))" style:apply-style-name="Free" style:base-cell-address="November.A4"/>
      <style:map style:condition="is-true-formula([.$J4]=[$Übersicht.$B$47])" style:apply-style-name="Overtime" style:base-cell-address="November.A4"/>
    </style:style>
    <style:style style:name="ce266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J4]=[$Übersicht.$D$47]))" style:apply-style-name="Weekend" style:base-cell-address="November.A4"/>
      <style:map style:condition="is-true-formula(NOT(ISNA(MATCH([.$J4];[$Übersicht.$E$47:.$Z$47];0))))" style:apply-style-name="Free" style:base-cell-address="November.A4"/>
      <style:map style:condition="is-true-formula([.$J4]=[$Übersicht.$B$47])" style:apply-style-name="Overtime" style:base-cell-address="November.A4"/>
    </style:style>
    <style:style style:name="ce267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J4]=[$Übersicht.$D$47]))" style:apply-style-name="Weekend" style:base-cell-address="November.A4"/>
      <style:map style:condition="is-true-formula(NOT(ISNA(MATCH([.$J4];[$Übersicht.$E$47:.$Z$47];0))))" style:apply-style-name="Free" style:base-cell-address="November.A4"/>
      <style:map style:condition="is-true-formula([.$J4]=[$Übersicht.$B$47])" style:apply-style-name="Overtime" style:base-cell-address="November.A4"/>
    </style:style>
    <style:style style:name="ce268" style:family="table-cell" style:parent-style-name="Default" style:data-style-name="N10037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Dezember.A4"/>
      <style:map style:condition="is-true-formula(NOT(ISNA(MATCH([.$J4];[$Übersicht.$E$47:.$Z$47];0))))" style:apply-style-name="Free" style:base-cell-address="Dezember.A4"/>
      <style:map style:condition="is-true-formula([.$J4]=[$Übersicht.$B$47])" style:apply-style-name="Overtime" style:base-cell-address="Dezember.A4"/>
    </style:style>
    <style:style style:name="ce269" style:family="table-cell" style:parent-style-name="Default" style:data-style-name="N10108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Dezember.A4"/>
      <style:map style:condition="is-true-formula(NOT(ISNA(MATCH([.$J4];[$Übersicht.$E$47:.$Z$47];0))))" style:apply-style-name="Free" style:base-cell-address="Dezember.A4"/>
      <style:map style:condition="is-true-formula([.$J4]=[$Übersicht.$B$47])" style:apply-style-name="Overtime" style:base-cell-address="Dezember.A4"/>
    </style:style>
    <style:style style:name="ce270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language="de" fo:country="DE"/>
      <style:map style:condition="is-true-formula(OR([.$B4]=1; [.$B4]=7; [.$J4]=[$Übersicht.$D$47]))" style:apply-style-name="Weekend" style:base-cell-address="Dezember.A4"/>
      <style:map style:condition="is-true-formula(NOT(ISNA(MATCH([.$J4];[$Übersicht.$E$47:.$Z$47];0))))" style:apply-style-name="Free" style:base-cell-address="Dezember.A4"/>
      <style:map style:condition="is-true-formula([.$J4]=[$Übersicht.$B$47])" style:apply-style-name="Overtime" style:base-cell-address="Dezember.A4"/>
    </style:style>
    <style:style style:name="ce271" style:family="table-cell" style:parent-style-name="Default" style:data-style-name="N112">
      <style:table-cell-properties style:cell-protect="none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Dezember.A4"/>
      <style:map style:condition="is-true-formula(NOT(ISNA(MATCH([.$J4];[$Übersicht.$E$47:.$Z$47];0))))" style:apply-style-name="Free" style:base-cell-address="Dezember.A4"/>
      <style:map style:condition="is-true-formula([.$J4]=[$Übersicht.$B$47])" style:apply-style-name="Overtime" style:base-cell-address="Dezember.A4"/>
    </style:style>
    <style:style style:name="ce272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Dezember.A4"/>
      <style:map style:condition="is-true-formula(NOT(ISNA(MATCH([.$J4];[$Übersicht.$E$47:.$Z$47];0))))" style:apply-style-name="Free" style:base-cell-address="Dezember.A4"/>
      <style:map style:condition="is-true-formula([.$J4]=[$Übersicht.$B$47])" style:apply-style-name="Overtime" style:base-cell-address="Dezember.A4"/>
    </style:style>
    <style:style style:name="ce273" style:family="table-cell" style:parent-style-name="Default" style:data-style-name="N112">
      <style:table-cell-properties style:cell-protect="protected" style:print-content="true" fo:background-color="transparent"/>
      <style:text-properties style:font-name="Liberation Mono" fo:language="de" fo:country="DE"/>
      <style:map style:condition="cell-content()&lt;0" style:apply-style-name="Negative" style:base-cell-address="Dezember.G37"/>
      <style:map style:condition="cell-content()&gt;0" style:apply-style-name="Positive" style:base-cell-address="Dezember.G37"/>
    </style:style>
    <style:style style:name="ce274" style:family="table-cell" style:parent-style-name="Default" style:data-style-name="N112">
      <style:table-cell-properties style:cell-protect="protected" style:print-content="true" fo:background-color="transparent"/>
      <style:text-properties style:use-window-font-color="true" style:font-name="Liberation Mono" fo:language="de" fo:country="DE" fo:font-weight="bold"/>
      <style:map style:condition="cell-content()&lt;0" style:apply-style-name="Negative" style:base-cell-address="Dezember.G37"/>
      <style:map style:condition="cell-content()&gt;0" style:apply-style-name="Positive" style:base-cell-address="Dezember.G37"/>
    </style:style>
    <style:style style:name="ce275" style:family="table-cell" style:parent-style-name="Default" style:data-style-name="N112">
      <style:table-cell-properties style:cell-protect="protected" style:print-content="true" fo:background-color="transparent" fo:border="0.06pt solid #000000" style:vertical-align="middle"/>
      <style:text-properties style:font-name="Liberation Mono" fo:font-size="10pt" fo:language="de" fo:country="DE"/>
      <style:map style:condition="is-true-formula(OR([.$B4]=1; [.$B4]=7; [.$J4]=[$Übersicht.$D$47]))" style:apply-style-name="Weekend" style:base-cell-address="Dezember.A4"/>
      <style:map style:condition="is-true-formula(NOT(ISNA(MATCH([.$J4];[$Übersicht.$E$47:.$Z$47];0))))" style:apply-style-name="Free" style:base-cell-address="Dezember.A4"/>
      <style:map style:condition="is-true-formula([.$J4]=[$Übersicht.$B$47])" style:apply-style-name="Overtime" style:base-cell-address="Dezember.A4"/>
    </style:style>
    <style:style style:name="ce276" style:family="table-cell" style:parent-style-name="Default" style:data-style-name="N112">
      <style:table-cell-properties style:cell-protect="protected" style:print-content="true"/>
      <style:text-properties style:font-name="Liberation Mono" fo:language="de" fo:country="DE"/>
      <style:map style:condition="cell-content()&lt;0" style:apply-style-name="Negative" style:base-cell-address="Dezember.G37"/>
      <style:map style:condition="cell-content()&gt;0" style:apply-style-name="Positive" style:base-cell-address="Dezember.G37"/>
    </style:style>
    <style:style style:name="ce277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fo:hyphenate="true"/>
      <style:map style:condition="is-true-formula(OR([.$B4]=1; [.$B4]=7; [.$J4]=[$Übersicht.$D$47]))" style:apply-style-name="Weekend" style:base-cell-address="Dezember.A4"/>
      <style:map style:condition="is-true-formula(NOT(ISNA(MATCH([.$J4];[$Übersicht.$E$47:.$Z$47];0))))" style:apply-style-name="Free" style:base-cell-address="Dezember.A4"/>
      <style:map style:condition="is-true-formula([.$J4]=[$Übersicht.$B$47])" style:apply-style-name="Overtime" style:base-cell-address="Dezember.A4"/>
    </style:style>
    <style:style style:name="ce278" style:family="table-cell" style:parent-style-name="Default">
      <style:table-cell-properties style:cell-protect="none" style:print-content="true" fo:background-color="transparent" fo:wrap-option="wrap" fo:border="0.06pt solid #000000"/>
      <style:text-properties style:font-name="Liberation Mono" fo:font-size="8pt" fo:language="de" fo:country="DE" style:font-name-asian="Arial1" style:font-name-complex="Arial1" fo:hyphenate="true"/>
      <style:map style:condition="is-true-formula(OR([.$B4]=1; [.$B4]=7; [.$J4]=[$Übersicht.$D$47]))" style:apply-style-name="Weekend" style:base-cell-address="Dezember.A4"/>
      <style:map style:condition="is-true-formula(NOT(ISNA(MATCH([.$J4];[$Übersicht.$E$47:.$Z$47];0))))" style:apply-style-name="Free" style:base-cell-address="Dezember.A4"/>
      <style:map style:condition="is-true-formula([.$J4]=[$Übersicht.$B$47])" style:apply-style-name="Overtime" style:base-cell-address="Dezember.A4"/>
    </style:style>
    <style:style style:name="ce279" style:family="table-cell" style:parent-style-name="Default" style:data-style-name="N10100">
      <style:table-cell-properties style:cell-protect="none" style:print-content="true" fo:border="0.06pt solid #000000" style:vertical-align="middle"/>
      <style:text-properties style:font-name="Liberation Mono" fo:font-size="8pt" fo:language="de" fo:country="DE" style:font-size-asian="8pt" style:font-size-complex="8pt"/>
      <style:map style:condition="is-true-formula(OR([.$B4]=1; [.$B4]=7; [.$J4]=[$Übersicht.$D$47]))" style:apply-style-name="Weekend" style:base-cell-address="Dezember.A4"/>
      <style:map style:condition="is-true-formula(NOT(ISNA(MATCH([.$J4];[$Übersicht.$E$47:.$Z$47];0))))" style:apply-style-name="Free" style:base-cell-address="Dezember.A4"/>
      <style:map style:condition="is-true-formula([.$J4]=[$Übersicht.$B$47])" style:apply-style-name="Overtime" style:base-cell-address="Dezember.A4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[$Übersicht.$B$47:.$Z$47])" table:allow-empty-cell="true" table:display-list="sort-ascending" table:base-cell-address="Januar.J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2" table:condition="of:cell-content-is-in-list([$Übersicht.$B$47:.$Z$47])" table:allow-empty-cell="true" table:display-list="sort-ascending" table:base-cell-address="Februar.J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3" table:condition="of:cell-content-is-in-list([$Übersicht.$B$47:.$Z$47])" table:allow-empty-cell="true" table:display-list="sort-ascending" table:base-cell-address="März.J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4" table:condition="of:cell-content-is-in-list([$Übersicht.$B$47:.$Z$47])" table:allow-empty-cell="true" table:display-list="sort-ascending" table:base-cell-address="April.J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5" table:condition="of:cell-content-is-in-list([$Übersicht.$B$47:.$Z$47])" table:allow-empty-cell="true" table:display-list="sort-ascending" table:base-cell-address="Mai.J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6" table:condition="of:cell-content-is-in-list([$Übersicht.$B$47:.$Z$47])" table:allow-empty-cell="true" table:display-list="sort-ascending" table:base-cell-address="Juni.J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  <table:content-validation table:name="val7" table:condition="of:cell-content-is-in-list([$Übersicht.$B$47:.$Z$47])" table:allow-empty-cell="true" table:display-list="sort-ascending" table:base-cell-address="Juli.J4">
          <table:help-message table:title="Wähle aus der Liste" table:display="true"/>
          <table:error-message table:message-type="stop" table:title="Ungültiger Wert" table:display="true">
            <text:p>Wähle einen gültigen Wert aus der Liste</text:p>
          </table:error-message>
        </table:content-validation>
      </table:content-validations>
      <table:table table:name="Übersicht" table:style-name="ta1" table:protected="true" table:print="false">
        <loext:table-protection loext:select-unprotected-cells="tru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013" table:default-cell-style-name="ce3"/>
        <table:table-row table:style-name="ro1">
          <table:table-cell table:style-name="ce1" office:value-type="string" calcext:value-type="string">
            <text:p>Mitarbeiter</text:p>
          </table:table-cell>
          <table:table-cell table:style-name="ce1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hr</text:p>
          </table:table-cell>
          <table:table-cell table:style-name="ce12" office:value-type="float" office:value="2019" calcext:value-type="float">
            <text:p>20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chenstundensoll</text:p>
          </table:table-cell>
          <table:table-cell table:style-name="ce13" office:value-type="time" office:time-value="PT40H00M00S" calcext:value-type="time">
            <text:p>40: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beitstage/Woche</text:p>
          </table:table-cell>
          <table:table-cell table:style-name="ce14" office:value-type="float" office:value="5" calcext:value-type="float">
            <text:p>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Übertrag Stunden</text:p>
          </table:table-cell>
          <table:table-cell table:style-name="ce13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rlaubstage</text:p>
          </table:table-cell>
          <table:table-cell table:style-name="ce15" office:value-type="float" office:value="30" calcext:value-type="float">
            <text:p>30.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Übertrag Urlaub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rbeitstunden/Tag</text:p>
          </table:table-cell>
          <table:table-cell table:style-name="ce13" table:formula="of:=[.B3]/[.B4]" office:value-type="time" office:time-value="PT08H00M00S" calcext:value-type="time">
            <text:p>08:00</text:p>
          </table:table-cell>
          <table:table-cell table:style-name="ce24" table:number-columns-repeated="5"/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Resturlaub</text:p>
          </table:table-cell>
          <table:table-cell table:style-name="ce16" table:formula="of:=[.B6]+[.B7]-[.D26]" office:value-type="float" office:value="30" calcext:value-type="float">
            <text:p>30</text:p>
          </table:table-cell>
          <table:table-cell table:style-name="ce24" table:number-columns-repeated="5"/>
          <table:table-cell table:number-columns-repeated="1017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2">
          <table:table-cell table:style-name="ce4" office:value-type="string" calcext:value-type="string">
            <text:p>Monat</text:p>
          </table:table-cell>
          <table:table-cell table:style-name="ce4" office:value-type="string" calcext:value-type="string">
            <text:p>Tage/Monat</text:p>
          </table:table-cell>
          <table:table-cell table:style-name="ce25" office:value-type="string" calcext:value-type="string">
            <text:p>Arbeitstage/Monat</text:p>
          </table:table-cell>
          <table:table-cell table:style-name="ce25" office:value-type="string" calcext:value-type="string">
            <text:p>genommener Urlaub</text:p>
          </table:table-cell>
          <table:table-cell table:style-name="ce25" office:value-type="string" calcext:value-type="string">
            <text:p>Krankheit</text:p>
          </table:table-cell>
          <table:table-cell table:style-name="ce25" office:value-type="string" calcext:value-type="string">
            <text:p>Berufsschule</text:p>
          </table:table-cell>
          <table:table-cell table:style-name="ce25" office:value-type="string" calcext:value-type="string">
            <text:p>tats. gearbeitete Tage</text:p>
          </table:table-cell>
          <table:table-cell table:style-name="ce4" office:value-type="string" calcext:value-type="string">
            <text:p>Arbeitsstunden</text:p>
          </table:table-cell>
          <table:table-cell table:style-name="ce4" office:value-type="string" calcext:value-type="string">
            <text:p>Stundensoll</text:p>
          </table:table-cell>
          <table:table-cell table:style-name="ce4" office:value-type="string" calcext:value-type="string">
            <text:p>Stundenbilanz / Monat</text:p>
          </table:table-cell>
          <table:table-cell table:style-name="ce4" office:value-type="string" calcext:value-type="string">
            <text:p>Stundenbilanz / Jahr</text:p>
          </table:table-cell>
          <table:table-cell table:style-name="ce34"/>
          <table:table-cell table:number-columns-repeated="1012"/>
        </table:table-row>
        <table:table-row table:style-name="ro1">
          <table:table-cell table:number-columns-repeated="7"/>
          <table:table-cell table:style-name="ce30" table:number-columns-repeated="4"/>
          <table:table-cell table:number-columns-repeated="1013"/>
        </table:table-row>
        <table:table-row table:style-name="ro1">
          <table:table-cell table:style-name="ce5" table:formula="of:=[$Januar.J1]" office:value-type="date" office:date-value="2019-01-01" calcext:value-type="date">
            <text:p>Januar 2019</text:p>
          </table:table-cell>
          <table:table-cell table:formula="of:=[Januar.B47]" office:value-type="float" office:value="31" calcext:value-type="float">
            <text:p>31</text:p>
          </table:table-cell>
          <table:table-cell table:formula="of:=NETWORKDAYS([Januar.A4];[Januar.A34];[.B30:.B45])" office:value-type="float" office:value="22" calcext:value-type="float">
            <text:p>22</text:p>
          </table:table-cell>
          <table:table-cell table:style-name="ce26" table:number-matrix-columns-spanned="1" table:number-matrix-rows-spanned="1" table:formula="of:=SUM( (NOT([Januar.B4:Januar.B34]=1)* NOT([Januar.B4:Januar.B34]=7))*([Januar.J4:Januar.J34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Januar.B4:Januar.B34]=1)* NOT([Januar.B4:Januar.B34]=7))*([Januar.J4:Januar.J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(NOT([Januar.B4:Januar.B34]=1)* NOT([Januar.B4:Januar.B34]=7))*([Januar.J4:Januar.J34]=[.F47]))" office:value-type="float" office:value="0" calcext:value-type="float">
            <text:p>0</text:p>
          </table:table-cell>
          <table:table-cell table:style-name="ce26" table:formula="of:=[.C13]-([.D13]+[.E13]+[.F13])" office:value-type="float" office:value="22" calcext:value-type="float">
            <text:p>22</text:p>
          </table:table-cell>
          <table:table-cell table:style-name="ce31" table:formula="of:=[Januar.G36]+[.$B$5]" office:value-type="time" office:time-value="PT00H00M00S" calcext:value-type="time">
            <text:p>00:00</text:p>
          </table:table-cell>
          <table:table-cell table:style-name="ce31" table:formula="of:=[.G13]*[.$B$8]" office:value-type="time" office:time-value="PT176H00M00S" calcext:value-type="time">
            <text:p>176:00</text:p>
          </table:table-cell>
          <table:table-cell table:style-name="ce32" table:formula="of:=[.H13]-[.I13]" office:value-type="time" office:time-value="-PT176H00M00S" calcext:value-type="time">
            <text:p>-176:00</text:p>
          </table:table-cell>
          <table:table-cell table:style-name="ce31" table:formula="of:=[.J13]" office:value-type="time" office:time-value="-PT176H00M00S" calcext:value-type="time">
            <text:p>-176:00</text:p>
          </table:table-cell>
          <table:table-cell table:number-columns-repeated="1013"/>
        </table:table-row>
        <table:table-row table:style-name="ro1">
          <table:table-cell table:style-name="ce5" table:formula="of:=[$Februar.J1]" office:value-type="date" office:date-value="2019-02-01" calcext:value-type="date">
            <text:p>Februar 2019</text:p>
          </table:table-cell>
          <table:table-cell table:formula="of:=[Februar.B47]" office:value-type="float" office:value="28" calcext:value-type="float">
            <text:p>28</text:p>
          </table:table-cell>
          <table:table-cell table:formula="of:=IF(ORG.OPENOFFICE.ISLEAPYEAR([Februar.A4]); NETWORKDAYS([Februar.A4];#REF!;[.B30:.B45]); NETWORKDAYS([Februar.A4];[Februar.A31];[.B30:.B45]))" office:value-type="float" office:value="20" calcext:value-type="float">
            <text:p>20</text:p>
          </table:table-cell>
          <table:table-cell table:style-name="ce26" table:number-matrix-columns-spanned="1" table:number-matrix-rows-spanned="1" table:formula="of:=IF(ORG.OPENOFFICE.ISLEAPYEAR([Februar.A4]); SUM( (NOT([Februar.B4:Februar.B31]=1)* NOT([Februar.B4:Februar.B31]=7))*([Februar.J4:Februar.J31]=[.E47])); SUM( (NOT([Februar.B4:Februar.B31]=1)* NOT([Februar.B4:Februar.B31]=7))*([Februar.J4:Februar.J31]=[.E47])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IF(ORG.OPENOFFICE.ISLEAPYEAR([Februar.A4]); SUM( (NOT([Februar.B4:Februar.B31]=1)* NOT([Februar.B4:Februar.B31]=7))*([Februar.J4:Februar.J31]=[.G47])); SUM( (NOT([Februar.B4:Februar.B31]=1)* NOT([Februar.B4:Februar.B31]=7))*([Februar.J4:Februar.J31]=[.G47])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IF(ORG.OPENOFFICE.ISLEAPYEAR([Februar.A4]); SUM( (NOT([Februar.B4:Februar.B31]=1)* NOT([Februar.B4:Februar.B31]=7))*([Februar.J4:Februar.J31]=[.F47])); SUM( (NOT([Februar.B4:Februar.B31]=1)* NOT([Februar.B4:Februar.B31]=7))*([Februar.J4:Februar.J31]=[.F47])))" office:value-type="float" office:value="0" calcext:value-type="float">
            <text:p>0</text:p>
          </table:table-cell>
          <table:table-cell table:style-name="ce26" table:formula="of:=[.C14]-([.D14]+[.E14]+[.F14])" office:value-type="float" office:value="20" calcext:value-type="float">
            <text:p>20</text:p>
          </table:table-cell>
          <table:table-cell table:style-name="ce31" table:formula="of:=[Februar.G36]" office:value-type="time" office:time-value="PT00H00M00S" calcext:value-type="time">
            <text:p>00:00</text:p>
          </table:table-cell>
          <table:table-cell table:style-name="ce31" table:formula="of:=[.G14]*[.$B$8]" office:value-type="time" office:time-value="PT160H00M00S" calcext:value-type="time">
            <text:p>160:00</text:p>
          </table:table-cell>
          <table:table-cell table:style-name="ce31" table:formula="of:=[.H14]-[.I14]" office:value-type="time" office:time-value="-PT160H00M00S" calcext:value-type="time">
            <text:p>-160:00</text:p>
          </table:table-cell>
          <table:table-cell table:style-name="ce31" table:formula="of:=[.K13]+[.J14]" office:value-type="time" office:time-value="-PT336H00M00S" calcext:value-type="time">
            <text:p>-336:00</text:p>
          </table:table-cell>
          <table:table-cell table:number-columns-repeated="1013"/>
        </table:table-row>
        <table:table-row table:style-name="ro1">
          <table:table-cell table:style-name="ce5" table:formula="of:=[$März.J1]" office:value-type="date" office:date-value="2019-03-01" calcext:value-type="date">
            <text:p>März 2019</text:p>
          </table:table-cell>
          <table:table-cell table:formula="of:=[März.B47]" office:value-type="float" office:value="31" calcext:value-type="float">
            <text:p>31</text:p>
          </table:table-cell>
          <table:table-cell table:formula="of:=NETWORKDAYS([März.A4];[März.A34];[.B30:.B45])" office:value-type="float" office:value="21" calcext:value-type="float">
            <text:p>21</text:p>
          </table:table-cell>
          <table:table-cell table:style-name="ce26" table:number-matrix-columns-spanned="1" table:number-matrix-rows-spanned="1" table:formula="of:=SUM( (NOT([März.B4:März.B33]=1)* NOT([März.B4:März.B33]=7))*([März.J4:März.J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März.B4:März.B33]=1)* NOT([März.B4:März.B33]=7))*([März.J4:März.J33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März.B4:März.B33]=1)* NOT([März.B4:März.B33]=7))*([März.J4:März.J33]=[.F47]))" office:value-type="float" office:value="0" calcext:value-type="float">
            <text:p>0</text:p>
          </table:table-cell>
          <table:table-cell table:style-name="ce26" table:formula="of:=[.C15]-([.D15]+[.E15]+[.F15])" office:value-type="float" office:value="21" calcext:value-type="float">
            <text:p>21</text:p>
          </table:table-cell>
          <table:table-cell table:style-name="ce31" table:formula="of:=[März.G36]" office:value-type="time" office:time-value="PT00H00M00S" calcext:value-type="time">
            <text:p>00:00</text:p>
          </table:table-cell>
          <table:table-cell table:style-name="ce31" table:formula="of:=[.G15]*[.$B$8]" office:value-type="time" office:time-value="PT168H00M00S" calcext:value-type="time">
            <text:p>168:00</text:p>
          </table:table-cell>
          <table:table-cell table:style-name="ce31" table:formula="of:=[.H15]-[.I15]" office:value-type="time" office:time-value="-PT168H00M00S" calcext:value-type="time">
            <text:p>-168:00</text:p>
          </table:table-cell>
          <table:table-cell table:style-name="ce31" table:formula="of:=[.K14]+[.J15]" office:value-type="time" office:time-value="-PT504H00M00S" calcext:value-type="time">
            <text:p>-504:00</text:p>
          </table:table-cell>
          <table:table-cell table:number-columns-repeated="1013"/>
        </table:table-row>
        <table:table-row table:style-name="ro1">
          <table:table-cell table:style-name="ce5" table:formula="of:=[$April.J1]" office:value-type="date" office:date-value="2019-04-01" calcext:value-type="date">
            <text:p>April 2019</text:p>
          </table:table-cell>
          <table:table-cell table:formula="of:=[April.B47]" office:value-type="float" office:value="30" calcext:value-type="float">
            <text:p>30</text:p>
          </table:table-cell>
          <table:table-cell table:formula="of:=NETWORKDAYS([April.A4];[April.A33];[.B30:.B45])" office:value-type="float" office:value="20" calcext:value-type="float">
            <text:p>20</text:p>
          </table:table-cell>
          <table:table-cell table:style-name="ce26" table:number-matrix-columns-spanned="1" table:number-matrix-rows-spanned="1" table:formula="of:=SUM( (NOT([April.B4:April.B33]=1)* NOT([April.B4:April.B33]=7))*([April.J4:April.J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April.B4:April.B33]=1)* NOT([April.B4:April.B33]=7))*([April.J4:April.J33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April.B4:April.B33]=1)* NOT([April.B4:April.B33]=7))*([April.J4:April.J33]=[.F47]))" office:value-type="float" office:value="0" calcext:value-type="float">
            <text:p>0</text:p>
          </table:table-cell>
          <table:table-cell table:style-name="ce26" table:formula="of:=[.C16]-([.D16]+[.E16]+[.F16])" office:value-type="float" office:value="20" calcext:value-type="float">
            <text:p>20</text:p>
          </table:table-cell>
          <table:table-cell table:style-name="ce31" table:formula="of:=[April.G36]" office:value-type="time" office:time-value="PT00H00M00S" calcext:value-type="time">
            <text:p>00:00</text:p>
          </table:table-cell>
          <table:table-cell table:style-name="ce31" table:formula="of:=[.G16]*[.$B$8]" office:value-type="time" office:time-value="PT160H00M00S" calcext:value-type="time">
            <text:p>160:00</text:p>
          </table:table-cell>
          <table:table-cell table:style-name="ce31" table:formula="of:=[.H16]-[.I16]" office:value-type="time" office:time-value="-PT160H00M00S" calcext:value-type="time">
            <text:p>-160:00</text:p>
          </table:table-cell>
          <table:table-cell table:style-name="ce31" table:formula="of:=[.K15]+[.J16]" office:value-type="time" office:time-value="-PT664H00M00S" calcext:value-type="time">
            <text:p>-664:00</text:p>
          </table:table-cell>
          <table:table-cell table:number-columns-repeated="1013"/>
        </table:table-row>
        <table:table-row table:style-name="ro1">
          <table:table-cell table:style-name="ce5" table:formula="of:=[$Mai.J1]" office:value-type="date" office:date-value="2019-05-01" calcext:value-type="date">
            <text:p>Mai 2019</text:p>
          </table:table-cell>
          <table:table-cell table:formula="of:=[Mai.B47]" office:value-type="float" office:value="31" calcext:value-type="float">
            <text:p>31</text:p>
          </table:table-cell>
          <table:table-cell table:formula="of:=NETWORKDAYS([Mai.A4];[Mai.A34];[.B30:.B45])" office:value-type="float" office:value="21" calcext:value-type="float">
            <text:p>21</text:p>
          </table:table-cell>
          <table:table-cell table:style-name="ce26" table:number-matrix-columns-spanned="1" table:number-matrix-rows-spanned="1" table:formula="of:=SUM( (NOT([Mai.B4:Mai.B34]=1)* NOT([Mai.B4:Mai.B34]=7))*([Mai.J4:Mai.J34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Mai.B4:Mai.B34]=1)* NOT([Mai.B4:Mai.B34]=7))*([Mai.J4:Mai.J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Mai.B4:Mai.B34]=1)* NOT([Mai.B4:Mai.B34]=7))*([Mai.J4:Mai.J34]=[.F47]))" office:value-type="float" office:value="0" calcext:value-type="float">
            <text:p>0</text:p>
          </table:table-cell>
          <table:table-cell table:style-name="ce26" table:formula="of:=[.C17]-([.D17]+[.E17]+[.F17])" office:value-type="float" office:value="21" calcext:value-type="float">
            <text:p>21</text:p>
          </table:table-cell>
          <table:table-cell table:style-name="ce31" table:formula="of:=[Mai.G36]" office:value-type="time" office:time-value="PT00H00M00S" calcext:value-type="time">
            <text:p>00:00</text:p>
          </table:table-cell>
          <table:table-cell table:style-name="ce31" table:formula="of:=[.G17]*[.$B$8]" office:value-type="time" office:time-value="PT168H00M00S" calcext:value-type="time">
            <text:p>168:00</text:p>
          </table:table-cell>
          <table:table-cell table:style-name="ce31" table:formula="of:=[.H17]-[.I17]" office:value-type="time" office:time-value="-PT168H00M00S" calcext:value-type="time">
            <text:p>-168:00</text:p>
          </table:table-cell>
          <table:table-cell table:style-name="ce31" table:formula="of:=[.K16]+[.J17]" office:value-type="time" office:time-value="-PT832H00M00S" calcext:value-type="time">
            <text:p>-832:00</text:p>
          </table:table-cell>
          <table:table-cell table:number-columns-repeated="1013"/>
        </table:table-row>
        <table:table-row table:style-name="ro1">
          <table:table-cell table:style-name="ce5" table:formula="of:=[$Juni.J1]" office:value-type="date" office:date-value="2019-06-01" calcext:value-type="date">
            <text:p>Juni 2019</text:p>
          </table:table-cell>
          <table:table-cell table:formula="of:=[Juni.B47]" office:value-type="float" office:value="30" calcext:value-type="float">
            <text:p>30</text:p>
          </table:table-cell>
          <table:table-cell table:formula="of:=NETWORKDAYS([Juni.A4];[Juni.A33];[.B30:.B45])" office:value-type="float" office:value="18" calcext:value-type="float">
            <text:p>18</text:p>
          </table:table-cell>
          <table:table-cell table:style-name="ce26" table:number-matrix-columns-spanned="1" table:number-matrix-rows-spanned="1" table:formula="of:=SUM( (NOT([Juni.B4:Juni.B33]=1)* NOT([Juni.B4:Juni.B33]=7))*([Juni.J4:Juni.J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Juni.B4:Juni.B33]=1)* NOT([Juni.B4:Juni.B33]=7))*([Juni.J4:Juni.J33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Juni.B4:Juni.B33]=1)* NOT([Juni.B4:Juni.B33]=7))*([Juni.J4:Juni.J33]=[.F47]))" office:value-type="float" office:value="0" calcext:value-type="float">
            <text:p>0</text:p>
          </table:table-cell>
          <table:table-cell table:style-name="ce26" table:formula="of:=[.C18]-([.D18]+[.E18]+[.F18])" office:value-type="float" office:value="18" calcext:value-type="float">
            <text:p>18</text:p>
          </table:table-cell>
          <table:table-cell table:style-name="ce31" table:formula="of:=[Juni.G36]" office:value-type="time" office:time-value="PT00H00M00S" calcext:value-type="time">
            <text:p>00:00</text:p>
          </table:table-cell>
          <table:table-cell table:style-name="ce31" table:formula="of:=[.G18]*[.$B$8]" office:value-type="time" office:time-value="PT144H00M00S" calcext:value-type="time">
            <text:p>144:00</text:p>
          </table:table-cell>
          <table:table-cell table:style-name="ce31" table:formula="of:=[.H18]-[.I18]" office:value-type="time" office:time-value="-PT144H00M00S" calcext:value-type="time">
            <text:p>-144:00</text:p>
          </table:table-cell>
          <table:table-cell table:style-name="ce31" table:formula="of:=[.K17]+[.J18]" office:value-type="time" office:time-value="-PT976H00M00S" calcext:value-type="time">
            <text:p>-976:00</text:p>
          </table:table-cell>
          <table:table-cell table:number-columns-repeated="1013"/>
        </table:table-row>
        <table:table-row table:style-name="ro1">
          <table:table-cell table:style-name="ce5" table:formula="of:=[$Juli.J1]" office:value-type="date" office:date-value="2019-07-01" calcext:value-type="date">
            <text:p>Juli 2019</text:p>
          </table:table-cell>
          <table:table-cell table:formula="of:=[Juli.B47]" office:value-type="float" office:value="31" calcext:value-type="float">
            <text:p>31</text:p>
          </table:table-cell>
          <table:table-cell table:formula="of:=NETWORKDAYS([Juli.A4];[Juli.A34];[.B30:.B45])" office:value-type="float" office:value="23" calcext:value-type="float">
            <text:p>23</text:p>
          </table:table-cell>
          <table:table-cell table:style-name="ce26" table:number-matrix-columns-spanned="1" table:number-matrix-rows-spanned="1" table:formula="of:=SUM( (NOT([Juli.B4:Juli.B34]=1)* NOT([Juli.B4:Juli.B34]=7))*([Juli.J4:Juli.J34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Juli.B4:Juli.B34]=1)* NOT([Juli.B4:Juli.B34]=7))*([Juli.J4:Juli.J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Juli.B4:Juli.B34]=1)* NOT([Juli.B4:Juli.B34]=7))*([Juli.J4:Juli.J34]=[.F47]))" office:value-type="float" office:value="0" calcext:value-type="float">
            <text:p>0</text:p>
          </table:table-cell>
          <table:table-cell table:style-name="ce26" table:formula="of:=[.C19]-([.D19]+[.E19]+[.F19])" office:value-type="float" office:value="23" calcext:value-type="float">
            <text:p>23</text:p>
          </table:table-cell>
          <table:table-cell table:style-name="ce31" table:formula="of:=[Juli.G36]" office:value-type="time" office:time-value="PT00H00M00S" calcext:value-type="time">
            <text:p>00:00</text:p>
          </table:table-cell>
          <table:table-cell table:style-name="ce31" table:formula="of:=[.G19]*[.$B$8]" office:value-type="time" office:time-value="PT184H00M00S" calcext:value-type="time">
            <text:p>184:00</text:p>
          </table:table-cell>
          <table:table-cell table:style-name="ce31" table:formula="of:=[.H19]-[.I19]" office:value-type="time" office:time-value="-PT184H00M00S" calcext:value-type="time">
            <text:p>-184:00</text:p>
          </table:table-cell>
          <table:table-cell table:style-name="ce31" table:formula="of:=[.K18]+[.J19]" office:value-type="time" office:time-value="-PT1160H00M00S" calcext:value-type="time">
            <text:p>-1160:00</text:p>
          </table:table-cell>
          <table:table-cell table:number-columns-repeated="1013"/>
        </table:table-row>
        <table:table-row table:style-name="ro1">
          <table:table-cell table:style-name="ce5" table:formula="of:=[$August.J1]" office:value-type="date" office:date-value="2019-08-01" calcext:value-type="date">
            <text:p>August 2019</text:p>
          </table:table-cell>
          <table:table-cell table:formula="of:=[August.B47]" office:value-type="float" office:value="31" calcext:value-type="float">
            <text:p>31</text:p>
          </table:table-cell>
          <table:table-cell table:formula="of:=NETWORKDAYS([August.A4];[August.A34];[.B30:.B45])" office:value-type="float" office:value="22" calcext:value-type="float">
            <text:p>22</text:p>
          </table:table-cell>
          <table:table-cell table:style-name="ce26" table:number-matrix-columns-spanned="1" table:number-matrix-rows-spanned="1" table:formula="of:=SUM( (NOT([August.B4:August.B34]=1)* NOT([August.B4:August.B34]=7))*([August.J4:August.J34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August.B4:August.B34]=1)* NOT([August.B4:August.B34]=7))*([August.J4:August.J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August.B4:August.B34]=1)* NOT([August.B4:August.B34]=7))*([August.J4:August.J34]=[.F47]))" office:value-type="float" office:value="0" calcext:value-type="float">
            <text:p>0</text:p>
          </table:table-cell>
          <table:table-cell table:style-name="ce26" table:formula="of:=[.C20]-([.D20]+[.E20]+[.F20])" office:value-type="float" office:value="22" calcext:value-type="float">
            <text:p>22</text:p>
          </table:table-cell>
          <table:table-cell table:style-name="ce31" table:formula="of:=[August.G36]" office:value-type="time" office:time-value="PT00H00M00S" calcext:value-type="time">
            <text:p>00:00</text:p>
          </table:table-cell>
          <table:table-cell table:style-name="ce31" table:formula="of:=[.G20]*[.$B$8]" office:value-type="time" office:time-value="PT176H00M00S" calcext:value-type="time">
            <text:p>176:00</text:p>
          </table:table-cell>
          <table:table-cell table:style-name="ce31" table:formula="of:=[.H20]-[.I20]" office:value-type="time" office:time-value="-PT176H00M00S" calcext:value-type="time">
            <text:p>-176:00</text:p>
          </table:table-cell>
          <table:table-cell table:style-name="ce31" table:formula="of:=[.K19]+[.J20]" office:value-type="time" office:time-value="-PT1336H00M00S" calcext:value-type="time">
            <text:p>-1336:00</text:p>
          </table:table-cell>
          <table:table-cell table:number-columns-repeated="1013"/>
        </table:table-row>
        <table:table-row table:style-name="ro1">
          <table:table-cell table:style-name="ce5" table:formula="of:=[$September.J1]" office:value-type="date" office:date-value="2019-09-01" calcext:value-type="date">
            <text:p>September 2019</text:p>
          </table:table-cell>
          <table:table-cell table:formula="of:=[September.B47]" office:value-type="float" office:value="30" calcext:value-type="float">
            <text:p>30</text:p>
          </table:table-cell>
          <table:table-cell table:formula="of:=NETWORKDAYS([September.A4];[September.A33];[.B30:.B45])" office:value-type="float" office:value="21" calcext:value-type="float">
            <text:p>21</text:p>
          </table:table-cell>
          <table:table-cell table:style-name="ce26" table:number-matrix-columns-spanned="1" table:number-matrix-rows-spanned="1" table:formula="of:=SUM( (NOT([September.B4:September.B33]=1)* NOT([September.B4:September.B33]=7))*([September.J4:September.J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September.B4:September.B33]=1)* NOT([September.B4:September.B33]=7))*([September.J4:September.J33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September.B4:September.B33]=1)* NOT([September.B4:September.B33]=7))*([September.J4:September.J33]=[.F47]))" office:value-type="float" office:value="0" calcext:value-type="float">
            <text:p>0</text:p>
          </table:table-cell>
          <table:table-cell table:style-name="ce26" table:formula="of:=[.C21]-([.D21]+[.E21]+[.F21])" office:value-type="float" office:value="21" calcext:value-type="float">
            <text:p>21</text:p>
          </table:table-cell>
          <table:table-cell table:style-name="ce31" table:formula="of:=[September.G36]" office:value-type="time" office:time-value="PT00H00M00S" calcext:value-type="time">
            <text:p>00:00</text:p>
          </table:table-cell>
          <table:table-cell table:style-name="ce31" table:formula="of:=[.G21]*[.$B$8]" office:value-type="time" office:time-value="PT168H00M00S" calcext:value-type="time">
            <text:p>168:00</text:p>
          </table:table-cell>
          <table:table-cell table:style-name="ce31" table:formula="of:=[.H21]-[.I21]" office:value-type="time" office:time-value="-PT168H00M00S" calcext:value-type="time">
            <text:p>-168:00</text:p>
          </table:table-cell>
          <table:table-cell table:style-name="ce31" table:formula="of:=[.K20]+[.J21]" office:value-type="time" office:time-value="-PT1504H00M00S" calcext:value-type="time">
            <text:p>-1504:00</text:p>
          </table:table-cell>
          <table:table-cell table:number-columns-repeated="1013"/>
        </table:table-row>
        <table:table-row table:style-name="ro1">
          <table:table-cell table:style-name="ce5" table:formula="of:=[$Oktober.J1]" office:value-type="date" office:date-value="2019-10-01" calcext:value-type="date">
            <text:p>Oktober 2019</text:p>
          </table:table-cell>
          <table:table-cell table:formula="of:=[Oktober.B47]" office:value-type="float" office:value="31" calcext:value-type="float">
            <text:p>31</text:p>
          </table:table-cell>
          <table:table-cell table:formula="of:=NETWORKDAYS([Oktober.A4];[Oktober.A34];[.B30:.B45])" office:value-type="float" office:value="22" calcext:value-type="float">
            <text:p>22</text:p>
          </table:table-cell>
          <table:table-cell table:style-name="Default" table:number-matrix-columns-spanned="1" table:number-matrix-rows-spanned="1" table:formula="of:=SUM( (NOT([Oktober.B4:Oktober.B33]=1)* NOT([Oktober.B4:Oktober.B33]=7))*([Oktober.J4:Oktober.J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Oktober.B4:Oktober.B34]=1)* NOT([Oktober.B4:Oktober.B34]=7))*([Oktober.J4:Oktober.J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Oktober.B4:Oktober.B34]=1)* NOT([Oktober.B4:Oktober.B34]=7))*([Oktober.J4:Oktober.J34]=[.F47]))" office:value-type="float" office:value="0" calcext:value-type="float">
            <text:p>0</text:p>
          </table:table-cell>
          <table:table-cell table:style-name="ce26" table:formula="of:=[.C22]-([.D22]+[.E22]+[.F22])" office:value-type="float" office:value="22" calcext:value-type="float">
            <text:p>22</text:p>
          </table:table-cell>
          <table:table-cell table:style-name="ce31" table:formula="of:=[Oktober.G36]" office:value-type="time" office:time-value="PT00H00M00S" calcext:value-type="time">
            <text:p>00:00</text:p>
          </table:table-cell>
          <table:table-cell table:style-name="ce31" table:formula="of:=[.G22]*[.$B$8]" office:value-type="time" office:time-value="PT176H00M00S" calcext:value-type="time">
            <text:p>176:00</text:p>
          </table:table-cell>
          <table:table-cell table:style-name="ce31" table:formula="of:=[.H22]-[.I22]" office:value-type="time" office:time-value="-PT176H00M00S" calcext:value-type="time">
            <text:p>-176:00</text:p>
          </table:table-cell>
          <table:table-cell table:style-name="ce31" table:formula="of:=[.K21]+[.J22]" office:value-type="time" office:time-value="-PT1680H00M00S" calcext:value-type="time">
            <text:p>-1680:00</text:p>
          </table:table-cell>
          <table:table-cell table:number-columns-repeated="1013"/>
        </table:table-row>
        <table:table-row table:style-name="ro1">
          <table:table-cell table:style-name="ce5" table:formula="of:=[$November.J1]" office:value-type="date" office:date-value="2019-11-01" calcext:value-type="date">
            <text:p>November 2019</text:p>
          </table:table-cell>
          <table:table-cell table:formula="of:=[November.B47]" office:value-type="float" office:value="30" calcext:value-type="float">
            <text:p>30</text:p>
          </table:table-cell>
          <table:table-cell table:formula="of:=NETWORKDAYS([November.A4];[November.A33];[.B30:.B45])" office:value-type="float" office:value="20" calcext:value-type="float">
            <text:p>20</text:p>
          </table:table-cell>
          <table:table-cell table:style-name="ce26" table:number-matrix-columns-spanned="1" table:number-matrix-rows-spanned="1" table:formula="of:=SUM( (NOT([November.B4:November.B33]=1)* NOT([November.B4:November.B33]=7))*([November.J4:November.J33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November.B4:November.B33]=1)* NOT([November.B4:November.B33]=7))*([November.J4:November.J33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November.B4:November.B33]=1)* NOT([November.B4:November.B33]=7))*([November.J4:November.J33]=[.F47]))" office:value-type="float" office:value="0" calcext:value-type="float">
            <text:p>0</text:p>
          </table:table-cell>
          <table:table-cell table:style-name="ce26" table:formula="of:=[.C23]-([.D23]+[.E23]+[.F23])" office:value-type="float" office:value="20" calcext:value-type="float">
            <text:p>20</text:p>
          </table:table-cell>
          <table:table-cell table:style-name="ce31" table:formula="of:=[November.G36]" office:value-type="time" office:time-value="PT00H00M00S" calcext:value-type="time">
            <text:p>00:00</text:p>
          </table:table-cell>
          <table:table-cell table:style-name="ce31" table:formula="of:=[.G23]*[.$B$8]" office:value-type="time" office:time-value="PT160H00M00S" calcext:value-type="time">
            <text:p>160:00</text:p>
          </table:table-cell>
          <table:table-cell table:style-name="ce31" table:formula="of:=[.H23]-[.I23]" office:value-type="time" office:time-value="-PT160H00M00S" calcext:value-type="time">
            <text:p>-160:00</text:p>
          </table:table-cell>
          <table:table-cell table:style-name="ce31" table:formula="of:=[.K22]+[.J23]" office:value-type="time" office:time-value="-PT1840H00M00S" calcext:value-type="time">
            <text:p>-1840:00</text:p>
          </table:table-cell>
          <table:table-cell table:number-columns-repeated="1013"/>
        </table:table-row>
        <table:table-row table:style-name="ro1">
          <table:table-cell table:style-name="ce5" table:formula="of:=[$Dezember.J1]" office:value-type="date" office:date-value="2019-12-01" calcext:value-type="date">
            <text:p>Dezember 2019</text:p>
          </table:table-cell>
          <table:table-cell table:formula="of:=[Dezember.B47]" office:value-type="float" office:value="31" calcext:value-type="float">
            <text:p>31</text:p>
          </table:table-cell>
          <table:table-cell table:formula="of:=NETWORKDAYS([Dezember.A4];[Dezember.A34];[.B30:.B45])" office:value-type="float" office:value="18" calcext:value-type="float">
            <text:p>18</text:p>
          </table:table-cell>
          <table:table-cell table:style-name="ce26" table:number-matrix-columns-spanned="1" table:number-matrix-rows-spanned="1" table:formula="of:=SUM( (NOT([Dezember.B4:Dezember.B34]=1)* NOT([Dezember.B4:Dezember.B34]=7))*([Dezember.J4:Dezember.J34]=[.E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Dezember.B4:Dezember.B34]=1)* NOT([Dezember.B4:Dezember.B34]=7))*([Dezember.J4:Dezember.J34]=[.G47]))" office:value-type="float" office:value="0" calcext:value-type="float">
            <text:p>0</text:p>
          </table:table-cell>
          <table:table-cell table:style-name="ce26" table:number-matrix-columns-spanned="1" table:number-matrix-rows-spanned="1" table:formula="of:=SUM( (NOT([Dezember.B4:Dezember.B34]=1)* NOT([Dezember.B4:Dezember.B34]=7))*([Dezember.J4:Dezember.J34]=[.F47]))" office:value-type="float" office:value="0" calcext:value-type="float">
            <text:p>0</text:p>
          </table:table-cell>
          <table:table-cell table:style-name="ce26" table:formula="of:=[.C24]-([.D24]+[.E24]+[.F24])" office:value-type="float" office:value="18" calcext:value-type="float">
            <text:p>18</text:p>
          </table:table-cell>
          <table:table-cell table:style-name="ce31" table:formula="of:=[Dezember.G36]" office:value-type="time" office:time-value="PT00H00M00S" calcext:value-type="time">
            <text:p>00:00</text:p>
          </table:table-cell>
          <table:table-cell table:style-name="ce31" table:formula="of:=[.G24]*[.$B$8]" office:value-type="time" office:time-value="PT144H00M00S" calcext:value-type="time">
            <text:p>144:00</text:p>
          </table:table-cell>
          <table:table-cell table:style-name="ce31" table:formula="of:=[.H24]-[.I24]" office:value-type="time" office:time-value="-PT144H00M00S" calcext:value-type="time">
            <text:p>-144:00</text:p>
          </table:table-cell>
          <table:table-cell table:style-name="ce31" table:formula="of:=[.K23]+[.J24]" office:value-type="time" office:time-value="-PT1984H00M00S" calcext:value-type="time">
            <text:p>-1984:00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1" table:number-columns-repeated="4"/>
          <table:table-cell table:number-columns-repeated="1013"/>
        </table:table-row>
        <table:table-row table:style-name="ro1">
          <table:table-cell table:style-name="ce6" office:value-type="string" calcext:value-type="string">
            <text:p>Summen</text:p>
          </table:table-cell>
          <table:table-cell table:formula="of:=SUM([.B13:.B24])" office:value-type="float" office:value="365" calcext:value-type="float">
            <text:p>365</text:p>
          </table:table-cell>
          <table:table-cell table:formula="of:=SUM([.C13:.C24])" office:value-type="float" office:value="248" calcext:value-type="float">
            <text:p>248</text:p>
          </table:table-cell>
          <table:table-cell table:style-name="ce27" table:formula="of:=SUM([.D13:.D24])" office:value-type="float" office:value="0" calcext:value-type="float">
            <text:p>0</text:p>
          </table:table-cell>
          <table:table-cell table:formula="of:=SUM([.E13:.E24])" office:value-type="float" office:value="0" calcext:value-type="float">
            <text:p>0</text:p>
          </table:table-cell>
          <table:table-cell table:formula="of:=SUM([.F13:.F24])" office:value-type="float" office:value="0" calcext:value-type="float">
            <text:p>0</text:p>
          </table:table-cell>
          <table:table-cell table:formula="of:=SUM([.G13:.G24])" office:value-type="float" office:value="248" calcext:value-type="float">
            <text:p>248</text:p>
          </table:table-cell>
          <table:table-cell table:style-name="ce31" table:formula="of:=SUM([.H13:.H24])" office:value-type="time" office:time-value="PT00H00M00S" calcext:value-type="time">
            <text:p>00:00</text:p>
          </table:table-cell>
          <table:table-cell table:style-name="ce31" table:formula="of:=SUM([.I13:.I24])" office:value-type="time" office:time-value="PT1984H0-1M59.999999999S" calcext:value-type="time">
            <text:p>1984:00</text:p>
          </table:table-cell>
          <table:table-cell table:style-name="ce31"/>
          <table:table-cell table:style-name="ce33" table:formula="of:=SUM([.J13:.J24])" office:value-type="time" office:time-value="-PT1984H0-1M59.999999999S" calcext:value-type="time">
            <text:p>-1984:0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8" table:formula="of:=CONCATENATE(&quot;Rest: &quot;; [.B9])" office:value-type="string" office:string-value="Rest: 30" calcext:value-type="string">
            <text:p>Rest: 3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CONCATENATE(&quot;Bayerische Feiertage in &quot;; [.B2])" office:value-type="string" office:string-value="Bayerische Feiertage in 2019" calcext:value-type="string" table:number-columns-spanned="2" table:number-rows-spanned="1">
            <text:p>Bayerische Feiertage in 2019</text:p>
          </table:table-cell>
          <table:covered-table-cell/>
          <table:table-cell table:number-columns-repeated="1022"/>
        </table:table-row>
        <table:table-row table:style-name="ro1">
          <table:table-cell table:style-name="ce6" office:value-type="string" calcext:value-type="string">
            <text:p>Neujahr</text:p>
          </table:table-cell>
          <table:table-cell table:style-name="ce18" table:formula="of:=DATE([.B2];1;1)" office:value-type="date" office:date-value="2019-01-01" calcext:value-type="date" table:number-columns-spanned="3" table:number-rows-spanned="1">
            <text:p>Di, 01. Jan 2019</text:p>
          </table:table-cell>
          <table:covered-table-cell table:style-name="ce18"/>
          <table:covered-table-cell table:style-name="ce29"/>
          <table:table-cell table:number-columns-repeated="1020"/>
        </table:table-row>
        <table:table-row table:style-name="ro1">
          <table:table-cell table:style-name="ce6" office:value-type="string" calcext:value-type="string">
            <text:p>Hlg. 3 Könige</text:p>
          </table:table-cell>
          <table:table-cell table:style-name="ce18" table:formula="of:=DATE([.B2];1;6)" office:value-type="date" office:date-value="2019-01-06" calcext:value-type="date" table:number-columns-spanned="3" table:number-rows-spanned="1">
            <text:p>So, 06. Jan 2019</text:p>
          </table:table-cell>
          <table:covered-table-cell table:style-name="ce18"/>
          <table:covered-table-cell table:style-name="ce29"/>
          <table:table-cell table:number-columns-repeated="1020"/>
        </table:table-row>
        <table:table-row table:style-name="ro1">
          <table:table-cell table:style-name="ce8" office:value-type="string" calcext:value-type="string">
            <text:p>Karfreitag</text:p>
          </table:table-cell>
          <table:table-cell table:style-name="ce19" table:formula="of:=ORG.OPENOFFICE.EASTERSUNDAY([.B2])-2" office:value-type="date" office:date-value="2019-04-19" calcext:value-type="date" table:number-columns-spanned="3" table:number-rows-spanned="1">
            <text:p>Fr, 19. Apr 2019</text:p>
          </table:table-cell>
          <table:covered-table-cell table:style-name="ce19"/>
          <table:covered-table-cell table:style-name="ce29"/>
          <table:table-cell table:number-columns-repeated="1020"/>
        </table:table-row>
        <table:table-row table:style-name="ro1">
          <table:table-cell table:style-name="ce8" office:value-type="string" calcext:value-type="string">
            <text:p>Ostersonntag</text:p>
          </table:table-cell>
          <table:table-cell table:style-name="ce20" table:formula="of:=ORG.OPENOFFICE.EASTERSUNDAY([.B2])" office:value-type="date" office:date-value="2019-04-21" calcext:value-type="date" table:number-columns-spanned="3" table:number-rows-spanned="1">
            <text:p>So, 21. Apr 2019</text:p>
          </table:table-cell>
          <table:covered-table-cell table:style-name="ce19"/>
          <table:covered-table-cell table:style-name="ce29"/>
          <table:table-cell table:number-columns-repeated="1020"/>
        </table:table-row>
        <table:table-row table:style-name="ro1">
          <table:table-cell table:style-name="ce8" office:value-type="string" calcext:value-type="string">
            <text:p>Ostermontag</text:p>
          </table:table-cell>
          <table:table-cell table:style-name="ce20" table:formula="of:=ORG.OPENOFFICE.EASTERSUNDAY([.B2])+1" office:value-type="date" office:date-value="2019-04-22" calcext:value-type="date" table:number-columns-spanned="3" table:number-rows-spanned="1">
            <text:p>Mo, 22. Apr 2019</text:p>
          </table:table-cell>
          <table:covered-table-cell table:style-name="ce19"/>
          <table:covered-table-cell table:style-name="ce29"/>
          <table:table-cell table:number-columns-repeated="1020"/>
        </table:table-row>
        <table:table-row table:style-name="ro1">
          <table:table-cell table:style-name="ce9" office:value-type="string" calcext:value-type="string">
            <text:p>Tag der Arbeit</text:p>
          </table:table-cell>
          <table:table-cell table:style-name="ce21" table:formula="of:=DATE([.B2];5;1)" office:value-type="date" office:date-value="2019-05-01" calcext:value-type="date" table:number-columns-spanned="3" table:number-rows-spanned="1">
            <text:p>Mi, 01. Mai 2019</text:p>
          </table:table-cell>
          <table:covered-table-cell table:style-name="ce21"/>
          <table:covered-table-cell table:style-name="ce29"/>
          <table:table-cell table:number-columns-repeated="1020"/>
        </table:table-row>
        <table:table-row table:style-name="ro1">
          <table:table-cell table:style-name="ce8" office:value-type="string" calcext:value-type="string">
            <text:p>Himmelfahrt</text:p>
          </table:table-cell>
          <table:table-cell table:style-name="ce20" table:formula="of:=ORG.OPENOFFICE.EASTERSUNDAY([.B2])+39" office:value-type="date" office:date-value="2019-05-30" calcext:value-type="date" table:number-columns-spanned="3" table:number-rows-spanned="1">
            <text:p>Do, 30. Mai 2019</text:p>
          </table:table-cell>
          <table:covered-table-cell table:style-name="ce19"/>
          <table:covered-table-cell table:style-name="ce29"/>
          <table:table-cell table:number-columns-repeated="1020"/>
        </table:table-row>
        <table:table-row table:style-name="ro1">
          <table:table-cell table:style-name="ce8" office:value-type="string" calcext:value-type="string">
            <text:p>Pfingstsonntag</text:p>
          </table:table-cell>
          <table:table-cell table:style-name="ce20" table:formula="of:=ORG.OPENOFFICE.EASTERSUNDAY([.B2])+49" office:value-type="date" office:date-value="2019-06-09" calcext:value-type="date" table:number-columns-spanned="3" table:number-rows-spanned="1">
            <text:p>So, 09. Jun 2019</text:p>
          </table:table-cell>
          <table:covered-table-cell table:style-name="ce19"/>
          <table:covered-table-cell table:style-name="ce29"/>
          <table:table-cell table:number-columns-repeated="1020"/>
        </table:table-row>
        <table:table-row table:style-name="ro1">
          <table:table-cell table:style-name="ce8" office:value-type="string" calcext:value-type="string">
            <text:p>Pfingstmontag</text:p>
          </table:table-cell>
          <table:table-cell table:style-name="ce20" table:formula="of:=ORG.OPENOFFICE.EASTERSUNDAY([.B2])+50" office:value-type="date" office:date-value="2019-06-10" calcext:value-type="date" table:number-columns-spanned="3" table:number-rows-spanned="1">
            <text:p>Mo, 10. Jun 2019</text:p>
          </table:table-cell>
          <table:covered-table-cell table:style-name="ce19"/>
          <table:covered-table-cell table:style-name="ce29"/>
          <table:table-cell table:number-columns-repeated="1020"/>
        </table:table-row>
        <table:table-row table:style-name="ro1">
          <table:table-cell table:style-name="ce8" office:value-type="string" calcext:value-type="string">
            <text:p>Fronleichnam</text:p>
          </table:table-cell>
          <table:table-cell table:style-name="ce20" table:formula="of:=ORG.OPENOFFICE.EASTERSUNDAY([.B2])+60" office:value-type="date" office:date-value="2019-06-20" calcext:value-type="date" table:number-columns-spanned="3" table:number-rows-spanned="1">
            <text:p>Do, 20. Jun 2019</text:p>
          </table:table-cell>
          <table:covered-table-cell table:style-name="ce19"/>
          <table:covered-table-cell table:style-name="ce29"/>
          <table:table-cell table:number-columns-repeated="1020"/>
        </table:table-row>
        <table:table-row table:style-name="ro1">
          <table:table-cell table:style-name="ce6" office:value-type="string" calcext:value-type="string">
            <text:p>Tag der dt. Einheit</text:p>
          </table:table-cell>
          <table:table-cell table:style-name="ce22" table:formula="of:=DATE([.B2];10;3)" office:value-type="date" office:date-value="2019-10-03" calcext:value-type="date" table:number-columns-spanned="3" table:number-rows-spanned="1">
            <text:p>Do, 03. Okt 2019</text:p>
          </table:table-cell>
          <table:covered-table-cell table:style-name="ce18"/>
          <table:covered-table-cell table:style-name="ce29"/>
          <table:table-cell table:number-columns-repeated="1020"/>
        </table:table-row>
        <table:table-row table:style-name="ro1">
          <table:table-cell table:style-name="ce6" office:value-type="string" calcext:value-type="string">
            <text:p>Allerheiligen</text:p>
          </table:table-cell>
          <table:table-cell table:style-name="ce22" table:formula="of:=DATE([.B2];11;1)" office:value-type="date" office:date-value="2019-11-01" calcext:value-type="date" table:number-columns-spanned="3" table:number-rows-spanned="1">
            <text:p>Fr, 01. Nov 2019</text:p>
          </table:table-cell>
          <table:covered-table-cell table:style-name="ce18"/>
          <table:covered-table-cell table:style-name="ce29"/>
          <table:table-cell table:number-columns-repeated="1020"/>
        </table:table-row>
        <table:table-row table:style-name="ro1">
          <table:table-cell table:style-name="ce6" office:value-type="string" calcext:value-type="string">
            <text:p>Heiligabend</text:p>
          </table:table-cell>
          <table:table-cell table:style-name="ce22" table:formula="of:=DATE([.B2];12;24)" office:value-type="date" office:date-value="2019-12-24" calcext:value-type="date" table:number-columns-spanned="3" table:number-rows-spanned="1">
            <text:p>Di, 24. Dez 2019</text:p>
          </table:table-cell>
          <table:covered-table-cell table:style-name="ce18"/>
          <table:covered-table-cell table:style-name="ce29"/>
          <table:table-cell table:number-columns-repeated="1020"/>
        </table:table-row>
        <table:table-row table:style-name="ro1">
          <table:table-cell table:style-name="ce6" office:value-type="string" calcext:value-type="string">
            <text:p>1. Weihanchtsfeiertag</text:p>
          </table:table-cell>
          <table:table-cell table:style-name="ce22" table:formula="of:=DATE([.B2];12;25)" office:value-type="date" office:date-value="2019-12-25" calcext:value-type="date" table:number-columns-spanned="3" table:number-rows-spanned="1">
            <text:p>Mi, 25. Dez 2019</text:p>
          </table:table-cell>
          <table:covered-table-cell table:style-name="ce18"/>
          <table:covered-table-cell table:style-name="ce29"/>
          <table:table-cell table:number-columns-repeated="1020"/>
        </table:table-row>
        <table:table-row table:style-name="ro1">
          <table:table-cell table:style-name="ce6" office:value-type="string" calcext:value-type="string">
            <text:p>2. Weihnachstfeiertag</text:p>
          </table:table-cell>
          <table:table-cell table:style-name="ce22" table:formula="of:=DATE([.B2];12;26)" office:value-type="date" office:date-value="2019-12-26" calcext:value-type="date" table:number-columns-spanned="3" table:number-rows-spanned="1">
            <text:p>Do, 26. Dez 2019</text:p>
          </table:table-cell>
          <table:covered-table-cell table:style-name="ce18"/>
          <table:covered-table-cell table:style-name="ce29"/>
          <table:table-cell table:number-columns-repeated="1020"/>
        </table:table-row>
        <table:table-row table:style-name="ro1">
          <table:table-cell table:style-name="ce6" office:value-type="string" calcext:value-type="string">
            <text:p>Sylvester</text:p>
          </table:table-cell>
          <table:table-cell table:style-name="ce22" table:formula="of:=DATE([.B2];12;31)" office:value-type="date" office:date-value="2019-12-31" calcext:value-type="date" table:number-columns-spanned="3" table:number-rows-spanned="1">
            <text:p>Di, 31. Dez 2019</text:p>
          </table:table-cell>
          <table:covered-table-cell table:style-name="ce18"/>
          <table:covered-table-cell table:style-name="ce29"/>
          <table:table-cell table:number-columns-repeated="1020"/>
        </table:table-row>
        <table:table-row table:style-name="ro1">
          <table:table-cell table:style-name="ce10"/>
          <table:table-cell table:number-columns-repeated="1023"/>
        </table:table-row>
        <table:table-row table:style-name="ro3" table:visibility="collapse">
          <table:table-cell table:style-name="ce11" office:value-type="string" calcext:value-type="string">
            <text:p>Werte f. Abwesenheit <text:span text:style-name="T1">(Werte nicht ändern oder verschieben, ggf. am Ende der Liste neue Werte anfügen)</text:span></text:p>
          </table:table-cell>
          <table:table-cell table:style-name="ce23" office:value-type="string" calcext:value-type="string">
            <text:p>Überstundenfrei</text:p>
          </table:table-cell>
          <table:table-cell table:style-name="ce23"/>
          <table:table-cell table:style-name="ce23" office:value-type="string" calcext:value-type="string">
            <text:p>Feiertag</text:p>
          </table:table-cell>
          <table:table-cell table:style-name="ce23" office:value-type="string" calcext:value-type="string">
            <text:p>Urlaub</text:p>
          </table:table-cell>
          <table:table-cell table:style-name="ce23" office:value-type="string" calcext:value-type="string">
            <text:p>Berufsschule</text:p>
          </table:table-cell>
          <table:table-cell table:style-name="ce23" office:value-type="string" calcext:value-type="string">
            <text:p>Krankheit</text:p>
          </table:table-cell>
          <table:table-cell table:style-name="ce23"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Übersicht.K26:Übersicht.K26">
            <calcext:condition calcext:apply-style-name="Overtime" calcext:value="&gt;0" calcext:base-cell-address="Übersicht.K26"/>
            <calcext:condition calcext:apply-style-name="Alter" calcext:value="&lt;0" calcext:base-cell-address="Übersicht.K26"/>
          </calcext:conditional-format>
        </calcext:conditional-formats>
      </table:table>
      <table:table table:name="Januar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1" table:default-cell-style-name="Default"/>
        <table:table-column table:style-name="co11" table:number-columns-repeated="1013" table:default-cell-style-name="ce3"/>
        <table:table-row table:style-name="ro4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 table:style-name="ce103"/>
          <table:table-cell/>
          <table:table-cell table:style-name="ce57" table:formula="of:=[.A4]" office:value-type="date" office:date-value="2019-01-01" calcext:value-type="date">
            <text:p>Januar 2019</text:p>
          </table:table-cell>
          <table:table-cell table:number-columns-repeated="1014"/>
        </table:table-row>
        <table:table-row table:style-name="ro4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 table:number-columns-repeated="2"/>
          <table:table-cell table:style-name="ce23"/>
          <table:table-cell table:number-columns-repeated="1014"/>
        </table:table-row>
        <table:table-row table:style-name="ro5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Tagesbilanz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4"/>
        </table:table-row>
        <table:table-row table:style-name="ro1">
          <table:table-cell table:style-name="ce37" table:formula="of:=DATE([$Übersicht.$B$2]; 1;1)" office:value-type="date" office:date-value="2019-01-01" calcext:value-type="date">
            <text:p>01.01.19</text:p>
          </table:table-cell>
          <table:table-cell table:style-name="ce41" table:formula="of:=WEEKDAY([.A4])" office:value-type="date" office:date-value="1900-01-02" calcext:value-type="date">
            <text:p>Di</text:p>
          </table:table-cell>
          <table:table-cell table:style-name="ce48"/>
          <table:table-cell table:style-name="ce49" table:number-columns-repeated="3"/>
          <table:table-cell table:style-name="ce50" table:formula="of:=([.D4]-[.C4])-[.E4]+[.F4]" office:value-type="time" office:time-value="PT00H00M00S" calcext:value-type="time">
            <text:p>00:00</text:p>
          </table:table-cell>
          <table:table-cell table:style-name="ce125" table:formula="of:=IF(NOT(OR([.G4]=0;[.B4]=1;[.B4]=7;[.J4]=[$Übersicht.$D$47];[.J4]=[$Übersicht.$E$47];[.J4]=[$Übersicht.$F$47];[.J4]=[$Übersicht.$G$47]));[.G4]-[$Übersicht.$B$8];[.G4])" office:value-type="time" office:time-value="PT00H00M00S" calcext:value-type="time">
            <text:p>00:00</text:p>
          </table:table-cell>
          <table:table-cell table:style-name="ce56" table:formula="of:=[$Übersicht.$A$30]" office:value-type="string" office:string-value="Neujahr" calcext:value-type="string">
            <text:p>Neujahr</text:p>
          </table:table-cell>
          <table:table-cell table:style-name="ce59" table:content-validation-name="val1" office:value-type="string" calcext:value-type="string">
            <text:p>Feiertag</text:p>
          </table:table-cell>
          <table:table-cell table:number-columns-repeated="1014"/>
        </table:table-row>
        <table:table-row table:style-name="ro1">
          <table:table-cell table:style-name="ce37" table:formula="of:=[.A4]+1" office:value-type="date" office:date-value="2019-01-02" calcext:value-type="date">
            <text:p>02.01.19</text:p>
          </table:table-cell>
          <table:table-cell table:style-name="ce41" table:formula="of:=WEEKDAY([.A5])" office:value-type="date" office:date-value="1900-01-03" calcext:value-type="date">
            <text:p>Mi</text:p>
          </table:table-cell>
          <table:table-cell table:style-name="ce48"/>
          <table:table-cell table:style-name="ce49" table:number-columns-repeated="3"/>
          <table:table-cell table:style-name="ce50" table:formula="of:=([.D5]-[.C5])-[.E5]+[.F5]" office:value-type="time" office:time-value="PT00H00M00S" calcext:value-type="time">
            <text:p>00:00</text:p>
          </table:table-cell>
          <table:table-cell table:style-name="ce125" table:formula="of:=IF(NOT(OR([.G5]=0;[.B5]=1;[.B5]=7;[.J5]=[$Übersicht.$D$47];[.J5]=[$Übersicht.$E$47];[.J5]=[$Übersicht.$F$47];[.J5]=[$Übersicht.$G$47]));[.G5]-[$Übersicht.$B$8];[.G5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5]+1" office:value-type="date" office:date-value="2019-01-03" calcext:value-type="date">
            <text:p>03.01.19</text:p>
          </table:table-cell>
          <table:table-cell table:style-name="ce41" table:formula="of:=WEEKDAY([.A6])" office:value-type="date" office:date-value="1900-01-04" calcext:value-type="date">
            <text:p>Do</text:p>
          </table:table-cell>
          <table:table-cell table:style-name="ce48"/>
          <table:table-cell table:style-name="ce49" table:number-columns-repeated="3"/>
          <table:table-cell table:style-name="ce50" table:formula="of:=([.D6]-[.C6])-[.E6]+[.F6]" office:value-type="time" office:time-value="PT00H00M00S" calcext:value-type="time">
            <text:p>00:00</text:p>
          </table:table-cell>
          <table:table-cell table:style-name="ce125" table:formula="of:=IF(NOT(OR([.G6]=0;[.B6]=1;[.B6]=7;[.J6]=[$Übersicht.$D$47];[.J6]=[$Übersicht.$E$47];[.J6]=[$Übersicht.$F$47];[.J6]=[$Übersicht.$G$47]));[.G6]-[$Übersicht.$B$8];[.G6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6]+1" office:value-type="date" office:date-value="2019-01-04" calcext:value-type="date">
            <text:p>04.01.19</text:p>
          </table:table-cell>
          <table:table-cell table:style-name="ce41" table:formula="of:=WEEKDAY([.A7])" office:value-type="date" office:date-value="1900-01-05" calcext:value-type="date">
            <text:p>Fr</text:p>
          </table:table-cell>
          <table:table-cell table:style-name="ce48"/>
          <table:table-cell table:style-name="ce49" table:number-columns-repeated="3"/>
          <table:table-cell table:style-name="ce50" table:formula="of:=([.D7]-[.C7])-[.E7]+[.F7]" office:value-type="time" office:time-value="PT00H00M00S" calcext:value-type="time">
            <text:p>00:00</text:p>
          </table:table-cell>
          <table:table-cell table:style-name="ce125" table:formula="of:=IF(NOT(OR([.G7]=0;[.B7]=1;[.B7]=7;[.J7]=[$Übersicht.$D$47];[.J7]=[$Übersicht.$E$47];[.J7]=[$Übersicht.$F$47];[.J7]=[$Übersicht.$G$47]));[.G7]-[$Übersicht.$B$8];[.G7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7]+1" office:value-type="date" office:date-value="2019-01-05" calcext:value-type="date">
            <text:p>05.01.19</text:p>
          </table:table-cell>
          <table:table-cell table:style-name="ce41" table:formula="of:=WEEKDAY([.A8])" office:value-type="date" office:date-value="1900-01-06" calcext:value-type="date">
            <text:p>Sa</text:p>
          </table:table-cell>
          <table:table-cell table:style-name="ce48"/>
          <table:table-cell table:style-name="ce49" table:number-columns-repeated="3"/>
          <table:table-cell table:style-name="ce50" table:formula="of:=([.D8]-[.C8])-[.E8]+[.F8]" office:value-type="time" office:time-value="PT00H00M00S" calcext:value-type="time">
            <text:p>00:00</text:p>
          </table:table-cell>
          <table:table-cell table:style-name="ce125" table:formula="of:=IF(NOT(OR([.G8]=0;[.B8]=1;[.B8]=7;[.J8]=[$Übersicht.$D$47];[.J8]=[$Übersicht.$E$47];[.J8]=[$Übersicht.$F$47];[.J8]=[$Übersicht.$G$47]));[.G8]-[$Übersicht.$B$8];[.G8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8]+1" office:value-type="date" office:date-value="2019-01-06" calcext:value-type="date">
            <text:p>06.01.19</text:p>
          </table:table-cell>
          <table:table-cell table:style-name="ce41" table:formula="of:=WEEKDAY([.A9])" office:value-type="date" office:date-value="1899-12-31" calcext:value-type="date">
            <text:p>So</text:p>
          </table:table-cell>
          <table:table-cell table:style-name="ce48"/>
          <table:table-cell table:style-name="ce49" table:number-columns-repeated="3"/>
          <table:table-cell table:style-name="ce50" table:formula="of:=([.D9]-[.C9])-[.E9]+[.F9]" office:value-type="time" office:time-value="PT00H00M00S" calcext:value-type="time">
            <text:p>00:00</text:p>
          </table:table-cell>
          <table:table-cell table:style-name="ce125" table:formula="of:=IF(NOT(OR([.G9]=0;[.B9]=1;[.B9]=7;[.J9]=[$Übersicht.$D$47];[.J9]=[$Übersicht.$E$47];[.J9]=[$Übersicht.$F$47];[.J9]=[$Übersicht.$G$47]));[.G9]-[$Übersicht.$B$8];[.G9])" office:value-type="time" office:time-value="PT00H00M00S" calcext:value-type="time">
            <text:p>00:00</text:p>
          </table:table-cell>
          <table:table-cell table:style-name="ce124" table:formula="of:=[$Übersicht.$A$31]" office:value-type="string" office:string-value="Hlg. 3 Könige" calcext:value-type="string">
            <text:p>Hlg. 3 Könige</text:p>
          </table:table-cell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9]+1" office:value-type="date" office:date-value="2019-01-07" calcext:value-type="date">
            <text:p>07.01.19</text:p>
          </table:table-cell>
          <table:table-cell table:style-name="ce41" table:formula="of:=WEEKDAY([.A10])" office:value-type="date" office:date-value="1900-01-01" calcext:value-type="date">
            <text:p>Mo</text:p>
          </table:table-cell>
          <table:table-cell table:style-name="ce48"/>
          <table:table-cell table:style-name="ce49" table:number-columns-repeated="3"/>
          <table:table-cell table:style-name="ce50" table:formula="of:=([.D10]-[.C10])-[.E10]+[.F10]" office:value-type="time" office:time-value="PT00H00M00S" calcext:value-type="time">
            <text:p>00:00</text:p>
          </table:table-cell>
          <table:table-cell table:style-name="ce125" table:formula="of:=IF(NOT(OR([.G10]=0;[.B10]=1;[.B10]=7;[.J10]=[$Übersicht.$D$47];[.J10]=[$Übersicht.$E$47];[.J10]=[$Übersicht.$F$47];[.J10]=[$Übersicht.$G$47]));[.G10]-[$Übersicht.$B$8];[.G10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10]+1" office:value-type="date" office:date-value="2019-01-08" calcext:value-type="date">
            <text:p>08.01.19</text:p>
          </table:table-cell>
          <table:table-cell table:style-name="ce41" table:formula="of:=WEEKDAY([.A11])" office:value-type="date" office:date-value="1900-01-02" calcext:value-type="date">
            <text:p>Di</text:p>
          </table:table-cell>
          <table:table-cell table:style-name="ce48"/>
          <table:table-cell table:style-name="ce49" table:number-columns-repeated="3"/>
          <table:table-cell table:style-name="ce50" table:formula="of:=([.D11]-[.C11])-[.E11]+[.F11]" office:value-type="time" office:time-value="PT00H00M00S" calcext:value-type="time">
            <text:p>00:00</text:p>
          </table:table-cell>
          <table:table-cell table:style-name="ce125" table:formula="of:=IF(NOT(OR([.G11]=0;[.B11]=1;[.B11]=7;[.J11]=[$Übersicht.$D$47];[.J11]=[$Übersicht.$E$47];[.J11]=[$Übersicht.$F$47];[.J11]=[$Übersicht.$G$47]));[.G11]-[$Übersicht.$B$8];[.G11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11]+1" office:value-type="date" office:date-value="2019-01-09" calcext:value-type="date">
            <text:p>09.01.19</text:p>
          </table:table-cell>
          <table:table-cell table:style-name="ce41" table:formula="of:=WEEKDAY([.A12])" office:value-type="date" office:date-value="1900-01-03" calcext:value-type="date">
            <text:p>Mi</text:p>
          </table:table-cell>
          <table:table-cell table:style-name="ce48"/>
          <table:table-cell table:style-name="ce49" table:number-columns-repeated="3"/>
          <table:table-cell table:style-name="ce50" table:formula="of:=([.D12]-[.C12])-[.E12]+[.F12]" office:value-type="time" office:time-value="PT00H00M00S" calcext:value-type="time">
            <text:p>00:00</text:p>
          </table:table-cell>
          <table:table-cell table:style-name="ce125" table:formula="of:=IF(NOT(OR([.G12]=0;[.B12]=1;[.B12]=7;[.J12]=[$Übersicht.$D$47];[.J12]=[$Übersicht.$E$47];[.J12]=[$Übersicht.$F$47];[.J12]=[$Übersicht.$G$47]));[.G12]-[$Übersicht.$B$8];[.G12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12]+1" office:value-type="date" office:date-value="2019-01-10" calcext:value-type="date">
            <text:p>10.01.19</text:p>
          </table:table-cell>
          <table:table-cell table:style-name="ce41" table:formula="of:=WEEKDAY([.A13])" office:value-type="date" office:date-value="1900-01-04" calcext:value-type="date">
            <text:p>Do</text:p>
          </table:table-cell>
          <table:table-cell table:style-name="ce48"/>
          <table:table-cell table:style-name="ce49" table:number-columns-repeated="3"/>
          <table:table-cell table:style-name="ce50" table:formula="of:=([.D13]-[.C13])-[.E13]+[.F13]" office:value-type="time" office:time-value="PT00H00M00S" calcext:value-type="time">
            <text:p>00:00</text:p>
          </table:table-cell>
          <table:table-cell table:style-name="ce125" table:formula="of:=IF(NOT(OR([.G13]=0;[.B13]=1;[.B13]=7;[.J13]=[$Übersicht.$D$47];[.J13]=[$Übersicht.$E$47];[.J13]=[$Übersicht.$F$47];[.J13]=[$Übersicht.$G$47]));[.G13]-[$Übersicht.$B$8];[.G13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13]+1" office:value-type="date" office:date-value="2019-01-11" calcext:value-type="date">
            <text:p>11.01.19</text:p>
          </table:table-cell>
          <table:table-cell table:style-name="ce41" table:formula="of:=WEEKDAY([.A14])" office:value-type="date" office:date-value="1900-01-05" calcext:value-type="date">
            <text:p>Fr</text:p>
          </table:table-cell>
          <table:table-cell table:style-name="ce48"/>
          <table:table-cell table:style-name="ce49" table:number-columns-repeated="3"/>
          <table:table-cell table:style-name="ce50" table:formula="of:=([.D14]-[.C14])-[.E14]+[.F14]" office:value-type="time" office:time-value="PT00H00M00S" calcext:value-type="time">
            <text:p>00:00</text:p>
          </table:table-cell>
          <table:table-cell table:style-name="ce125" table:formula="of:=IF(NOT(OR([.G14]=0;[.B14]=1;[.B14]=7;[.J14]=[$Übersicht.$D$47];[.J14]=[$Übersicht.$E$47];[.J14]=[$Übersicht.$F$47];[.J14]=[$Übersicht.$G$47]));[.G14]-[$Übersicht.$B$8];[.G14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14]+1" office:value-type="date" office:date-value="2019-01-12" calcext:value-type="date">
            <text:p>12.01.19</text:p>
          </table:table-cell>
          <table:table-cell table:style-name="ce41" table:formula="of:=WEEKDAY([.A15])" office:value-type="date" office:date-value="1900-01-06" calcext:value-type="date">
            <text:p>Sa</text:p>
          </table:table-cell>
          <table:table-cell table:style-name="ce48"/>
          <table:table-cell table:style-name="ce49" table:number-columns-repeated="3"/>
          <table:table-cell table:style-name="ce50" table:formula="of:=([.D15]-[.C15])-[.E15]+[.F15]" office:value-type="time" office:time-value="PT00H00M00S" calcext:value-type="time">
            <text:p>00:00</text:p>
          </table:table-cell>
          <table:table-cell table:style-name="ce125" table:formula="of:=IF(NOT(OR([.G15]=0;[.B15]=1;[.B15]=7;[.J15]=[$Übersicht.$D$47];[.J15]=[$Übersicht.$E$47];[.J15]=[$Übersicht.$F$47];[.J15]=[$Übersicht.$G$47]));[.G15]-[$Übersicht.$B$8];[.G15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15]+1" office:value-type="date" office:date-value="2019-01-13" calcext:value-type="date">
            <text:p>13.01.19</text:p>
          </table:table-cell>
          <table:table-cell table:style-name="ce41" table:formula="of:=WEEKDAY([.A16])" office:value-type="date" office:date-value="1899-12-31" calcext:value-type="date">
            <text:p>So</text:p>
          </table:table-cell>
          <table:table-cell table:style-name="ce48"/>
          <table:table-cell table:style-name="ce49" table:number-columns-repeated="3"/>
          <table:table-cell table:style-name="ce50" table:formula="of:=([.D16]-[.C16])-[.E16]+[.F16]" office:value-type="time" office:time-value="PT00H00M00S" calcext:value-type="time">
            <text:p>00:00</text:p>
          </table:table-cell>
          <table:table-cell table:style-name="ce125" table:formula="of:=IF(NOT(OR([.G16]=0;[.B16]=1;[.B16]=7;[.J16]=[$Übersicht.$D$47];[.J16]=[$Übersicht.$E$47];[.J16]=[$Übersicht.$F$47];[.J16]=[$Übersicht.$G$47]));[.G16]-[$Übersicht.$B$8];[.G16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16]+1" office:value-type="date" office:date-value="2019-01-14" calcext:value-type="date">
            <text:p>14.01.19</text:p>
          </table:table-cell>
          <table:table-cell table:style-name="ce41" table:formula="of:=WEEKDAY([.A17])" office:value-type="date" office:date-value="1900-01-01" calcext:value-type="date">
            <text:p>Mo</text:p>
          </table:table-cell>
          <table:table-cell table:style-name="ce48"/>
          <table:table-cell table:style-name="ce49" table:number-columns-repeated="3"/>
          <table:table-cell table:style-name="ce50" table:formula="of:=([.D17]-[.C17])-[.E17]+[.F17]" office:value-type="time" office:time-value="PT00H00M00S" calcext:value-type="time">
            <text:p>00:00</text:p>
          </table:table-cell>
          <table:table-cell table:style-name="ce125" table:formula="of:=IF(NOT(OR([.G17]=0;[.B17]=1;[.B17]=7;[.J17]=[$Übersicht.$D$47];[.J17]=[$Übersicht.$E$47];[.J17]=[$Übersicht.$F$47];[.J17]=[$Übersicht.$G$47]));[.G17]-[$Übersicht.$B$8];[.G17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17]+1" office:value-type="date" office:date-value="2019-01-15" calcext:value-type="date">
            <text:p>15.01.19</text:p>
          </table:table-cell>
          <table:table-cell table:style-name="ce41" table:formula="of:=WEEKDAY([.A18])" office:value-type="date" office:date-value="1900-01-02" calcext:value-type="date">
            <text:p>Di</text:p>
          </table:table-cell>
          <table:table-cell table:style-name="ce48"/>
          <table:table-cell table:style-name="ce49" table:number-columns-repeated="3"/>
          <table:table-cell table:style-name="ce50" table:formula="of:=([.D18]-[.C18])-[.E18]+[.F18]" office:value-type="time" office:time-value="PT00H00M00S" calcext:value-type="time">
            <text:p>00:00</text:p>
          </table:table-cell>
          <table:table-cell table:style-name="ce125" table:formula="of:=IF(NOT(OR([.G18]=0;[.B18]=1;[.B18]=7;[.J18]=[$Übersicht.$D$47];[.J18]=[$Übersicht.$E$47];[.J18]=[$Übersicht.$F$47];[.J18]=[$Übersicht.$G$47]));[.G18]-[$Übersicht.$B$8];[.G18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18]+1" office:value-type="date" office:date-value="2019-01-16" calcext:value-type="date">
            <text:p>16.01.19</text:p>
          </table:table-cell>
          <table:table-cell table:style-name="ce41" table:formula="of:=WEEKDAY([.A19])" office:value-type="date" office:date-value="1900-01-03" calcext:value-type="date">
            <text:p>Mi</text:p>
          </table:table-cell>
          <table:table-cell table:style-name="ce48"/>
          <table:table-cell table:style-name="ce49" table:number-columns-repeated="3"/>
          <table:table-cell table:style-name="ce50" table:formula="of:=([.D19]-[.C19])-[.E19]+[.F19]" office:value-type="time" office:time-value="PT00H00M00S" calcext:value-type="time">
            <text:p>00:00</text:p>
          </table:table-cell>
          <table:table-cell table:style-name="ce125" table:formula="of:=IF(NOT(OR([.G19]=0;[.B19]=1;[.B19]=7;[.J19]=[$Übersicht.$D$47];[.J19]=[$Übersicht.$E$47];[.J19]=[$Übersicht.$F$47];[.J19]=[$Übersicht.$G$47]));[.G19]-[$Übersicht.$B$8];[.G19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19]+1" office:value-type="date" office:date-value="2019-01-17" calcext:value-type="date">
            <text:p>17.01.19</text:p>
          </table:table-cell>
          <table:table-cell table:style-name="ce41" table:formula="of:=WEEKDAY([.A20])" office:value-type="date" office:date-value="1900-01-04" calcext:value-type="date">
            <text:p>Do</text:p>
          </table:table-cell>
          <table:table-cell table:style-name="ce48"/>
          <table:table-cell table:style-name="ce49" table:number-columns-repeated="3"/>
          <table:table-cell table:style-name="ce50" table:formula="of:=([.D20]-[.C20])-[.E20]+[.F20]" office:value-type="time" office:time-value="PT00H00M00S" calcext:value-type="time">
            <text:p>00:00</text:p>
          </table:table-cell>
          <table:table-cell table:style-name="ce125" table:formula="of:=IF(NOT(OR([.G20]=0;[.B20]=1;[.B20]=7;[.J20]=[$Übersicht.$D$47];[.J20]=[$Übersicht.$E$47];[.J20]=[$Übersicht.$F$47];[.J20]=[$Übersicht.$G$47]));[.G20]-[$Übersicht.$B$8];[.G20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20]+1" office:value-type="date" office:date-value="2019-01-18" calcext:value-type="date">
            <text:p>18.01.19</text:p>
          </table:table-cell>
          <table:table-cell table:style-name="ce41" table:formula="of:=WEEKDAY([.A21])" office:value-type="date" office:date-value="1900-01-05" calcext:value-type="date">
            <text:p>Fr</text:p>
          </table:table-cell>
          <table:table-cell table:style-name="ce48"/>
          <table:table-cell table:style-name="ce49" table:number-columns-repeated="3"/>
          <table:table-cell table:style-name="ce50" table:formula="of:=([.D21]-[.C21])-[.E21]+[.F21]" office:value-type="time" office:time-value="PT00H00M00S" calcext:value-type="time">
            <text:p>00:00</text:p>
          </table:table-cell>
          <table:table-cell table:style-name="ce125" table:formula="of:=IF(NOT(OR([.G21]=0;[.B21]=1;[.B21]=7;[.J21]=[$Übersicht.$D$47];[.J21]=[$Übersicht.$E$47];[.J21]=[$Übersicht.$F$47];[.J21]=[$Übersicht.$G$47]));[.G21]-[$Übersicht.$B$8];[.G21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21]+1" office:value-type="date" office:date-value="2019-01-19" calcext:value-type="date">
            <text:p>19.01.19</text:p>
          </table:table-cell>
          <table:table-cell table:style-name="ce41" table:formula="of:=WEEKDAY([.A22])" office:value-type="date" office:date-value="1900-01-06" calcext:value-type="date">
            <text:p>Sa</text:p>
          </table:table-cell>
          <table:table-cell table:style-name="ce48"/>
          <table:table-cell table:style-name="ce49" table:number-columns-repeated="3"/>
          <table:table-cell table:style-name="ce50" table:formula="of:=([.D22]-[.C22])-[.E22]+[.F22]" office:value-type="time" office:time-value="PT00H00M00S" calcext:value-type="time">
            <text:p>00:00</text:p>
          </table:table-cell>
          <table:table-cell table:style-name="ce125" table:formula="of:=IF(NOT(OR([.G22]=0;[.B22]=1;[.B22]=7;[.J22]=[$Übersicht.$D$47];[.J22]=[$Übersicht.$E$47];[.J22]=[$Übersicht.$F$47];[.J22]=[$Übersicht.$G$47]));[.G22]-[$Übersicht.$B$8];[.G22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22]+1" office:value-type="date" office:date-value="2019-01-20" calcext:value-type="date">
            <text:p>20.01.19</text:p>
          </table:table-cell>
          <table:table-cell table:style-name="ce41" table:formula="of:=WEEKDAY([.A23])" office:value-type="date" office:date-value="1899-12-31" calcext:value-type="date">
            <text:p>So</text:p>
          </table:table-cell>
          <table:table-cell table:style-name="ce48"/>
          <table:table-cell table:style-name="ce49" table:number-columns-repeated="3"/>
          <table:table-cell table:style-name="ce50" table:formula="of:=([.D23]-[.C23])-[.E23]+[.F23]" office:value-type="time" office:time-value="PT00H00M00S" calcext:value-type="time">
            <text:p>00:00</text:p>
          </table:table-cell>
          <table:table-cell table:style-name="ce125" table:formula="of:=IF(NOT(OR([.G23]=0;[.B23]=1;[.B23]=7;[.J23]=[$Übersicht.$D$47];[.J23]=[$Übersicht.$E$47];[.J23]=[$Übersicht.$F$47];[.J23]=[$Übersicht.$G$47]));[.G23]-[$Übersicht.$B$8];[.G23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23]+1" office:value-type="date" office:date-value="2019-01-21" calcext:value-type="date">
            <text:p>21.01.19</text:p>
          </table:table-cell>
          <table:table-cell table:style-name="ce41" table:formula="of:=WEEKDAY([.A24])" office:value-type="date" office:date-value="1900-01-01" calcext:value-type="date">
            <text:p>Mo</text:p>
          </table:table-cell>
          <table:table-cell table:style-name="ce48"/>
          <table:table-cell table:style-name="ce49" table:number-columns-repeated="3"/>
          <table:table-cell table:style-name="ce50" table:formula="of:=([.D24]-[.C24])-[.E24]+[.F24]" office:value-type="time" office:time-value="PT00H00M00S" calcext:value-type="time">
            <text:p>00:00</text:p>
          </table:table-cell>
          <table:table-cell table:style-name="ce125" table:formula="of:=IF(NOT(OR([.G24]=0;[.B24]=1;[.B24]=7;[.J24]=[$Übersicht.$D$47];[.J24]=[$Übersicht.$E$47];[.J24]=[$Übersicht.$F$47];[.J24]=[$Übersicht.$G$47]));[.G24]-[$Übersicht.$B$8];[.G24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24]+1" office:value-type="date" office:date-value="2019-01-22" calcext:value-type="date">
            <text:p>22.01.19</text:p>
          </table:table-cell>
          <table:table-cell table:style-name="ce41" table:formula="of:=WEEKDAY([.A25])" office:value-type="date" office:date-value="1900-01-02" calcext:value-type="date">
            <text:p>Di</text:p>
          </table:table-cell>
          <table:table-cell table:style-name="ce48"/>
          <table:table-cell table:style-name="ce49" table:number-columns-repeated="3"/>
          <table:table-cell table:style-name="ce50" table:formula="of:=([.D25]-[.C25])-[.E25]+[.F25]" office:value-type="time" office:time-value="PT00H00M00S" calcext:value-type="time">
            <text:p>00:00</text:p>
          </table:table-cell>
          <table:table-cell table:style-name="ce125" table:formula="of:=IF(NOT(OR([.G25]=0;[.B25]=1;[.B25]=7;[.J25]=[$Übersicht.$D$47];[.J25]=[$Übersicht.$E$47];[.J25]=[$Übersicht.$F$47];[.J25]=[$Übersicht.$G$47]));[.G25]-[$Übersicht.$B$8];[.G25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25]+1" office:value-type="date" office:date-value="2019-01-23" calcext:value-type="date">
            <text:p>23.01.19</text:p>
          </table:table-cell>
          <table:table-cell table:style-name="ce41" table:formula="of:=WEEKDAY([.A26])" office:value-type="date" office:date-value="1900-01-03" calcext:value-type="date">
            <text:p>Mi</text:p>
          </table:table-cell>
          <table:table-cell table:style-name="ce48"/>
          <table:table-cell table:style-name="ce49" table:number-columns-repeated="3"/>
          <table:table-cell table:style-name="ce50" table:formula="of:=([.D26]-[.C26])-[.E26]+[.F26]" office:value-type="time" office:time-value="PT00H00M00S" calcext:value-type="time">
            <text:p>00:00</text:p>
          </table:table-cell>
          <table:table-cell table:style-name="ce125" table:formula="of:=IF(NOT(OR([.G26]=0;[.B26]=1;[.B26]=7;[.J26]=[$Übersicht.$D$47];[.J26]=[$Übersicht.$E$47];[.J26]=[$Übersicht.$F$47];[.J26]=[$Übersicht.$G$47]));[.G26]-[$Übersicht.$B$8];[.G26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26]+1" office:value-type="date" office:date-value="2019-01-24" calcext:value-type="date">
            <text:p>24.01.19</text:p>
          </table:table-cell>
          <table:table-cell table:style-name="ce41" table:formula="of:=WEEKDAY([.A27])" office:value-type="date" office:date-value="1900-01-04" calcext:value-type="date">
            <text:p>Do</text:p>
          </table:table-cell>
          <table:table-cell table:style-name="ce48"/>
          <table:table-cell table:style-name="ce49" table:number-columns-repeated="3"/>
          <table:table-cell table:style-name="ce50" table:formula="of:=([.D27]-[.C27])-[.E27]+[.F27]" office:value-type="time" office:time-value="PT00H00M00S" calcext:value-type="time">
            <text:p>00:00</text:p>
          </table:table-cell>
          <table:table-cell table:style-name="ce125" table:formula="of:=IF(NOT(OR([.G27]=0;[.B27]=1;[.B27]=7;[.J27]=[$Übersicht.$D$47];[.J27]=[$Übersicht.$E$47];[.J27]=[$Übersicht.$F$47];[.J27]=[$Übersicht.$G$47]));[.G27]-[$Übersicht.$B$8];[.G27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27]+1" office:value-type="date" office:date-value="2019-01-25" calcext:value-type="date">
            <text:p>25.01.19</text:p>
          </table:table-cell>
          <table:table-cell table:style-name="ce41" table:formula="of:=WEEKDAY([.A28])" office:value-type="date" office:date-value="1900-01-05" calcext:value-type="date">
            <text:p>Fr</text:p>
          </table:table-cell>
          <table:table-cell table:style-name="ce48"/>
          <table:table-cell table:style-name="ce49" table:number-columns-repeated="3"/>
          <table:table-cell table:style-name="ce50" table:formula="of:=([.D28]-[.C28])-[.E28]+[.F28]" office:value-type="time" office:time-value="PT00H00M00S" calcext:value-type="time">
            <text:p>00:00</text:p>
          </table:table-cell>
          <table:table-cell table:style-name="ce125" table:formula="of:=IF(NOT(OR([.G28]=0;[.B28]=1;[.B28]=7;[.J28]=[$Übersicht.$D$47];[.J28]=[$Übersicht.$E$47];[.J28]=[$Übersicht.$F$47];[.J28]=[$Übersicht.$G$47]));[.G28]-[$Übersicht.$B$8];[.G28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28]+1" office:value-type="date" office:date-value="2019-01-26" calcext:value-type="date">
            <text:p>26.01.19</text:p>
          </table:table-cell>
          <table:table-cell table:style-name="ce41" table:formula="of:=WEEKDAY([.A29])" office:value-type="date" office:date-value="1900-01-06" calcext:value-type="date">
            <text:p>Sa</text:p>
          </table:table-cell>
          <table:table-cell table:style-name="ce48"/>
          <table:table-cell table:style-name="ce49" table:number-columns-repeated="3"/>
          <table:table-cell table:style-name="ce50" table:formula="of:=([.D29]-[.C29])-[.E29]+[.F29]" office:value-type="time" office:time-value="PT00H00M00S" calcext:value-type="time">
            <text:p>00:00</text:p>
          </table:table-cell>
          <table:table-cell table:style-name="ce125" table:formula="of:=IF(NOT(OR([.G29]=0;[.B29]=1;[.B29]=7;[.J29]=[$Übersicht.$D$47];[.J29]=[$Übersicht.$E$47];[.J29]=[$Übersicht.$F$47];[.J29]=[$Übersicht.$G$47]));[.G29]-[$Übersicht.$B$8];[.G29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29]+1" office:value-type="date" office:date-value="2019-01-27" calcext:value-type="date">
            <text:p>27.01.19</text:p>
          </table:table-cell>
          <table:table-cell table:style-name="ce41" table:formula="of:=WEEKDAY([.A30])" office:value-type="date" office:date-value="1899-12-31" calcext:value-type="date">
            <text:p>So</text:p>
          </table:table-cell>
          <table:table-cell table:style-name="ce48"/>
          <table:table-cell table:style-name="ce49" table:number-columns-repeated="3"/>
          <table:table-cell table:style-name="ce50" table:formula="of:=([.D30]-[.C30])-[.E30]+[.F30]" office:value-type="time" office:time-value="PT00H00M00S" calcext:value-type="time">
            <text:p>00:00</text:p>
          </table:table-cell>
          <table:table-cell table:style-name="ce125" table:formula="of:=IF(NOT(OR([.G30]=0;[.B30]=1;[.B30]=7;[.J30]=[$Übersicht.$D$47];[.J30]=[$Übersicht.$E$47];[.J30]=[$Übersicht.$F$47];[.J30]=[$Übersicht.$G$47]));[.G30]-[$Übersicht.$B$8];[.G30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30]+1" office:value-type="date" office:date-value="2019-01-28" calcext:value-type="date">
            <text:p>28.01.19</text:p>
          </table:table-cell>
          <table:table-cell table:style-name="ce41" table:formula="of:=WEEKDAY([.A31])" office:value-type="date" office:date-value="1900-01-01" calcext:value-type="date">
            <text:p>Mo</text:p>
          </table:table-cell>
          <table:table-cell table:style-name="ce48"/>
          <table:table-cell table:style-name="ce49" table:number-columns-repeated="3"/>
          <table:table-cell table:style-name="ce50" table:formula="of:=([.D31]-[.C31])-[.E31]+[.F31]" office:value-type="time" office:time-value="PT00H00M00S" calcext:value-type="time">
            <text:p>00:00</text:p>
          </table:table-cell>
          <table:table-cell table:style-name="ce125" table:formula="of:=IF(NOT(OR([.G31]=0;[.B31]=1;[.B31]=7;[.J31]=[$Übersicht.$D$47];[.J31]=[$Übersicht.$E$47];[.J31]=[$Übersicht.$F$47];[.J31]=[$Übersicht.$G$47]));[.G31]-[$Übersicht.$B$8];[.G31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31]+1" office:value-type="date" office:date-value="2019-01-29" calcext:value-type="date">
            <text:p>29.01.19</text:p>
          </table:table-cell>
          <table:table-cell table:style-name="ce41" table:formula="of:=WEEKDAY([.A32])" office:value-type="date" office:date-value="1900-01-02" calcext:value-type="date">
            <text:p>Di</text:p>
          </table:table-cell>
          <table:table-cell table:style-name="ce48"/>
          <table:table-cell table:style-name="ce49" table:number-columns-repeated="3"/>
          <table:table-cell table:style-name="ce50" table:formula="of:=([.D32]-[.C32])-[.E32]+[.F32]" office:value-type="time" office:time-value="PT00H00M00S" calcext:value-type="time">
            <text:p>00:00</text:p>
          </table:table-cell>
          <table:table-cell table:style-name="ce125" table:formula="of:=IF(NOT(OR([.G32]=0;[.B32]=1;[.B32]=7;[.J32]=[$Übersicht.$D$47];[.J32]=[$Übersicht.$E$47];[.J32]=[$Übersicht.$F$47];[.J32]=[$Übersicht.$G$47]));[.G32]-[$Übersicht.$B$8];[.G32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32]+1" office:value-type="date" office:date-value="2019-01-30" calcext:value-type="date">
            <text:p>30.01.19</text:p>
          </table:table-cell>
          <table:table-cell table:style-name="ce41" table:formula="of:=WEEKDAY([.A33])" office:value-type="date" office:date-value="1900-01-03" calcext:value-type="date">
            <text:p>Mi</text:p>
          </table:table-cell>
          <table:table-cell table:style-name="ce48"/>
          <table:table-cell table:style-name="ce49" table:number-columns-repeated="3"/>
          <table:table-cell table:style-name="ce50" table:formula="of:=([.D33]-[.C33])-[.E33]+[.F33]" office:value-type="time" office:time-value="PT00H00M00S" calcext:value-type="time">
            <text:p>00:00</text:p>
          </table:table-cell>
          <table:table-cell table:style-name="ce125" table:formula="of:=IF(NOT(OR([.G33]=0;[.B33]=1;[.B33]=7;[.J33]=[$Übersicht.$D$47];[.J33]=[$Übersicht.$E$47];[.J33]=[$Übersicht.$F$47];[.J33]=[$Übersicht.$G$47]));[.G33]-[$Übersicht.$B$8];[.G33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37" table:formula="of:=[.A33]+1" office:value-type="date" office:date-value="2019-01-31" calcext:value-type="date">
            <text:p>31.01.19</text:p>
          </table:table-cell>
          <table:table-cell table:style-name="ce41" table:formula="of:=WEEKDAY([.A34])" office:value-type="date" office:date-value="1900-01-04" calcext:value-type="date">
            <text:p>Do</text:p>
          </table:table-cell>
          <table:table-cell table:style-name="ce48"/>
          <table:table-cell table:style-name="ce49" table:number-columns-repeated="3"/>
          <table:table-cell table:style-name="ce50" table:formula="of:=([.D34]-[.C34])-[.E34]+[.F34]" office:value-type="time" office:time-value="PT00H00M00S" calcext:value-type="time">
            <text:p>00:00</text:p>
          </table:table-cell>
          <table:table-cell table:style-name="ce125" table:formula="of:=IF(NOT(OR([.G34]=0;[.B34]=1;[.B34]=7;[.J34]=[$Übersicht.$D$47];[.J34]=[$Übersicht.$E$47];[.J34]=[$Übersicht.$F$47];[.J34]=[$Übersicht.$G$47]));[.G34]-[$Übersicht.$B$8];[.G34])" office:value-type="time" office:time-value="PT00H00M00S" calcext:value-type="time">
            <text:p>00:00</text:p>
          </table:table-cell>
          <table:table-cell table:style-name="ce56"/>
          <table:table-cell table:style-name="ce59" table:content-validation-name="val1"/>
          <table:table-cell table:number-columns-repeated="1014"/>
        </table:table-row>
        <table:table-row table:style-name="ro1">
          <table:table-cell table:style-name="ce103" table:number-columns-repeated="6"/>
          <table:table-cell table:style-name="ce51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5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Monat</text:p>
          </table:table-cell>
          <table:table-cell table:style-name="ce103" table:number-columns-repeated="5"/>
          <table:table-cell table:style-name="ce52"/>
          <table:table-cell table:style-name="ce119" table:formula="of:=SUM([.H4:.H34])" office:value-type="time" office:time-value="PT00H00M00S" calcext:value-type="time">
            <text:p>00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120" table:formula="of:=[$Übersicht.$B$5]" office:value-type="time" office:time-value="PT00H00M00S" calcext:value-type="time">
            <text:p>00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Gesamt</text:p>
          </table:table-cell>
          <table:table-cell table:style-name="ce103" table:number-columns-repeated="5"/>
          <table:table-cell table:style-name="ce53"/>
          <table:table-cell table:style-name="ce120" table:formula="of:=SUM([.H37];[.G38])" office:value-type="time" office:time-value="PT00H00M00S" calcext:value-type="time">
            <text:p>00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120" table:formula="of:=SUM([.G36];[.G38])" office:value-type="time" office:time-value="PT00H00M00S" calcext:value-type="time">
            <text:p>00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13]" office:value-type="time" office:time-value="PT176H00M00S" calcext:value-type="time">
            <text:p>176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106" office:value-type="string" calcext:value-type="string">
            <text:p>Übertrag</text:p>
          </table:table-cell>
          <table:table-cell table:style-name="ce42" table:number-columns-repeated="5"/>
          <table:table-cell table:style-name="ce123" table:formula="of:=[.G41]-[.G42]" office:value-type="time" office:time-value="-PT176H00M00S" calcext:value-type="time">
            <text:p>-176:00</text:p>
          </table:table-cell>
          <table:table-cell table:style-name="ce55"/>
          <table:table-cell table:style-name="ce103"/>
          <table:table-cell table:number-columns-repeated="1015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rbeitstage</text:p>
          </table:table-cell>
          <table:table-cell table:style-name="ce43" table:formula="of:=[$Übersicht.$C$13]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Urlaub</text:p>
          </table:table-cell>
          <table:table-cell table:style-name="ce44" table:formula="of:=[$Übersicht.$D$1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Krankheit</text:p>
          </table:table-cell>
          <table:table-cell table:style-name="ce43" table:formula="of:=[$Übersicht.$E$1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Tage gearbeitet</text:p>
          </table:table-cell>
          <table:table-cell table:style-name="ce45" table:formula="of:=[$Übersicht.$G$13]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urlaub</text:p>
          </table:table-cell>
          <table:table-cell table:style-name="ce46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Januar.A4:Januar.J34">
            <calcext:condition calcext:apply-style-name="Weekend" calcext:value="formula-is(OR([.$B4]=1; [.$B4]=7; [.$J4]=[$Übersicht.$D$47]))" calcext:base-cell-address="Januar.A4"/>
            <calcext:condition calcext:apply-style-name="Free" calcext:value="formula-is(NOT(ISNA(MATCH([.$J4];[$Übersicht.$E$47:.$Z$47];0))))" calcext:base-cell-address="Januar.A4"/>
            <calcext:condition calcext:apply-style-name="Overtime" calcext:value="formula-is([.$J4]=[$Übersicht.$B$47])" calcext:base-cell-address="Januar.A4"/>
          </calcext:conditional-format>
          <calcext:conditional-format calcext:target-range-address="Januar.G38:Januar.G38 Januar.G44:Januar.G44 Januar.H4:Januar.H34 Januar.H37:Januar.H37 Januar.H39:Januar.H39 Januar.G41:Januar.G41">
            <calcext:condition calcext:apply-style-name="Negative" calcext:value="&lt;0" calcext:base-cell-address="Januar.G37"/>
            <calcext:condition calcext:apply-style-name="Positive" calcext:value="&gt;0" calcext:base-cell-address="Januar.G37"/>
          </calcext:conditional-format>
        </calcext:conditional-formats>
      </table:table>
      <table:table table:name="Februar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1" table:default-cell-style-name="Default"/>
        <table:table-column table:style-name="co11" table:number-columns-repeated="1013" table:default-cell-style-name="ce3"/>
        <table:table-row table:style-name="ro4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 table:style-name="ce103"/>
          <table:table-cell/>
          <table:table-cell table:style-name="ce57" table:formula="of:=[.A4]" office:value-type="date" office:date-value="2019-02-01" calcext:value-type="date">
            <text:p>Februar 2019</text:p>
          </table:table-cell>
          <table:table-cell table:number-columns-repeated="1014"/>
        </table:table-row>
        <table:table-row table:style-name="ro4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 table:number-columns-repeated="2"/>
          <table:table-cell table:style-name="ce23"/>
          <table:table-cell table:number-columns-repeated="1014"/>
        </table:table-row>
        <table:table-row table:style-name="ro5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Tagesbilanz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4"/>
        </table:table-row>
        <table:table-row table:style-name="ro1">
          <table:table-cell table:style-name="ce139" table:formula="of:=DATE([$Übersicht.$B$2]; 2;1)" office:value-type="date" office:date-value="2019-02-01" calcext:value-type="date">
            <text:p>01.02.19</text:p>
          </table:table-cell>
          <table:table-cell table:style-name="ce141" table:formula="of:=WEEKDAY([.A4])" office:value-type="date" office:date-value="1900-01-05" calcext:value-type="date">
            <text:p>Fr</text:p>
          </table:table-cell>
          <table:table-cell table:style-name="ce143"/>
          <table:table-cell table:style-name="ce144" table:number-columns-repeated="3"/>
          <table:table-cell table:style-name="ce145" table:formula="of:=([.D4]-[.C4])-[.E4]+[.F4]" office:value-type="time" office:time-value="PT00H00M00S" calcext:value-type="time">
            <text:p>00:00</text:p>
          </table:table-cell>
          <table:table-cell table:style-name="ce148" table:formula="of:=IF(NOT(OR([.G4]=0;[.B4]=1;[.B4]=7;[.J4]=[$Übersicht.$D$47];[.J4]=[$Übersicht.$E$47];[.J4]=[$Übersicht.$F$47];[.J4]=[$Übersicht.$G$47]));[.G4]-[$Übersicht.$B$8];[.G4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4]+1" office:value-type="date" office:date-value="2019-02-02" calcext:value-type="date">
            <text:p>02.02.19</text:p>
          </table:table-cell>
          <table:table-cell table:style-name="ce141" table:formula="of:=WEEKDAY([.A5])" office:value-type="date" office:date-value="1900-01-06" calcext:value-type="date">
            <text:p>Sa</text:p>
          </table:table-cell>
          <table:table-cell table:style-name="ce143"/>
          <table:table-cell table:style-name="ce144" table:number-columns-repeated="3"/>
          <table:table-cell table:style-name="ce145" table:formula="of:=([.D5]-[.C5])-[.E5]+[.F5]" office:value-type="time" office:time-value="PT00H00M00S" calcext:value-type="time">
            <text:p>00:00</text:p>
          </table:table-cell>
          <table:table-cell table:style-name="ce148" table:formula="of:=IF(NOT(OR([.G5]=0;[.B5]=1;[.B5]=7;[.J5]=[$Übersicht.$D$47];[.J5]=[$Übersicht.$E$47];[.J5]=[$Übersicht.$F$47];[.J5]=[$Übersicht.$G$47]));[.G5]-[$Übersicht.$B$8];[.G5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5]+1" office:value-type="date" office:date-value="2019-02-03" calcext:value-type="date">
            <text:p>03.02.19</text:p>
          </table:table-cell>
          <table:table-cell table:style-name="ce141" table:formula="of:=WEEKDAY([.A6])" office:value-type="date" office:date-value="1899-12-31" calcext:value-type="date">
            <text:p>So</text:p>
          </table:table-cell>
          <table:table-cell table:style-name="ce143"/>
          <table:table-cell table:style-name="ce144" table:number-columns-repeated="3"/>
          <table:table-cell table:style-name="ce145" table:formula="of:=([.D6]-[.C6])-[.E6]+[.F6]" office:value-type="time" office:time-value="PT00H00M00S" calcext:value-type="time">
            <text:p>00:00</text:p>
          </table:table-cell>
          <table:table-cell table:style-name="ce148" table:formula="of:=IF(NOT(OR([.G6]=0;[.B6]=1;[.B6]=7;[.J6]=[$Übersicht.$D$47];[.J6]=[$Übersicht.$E$47];[.J6]=[$Übersicht.$F$47];[.J6]=[$Übersicht.$G$47]));[.G6]-[$Übersicht.$B$8];[.G6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6]+1" office:value-type="date" office:date-value="2019-02-04" calcext:value-type="date">
            <text:p>04.02.19</text:p>
          </table:table-cell>
          <table:table-cell table:style-name="ce141" table:formula="of:=WEEKDAY([.A7])" office:value-type="date" office:date-value="1900-01-01" calcext:value-type="date">
            <text:p>Mo</text:p>
          </table:table-cell>
          <table:table-cell table:style-name="ce143"/>
          <table:table-cell table:style-name="ce144" table:number-columns-repeated="3"/>
          <table:table-cell table:style-name="ce145" table:formula="of:=([.D7]-[.C7])-[.E7]+[.F7]" office:value-type="time" office:time-value="PT00H00M00S" calcext:value-type="time">
            <text:p>00:00</text:p>
          </table:table-cell>
          <table:table-cell table:style-name="ce148" table:formula="of:=IF(NOT(OR([.G7]=0;[.B7]=1;[.B7]=7;[.J7]=[$Übersicht.$D$47];[.J7]=[$Übersicht.$E$47];[.J7]=[$Übersicht.$F$47];[.J7]=[$Übersicht.$G$47]));[.G7]-[$Übersicht.$B$8];[.G7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7]+1" office:value-type="date" office:date-value="2019-02-05" calcext:value-type="date">
            <text:p>05.02.19</text:p>
          </table:table-cell>
          <table:table-cell table:style-name="ce141" table:formula="of:=WEEKDAY([.A8])" office:value-type="date" office:date-value="1900-01-02" calcext:value-type="date">
            <text:p>Di</text:p>
          </table:table-cell>
          <table:table-cell table:style-name="ce143"/>
          <table:table-cell table:style-name="ce144" table:number-columns-repeated="3"/>
          <table:table-cell table:style-name="ce145" table:formula="of:=([.D8]-[.C8])-[.E8]+[.F8]" office:value-type="time" office:time-value="PT00H00M00S" calcext:value-type="time">
            <text:p>00:00</text:p>
          </table:table-cell>
          <table:table-cell table:style-name="ce148" table:formula="of:=IF(NOT(OR([.G8]=0;[.B8]=1;[.B8]=7;[.J8]=[$Übersicht.$D$47];[.J8]=[$Übersicht.$E$47];[.J8]=[$Übersicht.$F$47];[.J8]=[$Übersicht.$G$47]));[.G8]-[$Übersicht.$B$8];[.G8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8]+1" office:value-type="date" office:date-value="2019-02-06" calcext:value-type="date">
            <text:p>06.02.19</text:p>
          </table:table-cell>
          <table:table-cell table:style-name="ce141" table:formula="of:=WEEKDAY([.A9])" office:value-type="date" office:date-value="1900-01-03" calcext:value-type="date">
            <text:p>Mi</text:p>
          </table:table-cell>
          <table:table-cell table:style-name="ce143"/>
          <table:table-cell table:style-name="ce144" table:number-columns-repeated="3"/>
          <table:table-cell table:style-name="ce145" table:formula="of:=([.D9]-[.C9])-[.E9]+[.F9]" office:value-type="time" office:time-value="PT00H00M00S" calcext:value-type="time">
            <text:p>00:00</text:p>
          </table:table-cell>
          <table:table-cell table:style-name="ce148" table:formula="of:=IF(NOT(OR([.G9]=0;[.B9]=1;[.B9]=7;[.J9]=[$Übersicht.$D$47];[.J9]=[$Übersicht.$E$47];[.J9]=[$Übersicht.$F$47];[.J9]=[$Übersicht.$G$47]));[.G9]-[$Übersicht.$B$8];[.G9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9]+1" office:value-type="date" office:date-value="2019-02-07" calcext:value-type="date">
            <text:p>07.02.19</text:p>
          </table:table-cell>
          <table:table-cell table:style-name="ce141" table:formula="of:=WEEKDAY([.A10])" office:value-type="date" office:date-value="1900-01-04" calcext:value-type="date">
            <text:p>Do</text:p>
          </table:table-cell>
          <table:table-cell table:style-name="ce143"/>
          <table:table-cell table:style-name="ce144" table:number-columns-repeated="3"/>
          <table:table-cell table:style-name="ce145" table:formula="of:=([.D10]-[.C10])-[.E10]+[.F10]" office:value-type="time" office:time-value="PT00H00M00S" calcext:value-type="time">
            <text:p>00:00</text:p>
          </table:table-cell>
          <table:table-cell table:style-name="ce148" table:formula="of:=IF(NOT(OR([.G10]=0;[.B10]=1;[.B10]=7;[.J10]=[$Übersicht.$D$47];[.J10]=[$Übersicht.$E$47];[.J10]=[$Übersicht.$F$47];[.J10]=[$Übersicht.$G$47]));[.G10]-[$Übersicht.$B$8];[.G10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10]+1" office:value-type="date" office:date-value="2019-02-08" calcext:value-type="date">
            <text:p>08.02.19</text:p>
          </table:table-cell>
          <table:table-cell table:style-name="ce141" table:formula="of:=WEEKDAY([.A11])" office:value-type="date" office:date-value="1900-01-05" calcext:value-type="date">
            <text:p>Fr</text:p>
          </table:table-cell>
          <table:table-cell table:style-name="ce143"/>
          <table:table-cell table:style-name="ce144" table:number-columns-repeated="3"/>
          <table:table-cell table:style-name="ce145" table:formula="of:=([.D11]-[.C11])-[.E11]+[.F11]" office:value-type="time" office:time-value="PT00H00M00S" calcext:value-type="time">
            <text:p>00:00</text:p>
          </table:table-cell>
          <table:table-cell table:style-name="ce148" table:formula="of:=IF(NOT(OR([.G11]=0;[.B11]=1;[.B11]=7;[.J11]=[$Übersicht.$D$47];[.J11]=[$Übersicht.$E$47];[.J11]=[$Übersicht.$F$47];[.J11]=[$Übersicht.$G$47]));[.G11]-[$Übersicht.$B$8];[.G11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11]+1" office:value-type="date" office:date-value="2019-02-09" calcext:value-type="date">
            <text:p>09.02.19</text:p>
          </table:table-cell>
          <table:table-cell table:style-name="ce141" table:formula="of:=WEEKDAY([.A12])" office:value-type="date" office:date-value="1900-01-06" calcext:value-type="date">
            <text:p>Sa</text:p>
          </table:table-cell>
          <table:table-cell table:style-name="ce143"/>
          <table:table-cell table:style-name="ce144" table:number-columns-repeated="3"/>
          <table:table-cell table:style-name="ce145" table:formula="of:=([.D12]-[.C12])-[.E12]+[.F12]" office:value-type="time" office:time-value="PT00H00M00S" calcext:value-type="time">
            <text:p>00:00</text:p>
          </table:table-cell>
          <table:table-cell table:style-name="ce148" table:formula="of:=IF(NOT(OR([.G12]=0;[.B12]=1;[.B12]=7;[.J12]=[$Übersicht.$D$47];[.J12]=[$Übersicht.$E$47];[.J12]=[$Übersicht.$F$47];[.J12]=[$Übersicht.$G$47]));[.G12]-[$Übersicht.$B$8];[.G12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12]+1" office:value-type="date" office:date-value="2019-02-10" calcext:value-type="date">
            <text:p>10.02.19</text:p>
          </table:table-cell>
          <table:table-cell table:style-name="ce141" table:formula="of:=WEEKDAY([.A13])" office:value-type="date" office:date-value="1899-12-31" calcext:value-type="date">
            <text:p>So</text:p>
          </table:table-cell>
          <table:table-cell table:style-name="ce143"/>
          <table:table-cell table:style-name="ce144" table:number-columns-repeated="3"/>
          <table:table-cell table:style-name="ce145" table:formula="of:=([.D13]-[.C13])-[.E13]+[.F13]" office:value-type="time" office:time-value="PT00H00M00S" calcext:value-type="time">
            <text:p>00:00</text:p>
          </table:table-cell>
          <table:table-cell table:style-name="ce148" table:formula="of:=IF(NOT(OR([.G13]=0;[.B13]=1;[.B13]=7;[.J13]=[$Übersicht.$D$47];[.J13]=[$Übersicht.$E$47];[.J13]=[$Übersicht.$F$47];[.J13]=[$Übersicht.$G$47]));[.G13]-[$Übersicht.$B$8];[.G13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13]+1" office:value-type="date" office:date-value="2019-02-11" calcext:value-type="date">
            <text:p>11.02.19</text:p>
          </table:table-cell>
          <table:table-cell table:style-name="ce141" table:formula="of:=WEEKDAY([.A14])" office:value-type="date" office:date-value="1900-01-01" calcext:value-type="date">
            <text:p>Mo</text:p>
          </table:table-cell>
          <table:table-cell table:style-name="ce143"/>
          <table:table-cell table:style-name="ce144" table:number-columns-repeated="3"/>
          <table:table-cell table:style-name="ce145" table:formula="of:=([.D14]-[.C14])-[.E14]+[.F14]" office:value-type="time" office:time-value="PT00H00M00S" calcext:value-type="time">
            <text:p>00:00</text:p>
          </table:table-cell>
          <table:table-cell table:style-name="ce148" table:formula="of:=IF(NOT(OR([.G14]=0;[.B14]=1;[.B14]=7;[.J14]=[$Übersicht.$D$47];[.J14]=[$Übersicht.$E$47];[.J14]=[$Übersicht.$F$47];[.J14]=[$Übersicht.$G$47]));[.G14]-[$Übersicht.$B$8];[.G14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14]+1" office:value-type="date" office:date-value="2019-02-12" calcext:value-type="date">
            <text:p>12.02.19</text:p>
          </table:table-cell>
          <table:table-cell table:style-name="ce141" table:formula="of:=WEEKDAY([.A15])" office:value-type="date" office:date-value="1900-01-02" calcext:value-type="date">
            <text:p>Di</text:p>
          </table:table-cell>
          <table:table-cell table:style-name="ce143"/>
          <table:table-cell table:style-name="ce144" table:number-columns-repeated="3"/>
          <table:table-cell table:style-name="ce145" table:formula="of:=([.D15]-[.C15])-[.E15]+[.F15]" office:value-type="time" office:time-value="PT00H00M00S" calcext:value-type="time">
            <text:p>00:00</text:p>
          </table:table-cell>
          <table:table-cell table:style-name="ce148" table:formula="of:=IF(NOT(OR([.G15]=0;[.B15]=1;[.B15]=7;[.J15]=[$Übersicht.$D$47];[.J15]=[$Übersicht.$E$47];[.J15]=[$Übersicht.$F$47];[.J15]=[$Übersicht.$G$47]));[.G15]-[$Übersicht.$B$8];[.G15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15]+1" office:value-type="date" office:date-value="2019-02-13" calcext:value-type="date">
            <text:p>13.02.19</text:p>
          </table:table-cell>
          <table:table-cell table:style-name="ce141" table:formula="of:=WEEKDAY([.A16])" office:value-type="date" office:date-value="1900-01-03" calcext:value-type="date">
            <text:p>Mi</text:p>
          </table:table-cell>
          <table:table-cell table:style-name="ce143"/>
          <table:table-cell table:style-name="ce144" table:number-columns-repeated="3"/>
          <table:table-cell table:style-name="ce145" table:formula="of:=([.D16]-[.C16])-[.E16]+[.F16]" office:value-type="time" office:time-value="PT00H00M00S" calcext:value-type="time">
            <text:p>00:00</text:p>
          </table:table-cell>
          <table:table-cell table:style-name="ce148" table:formula="of:=IF(NOT(OR([.G16]=0;[.B16]=1;[.B16]=7;[.J16]=[$Übersicht.$D$47];[.J16]=[$Übersicht.$E$47];[.J16]=[$Übersicht.$F$47];[.J16]=[$Übersicht.$G$47]));[.G16]-[$Übersicht.$B$8];[.G16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16]+1" office:value-type="date" office:date-value="2019-02-14" calcext:value-type="date">
            <text:p>14.02.19</text:p>
          </table:table-cell>
          <table:table-cell table:style-name="ce141" table:formula="of:=WEEKDAY([.A17])" office:value-type="date" office:date-value="1900-01-04" calcext:value-type="date">
            <text:p>Do</text:p>
          </table:table-cell>
          <table:table-cell table:style-name="ce143"/>
          <table:table-cell table:style-name="ce144" table:number-columns-repeated="3"/>
          <table:table-cell table:style-name="ce145" table:formula="of:=([.D17]-[.C17])-[.E17]+[.F17]" office:value-type="time" office:time-value="PT00H00M00S" calcext:value-type="time">
            <text:p>00:00</text:p>
          </table:table-cell>
          <table:table-cell table:style-name="ce148" table:formula="of:=IF(NOT(OR([.G17]=0;[.B17]=1;[.B17]=7;[.J17]=[$Übersicht.$D$47];[.J17]=[$Übersicht.$E$47];[.J17]=[$Übersicht.$F$47];[.J17]=[$Übersicht.$G$47]));[.G17]-[$Übersicht.$B$8];[.G17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17]+1" office:value-type="date" office:date-value="2019-02-15" calcext:value-type="date">
            <text:p>15.02.19</text:p>
          </table:table-cell>
          <table:table-cell table:style-name="ce141" table:formula="of:=WEEKDAY([.A18])" office:value-type="date" office:date-value="1900-01-05" calcext:value-type="date">
            <text:p>Fr</text:p>
          </table:table-cell>
          <table:table-cell table:style-name="ce143"/>
          <table:table-cell table:style-name="ce144" table:number-columns-repeated="3"/>
          <table:table-cell table:style-name="ce145" table:formula="of:=([.D18]-[.C18])-[.E18]+[.F18]" office:value-type="time" office:time-value="PT00H00M00S" calcext:value-type="time">
            <text:p>00:00</text:p>
          </table:table-cell>
          <table:table-cell table:style-name="ce148" table:formula="of:=IF(NOT(OR([.G18]=0;[.B18]=1;[.B18]=7;[.J18]=[$Übersicht.$D$47];[.J18]=[$Übersicht.$E$47];[.J18]=[$Übersicht.$F$47];[.J18]=[$Übersicht.$G$47]));[.G18]-[$Übersicht.$B$8];[.G18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18]+1" office:value-type="date" office:date-value="2019-02-16" calcext:value-type="date">
            <text:p>16.02.19</text:p>
          </table:table-cell>
          <table:table-cell table:style-name="ce141" table:formula="of:=WEEKDAY([.A19])" office:value-type="date" office:date-value="1900-01-06" calcext:value-type="date">
            <text:p>Sa</text:p>
          </table:table-cell>
          <table:table-cell table:style-name="ce143"/>
          <table:table-cell table:style-name="ce144" table:number-columns-repeated="3"/>
          <table:table-cell table:style-name="ce145" table:formula="of:=([.D19]-[.C19])-[.E19]+[.F19]" office:value-type="time" office:time-value="PT00H00M00S" calcext:value-type="time">
            <text:p>00:00</text:p>
          </table:table-cell>
          <table:table-cell table:style-name="ce148" table:formula="of:=IF(NOT(OR([.G19]=0;[.B19]=1;[.B19]=7;[.J19]=[$Übersicht.$D$47];[.J19]=[$Übersicht.$E$47];[.J19]=[$Übersicht.$F$47];[.J19]=[$Übersicht.$G$47]));[.G19]-[$Übersicht.$B$8];[.G19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19]+1" office:value-type="date" office:date-value="2019-02-17" calcext:value-type="date">
            <text:p>17.02.19</text:p>
          </table:table-cell>
          <table:table-cell table:style-name="ce141" table:formula="of:=WEEKDAY([.A20])" office:value-type="date" office:date-value="1899-12-31" calcext:value-type="date">
            <text:p>So</text:p>
          </table:table-cell>
          <table:table-cell table:style-name="ce143"/>
          <table:table-cell table:style-name="ce144" table:number-columns-repeated="3"/>
          <table:table-cell table:style-name="ce145" table:formula="of:=([.D20]-[.C20])-[.E20]+[.F20]" office:value-type="time" office:time-value="PT00H00M00S" calcext:value-type="time">
            <text:p>00:00</text:p>
          </table:table-cell>
          <table:table-cell table:style-name="ce148" table:formula="of:=IF(NOT(OR([.G20]=0;[.B20]=1;[.B20]=7;[.J20]=[$Übersicht.$D$47];[.J20]=[$Übersicht.$E$47];[.J20]=[$Übersicht.$F$47];[.J20]=[$Übersicht.$G$47]));[.G20]-[$Übersicht.$B$8];[.G20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20]+1" office:value-type="date" office:date-value="2019-02-18" calcext:value-type="date">
            <text:p>18.02.19</text:p>
          </table:table-cell>
          <table:table-cell table:style-name="ce141" table:formula="of:=WEEKDAY([.A21])" office:value-type="date" office:date-value="1900-01-01" calcext:value-type="date">
            <text:p>Mo</text:p>
          </table:table-cell>
          <table:table-cell table:style-name="ce143"/>
          <table:table-cell table:style-name="ce144" table:number-columns-repeated="3"/>
          <table:table-cell table:style-name="ce145" table:formula="of:=([.D21]-[.C21])-[.E21]+[.F21]" office:value-type="time" office:time-value="PT00H00M00S" calcext:value-type="time">
            <text:p>00:00</text:p>
          </table:table-cell>
          <table:table-cell table:style-name="ce148" table:formula="of:=IF(NOT(OR([.G21]=0;[.B21]=1;[.B21]=7;[.J21]=[$Übersicht.$D$47];[.J21]=[$Übersicht.$E$47];[.J21]=[$Übersicht.$F$47];[.J21]=[$Übersicht.$G$47]));[.G21]-[$Übersicht.$B$8];[.G21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21]+1" office:value-type="date" office:date-value="2019-02-19" calcext:value-type="date">
            <text:p>19.02.19</text:p>
          </table:table-cell>
          <table:table-cell table:style-name="ce141" table:formula="of:=WEEKDAY([.A22])" office:value-type="date" office:date-value="1900-01-02" calcext:value-type="date">
            <text:p>Di</text:p>
          </table:table-cell>
          <table:table-cell table:style-name="ce143"/>
          <table:table-cell table:style-name="ce144" table:number-columns-repeated="3"/>
          <table:table-cell table:style-name="ce145" table:formula="of:=([.D22]-[.C22])-[.E22]+[.F22]" office:value-type="time" office:time-value="PT00H00M00S" calcext:value-type="time">
            <text:p>00:00</text:p>
          </table:table-cell>
          <table:table-cell table:style-name="ce148" table:formula="of:=IF(NOT(OR([.G22]=0;[.B22]=1;[.B22]=7;[.J22]=[$Übersicht.$D$47];[.J22]=[$Übersicht.$E$47];[.J22]=[$Übersicht.$F$47];[.J22]=[$Übersicht.$G$47]));[.G22]-[$Übersicht.$B$8];[.G22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22]+1" office:value-type="date" office:date-value="2019-02-20" calcext:value-type="date">
            <text:p>20.02.19</text:p>
          </table:table-cell>
          <table:table-cell table:style-name="ce141" table:formula="of:=WEEKDAY([.A23])" office:value-type="date" office:date-value="1900-01-03" calcext:value-type="date">
            <text:p>Mi</text:p>
          </table:table-cell>
          <table:table-cell table:style-name="ce143"/>
          <table:table-cell table:style-name="ce144" table:number-columns-repeated="3"/>
          <table:table-cell table:style-name="ce145" table:formula="of:=([.D23]-[.C23])-[.E23]+[.F23]" office:value-type="time" office:time-value="PT00H00M00S" calcext:value-type="time">
            <text:p>00:00</text:p>
          </table:table-cell>
          <table:table-cell table:style-name="ce148" table:formula="of:=IF(NOT(OR([.G23]=0;[.B23]=1;[.B23]=7;[.J23]=[$Übersicht.$D$47];[.J23]=[$Übersicht.$E$47];[.J23]=[$Übersicht.$F$47];[.J23]=[$Übersicht.$G$47]));[.G23]-[$Übersicht.$B$8];[.G23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23]+1" office:value-type="date" office:date-value="2019-02-21" calcext:value-type="date">
            <text:p>21.02.19</text:p>
          </table:table-cell>
          <table:table-cell table:style-name="ce141" table:formula="of:=WEEKDAY([.A24])" office:value-type="date" office:date-value="1900-01-04" calcext:value-type="date">
            <text:p>Do</text:p>
          </table:table-cell>
          <table:table-cell table:style-name="ce143"/>
          <table:table-cell table:style-name="ce144" table:number-columns-repeated="3"/>
          <table:table-cell table:style-name="ce145" table:formula="of:=([.D24]-[.C24])-[.E24]+[.F24]" office:value-type="time" office:time-value="PT00H00M00S" calcext:value-type="time">
            <text:p>00:00</text:p>
          </table:table-cell>
          <table:table-cell table:style-name="ce148" table:formula="of:=IF(NOT(OR([.G24]=0;[.B24]=1;[.B24]=7;[.J24]=[$Übersicht.$D$47];[.J24]=[$Übersicht.$E$47];[.J24]=[$Übersicht.$F$47];[.J24]=[$Übersicht.$G$47]));[.G24]-[$Übersicht.$B$8];[.G24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24]+1" office:value-type="date" office:date-value="2019-02-22" calcext:value-type="date">
            <text:p>22.02.19</text:p>
          </table:table-cell>
          <table:table-cell table:style-name="ce141" table:formula="of:=WEEKDAY([.A25])" office:value-type="date" office:date-value="1900-01-05" calcext:value-type="date">
            <text:p>Fr</text:p>
          </table:table-cell>
          <table:table-cell table:style-name="ce143"/>
          <table:table-cell table:style-name="ce144" table:number-columns-repeated="3"/>
          <table:table-cell table:style-name="ce145" table:formula="of:=([.D25]-[.C25])-[.E25]+[.F25]" office:value-type="time" office:time-value="PT00H00M00S" calcext:value-type="time">
            <text:p>00:00</text:p>
          </table:table-cell>
          <table:table-cell table:style-name="ce148" table:formula="of:=IF(NOT(OR([.G25]=0;[.B25]=1;[.B25]=7;[.J25]=[$Übersicht.$D$47];[.J25]=[$Übersicht.$E$47];[.J25]=[$Übersicht.$F$47];[.J25]=[$Übersicht.$G$47]));[.G25]-[$Übersicht.$B$8];[.G25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25]+1" office:value-type="date" office:date-value="2019-02-23" calcext:value-type="date">
            <text:p>23.02.19</text:p>
          </table:table-cell>
          <table:table-cell table:style-name="ce141" table:formula="of:=WEEKDAY([.A26])" office:value-type="date" office:date-value="1900-01-06" calcext:value-type="date">
            <text:p>Sa</text:p>
          </table:table-cell>
          <table:table-cell table:style-name="ce143"/>
          <table:table-cell table:style-name="ce144" table:number-columns-repeated="3"/>
          <table:table-cell table:style-name="ce145" table:formula="of:=([.D26]-[.C26])-[.E26]+[.F26]" office:value-type="time" office:time-value="PT00H00M00S" calcext:value-type="time">
            <text:p>00:00</text:p>
          </table:table-cell>
          <table:table-cell table:style-name="ce148" table:formula="of:=IF(NOT(OR([.G26]=0;[.B26]=1;[.B26]=7;[.J26]=[$Übersicht.$D$47];[.J26]=[$Übersicht.$E$47];[.J26]=[$Übersicht.$F$47];[.J26]=[$Übersicht.$G$47]));[.G26]-[$Übersicht.$B$8];[.G26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26]+1" office:value-type="date" office:date-value="2019-02-24" calcext:value-type="date">
            <text:p>24.02.19</text:p>
          </table:table-cell>
          <table:table-cell table:style-name="ce141" table:formula="of:=WEEKDAY([.A27])" office:value-type="date" office:date-value="1899-12-31" calcext:value-type="date">
            <text:p>So</text:p>
          </table:table-cell>
          <table:table-cell table:style-name="ce143"/>
          <table:table-cell table:style-name="ce144" table:number-columns-repeated="3"/>
          <table:table-cell table:style-name="ce145" table:formula="of:=([.D27]-[.C27])-[.E27]+[.F27]" office:value-type="time" office:time-value="PT00H00M00S" calcext:value-type="time">
            <text:p>00:00</text:p>
          </table:table-cell>
          <table:table-cell table:style-name="ce148" table:formula="of:=IF(NOT(OR([.G27]=0;[.B27]=1;[.B27]=7;[.J27]=[$Übersicht.$D$47];[.J27]=[$Übersicht.$E$47];[.J27]=[$Übersicht.$F$47];[.J27]=[$Übersicht.$G$47]));[.G27]-[$Übersicht.$B$8];[.G27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27]+1" office:value-type="date" office:date-value="2019-02-25" calcext:value-type="date">
            <text:p>25.02.19</text:p>
          </table:table-cell>
          <table:table-cell table:style-name="ce141" table:formula="of:=WEEKDAY([.A28])" office:value-type="date" office:date-value="1900-01-01" calcext:value-type="date">
            <text:p>Mo</text:p>
          </table:table-cell>
          <table:table-cell table:style-name="ce143"/>
          <table:table-cell table:style-name="ce144" table:number-columns-repeated="3"/>
          <table:table-cell table:style-name="ce145" table:formula="of:=([.D28]-[.C28])-[.E28]+[.F28]" office:value-type="time" office:time-value="PT00H00M00S" calcext:value-type="time">
            <text:p>00:00</text:p>
          </table:table-cell>
          <table:table-cell table:style-name="ce148" table:formula="of:=IF(NOT(OR([.G28]=0;[.B28]=1;[.B28]=7;[.J28]=[$Übersicht.$D$47];[.J28]=[$Übersicht.$E$47];[.J28]=[$Übersicht.$F$47];[.J28]=[$Übersicht.$G$47]));[.G28]-[$Übersicht.$B$8];[.G28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28]+1" office:value-type="date" office:date-value="2019-02-26" calcext:value-type="date">
            <text:p>26.02.19</text:p>
          </table:table-cell>
          <table:table-cell table:style-name="ce141" table:formula="of:=WEEKDAY([.A29])" office:value-type="date" office:date-value="1900-01-02" calcext:value-type="date">
            <text:p>Di</text:p>
          </table:table-cell>
          <table:table-cell table:style-name="ce143"/>
          <table:table-cell table:style-name="ce144" table:number-columns-repeated="3"/>
          <table:table-cell table:style-name="ce145" table:formula="of:=([.D29]-[.C29])-[.E29]+[.F29]" office:value-type="time" office:time-value="PT00H00M00S" calcext:value-type="time">
            <text:p>00:00</text:p>
          </table:table-cell>
          <table:table-cell table:style-name="ce148" table:formula="of:=IF(NOT(OR([.G29]=0;[.B29]=1;[.B29]=7;[.J29]=[$Übersicht.$D$47];[.J29]=[$Übersicht.$E$47];[.J29]=[$Übersicht.$F$47];[.J29]=[$Übersicht.$G$47]));[.G29]-[$Übersicht.$B$8];[.G29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29]+1" office:value-type="date" office:date-value="2019-02-27" calcext:value-type="date">
            <text:p>27.02.19</text:p>
          </table:table-cell>
          <table:table-cell table:style-name="ce141" table:formula="of:=WEEKDAY([.A30])" office:value-type="date" office:date-value="1900-01-03" calcext:value-type="date">
            <text:p>Mi</text:p>
          </table:table-cell>
          <table:table-cell table:style-name="ce143"/>
          <table:table-cell table:style-name="ce144" table:number-columns-repeated="3"/>
          <table:table-cell table:style-name="ce145" table:formula="of:=([.D30]-[.C30])-[.E30]+[.F30]" office:value-type="time" office:time-value="PT00H00M00S" calcext:value-type="time">
            <text:p>00:00</text:p>
          </table:table-cell>
          <table:table-cell table:style-name="ce148" table:formula="of:=IF(NOT(OR([.G30]=0;[.B30]=1;[.B30]=7;[.J30]=[$Übersicht.$D$47];[.J30]=[$Übersicht.$E$47];[.J30]=[$Übersicht.$F$47];[.J30]=[$Übersicht.$G$47]));[.G30]-[$Übersicht.$B$8];[.G30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>
          <table:table-cell table:style-name="ce139" table:formula="of:=[.A30]+1" office:value-type="date" office:date-value="2019-02-28" calcext:value-type="date">
            <text:p>28.02.19</text:p>
          </table:table-cell>
          <table:table-cell table:style-name="ce141" table:formula="of:=WEEKDAY([.A31])" office:value-type="date" office:date-value="1900-01-04" calcext:value-type="date">
            <text:p>Do</text:p>
          </table:table-cell>
          <table:table-cell table:style-name="ce143"/>
          <table:table-cell table:style-name="ce144" table:number-columns-repeated="3"/>
          <table:table-cell table:style-name="ce145" table:formula="of:=([.D31]-[.C31])-[.E31]+[.F31]" office:value-type="time" office:time-value="PT00H00M00S" calcext:value-type="time">
            <text:p>00:00</text:p>
          </table:table-cell>
          <table:table-cell table:style-name="ce148" table:formula="of:=IF(NOT(OR([.G31]=0;[.B31]=1;[.B31]=7;[.J31]=[$Übersicht.$D$47];[.J31]=[$Übersicht.$E$47];[.J31]=[$Übersicht.$F$47];[.J31]=[$Übersicht.$G$47]));[.G31]-[$Übersicht.$B$8];[.G31])" office:value-type="time" office:time-value="PT00H00M00S" calcext:value-type="time">
            <text:p>00:00</text:p>
          </table:table-cell>
          <table:table-cell table:style-name="ce152"/>
          <table:table-cell table:style-name="ce67" table:content-validation-name="val2"/>
          <table:table-cell table:number-columns-repeated="1014"/>
        </table:table-row>
        <table:table-row table:style-name="ro1" table:number-rows-repeated="2">
          <table:table-cell table:style-name="ce129" table:number-columns-repeated="7"/>
          <table:table-cell table:style-name="ce149"/>
          <table:table-cell table:style-name="ce129" table:number-columns-repeated="2"/>
          <table:table-cell/>
          <table:table-cell table:style-name="Default" table:number-columns-repeated="1013"/>
        </table:table-row>
        <table:table-row table:style-name="ro1">
          <table:table-cell table:style-name="Default" table:number-columns-repeated="7"/>
          <table:table-cell table:style-name="ce150"/>
          <table:table-cell table:style-name="Default" table:number-columns-repeated="2"/>
          <table:table-cell/>
          <table:table-cell table:style-name="Default" table:number-columns-repeated="1013"/>
        </table:table-row>
        <table:table-row table:style-name="ro1">
          <table:table-cell table:style-name="ce103" table:number-columns-repeated="6"/>
          <table:table-cell table:style-name="ce51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2])" office:value-type="time" office:time-value="PT00H00M00S" calcext:value-type="time">
            <text:p>00:00</text:p>
          </table:table-cell>
          <table:table-cell table:style-name="ce5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Monat</text:p>
          </table:table-cell>
          <table:table-cell table:style-name="ce103" table:number-columns-repeated="5"/>
          <table:table-cell table:style-name="ce52"/>
          <table:table-cell table:style-name="ce151" table:formula="of:=SUM([.H4:.H34])" office:value-type="time" office:time-value="PT00H00M00S" calcext:value-type="time">
            <text:p>00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146" table:formula="of:=[Januar.G44]" office:value-type="time" office:time-value="-PT176H00M00S" calcext:value-type="time">
            <text:p>-176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Gesamt</text:p>
          </table:table-cell>
          <table:table-cell table:style-name="ce103" table:number-columns-repeated="5"/>
          <table:table-cell table:style-name="ce53"/>
          <table:table-cell table:style-name="ce146" table:formula="of:=SUM([.H37];[.G38])" office:value-type="time" office:time-value="-PT176H00M00S" calcext:value-type="time">
            <text:p>-176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146" table:formula="of:=SUM([.G36];[.G38])" office:value-type="time" office:time-value="-PT176H00M00S" calcext:value-type="time">
            <text:p>-176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14]" office:value-type="time" office:time-value="PT160H00M00S" calcext:value-type="time">
            <text:p>160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106" office:value-type="string" calcext:value-type="string">
            <text:p>Übertrag</text:p>
          </table:table-cell>
          <table:table-cell table:style-name="ce42" table:number-columns-repeated="5"/>
          <table:table-cell table:style-name="ce147" table:formula="of:=[.G41]-[.G42]" office:value-type="time" office:time-value="-PT336H00M00S" calcext:value-type="time">
            <text:p>-336:00</text:p>
          </table:table-cell>
          <table:table-cell table:style-name="ce55"/>
          <table:table-cell table:style-name="ce103"/>
          <table:table-cell table:number-columns-repeated="1015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rbeitstage</text:p>
          </table:table-cell>
          <table:table-cell table:style-name="ce43" table:formula="of:=[$Übersicht.$C$14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Urlaub</text:p>
          </table:table-cell>
          <table:table-cell table:style-name="ce44" table:formula="of:=[$Übersicht.$D$1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Krankheit</text:p>
          </table:table-cell>
          <table:table-cell table:style-name="ce43" table:formula="of:=[$Übersicht.$E$1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Tage gearbeitet</text:p>
          </table:table-cell>
          <table:table-cell table:style-name="ce45" table:formula="of:=[$Übersicht.$G$14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bruar.A4:Februar.J33">
            <calcext:condition calcext:apply-style-name="Weekend" calcext:value="formula-is(OR([.$B4]=1; [.$B4]=7; [.$J4]=[$Übersicht.$D$47]))" calcext:base-cell-address="Februar.A4"/>
            <calcext:condition calcext:apply-style-name="Free" calcext:value="formula-is(NOT(ISNA(MATCH([.$J4];[$Übersicht.$E$47:.$Z$47];0))))" calcext:base-cell-address="Februar.A4"/>
            <calcext:condition calcext:apply-style-name="Overtime" calcext:value="formula-is([.$J4]=[$Übersicht.$B$47])" calcext:base-cell-address="Februar.A4"/>
          </calcext:conditional-format>
          <calcext:conditional-format calcext:target-range-address="Februar.G38:Februar.G38 Februar.G44:Februar.G44 Februar.H4:Februar.H34 Februar.H37:Februar.H37 Februar.H39:Februar.H39 Februar.G41:Februar.G41">
            <calcext:condition calcext:apply-style-name="Negative" calcext:value="&lt;0" calcext:base-cell-address="Februar.G37"/>
            <calcext:condition calcext:apply-style-name="Positive" calcext:value="&gt;0" calcext:base-cell-address="Februar.G37"/>
          </calcext:conditional-format>
        </calcext:conditional-formats>
      </table:table>
      <table:table table:name="März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1" table:default-cell-style-name="Default"/>
        <table:table-column table:style-name="co11" table:number-columns-repeated="1013" table:default-cell-style-name="ce3"/>
        <table:table-row table:style-name="ro4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 table:style-name="ce103"/>
          <table:table-cell/>
          <table:table-cell table:style-name="ce57" table:formula="of:=[.A4]" office:value-type="date" office:date-value="2019-03-01" calcext:value-type="date">
            <text:p>März 2019</text:p>
          </table:table-cell>
          <table:table-cell table:number-columns-repeated="1014"/>
        </table:table-row>
        <table:table-row table:style-name="ro4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 table:number-columns-repeated="2"/>
          <table:table-cell table:style-name="ce23"/>
          <table:table-cell table:number-columns-repeated="1014"/>
        </table:table-row>
        <table:table-row table:style-name="ro5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Tagesbilanz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4"/>
        </table:table-row>
        <table:table-row table:style-name="ro1">
          <table:table-cell table:style-name="ce154" table:formula="of:=DATE([$Übersicht.$B$2]; 3;1)" office:value-type="date" office:date-value="2019-03-01" calcext:value-type="date">
            <text:p>01.03.19</text:p>
          </table:table-cell>
          <table:table-cell table:style-name="ce155" table:formula="of:=WEEKDAY([.A4])" office:value-type="date" office:date-value="1900-01-05" calcext:value-type="date">
            <text:p>Fr</text:p>
          </table:table-cell>
          <table:table-cell table:style-name="ce157"/>
          <table:table-cell table:style-name="ce158" table:number-columns-repeated="3"/>
          <table:table-cell table:style-name="ce159" table:formula="of:=([.D4]-[.C4])-[.E4]+[.F4]" office:value-type="time" office:time-value="PT00H00M00S" calcext:value-type="time">
            <text:p>00:00</text:p>
          </table:table-cell>
          <table:table-cell table:style-name="ce162" table:formula="of:=IF(NOT(OR([.G4]=0;[.B4]=1;[.B4]=7;[.J4]=[$Übersicht.$D$47];[.J4]=[$Übersicht.$E$47];[.J4]=[$Übersicht.$F$47];[.J4]=[$Übersicht.$G$47]));[.G4]-[$Übersicht.$B$8];[.G4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4]+1" office:value-type="date" office:date-value="2019-03-02" calcext:value-type="date">
            <text:p>02.03.19</text:p>
          </table:table-cell>
          <table:table-cell table:style-name="ce155" table:formula="of:=WEEKDAY([.A5])" office:value-type="date" office:date-value="1900-01-06" calcext:value-type="date">
            <text:p>Sa</text:p>
          </table:table-cell>
          <table:table-cell table:style-name="ce157"/>
          <table:table-cell table:style-name="ce158" table:number-columns-repeated="3"/>
          <table:table-cell table:style-name="ce159" table:formula="of:=([.D5]-[.C5])-[.E5]+[.F5]" office:value-type="time" office:time-value="PT00H00M00S" calcext:value-type="time">
            <text:p>00:00</text:p>
          </table:table-cell>
          <table:table-cell table:style-name="ce162" table:formula="of:=IF(NOT(OR([.G5]=0;[.B5]=1;[.B5]=7;[.J5]=[$Übersicht.$D$47];[.J5]=[$Übersicht.$E$47];[.J5]=[$Übersicht.$F$47];[.J5]=[$Übersicht.$G$47]));[.G5]-[$Übersicht.$B$8];[.G5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5]+1" office:value-type="date" office:date-value="2019-03-03" calcext:value-type="date">
            <text:p>03.03.19</text:p>
          </table:table-cell>
          <table:table-cell table:style-name="ce155" table:formula="of:=WEEKDAY([.A6])" office:value-type="date" office:date-value="1899-12-31" calcext:value-type="date">
            <text:p>So</text:p>
          </table:table-cell>
          <table:table-cell table:style-name="ce157"/>
          <table:table-cell table:style-name="ce158" table:number-columns-repeated="3"/>
          <table:table-cell table:style-name="ce159" table:formula="of:=([.D6]-[.C6])-[.E6]+[.F6]" office:value-type="time" office:time-value="PT00H00M00S" calcext:value-type="time">
            <text:p>00:00</text:p>
          </table:table-cell>
          <table:table-cell table:style-name="ce162" table:formula="of:=IF(NOT(OR([.G6]=0;[.B6]=1;[.B6]=7;[.J6]=[$Übersicht.$D$47];[.J6]=[$Übersicht.$E$47];[.J6]=[$Übersicht.$F$47];[.J6]=[$Übersicht.$G$47]));[.G6]-[$Übersicht.$B$8];[.G6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6]+1" office:value-type="date" office:date-value="2019-03-04" calcext:value-type="date">
            <text:p>04.03.19</text:p>
          </table:table-cell>
          <table:table-cell table:style-name="ce155" table:formula="of:=WEEKDAY([.A7])" office:value-type="date" office:date-value="1900-01-01" calcext:value-type="date">
            <text:p>Mo</text:p>
          </table:table-cell>
          <table:table-cell table:style-name="ce157"/>
          <table:table-cell table:style-name="ce158" table:number-columns-repeated="3"/>
          <table:table-cell table:style-name="ce159" table:formula="of:=([.D7]-[.C7])-[.E7]+[.F7]" office:value-type="time" office:time-value="PT00H00M00S" calcext:value-type="time">
            <text:p>00:00</text:p>
          </table:table-cell>
          <table:table-cell table:style-name="ce162" table:formula="of:=IF(NOT(OR([.G7]=0;[.B7]=1;[.B7]=7;[.J7]=[$Übersicht.$D$47];[.J7]=[$Übersicht.$E$47];[.J7]=[$Übersicht.$F$47];[.J7]=[$Übersicht.$G$47]));[.G7]-[$Übersicht.$B$8];[.G7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7]+1" office:value-type="date" office:date-value="2019-03-05" calcext:value-type="date">
            <text:p>05.03.19</text:p>
          </table:table-cell>
          <table:table-cell table:style-name="ce155" table:formula="of:=WEEKDAY([.A8])" office:value-type="date" office:date-value="1900-01-02" calcext:value-type="date">
            <text:p>Di</text:p>
          </table:table-cell>
          <table:table-cell table:style-name="ce157"/>
          <table:table-cell table:style-name="ce158" table:number-columns-repeated="3"/>
          <table:table-cell table:style-name="ce159" table:formula="of:=([.D8]-[.C8])-[.E8]+[.F8]" office:value-type="time" office:time-value="PT00H00M00S" calcext:value-type="time">
            <text:p>00:00</text:p>
          </table:table-cell>
          <table:table-cell table:style-name="ce162" table:formula="of:=IF(NOT(OR([.G8]=0;[.B8]=1;[.B8]=7;[.J8]=[$Übersicht.$D$47];[.J8]=[$Übersicht.$E$47];[.J8]=[$Übersicht.$F$47];[.J8]=[$Übersicht.$G$47]));[.G8]-[$Übersicht.$B$8];[.G8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8]+1" office:value-type="date" office:date-value="2019-03-06" calcext:value-type="date">
            <text:p>06.03.19</text:p>
          </table:table-cell>
          <table:table-cell table:style-name="ce155" table:formula="of:=WEEKDAY([.A9])" office:value-type="date" office:date-value="1900-01-03" calcext:value-type="date">
            <text:p>Mi</text:p>
          </table:table-cell>
          <table:table-cell table:style-name="ce157"/>
          <table:table-cell table:style-name="ce158" table:number-columns-repeated="3"/>
          <table:table-cell table:style-name="ce159" table:formula="of:=([.D9]-[.C9])-[.E9]+[.F9]" office:value-type="time" office:time-value="PT00H00M00S" calcext:value-type="time">
            <text:p>00:00</text:p>
          </table:table-cell>
          <table:table-cell table:style-name="ce162" table:formula="of:=IF(NOT(OR([.G9]=0;[.B9]=1;[.B9]=7;[.J9]=[$Übersicht.$D$47];[.J9]=[$Übersicht.$E$47];[.J9]=[$Übersicht.$F$47];[.J9]=[$Übersicht.$G$47]));[.G9]-[$Übersicht.$B$8];[.G9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9]+1" office:value-type="date" office:date-value="2019-03-07" calcext:value-type="date">
            <text:p>07.03.19</text:p>
          </table:table-cell>
          <table:table-cell table:style-name="ce155" table:formula="of:=WEEKDAY([.A10])" office:value-type="date" office:date-value="1900-01-04" calcext:value-type="date">
            <text:p>Do</text:p>
          </table:table-cell>
          <table:table-cell table:style-name="ce157"/>
          <table:table-cell table:style-name="ce158" table:number-columns-repeated="3"/>
          <table:table-cell table:style-name="ce159" table:formula="of:=([.D10]-[.C10])-[.E10]+[.F10]" office:value-type="time" office:time-value="PT00H00M00S" calcext:value-type="time">
            <text:p>00:00</text:p>
          </table:table-cell>
          <table:table-cell table:style-name="ce162" table:formula="of:=IF(NOT(OR([.G10]=0;[.B10]=1;[.B10]=7;[.J10]=[$Übersicht.$D$47];[.J10]=[$Übersicht.$E$47];[.J10]=[$Übersicht.$F$47];[.J10]=[$Übersicht.$G$47]));[.G10]-[$Übersicht.$B$8];[.G10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10]+1" office:value-type="date" office:date-value="2019-03-08" calcext:value-type="date">
            <text:p>08.03.19</text:p>
          </table:table-cell>
          <table:table-cell table:style-name="ce155" table:formula="of:=WEEKDAY([.A11])" office:value-type="date" office:date-value="1900-01-05" calcext:value-type="date">
            <text:p>Fr</text:p>
          </table:table-cell>
          <table:table-cell table:style-name="ce157"/>
          <table:table-cell table:style-name="ce158" table:number-columns-repeated="3"/>
          <table:table-cell table:style-name="ce159" table:formula="of:=([.D11]-[.C11])-[.E11]+[.F11]" office:value-type="time" office:time-value="PT00H00M00S" calcext:value-type="time">
            <text:p>00:00</text:p>
          </table:table-cell>
          <table:table-cell table:style-name="ce162" table:formula="of:=IF(NOT(OR([.G11]=0;[.B11]=1;[.B11]=7;[.J11]=[$Übersicht.$D$47];[.J11]=[$Übersicht.$E$47];[.J11]=[$Übersicht.$F$47];[.J11]=[$Übersicht.$G$47]));[.G11]-[$Übersicht.$B$8];[.G11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11]+1" office:value-type="date" office:date-value="2019-03-09" calcext:value-type="date">
            <text:p>09.03.19</text:p>
          </table:table-cell>
          <table:table-cell table:style-name="ce155" table:formula="of:=WEEKDAY([.A12])" office:value-type="date" office:date-value="1900-01-06" calcext:value-type="date">
            <text:p>Sa</text:p>
          </table:table-cell>
          <table:table-cell table:style-name="ce157"/>
          <table:table-cell table:style-name="ce158" table:number-columns-repeated="3"/>
          <table:table-cell table:style-name="ce159" table:formula="of:=([.D12]-[.C12])-[.E12]+[.F12]" office:value-type="time" office:time-value="PT00H00M00S" calcext:value-type="time">
            <text:p>00:00</text:p>
          </table:table-cell>
          <table:table-cell table:style-name="ce162" table:formula="of:=IF(NOT(OR([.G12]=0;[.B12]=1;[.B12]=7;[.J12]=[$Übersicht.$D$47];[.J12]=[$Übersicht.$E$47];[.J12]=[$Übersicht.$F$47];[.J12]=[$Übersicht.$G$47]));[.G12]-[$Übersicht.$B$8];[.G12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12]+1" office:value-type="date" office:date-value="2019-03-10" calcext:value-type="date">
            <text:p>10.03.19</text:p>
          </table:table-cell>
          <table:table-cell table:style-name="ce155" table:formula="of:=WEEKDAY([.A13])" office:value-type="date" office:date-value="1899-12-31" calcext:value-type="date">
            <text:p>So</text:p>
          </table:table-cell>
          <table:table-cell table:style-name="ce157"/>
          <table:table-cell table:style-name="ce158" table:number-columns-repeated="3"/>
          <table:table-cell table:style-name="ce159" table:formula="of:=([.D13]-[.C13])-[.E13]+[.F13]" office:value-type="time" office:time-value="PT00H00M00S" calcext:value-type="time">
            <text:p>00:00</text:p>
          </table:table-cell>
          <table:table-cell table:style-name="ce162" table:formula="of:=IF(NOT(OR([.G13]=0;[.B13]=1;[.B13]=7;[.J13]=[$Übersicht.$D$47];[.J13]=[$Übersicht.$E$47];[.J13]=[$Übersicht.$F$47];[.J13]=[$Übersicht.$G$47]));[.G13]-[$Übersicht.$B$8];[.G13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13]+1" office:value-type="date" office:date-value="2019-03-11" calcext:value-type="date">
            <text:p>11.03.19</text:p>
          </table:table-cell>
          <table:table-cell table:style-name="ce155" table:formula="of:=WEEKDAY([.A14])" office:value-type="date" office:date-value="1900-01-01" calcext:value-type="date">
            <text:p>Mo</text:p>
          </table:table-cell>
          <table:table-cell table:style-name="ce157"/>
          <table:table-cell table:style-name="ce158" table:number-columns-repeated="3"/>
          <table:table-cell table:style-name="ce159" table:formula="of:=([.D14]-[.C14])-[.E14]+[.F14]" office:value-type="time" office:time-value="PT00H00M00S" calcext:value-type="time">
            <text:p>00:00</text:p>
          </table:table-cell>
          <table:table-cell table:style-name="ce162" table:formula="of:=IF(NOT(OR([.G14]=0;[.B14]=1;[.B14]=7;[.J14]=[$Übersicht.$D$47];[.J14]=[$Übersicht.$E$47];[.J14]=[$Übersicht.$F$47];[.J14]=[$Übersicht.$G$47]));[.G14]-[$Übersicht.$B$8];[.G14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14]+1" office:value-type="date" office:date-value="2019-03-12" calcext:value-type="date">
            <text:p>12.03.19</text:p>
          </table:table-cell>
          <table:table-cell table:style-name="ce155" table:formula="of:=WEEKDAY([.A15])" office:value-type="date" office:date-value="1900-01-02" calcext:value-type="date">
            <text:p>Di</text:p>
          </table:table-cell>
          <table:table-cell table:style-name="ce157"/>
          <table:table-cell table:style-name="ce158" table:number-columns-repeated="3"/>
          <table:table-cell table:style-name="ce159" table:formula="of:=([.D15]-[.C15])-[.E15]+[.F15]" office:value-type="time" office:time-value="PT00H00M00S" calcext:value-type="time">
            <text:p>00:00</text:p>
          </table:table-cell>
          <table:table-cell table:style-name="ce162" table:formula="of:=IF(NOT(OR([.G15]=0;[.B15]=1;[.B15]=7;[.J15]=[$Übersicht.$D$47];[.J15]=[$Übersicht.$E$47];[.J15]=[$Übersicht.$F$47];[.J15]=[$Übersicht.$G$47]));[.G15]-[$Übersicht.$B$8];[.G15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15]+1" office:value-type="date" office:date-value="2019-03-13" calcext:value-type="date">
            <text:p>13.03.19</text:p>
          </table:table-cell>
          <table:table-cell table:style-name="ce155" table:formula="of:=WEEKDAY([.A16])" office:value-type="date" office:date-value="1900-01-03" calcext:value-type="date">
            <text:p>Mi</text:p>
          </table:table-cell>
          <table:table-cell table:style-name="ce157"/>
          <table:table-cell table:style-name="ce158" table:number-columns-repeated="3"/>
          <table:table-cell table:style-name="ce159" table:formula="of:=([.D16]-[.C16])-[.E16]+[.F16]" office:value-type="time" office:time-value="PT00H00M00S" calcext:value-type="time">
            <text:p>00:00</text:p>
          </table:table-cell>
          <table:table-cell table:style-name="ce162" table:formula="of:=IF(NOT(OR([.G16]=0;[.B16]=1;[.B16]=7;[.J16]=[$Übersicht.$D$47];[.J16]=[$Übersicht.$E$47];[.J16]=[$Übersicht.$F$47];[.J16]=[$Übersicht.$G$47]));[.G16]-[$Übersicht.$B$8];[.G16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16]+1" office:value-type="date" office:date-value="2019-03-14" calcext:value-type="date">
            <text:p>14.03.19</text:p>
          </table:table-cell>
          <table:table-cell table:style-name="ce155" table:formula="of:=WEEKDAY([.A17])" office:value-type="date" office:date-value="1900-01-04" calcext:value-type="date">
            <text:p>Do</text:p>
          </table:table-cell>
          <table:table-cell table:style-name="ce157"/>
          <table:table-cell table:style-name="ce158" table:number-columns-repeated="3"/>
          <table:table-cell table:style-name="ce159" table:formula="of:=([.D17]-[.C17])-[.E17]+[.F17]" office:value-type="time" office:time-value="PT00H00M00S" calcext:value-type="time">
            <text:p>00:00</text:p>
          </table:table-cell>
          <table:table-cell table:style-name="ce162" table:formula="of:=IF(NOT(OR([.G17]=0;[.B17]=1;[.B17]=7;[.J17]=[$Übersicht.$D$47];[.J17]=[$Übersicht.$E$47];[.J17]=[$Übersicht.$F$47];[.J17]=[$Übersicht.$G$47]));[.G17]-[$Übersicht.$B$8];[.G17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17]+1" office:value-type="date" office:date-value="2019-03-15" calcext:value-type="date">
            <text:p>15.03.19</text:p>
          </table:table-cell>
          <table:table-cell table:style-name="ce155" table:formula="of:=WEEKDAY([.A18])" office:value-type="date" office:date-value="1900-01-05" calcext:value-type="date">
            <text:p>Fr</text:p>
          </table:table-cell>
          <table:table-cell table:style-name="ce157"/>
          <table:table-cell table:style-name="ce158" table:number-columns-repeated="3"/>
          <table:table-cell table:style-name="ce159" table:formula="of:=([.D18]-[.C18])-[.E18]+[.F18]" office:value-type="time" office:time-value="PT00H00M00S" calcext:value-type="time">
            <text:p>00:00</text:p>
          </table:table-cell>
          <table:table-cell table:style-name="ce162" table:formula="of:=IF(NOT(OR([.G18]=0;[.B18]=1;[.B18]=7;[.J18]=[$Übersicht.$D$47];[.J18]=[$Übersicht.$E$47];[.J18]=[$Übersicht.$F$47];[.J18]=[$Übersicht.$G$47]));[.G18]-[$Übersicht.$B$8];[.G18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18]+1" office:value-type="date" office:date-value="2019-03-16" calcext:value-type="date">
            <text:p>16.03.19</text:p>
          </table:table-cell>
          <table:table-cell table:style-name="ce155" table:formula="of:=WEEKDAY([.A19])" office:value-type="date" office:date-value="1900-01-06" calcext:value-type="date">
            <text:p>Sa</text:p>
          </table:table-cell>
          <table:table-cell table:style-name="ce157"/>
          <table:table-cell table:style-name="ce158" table:number-columns-repeated="3"/>
          <table:table-cell table:style-name="ce159" table:formula="of:=([.D19]-[.C19])-[.E19]+[.F19]" office:value-type="time" office:time-value="PT00H00M00S" calcext:value-type="time">
            <text:p>00:00</text:p>
          </table:table-cell>
          <table:table-cell table:style-name="ce162" table:formula="of:=IF(NOT(OR([.G19]=0;[.B19]=1;[.B19]=7;[.J19]=[$Übersicht.$D$47];[.J19]=[$Übersicht.$E$47];[.J19]=[$Übersicht.$F$47];[.J19]=[$Übersicht.$G$47]));[.G19]-[$Übersicht.$B$8];[.G19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19]+1" office:value-type="date" office:date-value="2019-03-17" calcext:value-type="date">
            <text:p>17.03.19</text:p>
          </table:table-cell>
          <table:table-cell table:style-name="ce155" table:formula="of:=WEEKDAY([.A20])" office:value-type="date" office:date-value="1899-12-31" calcext:value-type="date">
            <text:p>So</text:p>
          </table:table-cell>
          <table:table-cell table:style-name="ce157"/>
          <table:table-cell table:style-name="ce158" table:number-columns-repeated="3"/>
          <table:table-cell table:style-name="ce159" table:formula="of:=([.D20]-[.C20])-[.E20]+[.F20]" office:value-type="time" office:time-value="PT00H00M00S" calcext:value-type="time">
            <text:p>00:00</text:p>
          </table:table-cell>
          <table:table-cell table:style-name="ce162" table:formula="of:=IF(NOT(OR([.G20]=0;[.B20]=1;[.B20]=7;[.J20]=[$Übersicht.$D$47];[.J20]=[$Übersicht.$E$47];[.J20]=[$Übersicht.$F$47];[.J20]=[$Übersicht.$G$47]));[.G20]-[$Übersicht.$B$8];[.G20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20]+1" office:value-type="date" office:date-value="2019-03-18" calcext:value-type="date">
            <text:p>18.03.19</text:p>
          </table:table-cell>
          <table:table-cell table:style-name="ce155" table:formula="of:=WEEKDAY([.A21])" office:value-type="date" office:date-value="1900-01-01" calcext:value-type="date">
            <text:p>Mo</text:p>
          </table:table-cell>
          <table:table-cell table:style-name="ce157"/>
          <table:table-cell table:style-name="ce158" table:number-columns-repeated="3"/>
          <table:table-cell table:style-name="ce159" table:formula="of:=([.D21]-[.C21])-[.E21]+[.F21]" office:value-type="time" office:time-value="PT00H00M00S" calcext:value-type="time">
            <text:p>00:00</text:p>
          </table:table-cell>
          <table:table-cell table:style-name="ce162" table:formula="of:=IF(NOT(OR([.G21]=0;[.B21]=1;[.B21]=7;[.J21]=[$Übersicht.$D$47];[.J21]=[$Übersicht.$E$47];[.J21]=[$Übersicht.$F$47];[.J21]=[$Übersicht.$G$47]));[.G21]-[$Übersicht.$B$8];[.G21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21]+1" office:value-type="date" office:date-value="2019-03-19" calcext:value-type="date">
            <text:p>19.03.19</text:p>
          </table:table-cell>
          <table:table-cell table:style-name="ce155" table:formula="of:=WEEKDAY([.A22])" office:value-type="date" office:date-value="1900-01-02" calcext:value-type="date">
            <text:p>Di</text:p>
          </table:table-cell>
          <table:table-cell table:style-name="ce157"/>
          <table:table-cell table:style-name="ce158" table:number-columns-repeated="3"/>
          <table:table-cell table:style-name="ce159" table:formula="of:=([.D22]-[.C22])-[.E22]+[.F22]" office:value-type="time" office:time-value="PT00H00M00S" calcext:value-type="time">
            <text:p>00:00</text:p>
          </table:table-cell>
          <table:table-cell table:style-name="ce162" table:formula="of:=IF(NOT(OR([.G22]=0;[.B22]=1;[.B22]=7;[.J22]=[$Übersicht.$D$47];[.J22]=[$Übersicht.$E$47];[.J22]=[$Übersicht.$F$47];[.J22]=[$Übersicht.$G$47]));[.G22]-[$Übersicht.$B$8];[.G22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22]+1" office:value-type="date" office:date-value="2019-03-20" calcext:value-type="date">
            <text:p>20.03.19</text:p>
          </table:table-cell>
          <table:table-cell table:style-name="ce155" table:formula="of:=WEEKDAY([.A23])" office:value-type="date" office:date-value="1900-01-03" calcext:value-type="date">
            <text:p>Mi</text:p>
          </table:table-cell>
          <table:table-cell table:style-name="ce157"/>
          <table:table-cell table:style-name="ce158" table:number-columns-repeated="3"/>
          <table:table-cell table:style-name="ce159" table:formula="of:=([.D23]-[.C23])-[.E23]+[.F23]" office:value-type="time" office:time-value="PT00H00M00S" calcext:value-type="time">
            <text:p>00:00</text:p>
          </table:table-cell>
          <table:table-cell table:style-name="ce162" table:formula="of:=IF(NOT(OR([.G23]=0;[.B23]=1;[.B23]=7;[.J23]=[$Übersicht.$D$47];[.J23]=[$Übersicht.$E$47];[.J23]=[$Übersicht.$F$47];[.J23]=[$Übersicht.$G$47]));[.G23]-[$Übersicht.$B$8];[.G23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23]+1" office:value-type="date" office:date-value="2019-03-21" calcext:value-type="date">
            <text:p>21.03.19</text:p>
          </table:table-cell>
          <table:table-cell table:style-name="ce155" table:formula="of:=WEEKDAY([.A24])" office:value-type="date" office:date-value="1900-01-04" calcext:value-type="date">
            <text:p>Do</text:p>
          </table:table-cell>
          <table:table-cell table:style-name="ce157"/>
          <table:table-cell table:style-name="ce158" table:number-columns-repeated="3"/>
          <table:table-cell table:style-name="ce159" table:formula="of:=([.D24]-[.C24])-[.E24]+[.F24]" office:value-type="time" office:time-value="PT00H00M00S" calcext:value-type="time">
            <text:p>00:00</text:p>
          </table:table-cell>
          <table:table-cell table:style-name="ce162" table:formula="of:=IF(NOT(OR([.G24]=0;[.B24]=1;[.B24]=7;[.J24]=[$Übersicht.$D$47];[.J24]=[$Übersicht.$E$47];[.J24]=[$Übersicht.$F$47];[.J24]=[$Übersicht.$G$47]));[.G24]-[$Übersicht.$B$8];[.G24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24]+1" office:value-type="date" office:date-value="2019-03-22" calcext:value-type="date">
            <text:p>22.03.19</text:p>
          </table:table-cell>
          <table:table-cell table:style-name="ce155" table:formula="of:=WEEKDAY([.A25])" office:value-type="date" office:date-value="1900-01-05" calcext:value-type="date">
            <text:p>Fr</text:p>
          </table:table-cell>
          <table:table-cell table:style-name="ce157"/>
          <table:table-cell table:style-name="ce158" table:number-columns-repeated="3"/>
          <table:table-cell table:style-name="ce159" table:formula="of:=([.D25]-[.C25])-[.E25]+[.F25]" office:value-type="time" office:time-value="PT00H00M00S" calcext:value-type="time">
            <text:p>00:00</text:p>
          </table:table-cell>
          <table:table-cell table:style-name="ce162" table:formula="of:=IF(NOT(OR([.G25]=0;[.B25]=1;[.B25]=7;[.J25]=[$Übersicht.$D$47];[.J25]=[$Übersicht.$E$47];[.J25]=[$Übersicht.$F$47];[.J25]=[$Übersicht.$G$47]));[.G25]-[$Übersicht.$B$8];[.G25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25]+1" office:value-type="date" office:date-value="2019-03-23" calcext:value-type="date">
            <text:p>23.03.19</text:p>
          </table:table-cell>
          <table:table-cell table:style-name="ce155" table:formula="of:=WEEKDAY([.A26])" office:value-type="date" office:date-value="1900-01-06" calcext:value-type="date">
            <text:p>Sa</text:p>
          </table:table-cell>
          <table:table-cell table:style-name="ce157"/>
          <table:table-cell table:style-name="ce158" table:number-columns-repeated="3"/>
          <table:table-cell table:style-name="ce159" table:formula="of:=([.D26]-[.C26])-[.E26]+[.F26]" office:value-type="time" office:time-value="PT00H00M00S" calcext:value-type="time">
            <text:p>00:00</text:p>
          </table:table-cell>
          <table:table-cell table:style-name="ce162" table:formula="of:=IF(NOT(OR([.G26]=0;[.B26]=1;[.B26]=7;[.J26]=[$Übersicht.$D$47];[.J26]=[$Übersicht.$E$47];[.J26]=[$Übersicht.$F$47];[.J26]=[$Übersicht.$G$47]));[.G26]-[$Übersicht.$B$8];[.G26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26]+1" office:value-type="date" office:date-value="2019-03-24" calcext:value-type="date">
            <text:p>24.03.19</text:p>
          </table:table-cell>
          <table:table-cell table:style-name="ce155" table:formula="of:=WEEKDAY([.A27])" office:value-type="date" office:date-value="1899-12-31" calcext:value-type="date">
            <text:p>So</text:p>
          </table:table-cell>
          <table:table-cell table:style-name="ce157"/>
          <table:table-cell table:style-name="ce158" table:number-columns-repeated="3"/>
          <table:table-cell table:style-name="ce159" table:formula="of:=([.D27]-[.C27])-[.E27]+[.F27]" office:value-type="time" office:time-value="PT00H00M00S" calcext:value-type="time">
            <text:p>00:00</text:p>
          </table:table-cell>
          <table:table-cell table:style-name="ce162" table:formula="of:=IF(NOT(OR([.G27]=0;[.B27]=1;[.B27]=7;[.J27]=[$Übersicht.$D$47];[.J27]=[$Übersicht.$E$47];[.J27]=[$Übersicht.$F$47];[.J27]=[$Übersicht.$G$47]));[.G27]-[$Übersicht.$B$8];[.G27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27]+1" office:value-type="date" office:date-value="2019-03-25" calcext:value-type="date">
            <text:p>25.03.19</text:p>
          </table:table-cell>
          <table:table-cell table:style-name="ce155" table:formula="of:=WEEKDAY([.A28])" office:value-type="date" office:date-value="1900-01-01" calcext:value-type="date">
            <text:p>Mo</text:p>
          </table:table-cell>
          <table:table-cell table:style-name="ce157"/>
          <table:table-cell table:style-name="ce158" table:number-columns-repeated="3"/>
          <table:table-cell table:style-name="ce159" table:formula="of:=([.D28]-[.C28])-[.E28]+[.F28]" office:value-type="time" office:time-value="PT00H00M00S" calcext:value-type="time">
            <text:p>00:00</text:p>
          </table:table-cell>
          <table:table-cell table:style-name="ce162" table:formula="of:=IF(NOT(OR([.G28]=0;[.B28]=1;[.B28]=7;[.J28]=[$Übersicht.$D$47];[.J28]=[$Übersicht.$E$47];[.J28]=[$Übersicht.$F$47];[.J28]=[$Übersicht.$G$47]));[.G28]-[$Übersicht.$B$8];[.G28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28]+1" office:value-type="date" office:date-value="2019-03-26" calcext:value-type="date">
            <text:p>26.03.19</text:p>
          </table:table-cell>
          <table:table-cell table:style-name="ce155" table:formula="of:=WEEKDAY([.A29])" office:value-type="date" office:date-value="1900-01-02" calcext:value-type="date">
            <text:p>Di</text:p>
          </table:table-cell>
          <table:table-cell table:style-name="ce157"/>
          <table:table-cell table:style-name="ce158" table:number-columns-repeated="3"/>
          <table:table-cell table:style-name="ce159" table:formula="of:=([.D29]-[.C29])-[.E29]+[.F29]" office:value-type="time" office:time-value="PT00H00M00S" calcext:value-type="time">
            <text:p>00:00</text:p>
          </table:table-cell>
          <table:table-cell table:style-name="ce162" table:formula="of:=IF(NOT(OR([.G29]=0;[.B29]=1;[.B29]=7;[.J29]=[$Übersicht.$D$47];[.J29]=[$Übersicht.$E$47];[.J29]=[$Übersicht.$F$47];[.J29]=[$Übersicht.$G$47]));[.G29]-[$Übersicht.$B$8];[.G29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29]+1" office:value-type="date" office:date-value="2019-03-27" calcext:value-type="date">
            <text:p>27.03.19</text:p>
          </table:table-cell>
          <table:table-cell table:style-name="ce155" table:formula="of:=WEEKDAY([.A30])" office:value-type="date" office:date-value="1900-01-03" calcext:value-type="date">
            <text:p>Mi</text:p>
          </table:table-cell>
          <table:table-cell table:style-name="ce157"/>
          <table:table-cell table:style-name="ce158" table:number-columns-repeated="3"/>
          <table:table-cell table:style-name="ce159" table:formula="of:=([.D30]-[.C30])-[.E30]+[.F30]" office:value-type="time" office:time-value="PT00H00M00S" calcext:value-type="time">
            <text:p>00:00</text:p>
          </table:table-cell>
          <table:table-cell table:style-name="ce162" table:formula="of:=IF(NOT(OR([.G30]=0;[.B30]=1;[.B30]=7;[.J30]=[$Übersicht.$D$47];[.J30]=[$Übersicht.$E$47];[.J30]=[$Übersicht.$F$47];[.J30]=[$Übersicht.$G$47]));[.G30]-[$Übersicht.$B$8];[.G30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30]+1" office:value-type="date" office:date-value="2019-03-28" calcext:value-type="date">
            <text:p>28.03.19</text:p>
          </table:table-cell>
          <table:table-cell table:style-name="ce155" table:formula="of:=WEEKDAY([.A31])" office:value-type="date" office:date-value="1900-01-04" calcext:value-type="date">
            <text:p>Do</text:p>
          </table:table-cell>
          <table:table-cell table:style-name="ce157"/>
          <table:table-cell table:style-name="ce158" table:number-columns-repeated="3"/>
          <table:table-cell table:style-name="ce159" table:formula="of:=([.D31]-[.C31])-[.E31]+[.F31]" office:value-type="time" office:time-value="PT00H00M00S" calcext:value-type="time">
            <text:p>00:00</text:p>
          </table:table-cell>
          <table:table-cell table:style-name="ce162" table:formula="of:=IF(NOT(OR([.G31]=0;[.B31]=1;[.B31]=7;[.J31]=[$Übersicht.$D$47];[.J31]=[$Übersicht.$E$47];[.J31]=[$Übersicht.$F$47];[.J31]=[$Übersicht.$G$47]));[.G31]-[$Übersicht.$B$8];[.G31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31]+1" office:value-type="date" office:date-value="2019-03-29" calcext:value-type="date">
            <text:p>29.03.19</text:p>
          </table:table-cell>
          <table:table-cell table:style-name="ce155" table:formula="of:=WEEKDAY([.A32])" office:value-type="date" office:date-value="1900-01-05" calcext:value-type="date">
            <text:p>Fr</text:p>
          </table:table-cell>
          <table:table-cell table:style-name="ce157"/>
          <table:table-cell table:style-name="ce158" table:number-columns-repeated="3"/>
          <table:table-cell table:style-name="ce159" table:formula="of:=([.D32]-[.C32])-[.E32]+[.F32]" office:value-type="time" office:time-value="PT00H00M00S" calcext:value-type="time">
            <text:p>00:00</text:p>
          </table:table-cell>
          <table:table-cell table:style-name="ce162" table:formula="of:=IF(NOT(OR([.G32]=0;[.B32]=1;[.B32]=7;[.J32]=[$Übersicht.$D$47];[.J32]=[$Übersicht.$E$47];[.J32]=[$Übersicht.$F$47];[.J32]=[$Übersicht.$G$47]));[.G32]-[$Übersicht.$B$8];[.G32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32]+1" office:value-type="date" office:date-value="2019-03-30" calcext:value-type="date">
            <text:p>30.03.19</text:p>
          </table:table-cell>
          <table:table-cell table:style-name="ce155" table:formula="of:=WEEKDAY([.A33])" office:value-type="date" office:date-value="1900-01-06" calcext:value-type="date">
            <text:p>Sa</text:p>
          </table:table-cell>
          <table:table-cell table:style-name="ce157"/>
          <table:table-cell table:style-name="ce158" table:number-columns-repeated="3"/>
          <table:table-cell table:style-name="ce159" table:formula="of:=([.D33]-[.C33])-[.E33]+[.F33]" office:value-type="time" office:time-value="PT00H00M00S" calcext:value-type="time">
            <text:p>00:00</text:p>
          </table:table-cell>
          <table:table-cell table:style-name="ce162" table:formula="of:=IF(NOT(OR([.G33]=0;[.B33]=1;[.B33]=7;[.J33]=[$Übersicht.$D$47];[.J33]=[$Übersicht.$E$47];[.J33]=[$Übersicht.$F$47];[.J33]=[$Übersicht.$G$47]));[.G33]-[$Übersicht.$B$8];[.G33])" office:value-type="time" office:time-value="PT00H00M00S" calcext:value-type="time">
            <text:p>00:00</text:p>
          </table:table-cell>
          <table:table-cell table:style-name="ce165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54" table:formula="of:=[.A33]+1" office:value-type="date" office:date-value="2019-03-31" calcext:value-type="date">
            <text:p>31.03.19</text:p>
          </table:table-cell>
          <table:table-cell table:style-name="ce155" table:formula="of:=WEEKDAY([.A34])" office:value-type="date" office:date-value="1899-12-31" calcext:value-type="date">
            <text:p>So</text:p>
          </table:table-cell>
          <table:table-cell table:style-name="ce157"/>
          <table:table-cell table:style-name="ce158" table:number-columns-repeated="3"/>
          <table:table-cell table:style-name="ce159" table:formula="of:=([.D34]-[.C34])-[.E34]+[.F34]" office:value-type="time" office:time-value="PT00H00M00S" calcext:value-type="time">
            <text:p>00:00</text:p>
          </table:table-cell>
          <table:table-cell table:style-name="ce162" table:formula="of:=IF(NOT(OR([.G34]=0;[.B34]=1;[.B34]=7;[.J34]=[$Übersicht.$D$47];[.J34]=[$Übersicht.$E$47];[.J34]=[$Übersicht.$F$47];[.J34]=[$Übersicht.$G$47]));[.G34]-[$Übersicht.$B$8];[.G34])" office:value-type="time" office:time-value="PT00H00M00S" calcext:value-type="time">
            <text:p>00:00</text:p>
          </table:table-cell>
          <table:table-cell table:style-name="ce164"/>
          <table:table-cell table:style-name="ce75" table:content-validation-name="val3"/>
          <table:table-cell table:number-columns-repeated="1014"/>
        </table:table-row>
        <table:table-row table:style-name="ro1">
          <table:table-cell table:style-name="ce103" table:number-columns-repeated="6"/>
          <table:table-cell table:style-name="ce51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5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Monat</text:p>
          </table:table-cell>
          <table:table-cell table:style-name="ce103" table:number-columns-repeated="5"/>
          <table:table-cell table:style-name="ce52"/>
          <table:table-cell table:style-name="ce163" table:formula="of:=SUM([.H4:.H34])" office:value-type="time" office:time-value="PT00H00M00S" calcext:value-type="time">
            <text:p>00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160" table:formula="of:=[Februar.G44]" office:value-type="time" office:time-value="-PT336H00M00S" calcext:value-type="time">
            <text:p>-336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Gesamt</text:p>
          </table:table-cell>
          <table:table-cell table:style-name="ce103" table:number-columns-repeated="5"/>
          <table:table-cell table:style-name="ce53"/>
          <table:table-cell table:style-name="ce160" table:formula="of:=SUM([.H37];[.G38])" office:value-type="time" office:time-value="-PT336H00M00S" calcext:value-type="time">
            <text:p>-336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160" table:formula="of:=SUM([.G36];[.G38])" office:value-type="time" office:time-value="-PT336H00M00S" calcext:value-type="time">
            <text:p>-336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15]" office:value-type="time" office:time-value="PT168H00M00S" calcext:value-type="time">
            <text:p>168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106" office:value-type="string" calcext:value-type="string">
            <text:p>Übertrag</text:p>
          </table:table-cell>
          <table:table-cell table:style-name="ce42" table:number-columns-repeated="5"/>
          <table:table-cell table:style-name="ce161" table:formula="of:=[.G41]-[.G42]" office:value-type="time" office:time-value="-PT504H00M00S" calcext:value-type="time">
            <text:p>-504:00</text:p>
          </table:table-cell>
          <table:table-cell table:style-name="ce55"/>
          <table:table-cell table:style-name="ce103"/>
          <table:table-cell table:number-columns-repeated="1015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rbeitstage</text:p>
          </table:table-cell>
          <table:table-cell table:style-name="ce43" table:formula="of:=[$Übersicht.$C$15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Urlaub</text:p>
          </table:table-cell>
          <table:table-cell table:style-name="ce44" table:formula="of:=[$Übersicht.$D$1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Krankheit</text:p>
          </table:table-cell>
          <table:table-cell table:style-name="ce43" table:formula="of:=[$Übersicht.$E$1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Tage gearbeitet</text:p>
          </table:table-cell>
          <table:table-cell table:style-name="ce45" table:formula="of:=[$Übersicht.$G$15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urlaub</text:p>
          </table:table-cell>
          <table:table-cell table:style-name="ce70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ärz.A4:März.J34">
            <calcext:condition calcext:apply-style-name="Weekend" calcext:value="formula-is(OR([.$B4]=1; [.$B4]=7; [.$J4]=[$Übersicht.$D$47]))" calcext:base-cell-address="März.A4"/>
            <calcext:condition calcext:apply-style-name="Free" calcext:value="formula-is(NOT(ISNA(MATCH([.$J4];[$Übersicht.$E$47:.$Z$47];0))))" calcext:base-cell-address="März.A4"/>
            <calcext:condition calcext:apply-style-name="Overtime" calcext:value="formula-is([.$J4]=$übersicht$b$47)" calcext:base-cell-address="März.A4"/>
          </calcext:conditional-format>
          <calcext:conditional-format calcext:target-range-address="März.G38:März.G38 März.G44:März.G44 März.H4:März.H34 März.H37:März.H37 März.H39:März.H39 März.G41:März.G41">
            <calcext:condition calcext:apply-style-name="Negative" calcext:value="&lt;0" calcext:base-cell-address="März.G37"/>
            <calcext:condition calcext:apply-style-name="Positive" calcext:value="&gt;0" calcext:base-cell-address="März.G37"/>
          </calcext:conditional-format>
        </calcext:conditional-formats>
      </table:table>
      <table:table table:name="April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1" table:default-cell-style-name="Default"/>
        <table:table-column table:style-name="co11" table:number-columns-repeated="1013" table:default-cell-style-name="ce3"/>
        <table:table-row table:style-name="ro4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 table:style-name="ce103"/>
          <table:table-cell/>
          <table:table-cell table:style-name="ce57" table:formula="of:=[.A4]" office:value-type="date" office:date-value="2019-04-01" calcext:value-type="date">
            <text:p>April 2019</text:p>
          </table:table-cell>
          <table:table-cell table:number-columns-repeated="1014"/>
        </table:table-row>
        <table:table-row table:style-name="ro4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 table:number-columns-repeated="2"/>
          <table:table-cell table:style-name="ce23"/>
          <table:table-cell table:number-columns-repeated="1014"/>
        </table:table-row>
        <table:table-row table:style-name="ro5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Tagesbilanz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4"/>
        </table:table-row>
        <table:table-row table:style-name="ro1">
          <table:table-cell table:style-name="ce167" table:formula="of:=DATE([$Übersicht.$B$2]; 4;1)" office:value-type="date" office:date-value="2019-04-01" calcext:value-type="date">
            <text:p>01.04.19</text:p>
          </table:table-cell>
          <table:table-cell table:style-name="ce168" table:formula="of:=WEEKDAY([.A4])" office:value-type="date" office:date-value="1900-01-01" calcext:value-type="date">
            <text:p>Mo</text:p>
          </table:table-cell>
          <table:table-cell table:style-name="ce169"/>
          <table:table-cell table:style-name="ce170" table:number-columns-repeated="3"/>
          <table:table-cell table:style-name="ce171" table:formula="of:=([.D4]-[.C4])-[.E4]+[.F4]" office:value-type="time" office:time-value="PT00H00M00S" calcext:value-type="time">
            <text:p>00:00</text:p>
          </table:table-cell>
          <table:table-cell table:style-name="ce174" table:formula="of:=IF(NOT(OR([.G4]=0;[.B4]=1;[.B4]=7;[.J4]=[$Übersicht.$D$47];[.J4]=[$Übersicht.$E$47];[.J4]=[$Übersicht.$F$47];[.J4]=[$Übersicht.$G$47]));[.G4]-[$Übersicht.$B$8];[.G4])" office:value-type="time" office:time-value="PT00H00M00S" calcext:value-type="time">
            <text:p>00:00</text:p>
          </table:table-cell>
          <table:table-cell table:style-name="ce177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4]+1" office:value-type="date" office:date-value="2019-04-02" calcext:value-type="date">
            <text:p>02.04.19</text:p>
          </table:table-cell>
          <table:table-cell table:style-name="ce168" table:formula="of:=WEEKDAY([.A5])" office:value-type="date" office:date-value="1900-01-02" calcext:value-type="date">
            <text:p>Di</text:p>
          </table:table-cell>
          <table:table-cell table:style-name="ce169"/>
          <table:table-cell table:style-name="ce170" table:number-columns-repeated="3"/>
          <table:table-cell table:style-name="ce171" table:formula="of:=([.D5]-[.C5])-[.E5]+[.F5]" office:value-type="time" office:time-value="PT00H00M00S" calcext:value-type="time">
            <text:p>00:00</text:p>
          </table:table-cell>
          <table:table-cell table:style-name="ce174" table:formula="of:=IF(NOT(OR([.G5]=0;[.B5]=1;[.B5]=7;[.J5]=[$Übersicht.$D$47];[.J5]=[$Übersicht.$E$47];[.J5]=[$Übersicht.$F$47];[.J5]=[$Übersicht.$G$47]));[.G5]-[$Übersicht.$B$8];[.G5])" office:value-type="time" office:time-value="PT00H00M00S" calcext:value-type="time">
            <text:p>00:00</text:p>
          </table:table-cell>
          <table:table-cell table:style-name="ce177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5]+1" office:value-type="date" office:date-value="2019-04-03" calcext:value-type="date">
            <text:p>03.04.19</text:p>
          </table:table-cell>
          <table:table-cell table:style-name="ce168" table:formula="of:=WEEKDAY([.A6])" office:value-type="date" office:date-value="1900-01-03" calcext:value-type="date">
            <text:p>Mi</text:p>
          </table:table-cell>
          <table:table-cell table:style-name="ce169"/>
          <table:table-cell table:style-name="ce170" table:number-columns-repeated="3"/>
          <table:table-cell table:style-name="ce171" table:formula="of:=([.D6]-[.C6])-[.E6]+[.F6]" office:value-type="time" office:time-value="PT00H00M00S" calcext:value-type="time">
            <text:p>00:00</text:p>
          </table:table-cell>
          <table:table-cell table:style-name="ce174" table:formula="of:=IF(NOT(OR([.G6]=0;[.B6]=1;[.B6]=7;[.J6]=[$Übersicht.$D$47];[.J6]=[$Übersicht.$E$47];[.J6]=[$Übersicht.$F$47];[.J6]=[$Übersicht.$G$47]));[.G6]-[$Übersicht.$B$8];[.G6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6]+1" office:value-type="date" office:date-value="2019-04-04" calcext:value-type="date">
            <text:p>04.04.19</text:p>
          </table:table-cell>
          <table:table-cell table:style-name="ce168" table:formula="of:=WEEKDAY([.A7])" office:value-type="date" office:date-value="1900-01-04" calcext:value-type="date">
            <text:p>Do</text:p>
          </table:table-cell>
          <table:table-cell table:style-name="ce169"/>
          <table:table-cell table:style-name="ce170" table:number-columns-repeated="3"/>
          <table:table-cell table:style-name="ce171" table:formula="of:=([.D7]-[.C7])-[.E7]+[.F7]" office:value-type="time" office:time-value="PT00H00M00S" calcext:value-type="time">
            <text:p>00:00</text:p>
          </table:table-cell>
          <table:table-cell table:style-name="ce174" table:formula="of:=IF(NOT(OR([.G7]=0;[.B7]=1;[.B7]=7;[.J7]=[$Übersicht.$D$47];[.J7]=[$Übersicht.$E$47];[.J7]=[$Übersicht.$F$47];[.J7]=[$Übersicht.$G$47]));[.G7]-[$Übersicht.$B$8];[.G7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7]+1" office:value-type="date" office:date-value="2019-04-05" calcext:value-type="date">
            <text:p>05.04.19</text:p>
          </table:table-cell>
          <table:table-cell table:style-name="ce168" table:formula="of:=WEEKDAY([.A8])" office:value-type="date" office:date-value="1900-01-05" calcext:value-type="date">
            <text:p>Fr</text:p>
          </table:table-cell>
          <table:table-cell table:style-name="ce169"/>
          <table:table-cell table:style-name="ce170" table:number-columns-repeated="3"/>
          <table:table-cell table:style-name="ce171" table:formula="of:=([.D8]-[.C8])-[.E8]+[.F8]" office:value-type="time" office:time-value="PT00H00M00S" calcext:value-type="time">
            <text:p>00:00</text:p>
          </table:table-cell>
          <table:table-cell table:style-name="ce174" table:formula="of:=IF(NOT(OR([.G8]=0;[.B8]=1;[.B8]=7;[.J8]=[$Übersicht.$D$47];[.J8]=[$Übersicht.$E$47];[.J8]=[$Übersicht.$F$47];[.J8]=[$Übersicht.$G$47]));[.G8]-[$Übersicht.$B$8];[.G8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8]+1" office:value-type="date" office:date-value="2019-04-06" calcext:value-type="date">
            <text:p>06.04.19</text:p>
          </table:table-cell>
          <table:table-cell table:style-name="ce168" table:formula="of:=WEEKDAY([.A9])" office:value-type="date" office:date-value="1900-01-06" calcext:value-type="date">
            <text:p>Sa</text:p>
          </table:table-cell>
          <table:table-cell table:style-name="ce169"/>
          <table:table-cell table:style-name="ce170" table:number-columns-repeated="3"/>
          <table:table-cell table:style-name="ce171" table:formula="of:=([.D9]-[.C9])-[.E9]+[.F9]" office:value-type="time" office:time-value="PT00H00M00S" calcext:value-type="time">
            <text:p>00:00</text:p>
          </table:table-cell>
          <table:table-cell table:style-name="ce174" table:formula="of:=IF(NOT(OR([.G9]=0;[.B9]=1;[.B9]=7;[.J9]=[$Übersicht.$D$47];[.J9]=[$Übersicht.$E$47];[.J9]=[$Übersicht.$F$47];[.J9]=[$Übersicht.$G$47]));[.G9]-[$Übersicht.$B$8];[.G9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9]+1" office:value-type="date" office:date-value="2019-04-07" calcext:value-type="date">
            <text:p>07.04.19</text:p>
          </table:table-cell>
          <table:table-cell table:style-name="ce168" table:formula="of:=WEEKDAY([.A10])" office:value-type="date" office:date-value="1899-12-31" calcext:value-type="date">
            <text:p>So</text:p>
          </table:table-cell>
          <table:table-cell table:style-name="ce169"/>
          <table:table-cell table:style-name="ce170" table:number-columns-repeated="3"/>
          <table:table-cell table:style-name="ce171" table:formula="of:=([.D10]-[.C10])-[.E10]+[.F10]" office:value-type="time" office:time-value="PT00H00M00S" calcext:value-type="time">
            <text:p>00:00</text:p>
          </table:table-cell>
          <table:table-cell table:style-name="ce174" table:formula="of:=IF(NOT(OR([.G10]=0;[.B10]=1;[.B10]=7;[.J10]=[$Übersicht.$D$47];[.J10]=[$Übersicht.$E$47];[.J10]=[$Übersicht.$F$47];[.J10]=[$Übersicht.$G$47]));[.G10]-[$Übersicht.$B$8];[.G10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10]+1" office:value-type="date" office:date-value="2019-04-08" calcext:value-type="date">
            <text:p>08.04.19</text:p>
          </table:table-cell>
          <table:table-cell table:style-name="ce168" table:formula="of:=WEEKDAY([.A11])" office:value-type="date" office:date-value="1900-01-01" calcext:value-type="date">
            <text:p>Mo</text:p>
          </table:table-cell>
          <table:table-cell table:style-name="ce169"/>
          <table:table-cell table:style-name="ce170" table:number-columns-repeated="3"/>
          <table:table-cell table:style-name="ce171" table:formula="of:=([.D11]-[.C11])-[.E11]+[.F11]" office:value-type="time" office:time-value="PT00H00M00S" calcext:value-type="time">
            <text:p>00:00</text:p>
          </table:table-cell>
          <table:table-cell table:style-name="ce174" table:formula="of:=IF(NOT(OR([.G11]=0;[.B11]=1;[.B11]=7;[.J11]=[$Übersicht.$D$47];[.J11]=[$Übersicht.$E$47];[.J11]=[$Übersicht.$F$47];[.J11]=[$Übersicht.$G$47]));[.G11]-[$Übersicht.$B$8];[.G11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11]+1" office:value-type="date" office:date-value="2019-04-09" calcext:value-type="date">
            <text:p>09.04.19</text:p>
          </table:table-cell>
          <table:table-cell table:style-name="ce168" table:formula="of:=WEEKDAY([.A12])" office:value-type="date" office:date-value="1900-01-02" calcext:value-type="date">
            <text:p>Di</text:p>
          </table:table-cell>
          <table:table-cell table:style-name="ce169"/>
          <table:table-cell table:style-name="ce170" table:number-columns-repeated="3"/>
          <table:table-cell table:style-name="ce171" table:formula="of:=([.D12]-[.C12])-[.E12]+[.F12]" office:value-type="time" office:time-value="PT00H00M00S" calcext:value-type="time">
            <text:p>00:00</text:p>
          </table:table-cell>
          <table:table-cell table:style-name="ce174" table:formula="of:=IF(NOT(OR([.G12]=0;[.B12]=1;[.B12]=7;[.J12]=[$Übersicht.$D$47];[.J12]=[$Übersicht.$E$47];[.J12]=[$Übersicht.$F$47];[.J12]=[$Übersicht.$G$47]));[.G12]-[$Übersicht.$B$8];[.G12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12]+1" office:value-type="date" office:date-value="2019-04-10" calcext:value-type="date">
            <text:p>10.04.19</text:p>
          </table:table-cell>
          <table:table-cell table:style-name="ce168" table:formula="of:=WEEKDAY([.A13])" office:value-type="date" office:date-value="1900-01-03" calcext:value-type="date">
            <text:p>Mi</text:p>
          </table:table-cell>
          <table:table-cell table:style-name="ce169"/>
          <table:table-cell table:style-name="ce170" table:number-columns-repeated="3"/>
          <table:table-cell table:style-name="ce171" table:formula="of:=([.D13]-[.C13])-[.E13]+[.F13]" office:value-type="time" office:time-value="PT00H00M00S" calcext:value-type="time">
            <text:p>00:00</text:p>
          </table:table-cell>
          <table:table-cell table:style-name="ce174" table:formula="of:=IF(NOT(OR([.G13]=0;[.B13]=1;[.B13]=7;[.J13]=[$Übersicht.$D$47];[.J13]=[$Übersicht.$E$47];[.J13]=[$Übersicht.$F$47];[.J13]=[$Übersicht.$G$47]));[.G13]-[$Übersicht.$B$8];[.G13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13]+1" office:value-type="date" office:date-value="2019-04-11" calcext:value-type="date">
            <text:p>11.04.19</text:p>
          </table:table-cell>
          <table:table-cell table:style-name="ce168" table:formula="of:=WEEKDAY([.A14])" office:value-type="date" office:date-value="1900-01-04" calcext:value-type="date">
            <text:p>Do</text:p>
          </table:table-cell>
          <table:table-cell table:style-name="ce169"/>
          <table:table-cell table:style-name="ce170" table:number-columns-repeated="3"/>
          <table:table-cell table:style-name="ce171" table:formula="of:=([.D14]-[.C14])-[.E14]+[.F14]" office:value-type="time" office:time-value="PT00H00M00S" calcext:value-type="time">
            <text:p>00:00</text:p>
          </table:table-cell>
          <table:table-cell table:style-name="ce174" table:formula="of:=IF(NOT(OR([.G14]=0;[.B14]=1;[.B14]=7;[.J14]=[$Übersicht.$D$47];[.J14]=[$Übersicht.$E$47];[.J14]=[$Übersicht.$F$47];[.J14]=[$Übersicht.$G$47]));[.G14]-[$Übersicht.$B$8];[.G14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14]+1" office:value-type="date" office:date-value="2019-04-12" calcext:value-type="date">
            <text:p>12.04.19</text:p>
          </table:table-cell>
          <table:table-cell table:style-name="ce168" table:formula="of:=WEEKDAY([.A15])" office:value-type="date" office:date-value="1900-01-05" calcext:value-type="date">
            <text:p>Fr</text:p>
          </table:table-cell>
          <table:table-cell table:style-name="ce169"/>
          <table:table-cell table:style-name="ce170" table:number-columns-repeated="3"/>
          <table:table-cell table:style-name="ce171" table:formula="of:=([.D15]-[.C15])-[.E15]+[.F15]" office:value-type="time" office:time-value="PT00H00M00S" calcext:value-type="time">
            <text:p>00:00</text:p>
          </table:table-cell>
          <table:table-cell table:style-name="ce174" table:formula="of:=IF(NOT(OR([.G15]=0;[.B15]=1;[.B15]=7;[.J15]=[$Übersicht.$D$47];[.J15]=[$Übersicht.$E$47];[.J15]=[$Übersicht.$F$47];[.J15]=[$Übersicht.$G$47]));[.G15]-[$Übersicht.$B$8];[.G15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15]+1" office:value-type="date" office:date-value="2019-04-13" calcext:value-type="date">
            <text:p>13.04.19</text:p>
          </table:table-cell>
          <table:table-cell table:style-name="ce168" table:formula="of:=WEEKDAY([.A16])" office:value-type="date" office:date-value="1900-01-06" calcext:value-type="date">
            <text:p>Sa</text:p>
          </table:table-cell>
          <table:table-cell table:style-name="ce169"/>
          <table:table-cell table:style-name="ce170" table:number-columns-repeated="3"/>
          <table:table-cell table:style-name="ce171" table:formula="of:=([.D16]-[.C16])-[.E16]+[.F16]" office:value-type="time" office:time-value="PT00H00M00S" calcext:value-type="time">
            <text:p>00:00</text:p>
          </table:table-cell>
          <table:table-cell table:style-name="ce174" table:formula="of:=IF(NOT(OR([.G16]=0;[.B16]=1;[.B16]=7;[.J16]=[$Übersicht.$D$47];[.J16]=[$Übersicht.$E$47];[.J16]=[$Übersicht.$F$47];[.J16]=[$Übersicht.$G$47]));[.G16]-[$Übersicht.$B$8];[.G16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16]+1" office:value-type="date" office:date-value="2019-04-14" calcext:value-type="date">
            <text:p>14.04.19</text:p>
          </table:table-cell>
          <table:table-cell table:style-name="ce168" table:formula="of:=WEEKDAY([.A17])" office:value-type="date" office:date-value="1899-12-31" calcext:value-type="date">
            <text:p>So</text:p>
          </table:table-cell>
          <table:table-cell table:style-name="ce169"/>
          <table:table-cell table:style-name="ce170" table:number-columns-repeated="3"/>
          <table:table-cell table:style-name="ce171" table:formula="of:=([.D17]-[.C17])-[.E17]+[.F17]" office:value-type="time" office:time-value="PT00H00M00S" calcext:value-type="time">
            <text:p>00:00</text:p>
          </table:table-cell>
          <table:table-cell table:style-name="ce174" table:formula="of:=IF(NOT(OR([.G17]=0;[.B17]=1;[.B17]=7;[.J17]=[$Übersicht.$D$47];[.J17]=[$Übersicht.$E$47];[.J17]=[$Übersicht.$F$47];[.J17]=[$Übersicht.$G$47]));[.G17]-[$Übersicht.$B$8];[.G17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17]+1" office:value-type="date" office:date-value="2019-04-15" calcext:value-type="date">
            <text:p>15.04.19</text:p>
          </table:table-cell>
          <table:table-cell table:style-name="ce168" table:formula="of:=WEEKDAY([.A18])" office:value-type="date" office:date-value="1900-01-01" calcext:value-type="date">
            <text:p>Mo</text:p>
          </table:table-cell>
          <table:table-cell table:style-name="ce169"/>
          <table:table-cell table:style-name="ce170" table:number-columns-repeated="3"/>
          <table:table-cell table:style-name="ce171" table:formula="of:=([.D18]-[.C18])-[.E18]+[.F18]" office:value-type="time" office:time-value="PT00H00M00S" calcext:value-type="time">
            <text:p>00:00</text:p>
          </table:table-cell>
          <table:table-cell table:style-name="ce174" table:formula="of:=IF(NOT(OR([.G18]=0;[.B18]=1;[.B18]=7;[.J18]=[$Übersicht.$D$47];[.J18]=[$Übersicht.$E$47];[.J18]=[$Übersicht.$F$47];[.J18]=[$Übersicht.$G$47]));[.G18]-[$Übersicht.$B$8];[.G18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18]+1" office:value-type="date" office:date-value="2019-04-16" calcext:value-type="date">
            <text:p>16.04.19</text:p>
          </table:table-cell>
          <table:table-cell table:style-name="ce168" table:formula="of:=WEEKDAY([.A19])" office:value-type="date" office:date-value="1900-01-02" calcext:value-type="date">
            <text:p>Di</text:p>
          </table:table-cell>
          <table:table-cell table:style-name="ce169"/>
          <table:table-cell table:style-name="ce170" table:number-columns-repeated="3"/>
          <table:table-cell table:style-name="ce171" table:formula="of:=([.D19]-[.C19])-[.E19]+[.F19]" office:value-type="time" office:time-value="PT00H00M00S" calcext:value-type="time">
            <text:p>00:00</text:p>
          </table:table-cell>
          <table:table-cell table:style-name="ce174" table:formula="of:=IF(NOT(OR([.G19]=0;[.B19]=1;[.B19]=7;[.J19]=[$Übersicht.$D$47];[.J19]=[$Übersicht.$E$47];[.J19]=[$Übersicht.$F$47];[.J19]=[$Übersicht.$G$47]));[.G19]-[$Übersicht.$B$8];[.G19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19]+1" office:value-type="date" office:date-value="2019-04-17" calcext:value-type="date">
            <text:p>17.04.19</text:p>
          </table:table-cell>
          <table:table-cell table:style-name="ce168" table:formula="of:=WEEKDAY([.A20])" office:value-type="date" office:date-value="1900-01-03" calcext:value-type="date">
            <text:p>Mi</text:p>
          </table:table-cell>
          <table:table-cell table:style-name="ce169"/>
          <table:table-cell table:style-name="ce170" table:number-columns-repeated="3"/>
          <table:table-cell table:style-name="ce171" table:formula="of:=([.D20]-[.C20])-[.E20]+[.F20]" office:value-type="time" office:time-value="PT00H00M00S" calcext:value-type="time">
            <text:p>00:00</text:p>
          </table:table-cell>
          <table:table-cell table:style-name="ce174" table:formula="of:=IF(NOT(OR([.G20]=0;[.B20]=1;[.B20]=7;[.J20]=[$Übersicht.$D$47];[.J20]=[$Übersicht.$E$47];[.J20]=[$Übersicht.$F$47];[.J20]=[$Übersicht.$G$47]));[.G20]-[$Übersicht.$B$8];[.G20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20]+1" office:value-type="date" office:date-value="2019-04-18" calcext:value-type="date">
            <text:p>18.04.19</text:p>
          </table:table-cell>
          <table:table-cell table:style-name="ce168" table:formula="of:=WEEKDAY([.A21])" office:value-type="date" office:date-value="1900-01-04" calcext:value-type="date">
            <text:p>Do</text:p>
          </table:table-cell>
          <table:table-cell table:style-name="ce169"/>
          <table:table-cell table:style-name="ce170" table:number-columns-repeated="3"/>
          <table:table-cell table:style-name="ce171" table:formula="of:=([.D21]-[.C21])-[.E21]+[.F21]" office:value-type="time" office:time-value="PT00H00M00S" calcext:value-type="time">
            <text:p>00:00</text:p>
          </table:table-cell>
          <table:table-cell table:style-name="ce174" table:formula="of:=IF(NOT(OR([.G21]=0;[.B21]=1;[.B21]=7;[.J21]=[$Übersicht.$D$47];[.J21]=[$Übersicht.$E$47];[.J21]=[$Übersicht.$F$47];[.J21]=[$Übersicht.$G$47]));[.G21]-[$Übersicht.$B$8];[.G21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21]+1" office:value-type="date" office:date-value="2019-04-19" calcext:value-type="date">
            <text:p>19.04.19</text:p>
          </table:table-cell>
          <table:table-cell table:style-name="ce168" table:formula="of:=WEEKDAY([.A22])" office:value-type="date" office:date-value="1900-01-05" calcext:value-type="date">
            <text:p>Fr</text:p>
          </table:table-cell>
          <table:table-cell table:style-name="ce169"/>
          <table:table-cell table:style-name="ce170" table:number-columns-repeated="3"/>
          <table:table-cell table:style-name="ce171" table:formula="of:=([.D22]-[.C22])-[.E22]+[.F22]" office:value-type="time" office:time-value="PT00H00M00S" calcext:value-type="time">
            <text:p>00:00</text:p>
          </table:table-cell>
          <table:table-cell table:style-name="ce174" table:formula="of:=IF(NOT(OR([.G22]=0;[.B22]=1;[.B22]=7;[.J22]=[$Übersicht.$D$47];[.J22]=[$Übersicht.$E$47];[.J22]=[$Übersicht.$F$47];[.J22]=[$Übersicht.$G$47]));[.G22]-[$Übersicht.$B$8];[.G22])" office:value-type="time" office:time-value="PT00H00M00S" calcext:value-type="time">
            <text:p>00:00</text:p>
          </table:table-cell>
          <table:table-cell table:style-name="ce178" office:value-type="string" calcext:value-type="string">
            <text:p>Karfreitag</text:p>
          </table:table-cell>
          <table:table-cell table:style-name="ce82" table:content-validation-name="val4" office:value-type="string" calcext:value-type="string">
            <text:p>Feiertag</text:p>
          </table:table-cell>
          <table:table-cell table:number-columns-repeated="1014"/>
        </table:table-row>
        <table:table-row table:style-name="ro1">
          <table:table-cell table:style-name="ce167" table:formula="of:=[.A22]+1" office:value-type="date" office:date-value="2019-04-20" calcext:value-type="date">
            <text:p>20.04.19</text:p>
          </table:table-cell>
          <table:table-cell table:style-name="ce168" table:formula="of:=WEEKDAY([.A23])" office:value-type="date" office:date-value="1900-01-06" calcext:value-type="date">
            <text:p>Sa</text:p>
          </table:table-cell>
          <table:table-cell table:style-name="ce169"/>
          <table:table-cell table:style-name="ce170" table:number-columns-repeated="3"/>
          <table:table-cell table:style-name="ce171" table:formula="of:=([.D23]-[.C23])-[.E23]+[.F23]" office:value-type="time" office:time-value="PT00H00M00S" calcext:value-type="time">
            <text:p>00:00</text:p>
          </table:table-cell>
          <table:table-cell table:style-name="ce174" table:formula="of:=IF(NOT(OR([.G23]=0;[.B23]=1;[.B23]=7;[.J23]=[$Übersicht.$D$47];[.J23]=[$Übersicht.$E$47];[.J23]=[$Übersicht.$F$47];[.J23]=[$Übersicht.$G$47]));[.G23]-[$Übersicht.$B$8];[.G23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23]+1" office:value-type="date" office:date-value="2019-04-21" calcext:value-type="date">
            <text:p>21.04.19</text:p>
          </table:table-cell>
          <table:table-cell table:style-name="ce168" table:formula="of:=WEEKDAY([.A24])" office:value-type="date" office:date-value="1899-12-31" calcext:value-type="date">
            <text:p>So</text:p>
          </table:table-cell>
          <table:table-cell table:style-name="ce169"/>
          <table:table-cell table:style-name="ce170" table:number-columns-repeated="3"/>
          <table:table-cell table:style-name="ce171" table:formula="of:=([.D24]-[.C24])-[.E24]+[.F24]" office:value-type="time" office:time-value="PT00H00M00S" calcext:value-type="time">
            <text:p>00:00</text:p>
          </table:table-cell>
          <table:table-cell table:style-name="ce174" table:formula="of:=IF(NOT(OR([.G24]=0;[.B24]=1;[.B24]=7;[.J24]=[$Übersicht.$D$47];[.J24]=[$Übersicht.$E$47];[.J24]=[$Übersicht.$F$47];[.J24]=[$Übersicht.$G$47]));[.G24]-[$Übersicht.$B$8];[.G24])" office:value-type="time" office:time-value="PT00H00M00S" calcext:value-type="time">
            <text:p>00:00</text:p>
          </table:table-cell>
          <table:table-cell table:style-name="ce178" office:value-type="string" calcext:value-type="string">
            <text:p>Ostersonntag</text:p>
          </table:table-cell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24]+1" office:value-type="date" office:date-value="2019-04-22" calcext:value-type="date">
            <text:p>22.04.19</text:p>
          </table:table-cell>
          <table:table-cell table:style-name="ce168" table:formula="of:=WEEKDAY([.A25])" office:value-type="date" office:date-value="1900-01-01" calcext:value-type="date">
            <text:p>Mo</text:p>
          </table:table-cell>
          <table:table-cell table:style-name="ce169"/>
          <table:table-cell table:style-name="ce170" table:number-columns-repeated="3"/>
          <table:table-cell table:style-name="ce171" table:formula="of:=([.D25]-[.C25])-[.E25]+[.F25]" office:value-type="time" office:time-value="PT00H00M00S" calcext:value-type="time">
            <text:p>00:00</text:p>
          </table:table-cell>
          <table:table-cell table:style-name="ce174" table:formula="of:=IF(NOT(OR([.G25]=0;[.B25]=1;[.B25]=7;[.J25]=[$Übersicht.$D$47];[.J25]=[$Übersicht.$E$47];[.J25]=[$Übersicht.$F$47];[.J25]=[$Übersicht.$G$47]));[.G25]-[$Übersicht.$B$8];[.G25])" office:value-type="time" office:time-value="PT00H00M00S" calcext:value-type="time">
            <text:p>00:00</text:p>
          </table:table-cell>
          <table:table-cell table:style-name="ce178" office:value-type="string" calcext:value-type="string">
            <text:p>Ostermontag</text:p>
          </table:table-cell>
          <table:table-cell table:style-name="ce82" table:content-validation-name="val4" office:value-type="string" calcext:value-type="string">
            <text:p>Feiertag</text:p>
          </table:table-cell>
          <table:table-cell table:number-columns-repeated="1014"/>
        </table:table-row>
        <table:table-row table:style-name="ro1">
          <table:table-cell table:style-name="ce167" table:formula="of:=[.A25]+1" office:value-type="date" office:date-value="2019-04-23" calcext:value-type="date">
            <text:p>23.04.19</text:p>
          </table:table-cell>
          <table:table-cell table:style-name="ce168" table:formula="of:=WEEKDAY([.A26])" office:value-type="date" office:date-value="1900-01-02" calcext:value-type="date">
            <text:p>Di</text:p>
          </table:table-cell>
          <table:table-cell table:style-name="ce169"/>
          <table:table-cell table:style-name="ce170" table:number-columns-repeated="3"/>
          <table:table-cell table:style-name="ce171" table:formula="of:=([.D26]-[.C26])-[.E26]+[.F26]" office:value-type="time" office:time-value="PT00H00M00S" calcext:value-type="time">
            <text:p>00:00</text:p>
          </table:table-cell>
          <table:table-cell table:style-name="ce174" table:formula="of:=IF(NOT(OR([.G26]=0;[.B26]=1;[.B26]=7;[.J26]=[$Übersicht.$D$47];[.J26]=[$Übersicht.$E$47];[.J26]=[$Übersicht.$F$47];[.J26]=[$Übersicht.$G$47]));[.G26]-[$Übersicht.$B$8];[.G26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26]+1" office:value-type="date" office:date-value="2019-04-24" calcext:value-type="date">
            <text:p>24.04.19</text:p>
          </table:table-cell>
          <table:table-cell table:style-name="ce168" table:formula="of:=WEEKDAY([.A27])" office:value-type="date" office:date-value="1900-01-03" calcext:value-type="date">
            <text:p>Mi</text:p>
          </table:table-cell>
          <table:table-cell table:style-name="ce169"/>
          <table:table-cell table:style-name="ce170" table:number-columns-repeated="3"/>
          <table:table-cell table:style-name="ce171" table:formula="of:=([.D27]-[.C27])-[.E27]+[.F27]" office:value-type="time" office:time-value="PT00H00M00S" calcext:value-type="time">
            <text:p>00:00</text:p>
          </table:table-cell>
          <table:table-cell table:style-name="ce174" table:formula="of:=IF(NOT(OR([.G27]=0;[.B27]=1;[.B27]=7;[.J27]=[$Übersicht.$D$47];[.J27]=[$Übersicht.$E$47];[.J27]=[$Übersicht.$F$47];[.J27]=[$Übersicht.$G$47]));[.G27]-[$Übersicht.$B$8];[.G27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27]+1" office:value-type="date" office:date-value="2019-04-25" calcext:value-type="date">
            <text:p>25.04.19</text:p>
          </table:table-cell>
          <table:table-cell table:style-name="ce168" table:formula="of:=WEEKDAY([.A28])" office:value-type="date" office:date-value="1900-01-04" calcext:value-type="date">
            <text:p>Do</text:p>
          </table:table-cell>
          <table:table-cell table:style-name="ce169"/>
          <table:table-cell table:style-name="ce170" table:number-columns-repeated="3"/>
          <table:table-cell table:style-name="ce171" table:formula="of:=([.D28]-[.C28])-[.E28]+[.F28]" office:value-type="time" office:time-value="PT00H00M00S" calcext:value-type="time">
            <text:p>00:00</text:p>
          </table:table-cell>
          <table:table-cell table:style-name="ce174" table:formula="of:=IF(NOT(OR([.G28]=0;[.B28]=1;[.B28]=7;[.J28]=[$Übersicht.$D$47];[.J28]=[$Übersicht.$E$47];[.J28]=[$Übersicht.$F$47];[.J28]=[$Übersicht.$G$47]));[.G28]-[$Übersicht.$B$8];[.G28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28]+1" office:value-type="date" office:date-value="2019-04-26" calcext:value-type="date">
            <text:p>26.04.19</text:p>
          </table:table-cell>
          <table:table-cell table:style-name="ce168" table:formula="of:=WEEKDAY([.A29])" office:value-type="date" office:date-value="1900-01-05" calcext:value-type="date">
            <text:p>Fr</text:p>
          </table:table-cell>
          <table:table-cell table:style-name="ce169"/>
          <table:table-cell table:style-name="ce170" table:number-columns-repeated="3"/>
          <table:table-cell table:style-name="ce171" table:formula="of:=([.D29]-[.C29])-[.E29]+[.F29]" office:value-type="time" office:time-value="PT00H00M00S" calcext:value-type="time">
            <text:p>00:00</text:p>
          </table:table-cell>
          <table:table-cell table:style-name="ce174" table:formula="of:=IF(NOT(OR([.G29]=0;[.B29]=1;[.B29]=7;[.J29]=[$Übersicht.$D$47];[.J29]=[$Übersicht.$E$47];[.J29]=[$Übersicht.$F$47];[.J29]=[$Übersicht.$G$47]));[.G29]-[$Übersicht.$B$8];[.G29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29]+1" office:value-type="date" office:date-value="2019-04-27" calcext:value-type="date">
            <text:p>27.04.19</text:p>
          </table:table-cell>
          <table:table-cell table:style-name="ce168" table:formula="of:=WEEKDAY([.A30])" office:value-type="date" office:date-value="1900-01-06" calcext:value-type="date">
            <text:p>Sa</text:p>
          </table:table-cell>
          <table:table-cell table:style-name="ce169"/>
          <table:table-cell table:style-name="ce170" table:number-columns-repeated="3"/>
          <table:table-cell table:style-name="ce171" table:formula="of:=([.D30]-[.C30])-[.E30]+[.F30]" office:value-type="time" office:time-value="PT00H00M00S" calcext:value-type="time">
            <text:p>00:00</text:p>
          </table:table-cell>
          <table:table-cell table:style-name="ce174" table:formula="of:=IF(NOT(OR([.G30]=0;[.B30]=1;[.B30]=7;[.J30]=[$Übersicht.$D$47];[.J30]=[$Übersicht.$E$47];[.J30]=[$Übersicht.$F$47];[.J30]=[$Übersicht.$G$47]));[.G30]-[$Übersicht.$B$8];[.G30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30]+1" office:value-type="date" office:date-value="2019-04-28" calcext:value-type="date">
            <text:p>28.04.19</text:p>
          </table:table-cell>
          <table:table-cell table:style-name="ce168" table:formula="of:=WEEKDAY([.A31])" office:value-type="date" office:date-value="1899-12-31" calcext:value-type="date">
            <text:p>So</text:p>
          </table:table-cell>
          <table:table-cell table:style-name="ce169"/>
          <table:table-cell table:style-name="ce170" table:number-columns-repeated="3"/>
          <table:table-cell table:style-name="ce171" table:formula="of:=([.D31]-[.C31])-[.E31]+[.F31]" office:value-type="time" office:time-value="PT00H00M00S" calcext:value-type="time">
            <text:p>00:00</text:p>
          </table:table-cell>
          <table:table-cell table:style-name="ce174" table:formula="of:=IF(NOT(OR([.G31]=0;[.B31]=1;[.B31]=7;[.J31]=[$Übersicht.$D$47];[.J31]=[$Übersicht.$E$47];[.J31]=[$Übersicht.$F$47];[.J31]=[$Übersicht.$G$47]));[.G31]-[$Übersicht.$B$8];[.G31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31]+1" office:value-type="date" office:date-value="2019-04-29" calcext:value-type="date">
            <text:p>29.04.19</text:p>
          </table:table-cell>
          <table:table-cell table:style-name="ce168" table:formula="of:=WEEKDAY([.A32])" office:value-type="date" office:date-value="1900-01-01" calcext:value-type="date">
            <text:p>Mo</text:p>
          </table:table-cell>
          <table:table-cell table:style-name="ce169"/>
          <table:table-cell table:style-name="ce170" table:number-columns-repeated="3"/>
          <table:table-cell table:style-name="ce171" table:formula="of:=([.D32]-[.C32])-[.E32]+[.F32]" office:value-type="time" office:time-value="PT00H00M00S" calcext:value-type="time">
            <text:p>00:00</text:p>
          </table:table-cell>
          <table:table-cell table:style-name="ce174" table:formula="of:=IF(NOT(OR([.G32]=0;[.B32]=1;[.B32]=7;[.J32]=[$Übersicht.$D$47];[.J32]=[$Übersicht.$E$47];[.J32]=[$Übersicht.$F$47];[.J32]=[$Übersicht.$G$47]));[.G32]-[$Übersicht.$B$8];[.G32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ce167" table:formula="of:=[.A32]+1" office:value-type="date" office:date-value="2019-04-30" calcext:value-type="date">
            <text:p>30.04.19</text:p>
          </table:table-cell>
          <table:table-cell table:style-name="ce168" table:formula="of:=WEEKDAY([.A33])" office:value-type="date" office:date-value="1900-01-02" calcext:value-type="date">
            <text:p>Di</text:p>
          </table:table-cell>
          <table:table-cell table:style-name="ce169"/>
          <table:table-cell table:style-name="ce170" table:number-columns-repeated="3"/>
          <table:table-cell table:style-name="ce171" table:formula="of:=([.D33]-[.C33])-[.E33]+[.F33]" office:value-type="time" office:time-value="PT00H00M00S" calcext:value-type="time">
            <text:p>00:00</text:p>
          </table:table-cell>
          <table:table-cell table:style-name="ce174" table:formula="of:=IF(NOT(OR([.G33]=0;[.B33]=1;[.B33]=7;[.J33]=[$Übersicht.$D$47];[.J33]=[$Übersicht.$E$47];[.J33]=[$Übersicht.$F$47];[.J33]=[$Übersicht.$G$47]));[.G33]-[$Übersicht.$B$8];[.G33])" office:value-type="time" office:time-value="PT00H00M00S" calcext:value-type="time">
            <text:p>00:00</text:p>
          </table:table-cell>
          <table:table-cell table:style-name="ce178"/>
          <table:table-cell table:style-name="ce82" table:content-validation-name="val4"/>
          <table:table-cell table:number-columns-repeated="1014"/>
        </table:table-row>
        <table:table-row table:style-name="ro1">
          <table:table-cell table:style-name="Default" table:number-columns-repeated="7"/>
          <table:table-cell table:style-name="ce175"/>
          <table:table-cell table:style-name="Default" table:number-columns-repeated="2"/>
          <table:table-cell/>
          <table:table-cell table:style-name="Default" table:number-columns-repeated="1013"/>
        </table:table-row>
        <table:table-row table:style-name="ro1">
          <table:table-cell table:style-name="ce103" table:number-columns-repeated="6"/>
          <table:table-cell table:style-name="ce51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5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Monat</text:p>
          </table:table-cell>
          <table:table-cell table:style-name="ce103" table:number-columns-repeated="5"/>
          <table:table-cell table:style-name="ce52"/>
          <table:table-cell table:style-name="ce176" table:formula="of:=SUM([.H4:.H34])" office:value-type="time" office:time-value="PT00H00M00S" calcext:value-type="time">
            <text:p>00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172" table:formula="of:=[März.G44]" office:value-type="time" office:time-value="-PT504H00M00S" calcext:value-type="time">
            <text:p>-504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Gesamt</text:p>
          </table:table-cell>
          <table:table-cell table:style-name="ce103" table:number-columns-repeated="5"/>
          <table:table-cell table:style-name="ce53"/>
          <table:table-cell table:style-name="ce172" table:formula="of:=SUM([.H37];[.G38])" office:value-type="time" office:time-value="-PT504H00M00S" calcext:value-type="time">
            <text:p>-504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172" table:formula="of:=SUM([.G36];[.G38])" office:value-type="time" office:time-value="-PT504H00M00S" calcext:value-type="time">
            <text:p>-504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16]" office:value-type="time" office:time-value="PT160H00M00S" calcext:value-type="time">
            <text:p>160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106" office:value-type="string" calcext:value-type="string">
            <text:p>Übertrag</text:p>
          </table:table-cell>
          <table:table-cell table:style-name="ce42" table:number-columns-repeated="5"/>
          <table:table-cell table:style-name="ce173" table:formula="of:=[.G41]-[.G42]" office:value-type="time" office:time-value="-PT664H00M00S" calcext:value-type="time">
            <text:p>-664:00</text:p>
          </table:table-cell>
          <table:table-cell table:style-name="ce55"/>
          <table:table-cell table:style-name="ce103"/>
          <table:table-cell table:number-columns-repeated="1015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rbeitstage</text:p>
          </table:table-cell>
          <table:table-cell table:style-name="ce43" table:formula="of:=[$Übersicht.$C$1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Urlaub</text:p>
          </table:table-cell>
          <table:table-cell table:style-name="ce44" table:formula="of:=[$Übersicht.$D$1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Krankheit</text:p>
          </table:table-cell>
          <table:table-cell table:style-name="ce43" table:formula="of:=[$Übersicht.$E$1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Tage gearbeitet</text:p>
          </table:table-cell>
          <table:table-cell table:style-name="ce45" table:formula="of:=[$Übersicht.$G$16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pril.A4:April.J33">
            <calcext:condition calcext:apply-style-name="Weekend" calcext:value="formula-is(OR([.$B4]=1; [.$B4]=7; [.$J4]=[$Übersicht.$D$47]))" calcext:base-cell-address="April.A4"/>
            <calcext:condition calcext:apply-style-name="Free" calcext:value="formula-is(NOT(ISNA(MATCH([.$J4];[$Übersicht.$E$47:.$Z$47];0))))" calcext:base-cell-address="April.A4"/>
            <calcext:condition calcext:apply-style-name="Overtime" calcext:value="formula-is([.$J4]=[$Übersicht.$B$47])" calcext:base-cell-address="April.A4"/>
          </calcext:conditional-format>
          <calcext:conditional-format calcext:target-range-address="April.G38:April.G38 April.G44:April.G44 April.H4:April.H34 April.H37:April.H37 April.H39:April.H39 April.G41:April.G41">
            <calcext:condition calcext:apply-style-name="Negative" calcext:value="&lt;0" calcext:base-cell-address="April.G37"/>
            <calcext:condition calcext:apply-style-name="Positive" calcext:value="&gt;0" calcext:base-cell-address="April.G37"/>
          </calcext:conditional-format>
        </calcext:conditional-formats>
      </table:table>
      <table:table table:name="Mai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1" table:default-cell-style-name="Default"/>
        <table:table-column table:style-name="co11" table:number-columns-repeated="1013" table:default-cell-style-name="ce3"/>
        <table:table-row table:style-name="ro4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 table:style-name="ce103"/>
          <table:table-cell/>
          <table:table-cell table:style-name="ce57" table:formula="of:=[.A4]" office:value-type="date" office:date-value="2019-05-01" calcext:value-type="date">
            <text:p>Mai 2019</text:p>
          </table:table-cell>
          <table:table-cell table:number-columns-repeated="1014"/>
        </table:table-row>
        <table:table-row table:style-name="ro4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 table:number-columns-repeated="2"/>
          <table:table-cell table:style-name="ce23"/>
          <table:table-cell table:number-columns-repeated="1014"/>
        </table:table-row>
        <table:table-row table:style-name="ro5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Tagesbilanz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4"/>
        </table:table-row>
        <table:table-row table:style-name="ro1">
          <table:table-cell table:style-name="ce180" table:formula="of:=DATE([$Übersicht.$B$2]; 5;1)" office:value-type="date" office:date-value="2019-05-01" calcext:value-type="date">
            <text:p>01.05.19</text:p>
          </table:table-cell>
          <table:table-cell table:style-name="ce181" table:formula="of:=WEEKDAY([.A4])" office:value-type="date" office:date-value="1900-01-03" calcext:value-type="date">
            <text:p>Mi</text:p>
          </table:table-cell>
          <table:table-cell table:style-name="ce182"/>
          <table:table-cell table:style-name="ce183" table:number-columns-repeated="3"/>
          <table:table-cell table:style-name="ce184" table:formula="of:=([.D4]-[.C4])-[.E4]+[.F4]" office:value-type="time" office:time-value="PT00H00M00S" calcext:value-type="time">
            <text:p>00:00</text:p>
          </table:table-cell>
          <table:table-cell table:style-name="ce187" table:formula="of:=IF(NOT(OR([.G4]=0;[.B4]=1;[.B4]=7;[.J4]=[$Übersicht.$D$47];[.J4]=[$Übersicht.$E$47];[.J4]=[$Übersicht.$F$47];[.J4]=[$Übersicht.$G$47]));[.G4]-[$Übersicht.$B$8];[.G4])" office:value-type="time" office:time-value="PT00H00M00S" calcext:value-type="time">
            <text:p>00:00</text:p>
          </table:table-cell>
          <table:table-cell table:style-name="ce189" table:formula="of:=[$Übersicht.$A$35]" office:value-type="string" office:string-value="Tag der Arbeit" calcext:value-type="string">
            <text:p>Tag der Arbeit</text:p>
          </table:table-cell>
          <table:table-cell table:style-name="ce90" table:content-validation-name="val5" office:value-type="string" calcext:value-type="string">
            <text:p>Feiertag</text:p>
          </table:table-cell>
          <table:table-cell table:number-columns-repeated="1014"/>
        </table:table-row>
        <table:table-row table:style-name="ro1">
          <table:table-cell table:style-name="ce180" table:formula="of:=[.A4]+1" office:value-type="date" office:date-value="2019-05-02" calcext:value-type="date">
            <text:p>02.05.19</text:p>
          </table:table-cell>
          <table:table-cell table:style-name="ce181" table:formula="of:=WEEKDAY([.A5])" office:value-type="date" office:date-value="1900-01-04" calcext:value-type="date">
            <text:p>Do</text:p>
          </table:table-cell>
          <table:table-cell table:style-name="ce182"/>
          <table:table-cell table:style-name="ce183" table:number-columns-repeated="3"/>
          <table:table-cell table:style-name="ce184" table:formula="of:=([.D5]-[.C5])-[.E5]+[.F5]" office:value-type="time" office:time-value="PT00H00M00S" calcext:value-type="time">
            <text:p>00:00</text:p>
          </table:table-cell>
          <table:table-cell table:style-name="ce187" table:formula="of:=IF(NOT(OR([.G5]=0;[.B5]=1;[.B5]=7;[.J5]=[$Übersicht.$D$47];[.J5]=[$Übersicht.$E$47];[.J5]=[$Übersicht.$F$47];[.J5]=[$Übersicht.$G$47]));[.G5]-[$Übersicht.$B$8];[.G5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5]+1" office:value-type="date" office:date-value="2019-05-03" calcext:value-type="date">
            <text:p>03.05.19</text:p>
          </table:table-cell>
          <table:table-cell table:style-name="ce181" table:formula="of:=WEEKDAY([.A6])" office:value-type="date" office:date-value="1900-01-05" calcext:value-type="date">
            <text:p>Fr</text:p>
          </table:table-cell>
          <table:table-cell table:style-name="ce182"/>
          <table:table-cell table:style-name="ce183" table:number-columns-repeated="3"/>
          <table:table-cell table:style-name="ce184" table:formula="of:=([.D6]-[.C6])-[.E6]+[.F6]" office:value-type="time" office:time-value="PT00H00M00S" calcext:value-type="time">
            <text:p>00:00</text:p>
          </table:table-cell>
          <table:table-cell table:style-name="ce187" table:formula="of:=IF(NOT(OR([.G6]=0;[.B6]=1;[.B6]=7;[.J6]=[$Übersicht.$D$47];[.J6]=[$Übersicht.$E$47];[.J6]=[$Übersicht.$F$47];[.J6]=[$Übersicht.$G$47]));[.G6]-[$Übersicht.$B$8];[.G6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6]+1" office:value-type="date" office:date-value="2019-05-04" calcext:value-type="date">
            <text:p>04.05.19</text:p>
          </table:table-cell>
          <table:table-cell table:style-name="ce181" table:formula="of:=WEEKDAY([.A7])" office:value-type="date" office:date-value="1900-01-06" calcext:value-type="date">
            <text:p>Sa</text:p>
          </table:table-cell>
          <table:table-cell table:style-name="ce182"/>
          <table:table-cell table:style-name="ce183" table:number-columns-repeated="3"/>
          <table:table-cell table:style-name="ce184" table:formula="of:=([.D7]-[.C7])-[.E7]+[.F7]" office:value-type="time" office:time-value="PT00H00M00S" calcext:value-type="time">
            <text:p>00:00</text:p>
          </table:table-cell>
          <table:table-cell table:style-name="ce187" table:formula="of:=IF(NOT(OR([.G7]=0;[.B7]=1;[.B7]=7;[.J7]=[$Übersicht.$D$47];[.J7]=[$Übersicht.$E$47];[.J7]=[$Übersicht.$F$47];[.J7]=[$Übersicht.$G$47]));[.G7]-[$Übersicht.$B$8];[.G7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7]+1" office:value-type="date" office:date-value="2019-05-05" calcext:value-type="date">
            <text:p>05.05.19</text:p>
          </table:table-cell>
          <table:table-cell table:style-name="ce181" table:formula="of:=WEEKDAY([.A8])" office:value-type="date" office:date-value="1899-12-31" calcext:value-type="date">
            <text:p>So</text:p>
          </table:table-cell>
          <table:table-cell table:style-name="ce182"/>
          <table:table-cell table:style-name="ce183" table:number-columns-repeated="3"/>
          <table:table-cell table:style-name="ce184" table:formula="of:=([.D8]-[.C8])-[.E8]+[.F8]" office:value-type="time" office:time-value="PT00H00M00S" calcext:value-type="time">
            <text:p>00:00</text:p>
          </table:table-cell>
          <table:table-cell table:style-name="ce187" table:formula="of:=IF(NOT(OR([.G8]=0;[.B8]=1;[.B8]=7;[.J8]=[$Übersicht.$D$47];[.J8]=[$Übersicht.$E$47];[.J8]=[$Übersicht.$F$47];[.J8]=[$Übersicht.$G$47]));[.G8]-[$Übersicht.$B$8];[.G8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8]+1" office:value-type="date" office:date-value="2019-05-06" calcext:value-type="date">
            <text:p>06.05.19</text:p>
          </table:table-cell>
          <table:table-cell table:style-name="ce181" table:formula="of:=WEEKDAY([.A9])" office:value-type="date" office:date-value="1900-01-01" calcext:value-type="date">
            <text:p>Mo</text:p>
          </table:table-cell>
          <table:table-cell table:style-name="ce182"/>
          <table:table-cell table:style-name="ce183" table:number-columns-repeated="3"/>
          <table:table-cell table:style-name="ce184" table:formula="of:=([.D9]-[.C9])-[.E9]+[.F9]" office:value-type="time" office:time-value="PT00H00M00S" calcext:value-type="time">
            <text:p>00:00</text:p>
          </table:table-cell>
          <table:table-cell table:style-name="ce187" table:formula="of:=IF(NOT(OR([.G9]=0;[.B9]=1;[.B9]=7;[.J9]=[$Übersicht.$D$47];[.J9]=[$Übersicht.$E$47];[.J9]=[$Übersicht.$F$47];[.J9]=[$Übersicht.$G$47]));[.G9]-[$Übersicht.$B$8];[.G9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9]+1" office:value-type="date" office:date-value="2019-05-07" calcext:value-type="date">
            <text:p>07.05.19</text:p>
          </table:table-cell>
          <table:table-cell table:style-name="ce181" table:formula="of:=WEEKDAY([.A10])" office:value-type="date" office:date-value="1900-01-02" calcext:value-type="date">
            <text:p>Di</text:p>
          </table:table-cell>
          <table:table-cell table:style-name="ce182"/>
          <table:table-cell table:style-name="ce183" table:number-columns-repeated="3"/>
          <table:table-cell table:style-name="ce184" table:formula="of:=([.D10]-[.C10])-[.E10]+[.F10]" office:value-type="time" office:time-value="PT00H00M00S" calcext:value-type="time">
            <text:p>00:00</text:p>
          </table:table-cell>
          <table:table-cell table:style-name="ce187" table:formula="of:=IF(NOT(OR([.G10]=0;[.B10]=1;[.B10]=7;[.J10]=[$Übersicht.$D$47];[.J10]=[$Übersicht.$E$47];[.J10]=[$Übersicht.$F$47];[.J10]=[$Übersicht.$G$47]));[.G10]-[$Übersicht.$B$8];[.G10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10]+1" office:value-type="date" office:date-value="2019-05-08" calcext:value-type="date">
            <text:p>08.05.19</text:p>
          </table:table-cell>
          <table:table-cell table:style-name="ce181" table:formula="of:=WEEKDAY([.A11])" office:value-type="date" office:date-value="1900-01-03" calcext:value-type="date">
            <text:p>Mi</text:p>
          </table:table-cell>
          <table:table-cell table:style-name="ce182"/>
          <table:table-cell table:style-name="ce183" table:number-columns-repeated="3"/>
          <table:table-cell table:style-name="ce184" table:formula="of:=([.D11]-[.C11])-[.E11]+[.F11]" office:value-type="time" office:time-value="PT00H00M00S" calcext:value-type="time">
            <text:p>00:00</text:p>
          </table:table-cell>
          <table:table-cell table:style-name="ce187" table:formula="of:=IF(NOT(OR([.G11]=0;[.B11]=1;[.B11]=7;[.J11]=[$Übersicht.$D$47];[.J11]=[$Übersicht.$E$47];[.J11]=[$Übersicht.$F$47];[.J11]=[$Übersicht.$G$47]));[.G11]-[$Übersicht.$B$8];[.G11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11]+1" office:value-type="date" office:date-value="2019-05-09" calcext:value-type="date">
            <text:p>09.05.19</text:p>
          </table:table-cell>
          <table:table-cell table:style-name="ce181" table:formula="of:=WEEKDAY([.A12])" office:value-type="date" office:date-value="1900-01-04" calcext:value-type="date">
            <text:p>Do</text:p>
          </table:table-cell>
          <table:table-cell table:style-name="ce182"/>
          <table:table-cell table:style-name="ce183" table:number-columns-repeated="3"/>
          <table:table-cell table:style-name="ce184" table:formula="of:=([.D12]-[.C12])-[.E12]+[.F12]" office:value-type="time" office:time-value="PT00H00M00S" calcext:value-type="time">
            <text:p>00:00</text:p>
          </table:table-cell>
          <table:table-cell table:style-name="ce187" table:formula="of:=IF(NOT(OR([.G12]=0;[.B12]=1;[.B12]=7;[.J12]=[$Übersicht.$D$47];[.J12]=[$Übersicht.$E$47];[.J12]=[$Übersicht.$F$47];[.J12]=[$Übersicht.$G$47]));[.G12]-[$Übersicht.$B$8];[.G12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12]+1" office:value-type="date" office:date-value="2019-05-10" calcext:value-type="date">
            <text:p>10.05.19</text:p>
          </table:table-cell>
          <table:table-cell table:style-name="ce181" table:formula="of:=WEEKDAY([.A13])" office:value-type="date" office:date-value="1900-01-05" calcext:value-type="date">
            <text:p>Fr</text:p>
          </table:table-cell>
          <table:table-cell table:style-name="ce182"/>
          <table:table-cell table:style-name="ce183" table:number-columns-repeated="3"/>
          <table:table-cell table:style-name="ce184" table:formula="of:=([.D13]-[.C13])-[.E13]+[.F13]" office:value-type="time" office:time-value="PT00H00M00S" calcext:value-type="time">
            <text:p>00:00</text:p>
          </table:table-cell>
          <table:table-cell table:style-name="ce187" table:formula="of:=IF(NOT(OR([.G13]=0;[.B13]=1;[.B13]=7;[.J13]=[$Übersicht.$D$47];[.J13]=[$Übersicht.$E$47];[.J13]=[$Übersicht.$F$47];[.J13]=[$Übersicht.$G$47]));[.G13]-[$Übersicht.$B$8];[.G13])" office:value-type="time" office:time-value="PT00H00M00S" calcext:value-type="time">
            <text:p>00:00</text:p>
          </table:table-cell>
          <table:table-cell table:style-name="ce189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13]+1" office:value-type="date" office:date-value="2019-05-11" calcext:value-type="date">
            <text:p>11.05.19</text:p>
          </table:table-cell>
          <table:table-cell table:style-name="ce181" table:formula="of:=WEEKDAY([.A14])" office:value-type="date" office:date-value="1900-01-06" calcext:value-type="date">
            <text:p>Sa</text:p>
          </table:table-cell>
          <table:table-cell table:style-name="ce182"/>
          <table:table-cell table:style-name="ce183" table:number-columns-repeated="3"/>
          <table:table-cell table:style-name="ce184" table:formula="of:=([.D14]-[.C14])-[.E14]+[.F14]" office:value-type="time" office:time-value="PT00H00M00S" calcext:value-type="time">
            <text:p>00:00</text:p>
          </table:table-cell>
          <table:table-cell table:style-name="ce187" table:formula="of:=IF(NOT(OR([.G14]=0;[.B14]=1;[.B14]=7;[.J14]=[$Übersicht.$D$47];[.J14]=[$Übersicht.$E$47];[.J14]=[$Übersicht.$F$47];[.J14]=[$Übersicht.$G$47]));[.G14]-[$Übersicht.$B$8];[.G14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14]+1" office:value-type="date" office:date-value="2019-05-12" calcext:value-type="date">
            <text:p>12.05.19</text:p>
          </table:table-cell>
          <table:table-cell table:style-name="ce181" table:formula="of:=WEEKDAY([.A15])" office:value-type="date" office:date-value="1899-12-31" calcext:value-type="date">
            <text:p>So</text:p>
          </table:table-cell>
          <table:table-cell table:style-name="ce182"/>
          <table:table-cell table:style-name="ce183" table:number-columns-repeated="3"/>
          <table:table-cell table:style-name="ce184" table:formula="of:=([.D15]-[.C15])-[.E15]+[.F15]" office:value-type="time" office:time-value="PT00H00M00S" calcext:value-type="time">
            <text:p>00:00</text:p>
          </table:table-cell>
          <table:table-cell table:style-name="ce187" table:formula="of:=IF(NOT(OR([.G15]=0;[.B15]=1;[.B15]=7;[.J15]=[$Übersicht.$D$47];[.J15]=[$Übersicht.$E$47];[.J15]=[$Übersicht.$F$47];[.J15]=[$Übersicht.$G$47]));[.G15]-[$Übersicht.$B$8];[.G15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15]+1" office:value-type="date" office:date-value="2019-05-13" calcext:value-type="date">
            <text:p>13.05.19</text:p>
          </table:table-cell>
          <table:table-cell table:style-name="ce181" table:formula="of:=WEEKDAY([.A16])" office:value-type="date" office:date-value="1900-01-01" calcext:value-type="date">
            <text:p>Mo</text:p>
          </table:table-cell>
          <table:table-cell table:style-name="ce182"/>
          <table:table-cell table:style-name="ce183" table:number-columns-repeated="3"/>
          <table:table-cell table:style-name="ce184" table:formula="of:=([.D16]-[.C16])-[.E16]+[.F16]" office:value-type="time" office:time-value="PT00H00M00S" calcext:value-type="time">
            <text:p>00:00</text:p>
          </table:table-cell>
          <table:table-cell table:style-name="ce187" table:formula="of:=IF(NOT(OR([.G16]=0;[.B16]=1;[.B16]=7;[.J16]=[$Übersicht.$D$47];[.J16]=[$Übersicht.$E$47];[.J16]=[$Übersicht.$F$47];[.J16]=[$Übersicht.$G$47]));[.G16]-[$Übersicht.$B$8];[.G16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16]+1" office:value-type="date" office:date-value="2019-05-14" calcext:value-type="date">
            <text:p>14.05.19</text:p>
          </table:table-cell>
          <table:table-cell table:style-name="ce181" table:formula="of:=WEEKDAY([.A17])" office:value-type="date" office:date-value="1900-01-02" calcext:value-type="date">
            <text:p>Di</text:p>
          </table:table-cell>
          <table:table-cell table:style-name="ce182"/>
          <table:table-cell table:style-name="ce183" table:number-columns-repeated="3"/>
          <table:table-cell table:style-name="ce184" table:formula="of:=([.D17]-[.C17])-[.E17]+[.F17]" office:value-type="time" office:time-value="PT00H00M00S" calcext:value-type="time">
            <text:p>00:00</text:p>
          </table:table-cell>
          <table:table-cell table:style-name="ce187" table:formula="of:=IF(NOT(OR([.G17]=0;[.B17]=1;[.B17]=7;[.J17]=[$Übersicht.$D$47];[.J17]=[$Übersicht.$E$47];[.J17]=[$Übersicht.$F$47];[.J17]=[$Übersicht.$G$47]));[.G17]-[$Übersicht.$B$8];[.G17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17]+1" office:value-type="date" office:date-value="2019-05-15" calcext:value-type="date">
            <text:p>15.05.19</text:p>
          </table:table-cell>
          <table:table-cell table:style-name="ce181" table:formula="of:=WEEKDAY([.A18])" office:value-type="date" office:date-value="1900-01-03" calcext:value-type="date">
            <text:p>Mi</text:p>
          </table:table-cell>
          <table:table-cell table:style-name="ce182"/>
          <table:table-cell table:style-name="ce183" table:number-columns-repeated="3"/>
          <table:table-cell table:style-name="ce184" table:formula="of:=([.D18]-[.C18])-[.E18]+[.F18]" office:value-type="time" office:time-value="PT00H00M00S" calcext:value-type="time">
            <text:p>00:00</text:p>
          </table:table-cell>
          <table:table-cell table:style-name="ce187" table:formula="of:=IF(NOT(OR([.G18]=0;[.B18]=1;[.B18]=7;[.J18]=[$Übersicht.$D$47];[.J18]=[$Übersicht.$E$47];[.J18]=[$Übersicht.$F$47];[.J18]=[$Übersicht.$G$47]));[.G18]-[$Übersicht.$B$8];[.G18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18]+1" office:value-type="date" office:date-value="2019-05-16" calcext:value-type="date">
            <text:p>16.05.19</text:p>
          </table:table-cell>
          <table:table-cell table:style-name="ce181" table:formula="of:=WEEKDAY([.A19])" office:value-type="date" office:date-value="1900-01-04" calcext:value-type="date">
            <text:p>Do</text:p>
          </table:table-cell>
          <table:table-cell table:style-name="ce182"/>
          <table:table-cell table:style-name="ce183" table:number-columns-repeated="3"/>
          <table:table-cell table:style-name="ce184" table:formula="of:=([.D19]-[.C19])-[.E19]+[.F19]" office:value-type="time" office:time-value="PT00H00M00S" calcext:value-type="time">
            <text:p>00:00</text:p>
          </table:table-cell>
          <table:table-cell table:style-name="ce187" table:formula="of:=IF(NOT(OR([.G19]=0;[.B19]=1;[.B19]=7;[.J19]=[$Übersicht.$D$47];[.J19]=[$Übersicht.$E$47];[.J19]=[$Übersicht.$F$47];[.J19]=[$Übersicht.$G$47]));[.G19]-[$Übersicht.$B$8];[.G19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19]+1" office:value-type="date" office:date-value="2019-05-17" calcext:value-type="date">
            <text:p>17.05.19</text:p>
          </table:table-cell>
          <table:table-cell table:style-name="ce181" table:formula="of:=WEEKDAY([.A20])" office:value-type="date" office:date-value="1900-01-05" calcext:value-type="date">
            <text:p>Fr</text:p>
          </table:table-cell>
          <table:table-cell table:style-name="ce182"/>
          <table:table-cell table:style-name="ce183" table:number-columns-repeated="3"/>
          <table:table-cell table:style-name="ce184" table:formula="of:=([.D20]-[.C20])-[.E20]+[.F20]" office:value-type="time" office:time-value="PT00H00M00S" calcext:value-type="time">
            <text:p>00:00</text:p>
          </table:table-cell>
          <table:table-cell table:style-name="ce187" table:formula="of:=IF(NOT(OR([.G20]=0;[.B20]=1;[.B20]=7;[.J20]=[$Übersicht.$D$47];[.J20]=[$Übersicht.$E$47];[.J20]=[$Übersicht.$F$47];[.J20]=[$Übersicht.$G$47]));[.G20]-[$Übersicht.$B$8];[.G20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20]+1" office:value-type="date" office:date-value="2019-05-18" calcext:value-type="date">
            <text:p>18.05.19</text:p>
          </table:table-cell>
          <table:table-cell table:style-name="ce181" table:formula="of:=WEEKDAY([.A21])" office:value-type="date" office:date-value="1900-01-06" calcext:value-type="date">
            <text:p>Sa</text:p>
          </table:table-cell>
          <table:table-cell table:style-name="ce182"/>
          <table:table-cell table:style-name="ce183" table:number-columns-repeated="3"/>
          <table:table-cell table:style-name="ce184" table:formula="of:=([.D21]-[.C21])-[.E21]+[.F21]" office:value-type="time" office:time-value="PT00H00M00S" calcext:value-type="time">
            <text:p>00:00</text:p>
          </table:table-cell>
          <table:table-cell table:style-name="ce187" table:formula="of:=IF(NOT(OR([.G21]=0;[.B21]=1;[.B21]=7;[.J21]=[$Übersicht.$D$47];[.J21]=[$Übersicht.$E$47];[.J21]=[$Übersicht.$F$47];[.J21]=[$Übersicht.$G$47]));[.G21]-[$Übersicht.$B$8];[.G21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21]+1" office:value-type="date" office:date-value="2019-05-19" calcext:value-type="date">
            <text:p>19.05.19</text:p>
          </table:table-cell>
          <table:table-cell table:style-name="ce181" table:formula="of:=WEEKDAY([.A22])" office:value-type="date" office:date-value="1899-12-31" calcext:value-type="date">
            <text:p>So</text:p>
          </table:table-cell>
          <table:table-cell table:style-name="ce182"/>
          <table:table-cell table:style-name="ce183" table:number-columns-repeated="3"/>
          <table:table-cell table:style-name="ce184" table:formula="of:=([.D22]-[.C22])-[.E22]+[.F22]" office:value-type="time" office:time-value="PT00H00M00S" calcext:value-type="time">
            <text:p>00:00</text:p>
          </table:table-cell>
          <table:table-cell table:style-name="ce187" table:formula="of:=IF(NOT(OR([.G22]=0;[.B22]=1;[.B22]=7;[.J22]=[$Übersicht.$D$47];[.J22]=[$Übersicht.$E$47];[.J22]=[$Übersicht.$F$47];[.J22]=[$Übersicht.$G$47]));[.G22]-[$Übersicht.$B$8];[.G22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22]+1" office:value-type="date" office:date-value="2019-05-20" calcext:value-type="date">
            <text:p>20.05.19</text:p>
          </table:table-cell>
          <table:table-cell table:style-name="ce181" table:formula="of:=WEEKDAY([.A23])" office:value-type="date" office:date-value="1900-01-01" calcext:value-type="date">
            <text:p>Mo</text:p>
          </table:table-cell>
          <table:table-cell table:style-name="ce182"/>
          <table:table-cell table:style-name="ce183" table:number-columns-repeated="3"/>
          <table:table-cell table:style-name="ce184" table:formula="of:=([.D23]-[.C23])-[.E23]+[.F23]" office:value-type="time" office:time-value="PT00H00M00S" calcext:value-type="time">
            <text:p>00:00</text:p>
          </table:table-cell>
          <table:table-cell table:style-name="ce187" table:formula="of:=IF(NOT(OR([.G23]=0;[.B23]=1;[.B23]=7;[.J23]=[$Übersicht.$D$47];[.J23]=[$Übersicht.$E$47];[.J23]=[$Übersicht.$F$47];[.J23]=[$Übersicht.$G$47]));[.G23]-[$Übersicht.$B$8];[.G23])" office:value-type="time" office:time-value="PT00H00M00S" calcext:value-type="time">
            <text:p>00:00</text:p>
          </table:table-cell>
          <table:table-cell table:style-name="ce189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23]+1" office:value-type="date" office:date-value="2019-05-21" calcext:value-type="date">
            <text:p>21.05.19</text:p>
          </table:table-cell>
          <table:table-cell table:style-name="ce181" table:formula="of:=WEEKDAY([.A24])" office:value-type="date" office:date-value="1900-01-02" calcext:value-type="date">
            <text:p>Di</text:p>
          </table:table-cell>
          <table:table-cell table:style-name="ce182"/>
          <table:table-cell table:style-name="ce183" table:number-columns-repeated="3"/>
          <table:table-cell table:style-name="ce184" table:formula="of:=([.D24]-[.C24])-[.E24]+[.F24]" office:value-type="time" office:time-value="PT00H00M00S" calcext:value-type="time">
            <text:p>00:00</text:p>
          </table:table-cell>
          <table:table-cell table:style-name="ce187" table:formula="of:=IF(NOT(OR([.G24]=0;[.B24]=1;[.B24]=7;[.J24]=[$Übersicht.$D$47];[.J24]=[$Übersicht.$E$47];[.J24]=[$Übersicht.$F$47];[.J24]=[$Übersicht.$G$47]));[.G24]-[$Übersicht.$B$8];[.G24])" office:value-type="time" office:time-value="PT00H00M00S" calcext:value-type="time">
            <text:p>00:00</text:p>
          </table:table-cell>
          <table:table-cell table:style-name="ce189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24]+1" office:value-type="date" office:date-value="2019-05-22" calcext:value-type="date">
            <text:p>22.05.19</text:p>
          </table:table-cell>
          <table:table-cell table:style-name="ce181" table:formula="of:=WEEKDAY([.A25])" office:value-type="date" office:date-value="1900-01-03" calcext:value-type="date">
            <text:p>Mi</text:p>
          </table:table-cell>
          <table:table-cell table:style-name="ce182"/>
          <table:table-cell table:style-name="ce183" table:number-columns-repeated="3"/>
          <table:table-cell table:style-name="ce184" table:formula="of:=([.D25]-[.C25])-[.E25]+[.F25]" office:value-type="time" office:time-value="PT00H00M00S" calcext:value-type="time">
            <text:p>00:00</text:p>
          </table:table-cell>
          <table:table-cell table:style-name="ce187" table:formula="of:=IF(NOT(OR([.G25]=0;[.B25]=1;[.B25]=7;[.J25]=[$Übersicht.$D$47];[.J25]=[$Übersicht.$E$47];[.J25]=[$Übersicht.$F$47];[.J25]=[$Übersicht.$G$47]));[.G25]-[$Übersicht.$B$8];[.G25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25]+1" office:value-type="date" office:date-value="2019-05-23" calcext:value-type="date">
            <text:p>23.05.19</text:p>
          </table:table-cell>
          <table:table-cell table:style-name="ce181" table:formula="of:=WEEKDAY([.A26])" office:value-type="date" office:date-value="1900-01-04" calcext:value-type="date">
            <text:p>Do</text:p>
          </table:table-cell>
          <table:table-cell table:style-name="ce182"/>
          <table:table-cell table:style-name="ce183" table:number-columns-repeated="3"/>
          <table:table-cell table:style-name="ce184" table:formula="of:=([.D26]-[.C26])-[.E26]+[.F26]" office:value-type="time" office:time-value="PT00H00M00S" calcext:value-type="time">
            <text:p>00:00</text:p>
          </table:table-cell>
          <table:table-cell table:style-name="ce187" table:formula="of:=IF(NOT(OR([.G26]=0;[.B26]=1;[.B26]=7;[.J26]=[$Übersicht.$D$47];[.J26]=[$Übersicht.$E$47];[.J26]=[$Übersicht.$F$47];[.J26]=[$Übersicht.$G$47]));[.G26]-[$Übersicht.$B$8];[.G26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26]+1" office:value-type="date" office:date-value="2019-05-24" calcext:value-type="date">
            <text:p>24.05.19</text:p>
          </table:table-cell>
          <table:table-cell table:style-name="ce181" table:formula="of:=WEEKDAY([.A27])" office:value-type="date" office:date-value="1900-01-05" calcext:value-type="date">
            <text:p>Fr</text:p>
          </table:table-cell>
          <table:table-cell table:style-name="ce182"/>
          <table:table-cell table:style-name="ce183" table:number-columns-repeated="3"/>
          <table:table-cell table:style-name="ce184" table:formula="of:=([.D27]-[.C27])-[.E27]+[.F27]" office:value-type="time" office:time-value="PT00H00M00S" calcext:value-type="time">
            <text:p>00:00</text:p>
          </table:table-cell>
          <table:table-cell table:style-name="ce187" table:formula="of:=IF(NOT(OR([.G27]=0;[.B27]=1;[.B27]=7;[.J27]=[$Übersicht.$D$47];[.J27]=[$Übersicht.$E$47];[.J27]=[$Übersicht.$F$47];[.J27]=[$Übersicht.$G$47]));[.G27]-[$Übersicht.$B$8];[.G27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27]+1" office:value-type="date" office:date-value="2019-05-25" calcext:value-type="date">
            <text:p>25.05.19</text:p>
          </table:table-cell>
          <table:table-cell table:style-name="ce181" table:formula="of:=WEEKDAY([.A28])" office:value-type="date" office:date-value="1900-01-06" calcext:value-type="date">
            <text:p>Sa</text:p>
          </table:table-cell>
          <table:table-cell table:style-name="ce182"/>
          <table:table-cell table:style-name="ce183" table:number-columns-repeated="3"/>
          <table:table-cell table:style-name="ce184" table:formula="of:=([.D28]-[.C28])-[.E28]+[.F28]" office:value-type="time" office:time-value="PT00H00M00S" calcext:value-type="time">
            <text:p>00:00</text:p>
          </table:table-cell>
          <table:table-cell table:style-name="ce187" table:formula="of:=IF(NOT(OR([.G28]=0;[.B28]=1;[.B28]=7;[.J28]=[$Übersicht.$D$47];[.J28]=[$Übersicht.$E$47];[.J28]=[$Übersicht.$F$47];[.J28]=[$Übersicht.$G$47]));[.G28]-[$Übersicht.$B$8];[.G28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28]+1" office:value-type="date" office:date-value="2019-05-26" calcext:value-type="date">
            <text:p>26.05.19</text:p>
          </table:table-cell>
          <table:table-cell table:style-name="ce181" table:formula="of:=WEEKDAY([.A29])" office:value-type="date" office:date-value="1899-12-31" calcext:value-type="date">
            <text:p>So</text:p>
          </table:table-cell>
          <table:table-cell table:style-name="ce182"/>
          <table:table-cell table:style-name="ce183" table:number-columns-repeated="3"/>
          <table:table-cell table:style-name="ce184" table:formula="of:=([.D29]-[.C29])-[.E29]+[.F29]" office:value-type="time" office:time-value="PT00H00M00S" calcext:value-type="time">
            <text:p>00:00</text:p>
          </table:table-cell>
          <table:table-cell table:style-name="ce187" table:formula="of:=IF(NOT(OR([.G29]=0;[.B29]=1;[.B29]=7;[.J29]=[$Übersicht.$D$47];[.J29]=[$Übersicht.$E$47];[.J29]=[$Übersicht.$F$47];[.J29]=[$Übersicht.$G$47]));[.G29]-[$Übersicht.$B$8];[.G29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29]+1" office:value-type="date" office:date-value="2019-05-27" calcext:value-type="date">
            <text:p>27.05.19</text:p>
          </table:table-cell>
          <table:table-cell table:style-name="ce181" table:formula="of:=WEEKDAY([.A30])" office:value-type="date" office:date-value="1900-01-01" calcext:value-type="date">
            <text:p>Mo</text:p>
          </table:table-cell>
          <table:table-cell table:style-name="ce182"/>
          <table:table-cell table:style-name="ce183" table:number-columns-repeated="3"/>
          <table:table-cell table:style-name="ce184" table:formula="of:=([.D30]-[.C30])-[.E30]+[.F30]" office:value-type="time" office:time-value="PT00H00M00S" calcext:value-type="time">
            <text:p>00:00</text:p>
          </table:table-cell>
          <table:table-cell table:style-name="ce187" table:formula="of:=IF(NOT(OR([.G30]=0;[.B30]=1;[.B30]=7;[.J30]=[$Übersicht.$D$47];[.J30]=[$Übersicht.$E$47];[.J30]=[$Übersicht.$F$47];[.J30]=[$Übersicht.$G$47]));[.G30]-[$Übersicht.$B$8];[.G30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30]+1" office:value-type="date" office:date-value="2019-05-28" calcext:value-type="date">
            <text:p>28.05.19</text:p>
          </table:table-cell>
          <table:table-cell table:style-name="ce181" table:formula="of:=WEEKDAY([.A31])" office:value-type="date" office:date-value="1900-01-02" calcext:value-type="date">
            <text:p>Di</text:p>
          </table:table-cell>
          <table:table-cell table:style-name="ce182"/>
          <table:table-cell table:style-name="ce183" table:number-columns-repeated="3"/>
          <table:table-cell table:style-name="ce184" table:formula="of:=([.D31]-[.C31])-[.E31]+[.F31]" office:value-type="time" office:time-value="PT00H00M00S" calcext:value-type="time">
            <text:p>00:00</text:p>
          </table:table-cell>
          <table:table-cell table:style-name="ce187" table:formula="of:=IF(NOT(OR([.G31]=0;[.B31]=1;[.B31]=7;[.J31]=[$Übersicht.$D$47];[.J31]=[$Übersicht.$E$47];[.J31]=[$Übersicht.$F$47];[.J31]=[$Übersicht.$G$47]));[.G31]-[$Übersicht.$B$8];[.G31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31]+1" office:value-type="date" office:date-value="2019-05-29" calcext:value-type="date">
            <text:p>29.05.19</text:p>
          </table:table-cell>
          <table:table-cell table:style-name="ce181" table:formula="of:=WEEKDAY([.A32])" office:value-type="date" office:date-value="1900-01-03" calcext:value-type="date">
            <text:p>Mi</text:p>
          </table:table-cell>
          <table:table-cell table:style-name="ce182"/>
          <table:table-cell table:style-name="ce183" table:number-columns-repeated="3"/>
          <table:table-cell table:style-name="ce184" table:formula="of:=([.D32]-[.C32])-[.E32]+[.F32]" office:value-type="time" office:time-value="PT00H00M00S" calcext:value-type="time">
            <text:p>00:00</text:p>
          </table:table-cell>
          <table:table-cell table:style-name="ce187" table:formula="of:=IF(NOT(OR([.G32]=0;[.B32]=1;[.B32]=7;[.J32]=[$Übersicht.$D$47];[.J32]=[$Übersicht.$E$47];[.J32]=[$Übersicht.$F$47];[.J32]=[$Übersicht.$G$47]));[.G32]-[$Übersicht.$B$8];[.G32])" office:value-type="time" office:time-value="PT00H00M00S" calcext:value-type="time">
            <text:p>00:00</text:p>
          </table:table-cell>
          <table:table-cell table:style-name="ce191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80" table:formula="of:=[.A32]+1" office:value-type="date" office:date-value="2019-05-30" calcext:value-type="date">
            <text:p>30.05.19</text:p>
          </table:table-cell>
          <table:table-cell table:style-name="ce181" table:formula="of:=WEEKDAY([.A33])" office:value-type="date" office:date-value="1900-01-04" calcext:value-type="date">
            <text:p>Do</text:p>
          </table:table-cell>
          <table:table-cell table:style-name="ce182"/>
          <table:table-cell table:style-name="ce183" table:number-columns-repeated="3"/>
          <table:table-cell table:style-name="ce184" table:formula="of:=([.D33]-[.C33])-[.E33]+[.F33]" office:value-type="time" office:time-value="PT00H00M00S" calcext:value-type="time">
            <text:p>00:00</text:p>
          </table:table-cell>
          <table:table-cell table:style-name="ce187" table:formula="of:=IF(NOT(OR([.G33]=0;[.B33]=1;[.B33]=7;[.J33]=[$Übersicht.$D$47];[.J33]=[$Übersicht.$E$47];[.J33]=[$Übersicht.$F$47];[.J33]=[$Übersicht.$G$47]));[.G33]-[$Übersicht.$B$8];[.G33])" office:value-type="time" office:time-value="PT00H00M00S" calcext:value-type="time">
            <text:p>00:00</text:p>
          </table:table-cell>
          <table:table-cell table:style-name="ce189" office:value-type="string" calcext:value-type="string">
            <text:p>Himmelfahrt</text:p>
          </table:table-cell>
          <table:table-cell table:style-name="ce90" table:content-validation-name="val5" office:value-type="string" calcext:value-type="string">
            <text:p>Feiertag</text:p>
          </table:table-cell>
          <table:table-cell table:number-columns-repeated="1014"/>
        </table:table-row>
        <table:table-row table:style-name="ro1">
          <table:table-cell table:style-name="ce180" table:formula="of:=[.A33]+1" office:value-type="date" office:date-value="2019-05-31" calcext:value-type="date">
            <text:p>31.05.19</text:p>
          </table:table-cell>
          <table:table-cell table:style-name="ce181" table:formula="of:=WEEKDAY([.A34])" office:value-type="date" office:date-value="1900-01-05" calcext:value-type="date">
            <text:p>Fr</text:p>
          </table:table-cell>
          <table:table-cell table:style-name="ce182"/>
          <table:table-cell table:style-name="ce183" table:number-columns-repeated="3"/>
          <table:table-cell table:style-name="ce184" table:formula="of:=([.D34]-[.C34])-[.E34]+[.F34]" office:value-type="time" office:time-value="PT00H00M00S" calcext:value-type="time">
            <text:p>00:00</text:p>
          </table:table-cell>
          <table:table-cell table:style-name="ce187" table:formula="of:=IF(NOT(OR([.G34]=0;[.B34]=1;[.B34]=7;[.J34]=[$Übersicht.$D$47];[.J34]=[$Übersicht.$E$47];[.J34]=[$Übersicht.$F$47];[.J34]=[$Übersicht.$G$47]));[.G34]-[$Übersicht.$B$8];[.G34])" office:value-type="time" office:time-value="PT00H00M00S" calcext:value-type="time">
            <text:p>00:00</text:p>
          </table:table-cell>
          <table:table-cell table:style-name="ce189"/>
          <table:table-cell table:style-name="ce90" table:content-validation-name="val5"/>
          <table:table-cell table:number-columns-repeated="1014"/>
        </table:table-row>
        <table:table-row table:style-name="ro1">
          <table:table-cell table:style-name="ce103" table:number-columns-repeated="6"/>
          <table:table-cell table:style-name="ce51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5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Monat</text:p>
          </table:table-cell>
          <table:table-cell table:style-name="ce103" table:number-columns-repeated="5"/>
          <table:table-cell table:style-name="ce52"/>
          <table:table-cell table:style-name="ce188" table:formula="of:=SUM([.H4:.H34])" office:value-type="time" office:time-value="PT00H00M00S" calcext:value-type="time">
            <text:p>00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185" table:formula="of:=[April.G44]" office:value-type="time" office:time-value="-PT664H00M00S" calcext:value-type="time">
            <text:p>-664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Gesamt</text:p>
          </table:table-cell>
          <table:table-cell table:style-name="ce103" table:number-columns-repeated="5"/>
          <table:table-cell table:style-name="ce53"/>
          <table:table-cell table:style-name="ce185" table:formula="of:=SUM([.H37];[.G38])" office:value-type="time" office:time-value="-PT664H00M00S" calcext:value-type="time">
            <text:p>-664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185" table:formula="of:=SUM([.G36];[.G38])" office:value-type="time" office:time-value="-PT664H00M00S" calcext:value-type="time">
            <text:p>-664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17]" office:value-type="time" office:time-value="PT168H00M00S" calcext:value-type="time">
            <text:p>168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106" office:value-type="string" calcext:value-type="string">
            <text:p>Übertrag</text:p>
          </table:table-cell>
          <table:table-cell table:style-name="ce42" table:number-columns-repeated="5"/>
          <table:table-cell table:style-name="ce186" table:formula="of:=[.G41]-[.G42]" office:value-type="time" office:time-value="-PT832H00M00S" calcext:value-type="time">
            <text:p>-832:00</text:p>
          </table:table-cell>
          <table:table-cell table:style-name="ce55"/>
          <table:table-cell table:style-name="ce103"/>
          <table:table-cell table:number-columns-repeated="1015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rbeitstage</text:p>
          </table:table-cell>
          <table:table-cell table:style-name="ce43" table:formula="of:=[$Übersicht.$C$17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Urlaub</text:p>
          </table:table-cell>
          <table:table-cell table:style-name="ce44" table:formula="of:=[$Übersicht.$D$1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Krankheit</text:p>
          </table:table-cell>
          <table:table-cell table:style-name="ce43" table:formula="of:=[$Übersicht.$E$1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Tage gearbeitet</text:p>
          </table:table-cell>
          <table:table-cell table:style-name="ce45" table:formula="of:=[$Übersicht.$G$17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i.A4:Mai.J34">
            <calcext:condition calcext:apply-style-name="Weekend" calcext:value="formula-is(OR([.$B4]=1; [.$B4]=7; [.$J4]=[$Übersicht.$D$47]))" calcext:base-cell-address="Mai.A4"/>
            <calcext:condition calcext:apply-style-name="Free" calcext:value="formula-is(NOT(ISNA(MATCH([.$J4];[$Übersicht.$E$47:.$Z$47];0))))" calcext:base-cell-address="Mai.A4"/>
            <calcext:condition calcext:apply-style-name="Overtime" calcext:value="formula-is([.$J4]=[$Übersicht.$B$47])" calcext:base-cell-address="Mai.A4"/>
          </calcext:conditional-format>
          <calcext:conditional-format calcext:target-range-address="Mai.G38:Mai.G38 Mai.G44:Mai.G44 Mai.H4:Mai.H34 Mai.H37:Mai.H37 Mai.H39:Mai.H39 Mai.G41:Mai.G41">
            <calcext:condition calcext:apply-style-name="Negative" calcext:value="&lt;0" calcext:base-cell-address="Mai.G37"/>
            <calcext:condition calcext:apply-style-name="Positive" calcext:value="&gt;0" calcext:base-cell-address="Mai.G37"/>
          </calcext:conditional-format>
        </calcext:conditional-formats>
      </table:table>
      <table:table table:name="Juni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1" table:default-cell-style-name="Default"/>
        <table:table-column table:style-name="co11" table:number-columns-repeated="1013" table:default-cell-style-name="ce3"/>
        <table:table-row table:style-name="ro4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 table:style-name="ce103"/>
          <table:table-cell/>
          <table:table-cell table:style-name="ce57" table:formula="of:=[.A4]" office:value-type="date" office:date-value="2019-06-01" calcext:value-type="date">
            <text:p>Juni 2019</text:p>
          </table:table-cell>
          <table:table-cell table:number-columns-repeated="1014"/>
        </table:table-row>
        <table:table-row table:style-name="ro4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 table:number-columns-repeated="2"/>
          <table:table-cell table:style-name="ce23"/>
          <table:table-cell table:number-columns-repeated="1014"/>
        </table:table-row>
        <table:table-row table:style-name="ro5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Tagesbilanz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4"/>
        </table:table-row>
        <table:table-row table:style-name="ro1">
          <table:table-cell table:style-name="ce193" table:formula="of:=DATE([$Übersicht.$B$2]; 6;1)" office:value-type="date" office:date-value="2019-06-01" calcext:value-type="date">
            <text:p>01.06.19</text:p>
          </table:table-cell>
          <table:table-cell table:style-name="ce194" table:formula="of:=WEEKDAY([.A4])" office:value-type="date" office:date-value="1900-01-06" calcext:value-type="date">
            <text:p>Sa</text:p>
          </table:table-cell>
          <table:table-cell table:style-name="ce196"/>
          <table:table-cell table:style-name="ce197" table:number-columns-repeated="3"/>
          <table:table-cell table:style-name="ce198" table:formula="of:=([.D4]-[.C4])-[.E4]+[.F4]" office:value-type="time" office:time-value="PT00H00M00S" calcext:value-type="time">
            <text:p>00:00</text:p>
          </table:table-cell>
          <table:table-cell table:style-name="ce201" table:formula="of:=IF(NOT(OR([.G4]=0;[.B4]=1;[.B4]=7;[.J4]=[$Übersicht.$D$47];[.J4]=[$Übersicht.$E$47];[.J4]=[$Übersicht.$F$47];[.J4]=[$Übersicht.$G$47]));[.G4]-[$Übersicht.$B$8];[.G4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4]+1" office:value-type="date" office:date-value="2019-06-02" calcext:value-type="date">
            <text:p>02.06.19</text:p>
          </table:table-cell>
          <table:table-cell table:style-name="ce194" table:formula="of:=WEEKDAY([.A5])" office:value-type="date" office:date-value="1899-12-31" calcext:value-type="date">
            <text:p>So</text:p>
          </table:table-cell>
          <table:table-cell table:style-name="ce196"/>
          <table:table-cell table:style-name="ce197" table:number-columns-repeated="3"/>
          <table:table-cell table:style-name="ce198" table:formula="of:=([.D5]-[.C5])-[.E5]+[.F5]" office:value-type="time" office:time-value="PT00H00M00S" calcext:value-type="time">
            <text:p>00:00</text:p>
          </table:table-cell>
          <table:table-cell table:style-name="ce201" table:formula="of:=IF(NOT(OR([.G5]=0;[.B5]=1;[.B5]=7;[.J5]=[$Übersicht.$D$47];[.J5]=[$Übersicht.$E$47];[.J5]=[$Übersicht.$F$47];[.J5]=[$Übersicht.$G$47]));[.G5]-[$Übersicht.$B$8];[.G5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5]+1" office:value-type="date" office:date-value="2019-06-03" calcext:value-type="date">
            <text:p>03.06.19</text:p>
          </table:table-cell>
          <table:table-cell table:style-name="ce194" table:formula="of:=WEEKDAY([.A6])" office:value-type="date" office:date-value="1900-01-01" calcext:value-type="date">
            <text:p>Mo</text:p>
          </table:table-cell>
          <table:table-cell table:style-name="ce196"/>
          <table:table-cell table:style-name="ce197" table:number-columns-repeated="3"/>
          <table:table-cell table:style-name="ce198" table:formula="of:=([.D6]-[.C6])-[.E6]+[.F6]" office:value-type="time" office:time-value="PT00H00M00S" calcext:value-type="time">
            <text:p>00:00</text:p>
          </table:table-cell>
          <table:table-cell table:style-name="ce201" table:formula="of:=IF(NOT(OR([.G6]=0;[.B6]=1;[.B6]=7;[.J6]=[$Übersicht.$D$47];[.J6]=[$Übersicht.$E$47];[.J6]=[$Übersicht.$F$47];[.J6]=[$Übersicht.$G$47]));[.G6]-[$Übersicht.$B$8];[.G6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6]+1" office:value-type="date" office:date-value="2019-06-04" calcext:value-type="date">
            <text:p>04.06.19</text:p>
          </table:table-cell>
          <table:table-cell table:style-name="ce194" table:formula="of:=WEEKDAY([.A7])" office:value-type="date" office:date-value="1900-01-02" calcext:value-type="date">
            <text:p>Di</text:p>
          </table:table-cell>
          <table:table-cell table:style-name="ce196"/>
          <table:table-cell table:style-name="ce197" table:number-columns-repeated="3"/>
          <table:table-cell table:style-name="ce198" table:formula="of:=([.D7]-[.C7])-[.E7]+[.F7]" office:value-type="time" office:time-value="PT00H00M00S" calcext:value-type="time">
            <text:p>00:00</text:p>
          </table:table-cell>
          <table:table-cell table:style-name="ce201" table:formula="of:=IF(NOT(OR([.G7]=0;[.B7]=1;[.B7]=7;[.J7]=[$Übersicht.$D$47];[.J7]=[$Übersicht.$E$47];[.J7]=[$Übersicht.$F$47];[.J7]=[$Übersicht.$G$47]));[.G7]-[$Übersicht.$B$8];[.G7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7]+1" office:value-type="date" office:date-value="2019-06-05" calcext:value-type="date">
            <text:p>05.06.19</text:p>
          </table:table-cell>
          <table:table-cell table:style-name="ce194" table:formula="of:=WEEKDAY([.A8])" office:value-type="date" office:date-value="1900-01-03" calcext:value-type="date">
            <text:p>Mi</text:p>
          </table:table-cell>
          <table:table-cell table:style-name="ce196"/>
          <table:table-cell table:style-name="ce197" table:number-columns-repeated="3"/>
          <table:table-cell table:style-name="ce198" table:formula="of:=([.D8]-[.C8])-[.E8]+[.F8]" office:value-type="time" office:time-value="PT00H00M00S" calcext:value-type="time">
            <text:p>00:00</text:p>
          </table:table-cell>
          <table:table-cell table:style-name="ce201" table:formula="of:=IF(NOT(OR([.G8]=0;[.B8]=1;[.B8]=7;[.J8]=[$Übersicht.$D$47];[.J8]=[$Übersicht.$E$47];[.J8]=[$Übersicht.$F$47];[.J8]=[$Übersicht.$G$47]));[.G8]-[$Übersicht.$B$8];[.G8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8]+1" office:value-type="date" office:date-value="2019-06-06" calcext:value-type="date">
            <text:p>06.06.19</text:p>
          </table:table-cell>
          <table:table-cell table:style-name="ce194" table:formula="of:=WEEKDAY([.A9])" office:value-type="date" office:date-value="1900-01-04" calcext:value-type="date">
            <text:p>Do</text:p>
          </table:table-cell>
          <table:table-cell table:style-name="ce196"/>
          <table:table-cell table:style-name="ce197" table:number-columns-repeated="3"/>
          <table:table-cell table:style-name="ce198" table:formula="of:=([.D9]-[.C9])-[.E9]+[.F9]" office:value-type="time" office:time-value="PT00H00M00S" calcext:value-type="time">
            <text:p>00:00</text:p>
          </table:table-cell>
          <table:table-cell table:style-name="ce201" table:formula="of:=IF(NOT(OR([.G9]=0;[.B9]=1;[.B9]=7;[.J9]=[$Übersicht.$D$47];[.J9]=[$Übersicht.$E$47];[.J9]=[$Übersicht.$F$47];[.J9]=[$Übersicht.$G$47]));[.G9]-[$Übersicht.$B$8];[.G9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9]+1" office:value-type="date" office:date-value="2019-06-07" calcext:value-type="date">
            <text:p>07.06.19</text:p>
          </table:table-cell>
          <table:table-cell table:style-name="ce194" table:formula="of:=WEEKDAY([.A10])" office:value-type="date" office:date-value="1900-01-05" calcext:value-type="date">
            <text:p>Fr</text:p>
          </table:table-cell>
          <table:table-cell table:style-name="ce196"/>
          <table:table-cell table:style-name="ce197" table:number-columns-repeated="3"/>
          <table:table-cell table:style-name="ce198" table:formula="of:=([.D10]-[.C10])-[.E10]+[.F10]" office:value-type="time" office:time-value="PT00H00M00S" calcext:value-type="time">
            <text:p>00:00</text:p>
          </table:table-cell>
          <table:table-cell table:style-name="ce201" table:formula="of:=IF(NOT(OR([.G10]=0;[.B10]=1;[.B10]=7;[.J10]=[$Übersicht.$D$47];[.J10]=[$Übersicht.$E$47];[.J10]=[$Übersicht.$F$47];[.J10]=[$Übersicht.$G$47]));[.G10]-[$Übersicht.$B$8];[.G10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10]+1" office:value-type="date" office:date-value="2019-06-08" calcext:value-type="date">
            <text:p>08.06.19</text:p>
          </table:table-cell>
          <table:table-cell table:style-name="ce194" table:formula="of:=WEEKDAY([.A11])" office:value-type="date" office:date-value="1900-01-06" calcext:value-type="date">
            <text:p>Sa</text:p>
          </table:table-cell>
          <table:table-cell table:style-name="ce196"/>
          <table:table-cell table:style-name="ce197" table:number-columns-repeated="3"/>
          <table:table-cell table:style-name="ce198" table:formula="of:=([.D11]-[.C11])-[.E11]+[.F11]" office:value-type="time" office:time-value="PT00H00M00S" calcext:value-type="time">
            <text:p>00:00</text:p>
          </table:table-cell>
          <table:table-cell table:style-name="ce201" table:formula="of:=IF(NOT(OR([.G11]=0;[.B11]=1;[.B11]=7;[.J11]=[$Übersicht.$D$47];[.J11]=[$Übersicht.$E$47];[.J11]=[$Übersicht.$F$47];[.J11]=[$Übersicht.$G$47]));[.G11]-[$Übersicht.$B$8];[.G11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11]+1" office:value-type="date" office:date-value="2019-06-09" calcext:value-type="date">
            <text:p>09.06.19</text:p>
          </table:table-cell>
          <table:table-cell table:style-name="ce194" table:formula="of:=WEEKDAY([.A12])" office:value-type="date" office:date-value="1899-12-31" calcext:value-type="date">
            <text:p>So</text:p>
          </table:table-cell>
          <table:table-cell table:style-name="ce196"/>
          <table:table-cell table:style-name="ce197" table:number-columns-repeated="3"/>
          <table:table-cell table:style-name="ce198" table:formula="of:=([.D12]-[.C12])-[.E12]+[.F12]" office:value-type="time" office:time-value="PT00H00M00S" calcext:value-type="time">
            <text:p>00:00</text:p>
          </table:table-cell>
          <table:table-cell table:style-name="ce201" table:formula="of:=IF(NOT(OR([.G12]=0;[.B12]=1;[.B12]=7;[.J12]=[$Übersicht.$D$47];[.J12]=[$Übersicht.$E$47];[.J12]=[$Übersicht.$F$47];[.J12]=[$Übersicht.$G$47]));[.G12]-[$Übersicht.$B$8];[.G12])" office:value-type="time" office:time-value="PT00H00M00S" calcext:value-type="time">
            <text:p>00:00</text:p>
          </table:table-cell>
          <table:table-cell table:style-name="ce204" office:value-type="string" calcext:value-type="string">
            <text:p>Pfingstsonntag</text:p>
          </table:table-cell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12]+1" office:value-type="date" office:date-value="2019-06-10" calcext:value-type="date">
            <text:p>10.06.19</text:p>
          </table:table-cell>
          <table:table-cell table:style-name="ce194" table:formula="of:=WEEKDAY([.A13])" office:value-type="date" office:date-value="1900-01-01" calcext:value-type="date">
            <text:p>Mo</text:p>
          </table:table-cell>
          <table:table-cell table:style-name="ce196"/>
          <table:table-cell table:style-name="ce197" table:number-columns-repeated="3"/>
          <table:table-cell table:style-name="ce198" table:formula="of:=([.D13]-[.C13])-[.E13]+[.F13]" office:value-type="time" office:time-value="PT00H00M00S" calcext:value-type="time">
            <text:p>00:00</text:p>
          </table:table-cell>
          <table:table-cell table:style-name="ce201" table:formula="of:=IF(NOT(OR([.G13]=0;[.B13]=1;[.B13]=7;[.J13]=[$Übersicht.$D$47];[.J13]=[$Übersicht.$E$47];[.J13]=[$Übersicht.$F$47];[.J13]=[$Übersicht.$G$47]));[.G13]-[$Übersicht.$B$8];[.G13])" office:value-type="time" office:time-value="PT00H00M00S" calcext:value-type="time">
            <text:p>00:00</text:p>
          </table:table-cell>
          <table:table-cell table:style-name="ce204" office:value-type="string" calcext:value-type="string">
            <text:p>Pfigstmontag</text:p>
          </table:table-cell>
          <table:table-cell table:style-name="ce97" table:content-validation-name="val6" office:value-type="string" calcext:value-type="string">
            <text:p>Feiertag</text:p>
          </table:table-cell>
          <table:table-cell table:number-columns-repeated="1014"/>
        </table:table-row>
        <table:table-row table:style-name="ro1">
          <table:table-cell table:style-name="ce193" table:formula="of:=[.A13]+1" office:value-type="date" office:date-value="2019-06-11" calcext:value-type="date">
            <text:p>11.06.19</text:p>
          </table:table-cell>
          <table:table-cell table:style-name="ce194" table:formula="of:=WEEKDAY([.A14])" office:value-type="date" office:date-value="1900-01-02" calcext:value-type="date">
            <text:p>Di</text:p>
          </table:table-cell>
          <table:table-cell table:style-name="ce196"/>
          <table:table-cell table:style-name="ce197" table:number-columns-repeated="3"/>
          <table:table-cell table:style-name="ce198" table:formula="of:=([.D14]-[.C14])-[.E14]+[.F14]" office:value-type="time" office:time-value="PT00H00M00S" calcext:value-type="time">
            <text:p>00:00</text:p>
          </table:table-cell>
          <table:table-cell table:style-name="ce201" table:formula="of:=IF(NOT(OR([.G14]=0;[.B14]=1;[.B14]=7;[.J14]=[$Übersicht.$D$47];[.J14]=[$Übersicht.$E$47];[.J14]=[$Übersicht.$F$47];[.J14]=[$Übersicht.$G$47]));[.G14]-[$Übersicht.$B$8];[.G14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14]+1" office:value-type="date" office:date-value="2019-06-12" calcext:value-type="date">
            <text:p>12.06.19</text:p>
          </table:table-cell>
          <table:table-cell table:style-name="ce194" table:formula="of:=WEEKDAY([.A15])" office:value-type="date" office:date-value="1900-01-03" calcext:value-type="date">
            <text:p>Mi</text:p>
          </table:table-cell>
          <table:table-cell table:style-name="ce196"/>
          <table:table-cell table:style-name="ce197" table:number-columns-repeated="3"/>
          <table:table-cell table:style-name="ce198" table:formula="of:=([.D15]-[.C15])-[.E15]+[.F15]" office:value-type="time" office:time-value="PT00H00M00S" calcext:value-type="time">
            <text:p>00:00</text:p>
          </table:table-cell>
          <table:table-cell table:style-name="ce201" table:formula="of:=IF(NOT(OR([.G15]=0;[.B15]=1;[.B15]=7;[.J15]=[$Übersicht.$D$47];[.J15]=[$Übersicht.$E$47];[.J15]=[$Übersicht.$F$47];[.J15]=[$Übersicht.$G$47]));[.G15]-[$Übersicht.$B$8];[.G15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15]+1" office:value-type="date" office:date-value="2019-06-13" calcext:value-type="date">
            <text:p>13.06.19</text:p>
          </table:table-cell>
          <table:table-cell table:style-name="ce194" table:formula="of:=WEEKDAY([.A16])" office:value-type="date" office:date-value="1900-01-04" calcext:value-type="date">
            <text:p>Do</text:p>
          </table:table-cell>
          <table:table-cell table:style-name="ce196"/>
          <table:table-cell table:style-name="ce197" table:number-columns-repeated="3"/>
          <table:table-cell table:style-name="ce198" table:formula="of:=([.D16]-[.C16])-[.E16]+[.F16]" office:value-type="time" office:time-value="PT00H00M00S" calcext:value-type="time">
            <text:p>00:00</text:p>
          </table:table-cell>
          <table:table-cell table:style-name="ce201" table:formula="of:=IF(NOT(OR([.G16]=0;[.B16]=1;[.B16]=7;[.J16]=[$Übersicht.$D$47];[.J16]=[$Übersicht.$E$47];[.J16]=[$Übersicht.$F$47];[.J16]=[$Übersicht.$G$47]));[.G16]-[$Übersicht.$B$8];[.G16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16]+1" office:value-type="date" office:date-value="2019-06-14" calcext:value-type="date">
            <text:p>14.06.19</text:p>
          </table:table-cell>
          <table:table-cell table:style-name="ce194" table:formula="of:=WEEKDAY([.A17])" office:value-type="date" office:date-value="1900-01-05" calcext:value-type="date">
            <text:p>Fr</text:p>
          </table:table-cell>
          <table:table-cell table:style-name="ce196"/>
          <table:table-cell table:style-name="ce197" table:number-columns-repeated="3"/>
          <table:table-cell table:style-name="ce198" table:formula="of:=([.D17]-[.C17])-[.E17]+[.F17]" office:value-type="time" office:time-value="PT00H00M00S" calcext:value-type="time">
            <text:p>00:00</text:p>
          </table:table-cell>
          <table:table-cell table:style-name="ce201" table:formula="of:=IF(NOT(OR([.G17]=0;[.B17]=1;[.B17]=7;[.J17]=[$Übersicht.$D$47];[.J17]=[$Übersicht.$E$47];[.J17]=[$Übersicht.$F$47];[.J17]=[$Übersicht.$G$47]));[.G17]-[$Übersicht.$B$8];[.G17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17]+1" office:value-type="date" office:date-value="2019-06-15" calcext:value-type="date">
            <text:p>15.06.19</text:p>
          </table:table-cell>
          <table:table-cell table:style-name="ce194" table:formula="of:=WEEKDAY([.A18])" office:value-type="date" office:date-value="1900-01-06" calcext:value-type="date">
            <text:p>Sa</text:p>
          </table:table-cell>
          <table:table-cell table:style-name="ce196"/>
          <table:table-cell table:style-name="ce197" table:number-columns-repeated="3"/>
          <table:table-cell table:style-name="ce198" table:formula="of:=([.D18]-[.C18])-[.E18]+[.F18]" office:value-type="time" office:time-value="PT00H00M00S" calcext:value-type="time">
            <text:p>00:00</text:p>
          </table:table-cell>
          <table:table-cell table:style-name="ce201" table:formula="of:=IF(NOT(OR([.G18]=0;[.B18]=1;[.B18]=7;[.J18]=[$Übersicht.$D$47];[.J18]=[$Übersicht.$E$47];[.J18]=[$Übersicht.$F$47];[.J18]=[$Übersicht.$G$47]));[.G18]-[$Übersicht.$B$8];[.G18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18]+1" office:value-type="date" office:date-value="2019-06-16" calcext:value-type="date">
            <text:p>16.06.19</text:p>
          </table:table-cell>
          <table:table-cell table:style-name="ce194" table:formula="of:=WEEKDAY([.A19])" office:value-type="date" office:date-value="1899-12-31" calcext:value-type="date">
            <text:p>So</text:p>
          </table:table-cell>
          <table:table-cell table:style-name="ce196"/>
          <table:table-cell table:style-name="ce197" table:number-columns-repeated="3"/>
          <table:table-cell table:style-name="ce198" table:formula="of:=([.D19]-[.C19])-[.E19]+[.F19]" office:value-type="time" office:time-value="PT00H00M00S" calcext:value-type="time">
            <text:p>00:00</text:p>
          </table:table-cell>
          <table:table-cell table:style-name="ce201" table:formula="of:=IF(NOT(OR([.G19]=0;[.B19]=1;[.B19]=7;[.J19]=[$Übersicht.$D$47];[.J19]=[$Übersicht.$E$47];[.J19]=[$Übersicht.$F$47];[.J19]=[$Übersicht.$G$47]));[.G19]-[$Übersicht.$B$8];[.G19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19]+1" office:value-type="date" office:date-value="2019-06-17" calcext:value-type="date">
            <text:p>17.06.19</text:p>
          </table:table-cell>
          <table:table-cell table:style-name="ce194" table:formula="of:=WEEKDAY([.A20])" office:value-type="date" office:date-value="1900-01-01" calcext:value-type="date">
            <text:p>Mo</text:p>
          </table:table-cell>
          <table:table-cell table:style-name="ce196"/>
          <table:table-cell table:style-name="ce197" table:number-columns-repeated="3"/>
          <table:table-cell table:style-name="ce198" table:formula="of:=([.D20]-[.C20])-[.E20]+[.F20]" office:value-type="time" office:time-value="PT00H00M00S" calcext:value-type="time">
            <text:p>00:00</text:p>
          </table:table-cell>
          <table:table-cell table:style-name="ce201" table:formula="of:=IF(NOT(OR([.G20]=0;[.B20]=1;[.B20]=7;[.J20]=[$Übersicht.$D$47];[.J20]=[$Übersicht.$E$47];[.J20]=[$Übersicht.$F$47];[.J20]=[$Übersicht.$G$47]));[.G20]-[$Übersicht.$B$8];[.G20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20]+1" office:value-type="date" office:date-value="2019-06-18" calcext:value-type="date">
            <text:p>18.06.19</text:p>
          </table:table-cell>
          <table:table-cell table:style-name="ce194" table:formula="of:=WEEKDAY([.A21])" office:value-type="date" office:date-value="1900-01-02" calcext:value-type="date">
            <text:p>Di</text:p>
          </table:table-cell>
          <table:table-cell table:style-name="ce196"/>
          <table:table-cell table:style-name="ce197" table:number-columns-repeated="3"/>
          <table:table-cell table:style-name="ce198" table:formula="of:=([.D21]-[.C21])-[.E21]+[.F21]" office:value-type="time" office:time-value="PT00H00M00S" calcext:value-type="time">
            <text:p>00:00</text:p>
          </table:table-cell>
          <table:table-cell table:style-name="ce201" table:formula="of:=IF(NOT(OR([.G21]=0;[.B21]=1;[.B21]=7;[.J21]=[$Übersicht.$D$47];[.J21]=[$Übersicht.$E$47];[.J21]=[$Übersicht.$F$47];[.J21]=[$Übersicht.$G$47]));[.G21]-[$Übersicht.$B$8];[.G21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21]+1" office:value-type="date" office:date-value="2019-06-19" calcext:value-type="date">
            <text:p>19.06.19</text:p>
          </table:table-cell>
          <table:table-cell table:style-name="ce194" table:formula="of:=WEEKDAY([.A22])" office:value-type="date" office:date-value="1900-01-03" calcext:value-type="date">
            <text:p>Mi</text:p>
          </table:table-cell>
          <table:table-cell table:style-name="ce196"/>
          <table:table-cell table:style-name="ce197" table:number-columns-repeated="3"/>
          <table:table-cell table:style-name="ce198" table:formula="of:=([.D22]-[.C22])-[.E22]+[.F22]" office:value-type="time" office:time-value="PT00H00M00S" calcext:value-type="time">
            <text:p>00:00</text:p>
          </table:table-cell>
          <table:table-cell table:style-name="ce201" table:formula="of:=IF(NOT(OR([.G22]=0;[.B22]=1;[.B22]=7;[.J22]=[$Übersicht.$D$47];[.J22]=[$Übersicht.$E$47];[.J22]=[$Übersicht.$F$47];[.J22]=[$Übersicht.$G$47]));[.G22]-[$Übersicht.$B$8];[.G22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22]+1" office:value-type="date" office:date-value="2019-06-20" calcext:value-type="date">
            <text:p>20.06.19</text:p>
          </table:table-cell>
          <table:table-cell table:style-name="ce194" table:formula="of:=WEEKDAY([.A23])" office:value-type="date" office:date-value="1900-01-04" calcext:value-type="date">
            <text:p>Do</text:p>
          </table:table-cell>
          <table:table-cell table:style-name="ce196"/>
          <table:table-cell table:style-name="ce197" table:number-columns-repeated="3"/>
          <table:table-cell table:style-name="ce198" table:formula="of:=([.D23]-[.C23])-[.E23]+[.F23]" office:value-type="time" office:time-value="PT00H00M00S" calcext:value-type="time">
            <text:p>00:00</text:p>
          </table:table-cell>
          <table:table-cell table:style-name="ce201" table:formula="of:=IF(NOT(OR([.G23]=0;[.B23]=1;[.B23]=7;[.J23]=[$Übersicht.$D$47];[.J23]=[$Übersicht.$E$47];[.J23]=[$Übersicht.$F$47];[.J23]=[$Übersicht.$G$47]));[.G23]-[$Übersicht.$B$8];[.G23])" office:value-type="time" office:time-value="PT00H00M00S" calcext:value-type="time">
            <text:p>00:00</text:p>
          </table:table-cell>
          <table:table-cell table:style-name="ce204" office:value-type="string" calcext:value-type="string">
            <text:p>Fronleichnam</text:p>
          </table:table-cell>
          <table:table-cell table:style-name="ce97" table:content-validation-name="val6" office:value-type="string" calcext:value-type="string">
            <text:p>Feiertag</text:p>
          </table:table-cell>
          <table:table-cell table:number-columns-repeated="1014"/>
        </table:table-row>
        <table:table-row table:style-name="ro1">
          <table:table-cell table:style-name="ce193" table:formula="of:=[.A23]+1" office:value-type="date" office:date-value="2019-06-21" calcext:value-type="date">
            <text:p>21.06.19</text:p>
          </table:table-cell>
          <table:table-cell table:style-name="ce194" table:formula="of:=WEEKDAY([.A24])" office:value-type="date" office:date-value="1900-01-05" calcext:value-type="date">
            <text:p>Fr</text:p>
          </table:table-cell>
          <table:table-cell table:style-name="ce196"/>
          <table:table-cell table:style-name="ce197" table:number-columns-repeated="3"/>
          <table:table-cell table:style-name="ce198" table:formula="of:=([.D24]-[.C24])-[.E24]+[.F24]" office:value-type="time" office:time-value="PT00H00M00S" calcext:value-type="time">
            <text:p>00:00</text:p>
          </table:table-cell>
          <table:table-cell table:style-name="ce201" table:formula="of:=IF(NOT(OR([.G24]=0;[.B24]=1;[.B24]=7;[.J24]=[$Übersicht.$D$47];[.J24]=[$Übersicht.$E$47];[.J24]=[$Übersicht.$F$47];[.J24]=[$Übersicht.$G$47]));[.G24]-[$Übersicht.$B$8];[.G24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24]+1" office:value-type="date" office:date-value="2019-06-22" calcext:value-type="date">
            <text:p>22.06.19</text:p>
          </table:table-cell>
          <table:table-cell table:style-name="ce194" table:formula="of:=WEEKDAY([.A25])" office:value-type="date" office:date-value="1900-01-06" calcext:value-type="date">
            <text:p>Sa</text:p>
          </table:table-cell>
          <table:table-cell table:style-name="ce196"/>
          <table:table-cell table:style-name="ce197" table:number-columns-repeated="3"/>
          <table:table-cell table:style-name="ce198" table:formula="of:=([.D25]-[.C25])-[.E25]+[.F25]" office:value-type="time" office:time-value="PT00H00M00S" calcext:value-type="time">
            <text:p>00:00</text:p>
          </table:table-cell>
          <table:table-cell table:style-name="ce201" table:formula="of:=IF(NOT(OR([.G25]=0;[.B25]=1;[.B25]=7;[.J25]=[$Übersicht.$D$47];[.J25]=[$Übersicht.$E$47];[.J25]=[$Übersicht.$F$47];[.J25]=[$Übersicht.$G$47]));[.G25]-[$Übersicht.$B$8];[.G25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25]+1" office:value-type="date" office:date-value="2019-06-23" calcext:value-type="date">
            <text:p>23.06.19</text:p>
          </table:table-cell>
          <table:table-cell table:style-name="ce194" table:formula="of:=WEEKDAY([.A26])" office:value-type="date" office:date-value="1899-12-31" calcext:value-type="date">
            <text:p>So</text:p>
          </table:table-cell>
          <table:table-cell table:style-name="ce196"/>
          <table:table-cell table:style-name="ce197" table:number-columns-repeated="3"/>
          <table:table-cell table:style-name="ce198" table:formula="of:=([.D26]-[.C26])-[.E26]+[.F26]" office:value-type="time" office:time-value="PT00H00M00S" calcext:value-type="time">
            <text:p>00:00</text:p>
          </table:table-cell>
          <table:table-cell table:style-name="ce201" table:formula="of:=IF(NOT(OR([.G26]=0;[.B26]=1;[.B26]=7;[.J26]=[$Übersicht.$D$47];[.J26]=[$Übersicht.$E$47];[.J26]=[$Übersicht.$F$47];[.J26]=[$Übersicht.$G$47]));[.G26]-[$Übersicht.$B$8];[.G26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26]+1" office:value-type="date" office:date-value="2019-06-24" calcext:value-type="date">
            <text:p>24.06.19</text:p>
          </table:table-cell>
          <table:table-cell table:style-name="ce194" table:formula="of:=WEEKDAY([.A27])" office:value-type="date" office:date-value="1900-01-01" calcext:value-type="date">
            <text:p>Mo</text:p>
          </table:table-cell>
          <table:table-cell table:style-name="ce196"/>
          <table:table-cell table:style-name="ce197" table:number-columns-repeated="3"/>
          <table:table-cell table:style-name="ce198" table:formula="of:=([.D27]-[.C27])-[.E27]+[.F27]" office:value-type="time" office:time-value="PT00H00M00S" calcext:value-type="time">
            <text:p>00:00</text:p>
          </table:table-cell>
          <table:table-cell table:style-name="ce201" table:formula="of:=IF(NOT(OR([.G27]=0;[.B27]=1;[.B27]=7;[.J27]=[$Übersicht.$D$47];[.J27]=[$Übersicht.$E$47];[.J27]=[$Übersicht.$F$47];[.J27]=[$Übersicht.$G$47]));[.G27]-[$Übersicht.$B$8];[.G27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27]+1" office:value-type="date" office:date-value="2019-06-25" calcext:value-type="date">
            <text:p>25.06.19</text:p>
          </table:table-cell>
          <table:table-cell table:style-name="ce194" table:formula="of:=WEEKDAY([.A28])" office:value-type="date" office:date-value="1900-01-02" calcext:value-type="date">
            <text:p>Di</text:p>
          </table:table-cell>
          <table:table-cell table:style-name="ce196"/>
          <table:table-cell table:style-name="ce197" table:number-columns-repeated="3"/>
          <table:table-cell table:style-name="ce198" table:formula="of:=([.D28]-[.C28])-[.E28]+[.F28]" office:value-type="time" office:time-value="PT00H00M00S" calcext:value-type="time">
            <text:p>00:00</text:p>
          </table:table-cell>
          <table:table-cell table:style-name="ce201" table:formula="of:=IF(NOT(OR([.G28]=0;[.B28]=1;[.B28]=7;[.J28]=[$Übersicht.$D$47];[.J28]=[$Übersicht.$E$47];[.J28]=[$Übersicht.$F$47];[.J28]=[$Übersicht.$G$47]));[.G28]-[$Übersicht.$B$8];[.G28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28]+1" office:value-type="date" office:date-value="2019-06-26" calcext:value-type="date">
            <text:p>26.06.19</text:p>
          </table:table-cell>
          <table:table-cell table:style-name="ce194" table:formula="of:=WEEKDAY([.A29])" office:value-type="date" office:date-value="1900-01-03" calcext:value-type="date">
            <text:p>Mi</text:p>
          </table:table-cell>
          <table:table-cell table:style-name="ce196"/>
          <table:table-cell table:style-name="ce197" table:number-columns-repeated="3"/>
          <table:table-cell table:style-name="ce198" table:formula="of:=([.D29]-[.C29])-[.E29]+[.F29]" office:value-type="time" office:time-value="PT00H00M00S" calcext:value-type="time">
            <text:p>00:00</text:p>
          </table:table-cell>
          <table:table-cell table:style-name="ce201" table:formula="of:=IF(NOT(OR([.G29]=0;[.B29]=1;[.B29]=7;[.J29]=[$Übersicht.$D$47];[.J29]=[$Übersicht.$E$47];[.J29]=[$Übersicht.$F$47];[.J29]=[$Übersicht.$G$47]));[.G29]-[$Übersicht.$B$8];[.G29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29]+1" office:value-type="date" office:date-value="2019-06-27" calcext:value-type="date">
            <text:p>27.06.19</text:p>
          </table:table-cell>
          <table:table-cell table:style-name="ce194" table:formula="of:=WEEKDAY([.A30])" office:value-type="date" office:date-value="1900-01-04" calcext:value-type="date">
            <text:p>Do</text:p>
          </table:table-cell>
          <table:table-cell table:style-name="ce196"/>
          <table:table-cell table:style-name="ce197" table:number-columns-repeated="3"/>
          <table:table-cell table:style-name="ce198" table:formula="of:=([.D30]-[.C30])-[.E30]+[.F30]" office:value-type="time" office:time-value="PT00H00M00S" calcext:value-type="time">
            <text:p>00:00</text:p>
          </table:table-cell>
          <table:table-cell table:style-name="ce201" table:formula="of:=IF(NOT(OR([.G30]=0;[.B30]=1;[.B30]=7;[.J30]=[$Übersicht.$D$47];[.J30]=[$Übersicht.$E$47];[.J30]=[$Übersicht.$F$47];[.J30]=[$Übersicht.$G$47]));[.G30]-[$Übersicht.$B$8];[.G30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30]+1" office:value-type="date" office:date-value="2019-06-28" calcext:value-type="date">
            <text:p>28.06.19</text:p>
          </table:table-cell>
          <table:table-cell table:style-name="ce194" table:formula="of:=WEEKDAY([.A31])" office:value-type="date" office:date-value="1900-01-05" calcext:value-type="date">
            <text:p>Fr</text:p>
          </table:table-cell>
          <table:table-cell table:style-name="ce196"/>
          <table:table-cell table:style-name="ce197" table:number-columns-repeated="3"/>
          <table:table-cell table:style-name="ce198" table:formula="of:=([.D31]-[.C31])-[.E31]+[.F31]" office:value-type="time" office:time-value="PT00H00M00S" calcext:value-type="time">
            <text:p>00:00</text:p>
          </table:table-cell>
          <table:table-cell table:style-name="ce201" table:formula="of:=IF(NOT(OR([.G31]=0;[.B31]=1;[.B31]=7;[.J31]=[$Übersicht.$D$47];[.J31]=[$Übersicht.$E$47];[.J31]=[$Übersicht.$F$47];[.J31]=[$Übersicht.$G$47]));[.G31]-[$Übersicht.$B$8];[.G31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31]+1" office:value-type="date" office:date-value="2019-06-29" calcext:value-type="date">
            <text:p>29.06.19</text:p>
          </table:table-cell>
          <table:table-cell table:style-name="ce194" table:formula="of:=WEEKDAY([.A32])" office:value-type="date" office:date-value="1900-01-06" calcext:value-type="date">
            <text:p>Sa</text:p>
          </table:table-cell>
          <table:table-cell table:style-name="ce196"/>
          <table:table-cell table:style-name="ce197" table:number-columns-repeated="3"/>
          <table:table-cell table:style-name="ce198" table:formula="of:=([.D32]-[.C32])-[.E32]+[.F32]" office:value-type="time" office:time-value="PT00H00M00S" calcext:value-type="time">
            <text:p>00:00</text:p>
          </table:table-cell>
          <table:table-cell table:style-name="ce201" table:formula="of:=IF(NOT(OR([.G32]=0;[.B32]=1;[.B32]=7;[.J32]=[$Übersicht.$D$47];[.J32]=[$Übersicht.$E$47];[.J32]=[$Übersicht.$F$47];[.J32]=[$Übersicht.$G$47]));[.G32]-[$Übersicht.$B$8];[.G32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ce193" table:formula="of:=[.A32]+1" office:value-type="date" office:date-value="2019-06-30" calcext:value-type="date">
            <text:p>30.06.19</text:p>
          </table:table-cell>
          <table:table-cell table:style-name="ce194" table:formula="of:=WEEKDAY([.A33])" office:value-type="date" office:date-value="1899-12-31" calcext:value-type="date">
            <text:p>So</text:p>
          </table:table-cell>
          <table:table-cell table:style-name="ce196"/>
          <table:table-cell table:style-name="ce197" table:number-columns-repeated="3"/>
          <table:table-cell table:style-name="ce198" table:formula="of:=([.D33]-[.C33])-[.E33]+[.F33]" office:value-type="time" office:time-value="PT00H00M00S" calcext:value-type="time">
            <text:p>00:00</text:p>
          </table:table-cell>
          <table:table-cell table:style-name="ce201" table:formula="of:=IF(NOT(OR([.G33]=0;[.B33]=1;[.B33]=7;[.J33]=[$Übersicht.$D$47];[.J33]=[$Übersicht.$E$47];[.J33]=[$Übersicht.$F$47];[.J33]=[$Übersicht.$G$47]));[.G33]-[$Übersicht.$B$8];[.G33])" office:value-type="time" office:time-value="PT00H00M00S" calcext:value-type="time">
            <text:p>00:00</text:p>
          </table:table-cell>
          <table:table-cell table:style-name="ce204"/>
          <table:table-cell table:style-name="ce97" table:content-validation-name="val6"/>
          <table:table-cell table:number-columns-repeated="1014"/>
        </table:table-row>
        <table:table-row table:style-name="ro1">
          <table:table-cell table:style-name="Default" table:number-columns-repeated="7"/>
          <table:table-cell table:style-name="ce202"/>
          <table:table-cell table:style-name="Default" table:number-columns-repeated="2"/>
          <table:table-cell/>
          <table:table-cell table:style-name="Default" table:number-columns-repeated="1013"/>
        </table:table-row>
        <table:table-row table:style-name="ro1">
          <table:table-cell table:style-name="ce103" table:number-columns-repeated="6"/>
          <table:table-cell table:style-name="ce51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5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Monat</text:p>
          </table:table-cell>
          <table:table-cell table:style-name="ce103" table:number-columns-repeated="5"/>
          <table:table-cell table:style-name="ce52"/>
          <table:table-cell table:style-name="ce203" table:formula="of:=SUM([.H4:.H34])" office:value-type="time" office:time-value="PT00H00M00S" calcext:value-type="time">
            <text:p>00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199" table:formula="of:=[Mai.G44]" office:value-type="time" office:time-value="-PT832H00M00S" calcext:value-type="time">
            <text:p>-832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Gesamt</text:p>
          </table:table-cell>
          <table:table-cell table:style-name="ce103" table:number-columns-repeated="5"/>
          <table:table-cell table:style-name="ce53"/>
          <table:table-cell table:style-name="ce199" table:formula="of:=SUM([.H37];[.G38])" office:value-type="time" office:time-value="-PT832H00M00S" calcext:value-type="time">
            <text:p>-832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199" table:formula="of:=SUM([.G36];[.G38])" office:value-type="time" office:time-value="-PT832H00M00S" calcext:value-type="time">
            <text:p>-832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18]" office:value-type="time" office:time-value="PT144H00M00S" calcext:value-type="time">
            <text:p>144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106" office:value-type="string" calcext:value-type="string">
            <text:p>Übertrag</text:p>
          </table:table-cell>
          <table:table-cell table:style-name="ce190" table:number-columns-repeated="5"/>
          <table:table-cell table:style-name="ce200" table:formula="of:=[.G41]-[.G42]" office:value-type="time" office:time-value="-PT976H00M00S" calcext:value-type="time">
            <text:p>-976:00</text:p>
          </table:table-cell>
          <table:table-cell table:style-name="ce55"/>
          <table:table-cell table:style-name="ce103"/>
          <table:table-cell table:number-columns-repeated="1015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rbeitstage</text:p>
          </table:table-cell>
          <table:table-cell table:style-name="ce43" table:formula="of:=[$Übersicht.$C$18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Urlaub</text:p>
          </table:table-cell>
          <table:table-cell table:style-name="ce44" table:formula="of:=[$Übersicht.$D$1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Krankheit</text:p>
          </table:table-cell>
          <table:table-cell table:style-name="ce43" table:formula="of:=[$Übersicht.$E$18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Tage gearbeitet</text:p>
          </table:table-cell>
          <table:table-cell table:style-name="ce45" table:formula="of:=[$Übersicht.$G$18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Juni.A4:Juni.J33">
            <calcext:condition calcext:apply-style-name="Weekend" calcext:value="formula-is(OR([.$B4]=1; [.$B4]=7; [.$J4]=[$Übersicht.$D$47]))" calcext:base-cell-address="Juni.A4"/>
            <calcext:condition calcext:apply-style-name="Free" calcext:value="formula-is(NOT(ISNA(MATCH([.$J4];[$Übersicht.$E$47:.$Z$47];0))))" calcext:base-cell-address="Juni.A4"/>
            <calcext:condition calcext:apply-style-name="Overtime" calcext:value="formula-is([.$J4]=[$Übersicht.$B$47])" calcext:base-cell-address="Juni.A4"/>
          </calcext:conditional-format>
          <calcext:conditional-format calcext:target-range-address="Juni.G38:Juni.G38 Juni.G44:Juni.G44 Juni.H4:Juni.H34 Juni.H37:Juni.H37 Juni.H39:Juni.H39 Juni.G41:Juni.G41">
            <calcext:condition calcext:apply-style-name="Negative" calcext:value="&lt;0" calcext:base-cell-address="Juni.G37"/>
            <calcext:condition calcext:apply-style-name="Positive" calcext:value="&gt;0" calcext:base-cell-address="Juni.G37"/>
          </calcext:conditional-format>
        </calcext:conditional-formats>
      </table:table>
      <table:table table:name="Juli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1" table:default-cell-style-name="Default"/>
        <table:table-column table:style-name="co11" table:number-columns-repeated="1013" table:default-cell-style-name="ce3"/>
        <table:table-row table:style-name="ro4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 table:style-name="ce103" table:formula="of:=IF(NOT(OR([.G4]=0;[.B4]=1;[.B4]=7;[.J4]=[$Übersicht.$D$47];[.J4]=[$Übersicht.$E$47];[.J4]=[$Übersicht.$F$47];[.J4]=[$Übersicht.$G$47]));[.G4]-[$Übersicht.$B$8];0)" office:value-type="float" office:value="0" calcext:value-type="float">
            <text:p>0</text:p>
          </table:table-cell>
          <table:table-cell/>
          <table:table-cell table:style-name="ce57" table:formula="of:=[.A4]" office:value-type="date" office:date-value="2019-07-01" calcext:value-type="date">
            <text:p>Juli 2019</text:p>
          </table:table-cell>
          <table:table-cell table:number-columns-repeated="1014"/>
        </table:table-row>
        <table:table-row table:style-name="ro4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 table:number-columns-repeated="2"/>
          <table:table-cell table:style-name="ce23"/>
          <table:table-cell table:number-columns-repeated="1014"/>
        </table:table-row>
        <table:table-row table:style-name="ro5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Tagesbilanz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4"/>
        </table:table-row>
        <table:table-row table:style-name="ro1">
          <table:table-cell table:style-name="ce206" table:formula="of:=DATE([$Übersicht.$B$2]; 7;1)" office:value-type="date" office:date-value="2019-07-01" calcext:value-type="date">
            <text:p>01.07.19</text:p>
          </table:table-cell>
          <table:table-cell table:style-name="ce207" table:formula="of:=WEEKDAY([.A4])" office:value-type="date" office:date-value="1900-01-01" calcext:value-type="date">
            <text:p>Mo</text:p>
          </table:table-cell>
          <table:table-cell table:style-name="ce208"/>
          <table:table-cell table:style-name="ce209" table:number-columns-repeated="3"/>
          <table:table-cell table:style-name="ce210" table:formula="of:=([.D4]-[.C4])-[.E4]+[.F4]" office:value-type="time" office:time-value="PT00H00M00S" calcext:value-type="time">
            <text:p>00:00</text:p>
          </table:table-cell>
          <table:table-cell table:style-name="ce213" table:formula="of:=IF(NOT(OR([.G4]=0;[.B4]=1;[.B4]=7;[.J4]=[$Übersicht.$D$47];[.J4]=[$Übersicht.$E$47];[.J4]=[$Übersicht.$F$47];[.J4]=[$Übersicht.$G$47]));[.G4]-[$Übersicht.$B$8];[.G4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4]+1" office:value-type="date" office:date-value="2019-07-02" calcext:value-type="date">
            <text:p>02.07.19</text:p>
          </table:table-cell>
          <table:table-cell table:style-name="ce207" table:formula="of:=WEEKDAY([.A5])" office:value-type="date" office:date-value="1900-01-02" calcext:value-type="date">
            <text:p>Di</text:p>
          </table:table-cell>
          <table:table-cell table:style-name="ce208"/>
          <table:table-cell table:style-name="ce209" table:number-columns-repeated="3"/>
          <table:table-cell table:style-name="ce210" table:formula="of:=([.D5]-[.C5])-[.E5]+[.F5]" office:value-type="time" office:time-value="PT00H00M00S" calcext:value-type="time">
            <text:p>00:00</text:p>
          </table:table-cell>
          <table:table-cell table:style-name="ce213" table:formula="of:=IF(NOT(OR([.G5]=0;[.B5]=1;[.B5]=7;[.J5]=[$Übersicht.$D$47];[.J5]=[$Übersicht.$E$47];[.J5]=[$Übersicht.$F$47];[.J5]=[$Übersicht.$G$47]));[.G5]-[$Übersicht.$B$8];[.G5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5]+1" office:value-type="date" office:date-value="2019-07-03" calcext:value-type="date">
            <text:p>03.07.19</text:p>
          </table:table-cell>
          <table:table-cell table:style-name="ce207" table:formula="of:=WEEKDAY([.A6])" office:value-type="date" office:date-value="1900-01-03" calcext:value-type="date">
            <text:p>Mi</text:p>
          </table:table-cell>
          <table:table-cell table:style-name="ce208"/>
          <table:table-cell table:style-name="ce209" table:number-columns-repeated="3"/>
          <table:table-cell table:style-name="ce210" table:formula="of:=([.D6]-[.C6])-[.E6]+[.F6]" office:value-type="time" office:time-value="PT00H00M00S" calcext:value-type="time">
            <text:p>00:00</text:p>
          </table:table-cell>
          <table:table-cell table:style-name="ce213" table:formula="of:=IF(NOT(OR([.G6]=0;[.B6]=1;[.B6]=7;[.J6]=[$Übersicht.$D$47];[.J6]=[$Übersicht.$E$47];[.J6]=[$Übersicht.$F$47];[.J6]=[$Übersicht.$G$47]));[.G6]-[$Übersicht.$B$8];[.G6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6]+1" office:value-type="date" office:date-value="2019-07-04" calcext:value-type="date">
            <text:p>04.07.19</text:p>
          </table:table-cell>
          <table:table-cell table:style-name="ce207" table:formula="of:=WEEKDAY([.A7])" office:value-type="date" office:date-value="1900-01-04" calcext:value-type="date">
            <text:p>Do</text:p>
          </table:table-cell>
          <table:table-cell table:style-name="ce208"/>
          <table:table-cell table:style-name="ce209" table:number-columns-repeated="3"/>
          <table:table-cell table:style-name="ce210" table:formula="of:=([.D7]-[.C7])-[.E7]+[.F7]" office:value-type="time" office:time-value="PT00H00M00S" calcext:value-type="time">
            <text:p>00:00</text:p>
          </table:table-cell>
          <table:table-cell table:style-name="ce213" table:formula="of:=IF(NOT(OR([.G7]=0;[.B7]=1;[.B7]=7;[.J7]=[$Übersicht.$D$47];[.J7]=[$Übersicht.$E$47];[.J7]=[$Übersicht.$F$47];[.J7]=[$Übersicht.$G$47]));[.G7]-[$Übersicht.$B$8];[.G7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7]+1" office:value-type="date" office:date-value="2019-07-05" calcext:value-type="date">
            <text:p>05.07.19</text:p>
          </table:table-cell>
          <table:table-cell table:style-name="ce207" table:formula="of:=WEEKDAY([.A8])" office:value-type="date" office:date-value="1900-01-05" calcext:value-type="date">
            <text:p>Fr</text:p>
          </table:table-cell>
          <table:table-cell table:style-name="ce208"/>
          <table:table-cell table:style-name="ce209" table:number-columns-repeated="3"/>
          <table:table-cell table:style-name="ce210" table:formula="of:=([.D8]-[.C8])-[.E8]+[.F8]" office:value-type="time" office:time-value="PT00H00M00S" calcext:value-type="time">
            <text:p>00:00</text:p>
          </table:table-cell>
          <table:table-cell table:style-name="ce213" table:formula="of:=IF(NOT(OR([.G8]=0;[.B8]=1;[.B8]=7;[.J8]=[$Übersicht.$D$47];[.J8]=[$Übersicht.$E$47];[.J8]=[$Übersicht.$F$47];[.J8]=[$Übersicht.$G$47]));[.G8]-[$Übersicht.$B$8];[.G8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8]+1" office:value-type="date" office:date-value="2019-07-06" calcext:value-type="date">
            <text:p>06.07.19</text:p>
          </table:table-cell>
          <table:table-cell table:style-name="ce207" table:formula="of:=WEEKDAY([.A9])" office:value-type="date" office:date-value="1900-01-06" calcext:value-type="date">
            <text:p>Sa</text:p>
          </table:table-cell>
          <table:table-cell table:style-name="ce208"/>
          <table:table-cell table:style-name="ce209" table:number-columns-repeated="3"/>
          <table:table-cell table:style-name="ce210" table:formula="of:=([.D9]-[.C9])-[.E9]+[.F9]" office:value-type="time" office:time-value="PT00H00M00S" calcext:value-type="time">
            <text:p>00:00</text:p>
          </table:table-cell>
          <table:table-cell table:style-name="ce213" table:formula="of:=IF(NOT(OR([.G9]=0;[.B9]=1;[.B9]=7;[.J9]=[$Übersicht.$D$47];[.J9]=[$Übersicht.$E$47];[.J9]=[$Übersicht.$F$47];[.J9]=[$Übersicht.$G$47]));[.G9]-[$Übersicht.$B$8];[.G9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9]+1" office:value-type="date" office:date-value="2019-07-07" calcext:value-type="date">
            <text:p>07.07.19</text:p>
          </table:table-cell>
          <table:table-cell table:style-name="ce207" table:formula="of:=WEEKDAY([.A10])" office:value-type="date" office:date-value="1899-12-31" calcext:value-type="date">
            <text:p>So</text:p>
          </table:table-cell>
          <table:table-cell table:style-name="ce208"/>
          <table:table-cell table:style-name="ce209" table:number-columns-repeated="3"/>
          <table:table-cell table:style-name="ce210" table:formula="of:=([.D10]-[.C10])-[.E10]+[.F10]" office:value-type="time" office:time-value="PT00H00M00S" calcext:value-type="time">
            <text:p>00:00</text:p>
          </table:table-cell>
          <table:table-cell table:style-name="ce213" table:formula="of:=IF(NOT(OR([.G10]=0;[.B10]=1;[.B10]=7;[.J10]=[$Übersicht.$D$47];[.J10]=[$Übersicht.$E$47];[.J10]=[$Übersicht.$F$47];[.J10]=[$Übersicht.$G$47]));[.G10]-[$Übersicht.$B$8];[.G10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10]+1" office:value-type="date" office:date-value="2019-07-08" calcext:value-type="date">
            <text:p>08.07.19</text:p>
          </table:table-cell>
          <table:table-cell table:style-name="ce207" table:formula="of:=WEEKDAY([.A11])" office:value-type="date" office:date-value="1900-01-01" calcext:value-type="date">
            <text:p>Mo</text:p>
          </table:table-cell>
          <table:table-cell table:style-name="ce208"/>
          <table:table-cell table:style-name="ce209" table:number-columns-repeated="3"/>
          <table:table-cell table:style-name="ce210" table:formula="of:=([.D11]-[.C11])-[.E11]+[.F11]" office:value-type="time" office:time-value="PT00H00M00S" calcext:value-type="time">
            <text:p>00:00</text:p>
          </table:table-cell>
          <table:table-cell table:style-name="ce213" table:formula="of:=IF(NOT(OR([.G11]=0;[.B11]=1;[.B11]=7;[.J11]=[$Übersicht.$D$47];[.J11]=[$Übersicht.$E$47];[.J11]=[$Übersicht.$F$47];[.J11]=[$Übersicht.$G$47]));[.G11]-[$Übersicht.$B$8];[.G11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11]+1" office:value-type="date" office:date-value="2019-07-09" calcext:value-type="date">
            <text:p>09.07.19</text:p>
          </table:table-cell>
          <table:table-cell table:style-name="ce207" table:formula="of:=WEEKDAY([.A12])" office:value-type="date" office:date-value="1900-01-02" calcext:value-type="date">
            <text:p>Di</text:p>
          </table:table-cell>
          <table:table-cell table:style-name="ce208"/>
          <table:table-cell table:style-name="ce209" table:number-columns-repeated="3"/>
          <table:table-cell table:style-name="ce210" table:formula="of:=([.D12]-[.C12])-[.E12]+[.F12]" office:value-type="time" office:time-value="PT00H00M00S" calcext:value-type="time">
            <text:p>00:00</text:p>
          </table:table-cell>
          <table:table-cell table:style-name="ce213" table:formula="of:=IF(NOT(OR([.G12]=0;[.B12]=1;[.B12]=7;[.J12]=[$Übersicht.$D$47];[.J12]=[$Übersicht.$E$47];[.J12]=[$Übersicht.$F$47];[.J12]=[$Übersicht.$G$47]));[.G12]-[$Übersicht.$B$8];[.G12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12]+1" office:value-type="date" office:date-value="2019-07-10" calcext:value-type="date">
            <text:p>10.07.19</text:p>
          </table:table-cell>
          <table:table-cell table:style-name="ce207" table:formula="of:=WEEKDAY([.A13])" office:value-type="date" office:date-value="1900-01-03" calcext:value-type="date">
            <text:p>Mi</text:p>
          </table:table-cell>
          <table:table-cell table:style-name="ce208"/>
          <table:table-cell table:style-name="ce209" table:number-columns-repeated="3"/>
          <table:table-cell table:style-name="ce210" table:formula="of:=([.D13]-[.C13])-[.E13]+[.F13]" office:value-type="time" office:time-value="PT00H00M00S" calcext:value-type="time">
            <text:p>00:00</text:p>
          </table:table-cell>
          <table:table-cell table:style-name="ce213" table:formula="of:=IF(NOT(OR([.G13]=0;[.B13]=1;[.B13]=7;[.J13]=[$Übersicht.$D$47];[.J13]=[$Übersicht.$E$47];[.J13]=[$Übersicht.$F$47];[.J13]=[$Übersicht.$G$47]));[.G13]-[$Übersicht.$B$8];[.G13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13]+1" office:value-type="date" office:date-value="2019-07-11" calcext:value-type="date">
            <text:p>11.07.19</text:p>
          </table:table-cell>
          <table:table-cell table:style-name="ce207" table:formula="of:=WEEKDAY([.A14])" office:value-type="date" office:date-value="1900-01-04" calcext:value-type="date">
            <text:p>Do</text:p>
          </table:table-cell>
          <table:table-cell table:style-name="ce208"/>
          <table:table-cell table:style-name="ce209" table:number-columns-repeated="3"/>
          <table:table-cell table:style-name="ce210" table:formula="of:=([.D14]-[.C14])-[.E14]+[.F14]" office:value-type="time" office:time-value="PT00H00M00S" calcext:value-type="time">
            <text:p>00:00</text:p>
          </table:table-cell>
          <table:table-cell table:style-name="ce213" table:formula="of:=IF(NOT(OR([.G14]=0;[.B14]=1;[.B14]=7;[.J14]=[$Übersicht.$D$47];[.J14]=[$Übersicht.$E$47];[.J14]=[$Übersicht.$F$47];[.J14]=[$Übersicht.$G$47]));[.G14]-[$Übersicht.$B$8];[.G14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14]+1" office:value-type="date" office:date-value="2019-07-12" calcext:value-type="date">
            <text:p>12.07.19</text:p>
          </table:table-cell>
          <table:table-cell table:style-name="ce207" table:formula="of:=WEEKDAY([.A15])" office:value-type="date" office:date-value="1900-01-05" calcext:value-type="date">
            <text:p>Fr</text:p>
          </table:table-cell>
          <table:table-cell table:style-name="ce208"/>
          <table:table-cell table:style-name="ce209" table:number-columns-repeated="3"/>
          <table:table-cell table:style-name="ce210" table:formula="of:=([.D15]-[.C15])-[.E15]+[.F15]" office:value-type="time" office:time-value="PT00H00M00S" calcext:value-type="time">
            <text:p>00:00</text:p>
          </table:table-cell>
          <table:table-cell table:style-name="ce213" table:formula="of:=IF(NOT(OR([.G15]=0;[.B15]=1;[.B15]=7;[.J15]=[$Übersicht.$D$47];[.J15]=[$Übersicht.$E$47];[.J15]=[$Übersicht.$F$47];[.J15]=[$Übersicht.$G$47]));[.G15]-[$Übersicht.$B$8];[.G15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15]+1" office:value-type="date" office:date-value="2019-07-13" calcext:value-type="date">
            <text:p>13.07.19</text:p>
          </table:table-cell>
          <table:table-cell table:style-name="ce207" table:formula="of:=WEEKDAY([.A16])" office:value-type="date" office:date-value="1900-01-06" calcext:value-type="date">
            <text:p>Sa</text:p>
          </table:table-cell>
          <table:table-cell table:style-name="ce208"/>
          <table:table-cell table:style-name="ce209" table:number-columns-repeated="3"/>
          <table:table-cell table:style-name="ce210" table:formula="of:=([.D16]-[.C16])-[.E16]+[.F16]" office:value-type="time" office:time-value="PT00H00M00S" calcext:value-type="time">
            <text:p>00:00</text:p>
          </table:table-cell>
          <table:table-cell table:style-name="ce213" table:formula="of:=IF(NOT(OR([.G16]=0;[.B16]=1;[.B16]=7;[.J16]=[$Übersicht.$D$47];[.J16]=[$Übersicht.$E$47];[.J16]=[$Übersicht.$F$47];[.J16]=[$Übersicht.$G$47]));[.G16]-[$Übersicht.$B$8];[.G16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16]+1" office:value-type="date" office:date-value="2019-07-14" calcext:value-type="date">
            <text:p>14.07.19</text:p>
          </table:table-cell>
          <table:table-cell table:style-name="ce207" table:formula="of:=WEEKDAY([.A17])" office:value-type="date" office:date-value="1899-12-31" calcext:value-type="date">
            <text:p>So</text:p>
          </table:table-cell>
          <table:table-cell table:style-name="ce208"/>
          <table:table-cell table:style-name="ce209" table:number-columns-repeated="3"/>
          <table:table-cell table:style-name="ce210" table:formula="of:=([.D17]-[.C17])-[.E17]+[.F17]" office:value-type="time" office:time-value="PT00H00M00S" calcext:value-type="time">
            <text:p>00:00</text:p>
          </table:table-cell>
          <table:table-cell table:style-name="ce213" table:formula="of:=IF(NOT(OR([.G17]=0;[.B17]=1;[.B17]=7;[.J17]=[$Übersicht.$D$47];[.J17]=[$Übersicht.$E$47];[.J17]=[$Übersicht.$F$47];[.J17]=[$Übersicht.$G$47]));[.G17]-[$Übersicht.$B$8];[.G17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17]+1" office:value-type="date" office:date-value="2019-07-15" calcext:value-type="date">
            <text:p>15.07.19</text:p>
          </table:table-cell>
          <table:table-cell table:style-name="ce207" table:formula="of:=WEEKDAY([.A18])" office:value-type="date" office:date-value="1900-01-01" calcext:value-type="date">
            <text:p>Mo</text:p>
          </table:table-cell>
          <table:table-cell table:style-name="ce208"/>
          <table:table-cell table:style-name="ce209" table:number-columns-repeated="3"/>
          <table:table-cell table:style-name="ce210" table:formula="of:=([.D18]-[.C18])-[.E18]+[.F18]" office:value-type="time" office:time-value="PT00H00M00S" calcext:value-type="time">
            <text:p>00:00</text:p>
          </table:table-cell>
          <table:table-cell table:style-name="ce213" table:formula="of:=IF(NOT(OR([.G18]=0;[.B18]=1;[.B18]=7;[.J18]=[$Übersicht.$D$47];[.J18]=[$Übersicht.$E$47];[.J18]=[$Übersicht.$F$47];[.J18]=[$Übersicht.$G$47]));[.G18]-[$Übersicht.$B$8];[.G18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18]+1" office:value-type="date" office:date-value="2019-07-16" calcext:value-type="date">
            <text:p>16.07.19</text:p>
          </table:table-cell>
          <table:table-cell table:style-name="ce207" table:formula="of:=WEEKDAY([.A19])" office:value-type="date" office:date-value="1900-01-02" calcext:value-type="date">
            <text:p>Di</text:p>
          </table:table-cell>
          <table:table-cell table:style-name="ce208"/>
          <table:table-cell table:style-name="ce209" table:number-columns-repeated="3"/>
          <table:table-cell table:style-name="ce210" table:formula="of:=([.D19]-[.C19])-[.E19]+[.F19]" office:value-type="time" office:time-value="PT00H00M00S" calcext:value-type="time">
            <text:p>00:00</text:p>
          </table:table-cell>
          <table:table-cell table:style-name="ce213" table:formula="of:=IF(NOT(OR([.G19]=0;[.B19]=1;[.B19]=7;[.J19]=[$Übersicht.$D$47];[.J19]=[$Übersicht.$E$47];[.J19]=[$Übersicht.$F$47];[.J19]=[$Übersicht.$G$47]));[.G19]-[$Übersicht.$B$8];[.G19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19]+1" office:value-type="date" office:date-value="2019-07-17" calcext:value-type="date">
            <text:p>17.07.19</text:p>
          </table:table-cell>
          <table:table-cell table:style-name="ce207" table:formula="of:=WEEKDAY([.A20])" office:value-type="date" office:date-value="1900-01-03" calcext:value-type="date">
            <text:p>Mi</text:p>
          </table:table-cell>
          <table:table-cell table:style-name="ce208"/>
          <table:table-cell table:style-name="ce209" table:number-columns-repeated="3"/>
          <table:table-cell table:style-name="ce210" table:formula="of:=([.D20]-[.C20])-[.E20]+[.F20]" office:value-type="time" office:time-value="PT00H00M00S" calcext:value-type="time">
            <text:p>00:00</text:p>
          </table:table-cell>
          <table:table-cell table:style-name="ce213" table:formula="of:=IF(NOT(OR([.G20]=0;[.B20]=1;[.B20]=7;[.J20]=[$Übersicht.$D$47];[.J20]=[$Übersicht.$E$47];[.J20]=[$Übersicht.$F$47];[.J20]=[$Übersicht.$G$47]));[.G20]-[$Übersicht.$B$8];[.G20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20]+1" office:value-type="date" office:date-value="2019-07-18" calcext:value-type="date">
            <text:p>18.07.19</text:p>
          </table:table-cell>
          <table:table-cell table:style-name="ce207" table:formula="of:=WEEKDAY([.A21])" office:value-type="date" office:date-value="1900-01-04" calcext:value-type="date">
            <text:p>Do</text:p>
          </table:table-cell>
          <table:table-cell table:style-name="ce208"/>
          <table:table-cell table:style-name="ce209" table:number-columns-repeated="3"/>
          <table:table-cell table:style-name="ce210" table:formula="of:=([.D21]-[.C21])-[.E21]+[.F21]" office:value-type="time" office:time-value="PT00H00M00S" calcext:value-type="time">
            <text:p>00:00</text:p>
          </table:table-cell>
          <table:table-cell table:style-name="ce213" table:formula="of:=IF(NOT(OR([.G21]=0;[.B21]=1;[.B21]=7;[.J21]=[$Übersicht.$D$47];[.J21]=[$Übersicht.$E$47];[.J21]=[$Übersicht.$F$47];[.J21]=[$Übersicht.$G$47]));[.G21]-[$Übersicht.$B$8];[.G21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21]+1" office:value-type="date" office:date-value="2019-07-19" calcext:value-type="date">
            <text:p>19.07.19</text:p>
          </table:table-cell>
          <table:table-cell table:style-name="ce207" table:formula="of:=WEEKDAY([.A22])" office:value-type="date" office:date-value="1900-01-05" calcext:value-type="date">
            <text:p>Fr</text:p>
          </table:table-cell>
          <table:table-cell table:style-name="ce208"/>
          <table:table-cell table:style-name="ce209" table:number-columns-repeated="3"/>
          <table:table-cell table:style-name="ce210" table:formula="of:=([.D22]-[.C22])-[.E22]+[.F22]" office:value-type="time" office:time-value="PT00H00M00S" calcext:value-type="time">
            <text:p>00:00</text:p>
          </table:table-cell>
          <table:table-cell table:style-name="ce213" table:formula="of:=IF(NOT(OR([.G22]=0;[.B22]=1;[.B22]=7;[.J22]=[$Übersicht.$D$47];[.J22]=[$Übersicht.$E$47];[.J22]=[$Übersicht.$F$47];[.J22]=[$Übersicht.$G$47]));[.G22]-[$Übersicht.$B$8];[.G22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22]+1" office:value-type="date" office:date-value="2019-07-20" calcext:value-type="date">
            <text:p>20.07.19</text:p>
          </table:table-cell>
          <table:table-cell table:style-name="ce207" table:formula="of:=WEEKDAY([.A23])" office:value-type="date" office:date-value="1900-01-06" calcext:value-type="date">
            <text:p>Sa</text:p>
          </table:table-cell>
          <table:table-cell table:style-name="ce208"/>
          <table:table-cell table:style-name="ce209" table:number-columns-repeated="3"/>
          <table:table-cell table:style-name="ce210" table:formula="of:=([.D23]-[.C23])-[.E23]+[.F23]" office:value-type="time" office:time-value="PT00H00M00S" calcext:value-type="time">
            <text:p>00:00</text:p>
          </table:table-cell>
          <table:table-cell table:style-name="ce213" table:formula="of:=IF(NOT(OR([.G23]=0;[.B23]=1;[.B23]=7;[.J23]=[$Übersicht.$D$47];[.J23]=[$Übersicht.$E$47];[.J23]=[$Übersicht.$F$47];[.J23]=[$Übersicht.$G$47]));[.G23]-[$Übersicht.$B$8];[.G23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23]+1" office:value-type="date" office:date-value="2019-07-21" calcext:value-type="date">
            <text:p>21.07.19</text:p>
          </table:table-cell>
          <table:table-cell table:style-name="ce207" table:formula="of:=WEEKDAY([.A24])" office:value-type="date" office:date-value="1899-12-31" calcext:value-type="date">
            <text:p>So</text:p>
          </table:table-cell>
          <table:table-cell table:style-name="ce208"/>
          <table:table-cell table:style-name="ce209" table:number-columns-repeated="3"/>
          <table:table-cell table:style-name="ce210" table:formula="of:=([.D24]-[.C24])-[.E24]+[.F24]" office:value-type="time" office:time-value="PT00H00M00S" calcext:value-type="time">
            <text:p>00:00</text:p>
          </table:table-cell>
          <table:table-cell table:style-name="ce213" table:formula="of:=IF(NOT(OR([.G24]=0;[.B24]=1;[.B24]=7;[.J24]=[$Übersicht.$D$47];[.J24]=[$Übersicht.$E$47];[.J24]=[$Übersicht.$F$47];[.J24]=[$Übersicht.$G$47]));[.G24]-[$Übersicht.$B$8];[.G24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24]+1" office:value-type="date" office:date-value="2019-07-22" calcext:value-type="date">
            <text:p>22.07.19</text:p>
          </table:table-cell>
          <table:table-cell table:style-name="ce207" table:formula="of:=WEEKDAY([.A25])" office:value-type="date" office:date-value="1900-01-01" calcext:value-type="date">
            <text:p>Mo</text:p>
          </table:table-cell>
          <table:table-cell table:style-name="ce208"/>
          <table:table-cell table:style-name="ce209" table:number-columns-repeated="3"/>
          <table:table-cell table:style-name="ce210" table:formula="of:=([.D25]-[.C25])-[.E25]+[.F25]" office:value-type="time" office:time-value="PT00H00M00S" calcext:value-type="time">
            <text:p>00:00</text:p>
          </table:table-cell>
          <table:table-cell table:style-name="ce213" table:formula="of:=IF(NOT(OR([.G25]=0;[.B25]=1;[.B25]=7;[.J25]=[$Übersicht.$D$47];[.J25]=[$Übersicht.$E$47];[.J25]=[$Übersicht.$F$47];[.J25]=[$Übersicht.$G$47]));[.G25]-[$Übersicht.$B$8];[.G25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25]+1" office:value-type="date" office:date-value="2019-07-23" calcext:value-type="date">
            <text:p>23.07.19</text:p>
          </table:table-cell>
          <table:table-cell table:style-name="ce207" table:formula="of:=WEEKDAY([.A26])" office:value-type="date" office:date-value="1900-01-02" calcext:value-type="date">
            <text:p>Di</text:p>
          </table:table-cell>
          <table:table-cell table:style-name="ce208"/>
          <table:table-cell table:style-name="ce209" table:number-columns-repeated="3"/>
          <table:table-cell table:style-name="ce210" table:formula="of:=([.D26]-[.C26])-[.E26]+[.F26]" office:value-type="time" office:time-value="PT00H00M00S" calcext:value-type="time">
            <text:p>00:00</text:p>
          </table:table-cell>
          <table:table-cell table:style-name="ce213" table:formula="of:=IF(NOT(OR([.G26]=0;[.B26]=1;[.B26]=7;[.J26]=[$Übersicht.$D$47];[.J26]=[$Übersicht.$E$47];[.J26]=[$Übersicht.$F$47];[.J26]=[$Übersicht.$G$47]));[.G26]-[$Übersicht.$B$8];[.G26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26]+1" office:value-type="date" office:date-value="2019-07-24" calcext:value-type="date">
            <text:p>24.07.19</text:p>
          </table:table-cell>
          <table:table-cell table:style-name="ce207" table:formula="of:=WEEKDAY([.A27])" office:value-type="date" office:date-value="1900-01-03" calcext:value-type="date">
            <text:p>Mi</text:p>
          </table:table-cell>
          <table:table-cell table:style-name="ce208"/>
          <table:table-cell table:style-name="ce209" table:number-columns-repeated="3"/>
          <table:table-cell table:style-name="ce210" table:formula="of:=([.D27]-[.C27])-[.E27]+[.F27]" office:value-type="time" office:time-value="PT00H00M00S" calcext:value-type="time">
            <text:p>00:00</text:p>
          </table:table-cell>
          <table:table-cell table:style-name="ce213" table:formula="of:=IF(NOT(OR([.G27]=0;[.B27]=1;[.B27]=7;[.J27]=[$Übersicht.$D$47];[.J27]=[$Übersicht.$E$47];[.J27]=[$Übersicht.$F$47];[.J27]=[$Übersicht.$G$47]));[.G27]-[$Übersicht.$B$8];[.G27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27]+1" office:value-type="date" office:date-value="2019-07-25" calcext:value-type="date">
            <text:p>25.07.19</text:p>
          </table:table-cell>
          <table:table-cell table:style-name="ce207" table:formula="of:=WEEKDAY([.A28])" office:value-type="date" office:date-value="1900-01-04" calcext:value-type="date">
            <text:p>Do</text:p>
          </table:table-cell>
          <table:table-cell table:style-name="ce208"/>
          <table:table-cell table:style-name="ce209" table:number-columns-repeated="3"/>
          <table:table-cell table:style-name="ce210" table:formula="of:=([.D28]-[.C28])-[.E28]+[.F28]" office:value-type="time" office:time-value="PT00H00M00S" calcext:value-type="time">
            <text:p>00:00</text:p>
          </table:table-cell>
          <table:table-cell table:style-name="ce213" table:formula="of:=IF(NOT(OR([.G28]=0;[.B28]=1;[.B28]=7;[.J28]=[$Übersicht.$D$47];[.J28]=[$Übersicht.$E$47];[.J28]=[$Übersicht.$F$47];[.J28]=[$Übersicht.$G$47]));[.G28]-[$Übersicht.$B$8];[.G28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28]+1" office:value-type="date" office:date-value="2019-07-26" calcext:value-type="date">
            <text:p>26.07.19</text:p>
          </table:table-cell>
          <table:table-cell table:style-name="ce207" table:formula="of:=WEEKDAY([.A29])" office:value-type="date" office:date-value="1900-01-05" calcext:value-type="date">
            <text:p>Fr</text:p>
          </table:table-cell>
          <table:table-cell table:style-name="ce208"/>
          <table:table-cell table:style-name="ce209" table:number-columns-repeated="3"/>
          <table:table-cell table:style-name="ce210" table:formula="of:=([.D29]-[.C29])-[.E29]+[.F29]" office:value-type="time" office:time-value="PT00H00M00S" calcext:value-type="time">
            <text:p>00:00</text:p>
          </table:table-cell>
          <table:table-cell table:style-name="ce213" table:formula="of:=IF(NOT(OR([.G29]=0;[.B29]=1;[.B29]=7;[.J29]=[$Übersicht.$D$47];[.J29]=[$Übersicht.$E$47];[.J29]=[$Übersicht.$F$47];[.J29]=[$Übersicht.$G$47]));[.G29]-[$Übersicht.$B$8];[.G29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29]+1" office:value-type="date" office:date-value="2019-07-27" calcext:value-type="date">
            <text:p>27.07.19</text:p>
          </table:table-cell>
          <table:table-cell table:style-name="ce207" table:formula="of:=WEEKDAY([.A30])" office:value-type="date" office:date-value="1900-01-06" calcext:value-type="date">
            <text:p>Sa</text:p>
          </table:table-cell>
          <table:table-cell table:style-name="ce208"/>
          <table:table-cell table:style-name="ce209" table:number-columns-repeated="3"/>
          <table:table-cell table:style-name="ce210" table:formula="of:=([.D30]-[.C30])-[.E30]+[.F30]" office:value-type="time" office:time-value="PT00H00M00S" calcext:value-type="time">
            <text:p>00:00</text:p>
          </table:table-cell>
          <table:table-cell table:style-name="ce213" table:formula="of:=IF(NOT(OR([.G30]=0;[.B30]=1;[.B30]=7;[.J30]=[$Übersicht.$D$47];[.J30]=[$Übersicht.$E$47];[.J30]=[$Übersicht.$F$47];[.J30]=[$Übersicht.$G$47]));[.G30]-[$Übersicht.$B$8];[.G30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30]+1" office:value-type="date" office:date-value="2019-07-28" calcext:value-type="date">
            <text:p>28.07.19</text:p>
          </table:table-cell>
          <table:table-cell table:style-name="ce207" table:formula="of:=WEEKDAY([.A31])" office:value-type="date" office:date-value="1899-12-31" calcext:value-type="date">
            <text:p>So</text:p>
          </table:table-cell>
          <table:table-cell table:style-name="ce208"/>
          <table:table-cell table:style-name="ce209" table:number-columns-repeated="3"/>
          <table:table-cell table:style-name="ce210" table:formula="of:=([.D31]-[.C31])-[.E31]+[.F31]" office:value-type="time" office:time-value="PT00H00M00S" calcext:value-type="time">
            <text:p>00:00</text:p>
          </table:table-cell>
          <table:table-cell table:style-name="ce213" table:formula="of:=IF(NOT(OR([.G31]=0;[.B31]=1;[.B31]=7;[.J31]=[$Übersicht.$D$47];[.J31]=[$Übersicht.$E$47];[.J31]=[$Übersicht.$F$47];[.J31]=[$Übersicht.$G$47]));[.G31]-[$Übersicht.$B$8];[.G31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31]+1" office:value-type="date" office:date-value="2019-07-29" calcext:value-type="date">
            <text:p>29.07.19</text:p>
          </table:table-cell>
          <table:table-cell table:style-name="ce207" table:formula="of:=WEEKDAY([.A32])" office:value-type="date" office:date-value="1900-01-01" calcext:value-type="date">
            <text:p>Mo</text:p>
          </table:table-cell>
          <table:table-cell table:style-name="ce208"/>
          <table:table-cell table:style-name="ce209" table:number-columns-repeated="3"/>
          <table:table-cell table:style-name="ce210" table:formula="of:=([.D32]-[.C32])-[.E32]+[.F32]" office:value-type="time" office:time-value="PT00H00M00S" calcext:value-type="time">
            <text:p>00:00</text:p>
          </table:table-cell>
          <table:table-cell table:style-name="ce213" table:formula="of:=IF(NOT(OR([.G32]=0;[.B32]=1;[.B32]=7;[.J32]=[$Übersicht.$D$47];[.J32]=[$Übersicht.$E$47];[.J32]=[$Übersicht.$F$47];[.J32]=[$Übersicht.$G$47]));[.G32]-[$Übersicht.$B$8];[.G32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32]+1" office:value-type="date" office:date-value="2019-07-30" calcext:value-type="date">
            <text:p>30.07.19</text:p>
          </table:table-cell>
          <table:table-cell table:style-name="ce207" table:formula="of:=WEEKDAY([.A33])" office:value-type="date" office:date-value="1900-01-02" calcext:value-type="date">
            <text:p>Di</text:p>
          </table:table-cell>
          <table:table-cell table:style-name="ce208"/>
          <table:table-cell table:style-name="ce209" table:number-columns-repeated="3"/>
          <table:table-cell table:style-name="ce210" table:formula="of:=([.D33]-[.C33])-[.E33]+[.F33]" office:value-type="time" office:time-value="PT00H00M00S" calcext:value-type="time">
            <text:p>00:00</text:p>
          </table:table-cell>
          <table:table-cell table:style-name="ce213" table:formula="of:=IF(NOT(OR([.G33]=0;[.B33]=1;[.B33]=7;[.J33]=[$Übersicht.$D$47];[.J33]=[$Übersicht.$E$47];[.J33]=[$Übersicht.$F$47];[.J33]=[$Übersicht.$G$47]));[.G33]-[$Übersicht.$B$8];[.G33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206" table:formula="of:=[.A33]+1" office:value-type="date" office:date-value="2019-07-31" calcext:value-type="date">
            <text:p>31.07.19</text:p>
          </table:table-cell>
          <table:table-cell table:style-name="ce207" table:formula="of:=WEEKDAY([.A34])" office:value-type="date" office:date-value="1900-01-03" calcext:value-type="date">
            <text:p>Mi</text:p>
          </table:table-cell>
          <table:table-cell table:style-name="ce208"/>
          <table:table-cell table:style-name="ce209" table:number-columns-repeated="3"/>
          <table:table-cell table:style-name="ce210" table:formula="of:=([.D34]-[.C34])-[.E34]+[.F34]" office:value-type="time" office:time-value="PT00H00M00S" calcext:value-type="time">
            <text:p>00:00</text:p>
          </table:table-cell>
          <table:table-cell table:style-name="ce213" table:formula="of:=IF(NOT(OR([.G34]=0;[.B34]=1;[.B34]=7;[.J34]=[$Übersicht.$D$47];[.J34]=[$Übersicht.$E$47];[.J34]=[$Übersicht.$F$47];[.J34]=[$Übersicht.$G$47]));[.G34]-[$Übersicht.$B$8];[.G34])" office:value-type="time" office:time-value="PT00H00M00S" calcext:value-type="time">
            <text:p>00:00</text:p>
          </table:table-cell>
          <table:table-cell table:style-name="ce215"/>
          <table:table-cell table:style-name="ce104" table:content-validation-name="val7"/>
          <table:table-cell table:number-columns-repeated="1014"/>
        </table:table-row>
        <table:table-row table:style-name="ro1">
          <table:table-cell table:style-name="ce103" table:number-columns-repeated="6"/>
          <table:table-cell table:style-name="ce51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5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Monat</text:p>
          </table:table-cell>
          <table:table-cell table:style-name="ce103" table:number-columns-repeated="5"/>
          <table:table-cell table:style-name="ce52"/>
          <table:table-cell table:style-name="ce214" table:formula="of:=SUM([.H4:.H34])" office:value-type="time" office:time-value="PT00H00M00S" calcext:value-type="time">
            <text:p>00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211" table:formula="of:=[Juni.G44]" office:value-type="time" office:time-value="-PT976H00M00S" calcext:value-type="time">
            <text:p>-976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Gesamt</text:p>
          </table:table-cell>
          <table:table-cell table:style-name="ce103" table:number-columns-repeated="5"/>
          <table:table-cell table:style-name="ce53"/>
          <table:table-cell table:style-name="ce211" table:formula="of:=SUM([.H37];[.G38])" office:value-type="time" office:time-value="-PT976H00M00S" calcext:value-type="time">
            <text:p>-976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211" table:formula="of:=SUM([.G36];[.G38])" office:value-type="time" office:time-value="-PT976H00M00S" calcext:value-type="time">
            <text:p>-976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19]" office:value-type="time" office:time-value="PT184H00M00S" calcext:value-type="time">
            <text:p>184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106" office:value-type="string" calcext:value-type="string">
            <text:p>Übertrag</text:p>
          </table:table-cell>
          <table:table-cell table:style-name="ce42" table:number-columns-repeated="5"/>
          <table:table-cell table:style-name="ce212" table:formula="of:=[.G41]-[.G42]" office:value-type="time" office:time-value="-PT1160H00M00S" calcext:value-type="time">
            <text:p>-1160:00</text:p>
          </table:table-cell>
          <table:table-cell table:style-name="ce55"/>
          <table:table-cell table:style-name="ce103"/>
          <table:table-cell table:number-columns-repeated="1015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rbeitstage</text:p>
          </table:table-cell>
          <table:table-cell table:style-name="ce43" table:formula="of:=[$Übersicht.$C$19]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Urlaub</text:p>
          </table:table-cell>
          <table:table-cell table:style-name="ce44" table:formula="of:=[$Übersicht.$D$1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Krankheit</text:p>
          </table:table-cell>
          <table:table-cell table:style-name="ce43" table:formula="of:=[$Übersicht.$E$19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Tage gearbeitet</text:p>
          </table:table-cell>
          <table:table-cell table:style-name="ce45" table:formula="of:=[$Übersicht.$G$19]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Juli.A4:Juli.J34">
            <calcext:condition calcext:apply-style-name="Weekend" calcext:value="formula-is(OR([.$B4]=1; [.$B4]=7; [.$J4]=[$Übersicht.$D$47]))" calcext:base-cell-address="Juli.A4"/>
            <calcext:condition calcext:apply-style-name="Free" calcext:value="formula-is(NOT(ISNA(MATCH([.$J4];[$Übersicht.$E$47:.$Z$47];0))))" calcext:base-cell-address="Juli.A4"/>
            <calcext:condition calcext:apply-style-name="Overtime" calcext:value="formula-is([.$J4]=[$Übersicht.$B$47])" calcext:base-cell-address="Juli.A4"/>
          </calcext:conditional-format>
          <calcext:conditional-format calcext:target-range-address="Juli.G38:Juli.G38 Juli.G44:Juli.G44 Juli.H4:Juli.H34 Juli.H37:Juli.H37 Juli.H39:Juli.H39 Juli.G41:Juli.G41">
            <calcext:condition calcext:apply-style-name="Negative" calcext:value="&lt;0" calcext:base-cell-address="Juli.G37"/>
            <calcext:condition calcext:apply-style-name="Positive" calcext:value="&gt;0" calcext:base-cell-address="Juli.G37"/>
          </calcext:conditional-format>
        </calcext:conditional-formats>
      </table:table>
      <table:table table:name="August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1" table:default-cell-style-name="Default"/>
        <table:table-column table:style-name="co11" table:number-columns-repeated="1013" table:default-cell-style-name="ce3"/>
        <table:table-row table:style-name="ro4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 table:style-name="ce103"/>
          <table:table-cell/>
          <table:table-cell table:style-name="ce57" table:formula="of:=[.A4]" office:value-type="date" office:date-value="2019-08-01" calcext:value-type="date">
            <text:p>August 2019</text:p>
          </table:table-cell>
          <table:table-cell table:number-columns-repeated="1014"/>
        </table:table-row>
        <table:table-row table:style-name="ro4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 table:number-columns-repeated="2"/>
          <table:table-cell table:style-name="ce23"/>
          <table:table-cell table:number-columns-repeated="1014"/>
        </table:table-row>
        <table:table-row table:style-name="ro5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Tagesbilanz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4"/>
        </table:table-row>
        <table:table-row table:style-name="ro1">
          <table:table-cell table:style-name="ce217" table:formula="of:=DATE([$Übersicht.$B$2]; 8;1)" office:value-type="date" office:date-value="2019-08-01" calcext:value-type="date">
            <text:p>01.08.19</text:p>
          </table:table-cell>
          <table:table-cell table:style-name="ce220" table:formula="of:=WEEKDAY([.A4])" office:value-type="date" office:date-value="1900-01-04" calcext:value-type="date">
            <text:p>Do</text:p>
          </table:table-cell>
          <table:table-cell table:style-name="ce221"/>
          <table:table-cell table:style-name="ce222" table:number-columns-repeated="3"/>
          <table:table-cell table:style-name="ce223" table:formula="of:=([.D4]-[.C4])-[.E4]+[.F4]" office:value-type="time" office:time-value="PT00H00M00S" calcext:value-type="time">
            <text:p>00:00</text:p>
          </table:table-cell>
          <table:table-cell table:style-name="ce226" table:formula="of:=IF(NOT(OR([.G4]=0;[.B4]=1;[.B4]=7;[.J4]=[$Übersicht.$D$47];[.J4]=[$Übersicht.$E$47];[.J4]=[$Übersicht.$F$47];[.J4]=[$Übersicht.$G$47]));[.G4]-[$Übersicht.$B$8];[.G4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4]+1" office:value-type="date" office:date-value="2019-08-02" calcext:value-type="date">
            <text:p>02.08.19</text:p>
          </table:table-cell>
          <table:table-cell table:style-name="ce220" table:formula="of:=WEEKDAY([.A5])" office:value-type="date" office:date-value="1900-01-05" calcext:value-type="date">
            <text:p>Fr</text:p>
          </table:table-cell>
          <table:table-cell table:style-name="ce221"/>
          <table:table-cell table:style-name="ce222" table:number-columns-repeated="3"/>
          <table:table-cell table:style-name="ce223" table:formula="of:=([.D5]-[.C5])-[.E5]+[.F5]" office:value-type="time" office:time-value="PT00H00M00S" calcext:value-type="time">
            <text:p>00:00</text:p>
          </table:table-cell>
          <table:table-cell table:style-name="ce226" table:formula="of:=IF(NOT(OR([.G5]=0;[.B5]=1;[.B5]=7;[.J5]=[$Übersicht.$D$47];[.J5]=[$Übersicht.$E$47];[.J5]=[$Übersicht.$F$47];[.J5]=[$Übersicht.$G$47]));[.G5]-[$Übersicht.$B$8];[.G5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5]+1" office:value-type="date" office:date-value="2019-08-03" calcext:value-type="date">
            <text:p>03.08.19</text:p>
          </table:table-cell>
          <table:table-cell table:style-name="ce220" table:formula="of:=WEEKDAY([.A6])" office:value-type="date" office:date-value="1900-01-06" calcext:value-type="date">
            <text:p>Sa</text:p>
          </table:table-cell>
          <table:table-cell table:style-name="ce221"/>
          <table:table-cell table:style-name="ce222" table:number-columns-repeated="3"/>
          <table:table-cell table:style-name="ce223" table:formula="of:=([.D6]-[.C6])-[.E6]+[.F6]" office:value-type="time" office:time-value="PT00H00M00S" calcext:value-type="time">
            <text:p>00:00</text:p>
          </table:table-cell>
          <table:table-cell table:style-name="ce226" table:formula="of:=IF(NOT(OR([.G6]=0;[.B6]=1;[.B6]=7;[.J6]=[$Übersicht.$D$47];[.J6]=[$Übersicht.$E$47];[.J6]=[$Übersicht.$F$47];[.J6]=[$Übersicht.$G$47]));[.G6]-[$Übersicht.$B$8];[.G6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6]+1" office:value-type="date" office:date-value="2019-08-04" calcext:value-type="date">
            <text:p>04.08.19</text:p>
          </table:table-cell>
          <table:table-cell table:style-name="ce220" table:formula="of:=WEEKDAY([.A7])" office:value-type="date" office:date-value="1899-12-31" calcext:value-type="date">
            <text:p>So</text:p>
          </table:table-cell>
          <table:table-cell table:style-name="ce221"/>
          <table:table-cell table:style-name="ce222" table:number-columns-repeated="3"/>
          <table:table-cell table:style-name="ce223" table:formula="of:=([.D7]-[.C7])-[.E7]+[.F7]" office:value-type="time" office:time-value="PT00H00M00S" calcext:value-type="time">
            <text:p>00:00</text:p>
          </table:table-cell>
          <table:table-cell table:style-name="ce226" table:formula="of:=IF(NOT(OR([.G7]=0;[.B7]=1;[.B7]=7;[.J7]=[$Übersicht.$D$47];[.J7]=[$Übersicht.$E$47];[.J7]=[$Übersicht.$F$47];[.J7]=[$Übersicht.$G$47]));[.G7]-[$Übersicht.$B$8];[.G7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7]+1" office:value-type="date" office:date-value="2019-08-05" calcext:value-type="date">
            <text:p>05.08.19</text:p>
          </table:table-cell>
          <table:table-cell table:style-name="ce220" table:formula="of:=WEEKDAY([.A8])" office:value-type="date" office:date-value="1900-01-01" calcext:value-type="date">
            <text:p>Mo</text:p>
          </table:table-cell>
          <table:table-cell table:style-name="ce221"/>
          <table:table-cell table:style-name="ce222" table:number-columns-repeated="3"/>
          <table:table-cell table:style-name="ce223" table:formula="of:=([.D8]-[.C8])-[.E8]+[.F8]" office:value-type="time" office:time-value="PT00H00M00S" calcext:value-type="time">
            <text:p>00:00</text:p>
          </table:table-cell>
          <table:table-cell table:style-name="ce226" table:formula="of:=IF(NOT(OR([.G8]=0;[.B8]=1;[.B8]=7;[.J8]=[$Übersicht.$D$47];[.J8]=[$Übersicht.$E$47];[.J8]=[$Übersicht.$F$47];[.J8]=[$Übersicht.$G$47]));[.G8]-[$Übersicht.$B$8];[.G8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8]+1" office:value-type="date" office:date-value="2019-08-06" calcext:value-type="date">
            <text:p>06.08.19</text:p>
          </table:table-cell>
          <table:table-cell table:style-name="ce220" table:formula="of:=WEEKDAY([.A9])" office:value-type="date" office:date-value="1900-01-02" calcext:value-type="date">
            <text:p>Di</text:p>
          </table:table-cell>
          <table:table-cell table:style-name="ce221"/>
          <table:table-cell table:style-name="ce222" table:number-columns-repeated="3"/>
          <table:table-cell table:style-name="ce223" table:formula="of:=([.D9]-[.C9])-[.E9]+[.F9]" office:value-type="time" office:time-value="PT00H00M00S" calcext:value-type="time">
            <text:p>00:00</text:p>
          </table:table-cell>
          <table:table-cell table:style-name="ce226" table:formula="of:=IF(NOT(OR([.G9]=0;[.B9]=1;[.B9]=7;[.J9]=[$Übersicht.$D$47];[.J9]=[$Übersicht.$E$47];[.J9]=[$Übersicht.$F$47];[.J9]=[$Übersicht.$G$47]));[.G9]-[$Übersicht.$B$8];[.G9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9]+1" office:value-type="date" office:date-value="2019-08-07" calcext:value-type="date">
            <text:p>07.08.19</text:p>
          </table:table-cell>
          <table:table-cell table:style-name="ce220" table:formula="of:=WEEKDAY([.A10])" office:value-type="date" office:date-value="1900-01-03" calcext:value-type="date">
            <text:p>Mi</text:p>
          </table:table-cell>
          <table:table-cell table:style-name="ce221"/>
          <table:table-cell table:style-name="ce222" table:number-columns-repeated="3"/>
          <table:table-cell table:style-name="ce223" table:formula="of:=([.D10]-[.C10])-[.E10]+[.F10]" office:value-type="time" office:time-value="PT00H00M00S" calcext:value-type="time">
            <text:p>00:00</text:p>
          </table:table-cell>
          <table:table-cell table:style-name="ce226" table:formula="of:=IF(NOT(OR([.G10]=0;[.B10]=1;[.B10]=7;[.J10]=[$Übersicht.$D$47];[.J10]=[$Übersicht.$E$47];[.J10]=[$Übersicht.$F$47];[.J10]=[$Übersicht.$G$47]));[.G10]-[$Übersicht.$B$8];[.G10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10]+1" office:value-type="date" office:date-value="2019-08-08" calcext:value-type="date">
            <text:p>08.08.19</text:p>
          </table:table-cell>
          <table:table-cell table:style-name="ce220" table:formula="of:=WEEKDAY([.A11])" office:value-type="date" office:date-value="1900-01-04" calcext:value-type="date">
            <text:p>Do</text:p>
          </table:table-cell>
          <table:table-cell table:style-name="ce221"/>
          <table:table-cell table:style-name="ce222" table:number-columns-repeated="3"/>
          <table:table-cell table:style-name="ce223" table:formula="of:=([.D11]-[.C11])-[.E11]+[.F11]" office:value-type="time" office:time-value="PT00H00M00S" calcext:value-type="time">
            <text:p>00:00</text:p>
          </table:table-cell>
          <table:table-cell table:style-name="ce226" table:formula="of:=IF(NOT(OR([.G11]=0;[.B11]=1;[.B11]=7;[.J11]=[$Übersicht.$D$47];[.J11]=[$Übersicht.$E$47];[.J11]=[$Übersicht.$F$47];[.J11]=[$Übersicht.$G$47]));[.G11]-[$Übersicht.$B$8];[.G11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11]+1" office:value-type="date" office:date-value="2019-08-09" calcext:value-type="date">
            <text:p>09.08.19</text:p>
          </table:table-cell>
          <table:table-cell table:style-name="ce220" table:formula="of:=WEEKDAY([.A12])" office:value-type="date" office:date-value="1900-01-05" calcext:value-type="date">
            <text:p>Fr</text:p>
          </table:table-cell>
          <table:table-cell table:style-name="ce221"/>
          <table:table-cell table:style-name="ce222" table:number-columns-repeated="3"/>
          <table:table-cell table:style-name="ce223" table:formula="of:=([.D12]-[.C12])-[.E12]+[.F12]" office:value-type="time" office:time-value="PT00H00M00S" calcext:value-type="time">
            <text:p>00:00</text:p>
          </table:table-cell>
          <table:table-cell table:style-name="ce226" table:formula="of:=IF(NOT(OR([.G12]=0;[.B12]=1;[.B12]=7;[.J12]=[$Übersicht.$D$47];[.J12]=[$Übersicht.$E$47];[.J12]=[$Übersicht.$F$47];[.J12]=[$Übersicht.$G$47]));[.G12]-[$Übersicht.$B$8];[.G12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12]+1" office:value-type="date" office:date-value="2019-08-10" calcext:value-type="date">
            <text:p>10.08.19</text:p>
          </table:table-cell>
          <table:table-cell table:style-name="ce220" table:formula="of:=WEEKDAY([.A13])" office:value-type="date" office:date-value="1900-01-06" calcext:value-type="date">
            <text:p>Sa</text:p>
          </table:table-cell>
          <table:table-cell table:style-name="ce221"/>
          <table:table-cell table:style-name="ce222" table:number-columns-repeated="3"/>
          <table:table-cell table:style-name="ce223" table:formula="of:=([.D13]-[.C13])-[.E13]+[.F13]" office:value-type="time" office:time-value="PT00H00M00S" calcext:value-type="time">
            <text:p>00:00</text:p>
          </table:table-cell>
          <table:table-cell table:style-name="ce226" table:formula="of:=IF(NOT(OR([.G13]=0;[.B13]=1;[.B13]=7;[.J13]=[$Übersicht.$D$47];[.J13]=[$Übersicht.$E$47];[.J13]=[$Übersicht.$F$47];[.J13]=[$Übersicht.$G$47]));[.G13]-[$Übersicht.$B$8];[.G13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13]+1" office:value-type="date" office:date-value="2019-08-11" calcext:value-type="date">
            <text:p>11.08.19</text:p>
          </table:table-cell>
          <table:table-cell table:style-name="ce220" table:formula="of:=WEEKDAY([.A14])" office:value-type="date" office:date-value="1899-12-31" calcext:value-type="date">
            <text:p>So</text:p>
          </table:table-cell>
          <table:table-cell table:style-name="ce221"/>
          <table:table-cell table:style-name="ce222" table:number-columns-repeated="3"/>
          <table:table-cell table:style-name="ce223" table:formula="of:=([.D14]-[.C14])-[.E14]+[.F14]" office:value-type="time" office:time-value="PT00H00M00S" calcext:value-type="time">
            <text:p>00:00</text:p>
          </table:table-cell>
          <table:table-cell table:style-name="ce226" table:formula="of:=IF(NOT(OR([.G14]=0;[.B14]=1;[.B14]=7;[.J14]=[$Übersicht.$D$47];[.J14]=[$Übersicht.$E$47];[.J14]=[$Übersicht.$F$47];[.J14]=[$Übersicht.$G$47]));[.G14]-[$Übersicht.$B$8];[.G14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14]+1" office:value-type="date" office:date-value="2019-08-12" calcext:value-type="date">
            <text:p>12.08.19</text:p>
          </table:table-cell>
          <table:table-cell table:style-name="ce220" table:formula="of:=WEEKDAY([.A15])" office:value-type="date" office:date-value="1900-01-01" calcext:value-type="date">
            <text:p>Mo</text:p>
          </table:table-cell>
          <table:table-cell table:style-name="ce221"/>
          <table:table-cell table:style-name="ce222" table:number-columns-repeated="3"/>
          <table:table-cell table:style-name="ce223" table:formula="of:=([.D15]-[.C15])-[.E15]+[.F15]" office:value-type="time" office:time-value="PT00H00M00S" calcext:value-type="time">
            <text:p>00:00</text:p>
          </table:table-cell>
          <table:table-cell table:style-name="ce226" table:formula="of:=IF(NOT(OR([.G15]=0;[.B15]=1;[.B15]=7;[.J15]=[$Übersicht.$D$47];[.J15]=[$Übersicht.$E$47];[.J15]=[$Übersicht.$F$47];[.J15]=[$Übersicht.$G$47]));[.G15]-[$Übersicht.$B$8];[.G15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15]+1" office:value-type="date" office:date-value="2019-08-13" calcext:value-type="date">
            <text:p>13.08.19</text:p>
          </table:table-cell>
          <table:table-cell table:style-name="ce220" table:formula="of:=WEEKDAY([.A16])" office:value-type="date" office:date-value="1900-01-02" calcext:value-type="date">
            <text:p>Di</text:p>
          </table:table-cell>
          <table:table-cell table:style-name="ce221"/>
          <table:table-cell table:style-name="ce222" table:number-columns-repeated="3"/>
          <table:table-cell table:style-name="ce223" table:formula="of:=([.D16]-[.C16])-[.E16]+[.F16]" office:value-type="time" office:time-value="PT00H00M00S" calcext:value-type="time">
            <text:p>00:00</text:p>
          </table:table-cell>
          <table:table-cell table:style-name="ce226" table:formula="of:=IF(NOT(OR([.G16]=0;[.B16]=1;[.B16]=7;[.J16]=[$Übersicht.$D$47];[.J16]=[$Übersicht.$E$47];[.J16]=[$Übersicht.$F$47];[.J16]=[$Übersicht.$G$47]));[.G16]-[$Übersicht.$B$8];[.G16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16]+1" office:value-type="date" office:date-value="2019-08-14" calcext:value-type="date">
            <text:p>14.08.19</text:p>
          </table:table-cell>
          <table:table-cell table:style-name="ce220" table:formula="of:=WEEKDAY([.A17])" office:value-type="date" office:date-value="1900-01-03" calcext:value-type="date">
            <text:p>Mi</text:p>
          </table:table-cell>
          <table:table-cell table:style-name="ce221"/>
          <table:table-cell table:style-name="ce222" table:number-columns-repeated="3"/>
          <table:table-cell table:style-name="ce223" table:formula="of:=([.D17]-[.C17])-[.E17]+[.F17]" office:value-type="time" office:time-value="PT00H00M00S" calcext:value-type="time">
            <text:p>00:00</text:p>
          </table:table-cell>
          <table:table-cell table:style-name="ce226" table:formula="of:=IF(NOT(OR([.G17]=0;[.B17]=1;[.B17]=7;[.J17]=[$Übersicht.$D$47];[.J17]=[$Übersicht.$E$47];[.J17]=[$Übersicht.$F$47];[.J17]=[$Übersicht.$G$47]));[.G17]-[$Übersicht.$B$8];[.G17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17]+1" office:value-type="date" office:date-value="2019-08-15" calcext:value-type="date">
            <text:p>15.08.19</text:p>
          </table:table-cell>
          <table:table-cell table:style-name="ce220" table:formula="of:=WEEKDAY([.A18])" office:value-type="date" office:date-value="1900-01-04" calcext:value-type="date">
            <text:p>Do</text:p>
          </table:table-cell>
          <table:table-cell table:style-name="ce221"/>
          <table:table-cell table:style-name="ce222" table:number-columns-repeated="3"/>
          <table:table-cell table:style-name="ce223" table:formula="of:=([.D18]-[.C18])-[.E18]+[.F18]" office:value-type="time" office:time-value="PT00H00M00S" calcext:value-type="time">
            <text:p>00:00</text:p>
          </table:table-cell>
          <table:table-cell table:style-name="ce226" table:formula="of:=IF(NOT(OR([.G18]=0;[.B18]=1;[.B18]=7;[.J18]=[$Übersicht.$D$47];[.J18]=[$Übersicht.$E$47];[.J18]=[$Übersicht.$F$47];[.J18]=[$Übersicht.$G$47]));[.G18]-[$Übersicht.$B$8];[.G18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18]+1" office:value-type="date" office:date-value="2019-08-16" calcext:value-type="date">
            <text:p>16.08.19</text:p>
          </table:table-cell>
          <table:table-cell table:style-name="ce220" table:formula="of:=WEEKDAY([.A19])" office:value-type="date" office:date-value="1900-01-05" calcext:value-type="date">
            <text:p>Fr</text:p>
          </table:table-cell>
          <table:table-cell table:style-name="ce221"/>
          <table:table-cell table:style-name="ce222" table:number-columns-repeated="3"/>
          <table:table-cell table:style-name="ce223" table:formula="of:=([.D19]-[.C19])-[.E19]+[.F19]" office:value-type="time" office:time-value="PT00H00M00S" calcext:value-type="time">
            <text:p>00:00</text:p>
          </table:table-cell>
          <table:table-cell table:style-name="ce226" table:formula="of:=IF(NOT(OR([.G19]=0;[.B19]=1;[.B19]=7;[.J19]=[$Übersicht.$D$47];[.J19]=[$Übersicht.$E$47];[.J19]=[$Übersicht.$F$47];[.J19]=[$Übersicht.$G$47]));[.G19]-[$Übersicht.$B$8];[.G19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19]+1" office:value-type="date" office:date-value="2019-08-17" calcext:value-type="date">
            <text:p>17.08.19</text:p>
          </table:table-cell>
          <table:table-cell table:style-name="ce220" table:formula="of:=WEEKDAY([.A20])" office:value-type="date" office:date-value="1900-01-06" calcext:value-type="date">
            <text:p>Sa</text:p>
          </table:table-cell>
          <table:table-cell table:style-name="ce221"/>
          <table:table-cell table:style-name="ce222" table:number-columns-repeated="3"/>
          <table:table-cell table:style-name="ce223" table:formula="of:=([.D20]-[.C20])-[.E20]+[.F20]" office:value-type="time" office:time-value="PT00H00M00S" calcext:value-type="time">
            <text:p>00:00</text:p>
          </table:table-cell>
          <table:table-cell table:style-name="ce226" table:formula="of:=IF(NOT(OR([.G20]=0;[.B20]=1;[.B20]=7;[.J20]=[$Übersicht.$D$47];[.J20]=[$Übersicht.$E$47];[.J20]=[$Übersicht.$F$47];[.J20]=[$Übersicht.$G$47]));[.G20]-[$Übersicht.$B$8];[.G20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20]+1" office:value-type="date" office:date-value="2019-08-18" calcext:value-type="date">
            <text:p>18.08.19</text:p>
          </table:table-cell>
          <table:table-cell table:style-name="ce220" table:formula="of:=WEEKDAY([.A21])" office:value-type="date" office:date-value="1899-12-31" calcext:value-type="date">
            <text:p>So</text:p>
          </table:table-cell>
          <table:table-cell table:style-name="ce221"/>
          <table:table-cell table:style-name="ce222" table:number-columns-repeated="3"/>
          <table:table-cell table:style-name="ce223" table:formula="of:=([.D21]-[.C21])-[.E21]+[.F21]" office:value-type="time" office:time-value="PT00H00M00S" calcext:value-type="time">
            <text:p>00:00</text:p>
          </table:table-cell>
          <table:table-cell table:style-name="ce226" table:formula="of:=IF(NOT(OR([.G21]=0;[.B21]=1;[.B21]=7;[.J21]=[$Übersicht.$D$47];[.J21]=[$Übersicht.$E$47];[.J21]=[$Übersicht.$F$47];[.J21]=[$Übersicht.$G$47]));[.G21]-[$Übersicht.$B$8];[.G21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21]+1" office:value-type="date" office:date-value="2019-08-19" calcext:value-type="date">
            <text:p>19.08.19</text:p>
          </table:table-cell>
          <table:table-cell table:style-name="ce220" table:formula="of:=WEEKDAY([.A22])" office:value-type="date" office:date-value="1900-01-01" calcext:value-type="date">
            <text:p>Mo</text:p>
          </table:table-cell>
          <table:table-cell table:style-name="ce221"/>
          <table:table-cell table:style-name="ce222" table:number-columns-repeated="3"/>
          <table:table-cell table:style-name="ce223" table:formula="of:=([.D22]-[.C22])-[.E22]+[.F22]" office:value-type="time" office:time-value="PT00H00M00S" calcext:value-type="time">
            <text:p>00:00</text:p>
          </table:table-cell>
          <table:table-cell table:style-name="ce226" table:formula="of:=IF(NOT(OR([.G22]=0;[.B22]=1;[.B22]=7;[.J22]=[$Übersicht.$D$47];[.J22]=[$Übersicht.$E$47];[.J22]=[$Übersicht.$F$47];[.J22]=[$Übersicht.$G$47]));[.G22]-[$Übersicht.$B$8];[.G22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22]+1" office:value-type="date" office:date-value="2019-08-20" calcext:value-type="date">
            <text:p>20.08.19</text:p>
          </table:table-cell>
          <table:table-cell table:style-name="ce220" table:formula="of:=WEEKDAY([.A23])" office:value-type="date" office:date-value="1900-01-02" calcext:value-type="date">
            <text:p>Di</text:p>
          </table:table-cell>
          <table:table-cell table:style-name="ce221"/>
          <table:table-cell table:style-name="ce222" table:number-columns-repeated="3"/>
          <table:table-cell table:style-name="ce223" table:formula="of:=([.D23]-[.C23])-[.E23]+[.F23]" office:value-type="time" office:time-value="PT00H00M00S" calcext:value-type="time">
            <text:p>00:00</text:p>
          </table:table-cell>
          <table:table-cell table:style-name="ce226" table:formula="of:=IF(NOT(OR([.G23]=0;[.B23]=1;[.B23]=7;[.J23]=[$Übersicht.$D$47];[.J23]=[$Übersicht.$E$47];[.J23]=[$Übersicht.$F$47];[.J23]=[$Übersicht.$G$47]));[.G23]-[$Übersicht.$B$8];[.G23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23]+1" office:value-type="date" office:date-value="2019-08-21" calcext:value-type="date">
            <text:p>21.08.19</text:p>
          </table:table-cell>
          <table:table-cell table:style-name="ce220" table:formula="of:=WEEKDAY([.A24])" office:value-type="date" office:date-value="1900-01-03" calcext:value-type="date">
            <text:p>Mi</text:p>
          </table:table-cell>
          <table:table-cell table:style-name="ce221"/>
          <table:table-cell table:style-name="ce222" table:number-columns-repeated="3"/>
          <table:table-cell table:style-name="ce223" table:formula="of:=([.D24]-[.C24])-[.E24]+[.F24]" office:value-type="time" office:time-value="PT00H00M00S" calcext:value-type="time">
            <text:p>00:00</text:p>
          </table:table-cell>
          <table:table-cell table:style-name="ce226" table:formula="of:=IF(NOT(OR([.G24]=0;[.B24]=1;[.B24]=7;[.J24]=[$Übersicht.$D$47];[.J24]=[$Übersicht.$E$47];[.J24]=[$Übersicht.$F$47];[.J24]=[$Übersicht.$G$47]));[.G24]-[$Übersicht.$B$8];[.G24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24]+1" office:value-type="date" office:date-value="2019-08-22" calcext:value-type="date">
            <text:p>22.08.19</text:p>
          </table:table-cell>
          <table:table-cell table:style-name="ce220" table:formula="of:=WEEKDAY([.A25])" office:value-type="date" office:date-value="1900-01-04" calcext:value-type="date">
            <text:p>Do</text:p>
          </table:table-cell>
          <table:table-cell table:style-name="ce221"/>
          <table:table-cell table:style-name="ce222" table:number-columns-repeated="3"/>
          <table:table-cell table:style-name="ce223" table:formula="of:=([.D25]-[.C25])-[.E25]+[.F25]" office:value-type="time" office:time-value="PT00H00M00S" calcext:value-type="time">
            <text:p>00:00</text:p>
          </table:table-cell>
          <table:table-cell table:style-name="ce226" table:formula="of:=IF(NOT(OR([.G25]=0;[.B25]=1;[.B25]=7;[.J25]=[$Übersicht.$D$47];[.J25]=[$Übersicht.$E$47];[.J25]=[$Übersicht.$F$47];[.J25]=[$Übersicht.$G$47]));[.G25]-[$Übersicht.$B$8];[.G25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25]+1" office:value-type="date" office:date-value="2019-08-23" calcext:value-type="date">
            <text:p>23.08.19</text:p>
          </table:table-cell>
          <table:table-cell table:style-name="ce220" table:formula="of:=WEEKDAY([.A26])" office:value-type="date" office:date-value="1900-01-05" calcext:value-type="date">
            <text:p>Fr</text:p>
          </table:table-cell>
          <table:table-cell table:style-name="ce221"/>
          <table:table-cell table:style-name="ce222" table:number-columns-repeated="3"/>
          <table:table-cell table:style-name="ce223" table:formula="of:=([.D26]-[.C26])-[.E26]+[.F26]" office:value-type="time" office:time-value="PT00H00M00S" calcext:value-type="time">
            <text:p>00:00</text:p>
          </table:table-cell>
          <table:table-cell table:style-name="ce226" table:formula="of:=IF(NOT(OR([.G26]=0;[.B26]=1;[.B26]=7;[.J26]=[$Übersicht.$D$47];[.J26]=[$Übersicht.$E$47];[.J26]=[$Übersicht.$F$47];[.J26]=[$Übersicht.$G$47]));[.G26]-[$Übersicht.$B$8];[.G26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26]+1" office:value-type="date" office:date-value="2019-08-24" calcext:value-type="date">
            <text:p>24.08.19</text:p>
          </table:table-cell>
          <table:table-cell table:style-name="ce220" table:formula="of:=WEEKDAY([.A27])" office:value-type="date" office:date-value="1900-01-06" calcext:value-type="date">
            <text:p>Sa</text:p>
          </table:table-cell>
          <table:table-cell table:style-name="ce221"/>
          <table:table-cell table:style-name="ce222" table:number-columns-repeated="3"/>
          <table:table-cell table:style-name="ce223" table:formula="of:=([.D27]-[.C27])-[.E27]+[.F27]" office:value-type="time" office:time-value="PT00H00M00S" calcext:value-type="time">
            <text:p>00:00</text:p>
          </table:table-cell>
          <table:table-cell table:style-name="ce226" table:formula="of:=IF(NOT(OR([.G27]=0;[.B27]=1;[.B27]=7;[.J27]=[$Übersicht.$D$47];[.J27]=[$Übersicht.$E$47];[.J27]=[$Übersicht.$F$47];[.J27]=[$Übersicht.$G$47]));[.G27]-[$Übersicht.$B$8];[.G27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27]+1" office:value-type="date" office:date-value="2019-08-25" calcext:value-type="date">
            <text:p>25.08.19</text:p>
          </table:table-cell>
          <table:table-cell table:style-name="ce220" table:formula="of:=WEEKDAY([.A28])" office:value-type="date" office:date-value="1899-12-31" calcext:value-type="date">
            <text:p>So</text:p>
          </table:table-cell>
          <table:table-cell table:style-name="ce221"/>
          <table:table-cell table:style-name="ce222" table:number-columns-repeated="3"/>
          <table:table-cell table:style-name="ce223" table:formula="of:=([.D28]-[.C28])-[.E28]+[.F28]" office:value-type="time" office:time-value="PT00H00M00S" calcext:value-type="time">
            <text:p>00:00</text:p>
          </table:table-cell>
          <table:table-cell table:style-name="ce226" table:formula="of:=IF(NOT(OR([.G28]=0;[.B28]=1;[.B28]=7;[.J28]=[$Übersicht.$D$47];[.J28]=[$Übersicht.$E$47];[.J28]=[$Übersicht.$F$47];[.J28]=[$Übersicht.$G$47]));[.G28]-[$Übersicht.$B$8];[.G28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28]+1" office:value-type="date" office:date-value="2019-08-26" calcext:value-type="date">
            <text:p>26.08.19</text:p>
          </table:table-cell>
          <table:table-cell table:style-name="ce220" table:formula="of:=WEEKDAY([.A29])" office:value-type="date" office:date-value="1900-01-01" calcext:value-type="date">
            <text:p>Mo</text:p>
          </table:table-cell>
          <table:table-cell table:style-name="ce221"/>
          <table:table-cell table:style-name="ce222" table:number-columns-repeated="3"/>
          <table:table-cell table:style-name="ce223" table:formula="of:=([.D29]-[.C29])-[.E29]+[.F29]" office:value-type="time" office:time-value="PT00H00M00S" calcext:value-type="time">
            <text:p>00:00</text:p>
          </table:table-cell>
          <table:table-cell table:style-name="ce226" table:formula="of:=IF(NOT(OR([.G29]=0;[.B29]=1;[.B29]=7;[.J29]=[$Übersicht.$D$47];[.J29]=[$Übersicht.$E$47];[.J29]=[$Übersicht.$F$47];[.J29]=[$Übersicht.$G$47]));[.G29]-[$Übersicht.$B$8];[.G29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29]+1" office:value-type="date" office:date-value="2019-08-27" calcext:value-type="date">
            <text:p>27.08.19</text:p>
          </table:table-cell>
          <table:table-cell table:style-name="ce220" table:formula="of:=WEEKDAY([.A30])" office:value-type="date" office:date-value="1900-01-02" calcext:value-type="date">
            <text:p>Di</text:p>
          </table:table-cell>
          <table:table-cell table:style-name="ce221"/>
          <table:table-cell table:style-name="ce222" table:number-columns-repeated="3"/>
          <table:table-cell table:style-name="ce223" table:formula="of:=([.D30]-[.C30])-[.E30]+[.F30]" office:value-type="time" office:time-value="PT00H00M00S" calcext:value-type="time">
            <text:p>00:00</text:p>
          </table:table-cell>
          <table:table-cell table:style-name="ce226" table:formula="of:=IF(NOT(OR([.G30]=0;[.B30]=1;[.B30]=7;[.J30]=[$Übersicht.$D$47];[.J30]=[$Übersicht.$E$47];[.J30]=[$Übersicht.$F$47];[.J30]=[$Übersicht.$G$47]));[.G30]-[$Übersicht.$B$8];[.G30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30]+1" office:value-type="date" office:date-value="2019-08-28" calcext:value-type="date">
            <text:p>28.08.19</text:p>
          </table:table-cell>
          <table:table-cell table:style-name="ce220" table:formula="of:=WEEKDAY([.A31])" office:value-type="date" office:date-value="1900-01-03" calcext:value-type="date">
            <text:p>Mi</text:p>
          </table:table-cell>
          <table:table-cell table:style-name="ce221"/>
          <table:table-cell table:style-name="ce222" table:number-columns-repeated="3"/>
          <table:table-cell table:style-name="ce223" table:formula="of:=([.D31]-[.C31])-[.E31]+[.F31]" office:value-type="time" office:time-value="PT00H00M00S" calcext:value-type="time">
            <text:p>00:00</text:p>
          </table:table-cell>
          <table:table-cell table:style-name="ce226" table:formula="of:=IF(NOT(OR([.G31]=0;[.B31]=1;[.B31]=7;[.J31]=[$Übersicht.$D$47];[.J31]=[$Übersicht.$E$47];[.J31]=[$Übersicht.$F$47];[.J31]=[$Übersicht.$G$47]));[.G31]-[$Übersicht.$B$8];[.G31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31]+1" office:value-type="date" office:date-value="2019-08-29" calcext:value-type="date">
            <text:p>29.08.19</text:p>
          </table:table-cell>
          <table:table-cell table:style-name="ce220" table:formula="of:=WEEKDAY([.A32])" office:value-type="date" office:date-value="1900-01-04" calcext:value-type="date">
            <text:p>Do</text:p>
          </table:table-cell>
          <table:table-cell table:style-name="ce221"/>
          <table:table-cell table:style-name="ce222" table:number-columns-repeated="3"/>
          <table:table-cell table:style-name="ce223" table:formula="of:=([.D32]-[.C32])-[.E32]+[.F32]" office:value-type="time" office:time-value="PT00H00M00S" calcext:value-type="time">
            <text:p>00:00</text:p>
          </table:table-cell>
          <table:table-cell table:style-name="ce226" table:formula="of:=IF(NOT(OR([.G32]=0;[.B32]=1;[.B32]=7;[.J32]=[$Übersicht.$D$47];[.J32]=[$Übersicht.$E$47];[.J32]=[$Übersicht.$F$47];[.J32]=[$Übersicht.$G$47]));[.G32]-[$Übersicht.$B$8];[.G32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32]+1" office:value-type="date" office:date-value="2019-08-30" calcext:value-type="date">
            <text:p>30.08.19</text:p>
          </table:table-cell>
          <table:table-cell table:style-name="ce220" table:formula="of:=WEEKDAY([.A33])" office:value-type="date" office:date-value="1900-01-05" calcext:value-type="date">
            <text:p>Fr</text:p>
          </table:table-cell>
          <table:table-cell table:style-name="ce221"/>
          <table:table-cell table:style-name="ce222" table:number-columns-repeated="3"/>
          <table:table-cell table:style-name="ce223" table:formula="of:=([.D33]-[.C33])-[.E33]+[.F33]" office:value-type="time" office:time-value="PT00H00M00S" calcext:value-type="time">
            <text:p>00:00</text:p>
          </table:table-cell>
          <table:table-cell table:style-name="ce226" table:formula="of:=IF(NOT(OR([.G33]=0;[.B33]=1;[.B33]=7;[.J33]=[$Übersicht.$D$47];[.J33]=[$Übersicht.$E$47];[.J33]=[$Übersicht.$F$47];[.J33]=[$Übersicht.$G$47]));[.G33]-[$Übersicht.$B$8];[.G33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217" table:formula="of:=[.A33]+1" office:value-type="date" office:date-value="2019-08-31" calcext:value-type="date">
            <text:p>31.08.19</text:p>
          </table:table-cell>
          <table:table-cell table:style-name="ce220" table:formula="of:=WEEKDAY([.A34])" office:value-type="date" office:date-value="1900-01-06" calcext:value-type="date">
            <text:p>Sa</text:p>
          </table:table-cell>
          <table:table-cell table:style-name="ce221"/>
          <table:table-cell table:style-name="ce222" table:number-columns-repeated="3"/>
          <table:table-cell table:style-name="ce223" table:formula="of:=([.D34]-[.C34])-[.E34]+[.F34]" office:value-type="time" office:time-value="PT00H00M00S" calcext:value-type="time">
            <text:p>00:00</text:p>
          </table:table-cell>
          <table:table-cell table:style-name="ce226" table:formula="of:=IF(NOT(OR([.G34]=0;[.B34]=1;[.B34]=7;[.J34]=[$Übersicht.$D$47];[.J34]=[$Übersicht.$E$47];[.J34]=[$Übersicht.$F$47];[.J34]=[$Übersicht.$G$47]));[.G34]-[$Übersicht.$B$8];[.G34])" office:value-type="time" office:time-value="PT00H00M00S" calcext:value-type="time">
            <text:p>00:00</text:p>
          </table:table-cell>
          <table:table-cell table:style-name="ce228"/>
          <table:table-cell table:style-name="ce229" table:content-validation-name="val7"/>
          <table:table-cell table:number-columns-repeated="1014"/>
        </table:table-row>
        <table:table-row table:style-name="ro1">
          <table:table-cell table:style-name="ce103" table:number-columns-repeated="6"/>
          <table:table-cell table:style-name="ce51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5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Monat</text:p>
          </table:table-cell>
          <table:table-cell table:style-name="ce103" table:number-columns-repeated="5"/>
          <table:table-cell table:style-name="ce52"/>
          <table:table-cell table:style-name="ce227" table:formula="of:=SUM([.H4:.H34])" office:value-type="time" office:time-value="PT00H00M00S" calcext:value-type="time">
            <text:p>00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224" table:formula="of:=[Juli.G44]" office:value-type="time" office:time-value="-PT1160H00M00S" calcext:value-type="time">
            <text:p>-1160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Gesamt</text:p>
          </table:table-cell>
          <table:table-cell table:style-name="ce103" table:number-columns-repeated="5"/>
          <table:table-cell table:style-name="ce53"/>
          <table:table-cell table:style-name="ce224" table:formula="of:=SUM([.H37];[.G38])" office:value-type="time" office:time-value="-PT1160H00M00S" calcext:value-type="time">
            <text:p>-1160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224" table:formula="of:=SUM([.G36];[.G38])" office:value-type="time" office:time-value="-PT1160H00M00S" calcext:value-type="time">
            <text:p>-1160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20]" office:value-type="time" office:time-value="PT176H00M00S" calcext:value-type="time">
            <text:p>176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40" office:value-type="string" calcext:value-type="string">
            <text:p>Übertrag</text:p>
          </table:table-cell>
          <table:table-cell table:style-name="ce42" table:number-columns-repeated="5"/>
          <table:table-cell table:style-name="ce219" table:formula="of:=[.G41]-[.G42]" office:value-type="time" office:time-value="-PT1336H00M00S" calcext:value-type="time">
            <text:p>-1336:00</text:p>
          </table:table-cell>
          <table:table-cell table:style-name="ce55"/>
          <table:table-cell table:style-name="ce103"/>
          <table:table-cell table:number-columns-repeated="1015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rbeitstage</text:p>
          </table:table-cell>
          <table:table-cell table:style-name="ce43" table:formula="of:=[$Übersicht.$C$20]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Urlaub</text:p>
          </table:table-cell>
          <table:table-cell table:style-name="ce44" table:formula="of:=[$Übersicht.$D$2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Krankheit</text:p>
          </table:table-cell>
          <table:table-cell table:style-name="ce43" table:formula="of:=[$Übersicht.$E$20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Tage gearbeitet</text:p>
          </table:table-cell>
          <table:table-cell table:style-name="ce45" table:formula="of:=[$Übersicht.$G$20]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ugust.A4:August.J34">
            <calcext:condition calcext:apply-style-name="Weekend" calcext:value="formula-is(OR([.$B4]=1; [.$B4]=7; [.$J4]=[$Übersicht.$D$47]))" calcext:base-cell-address="August.A4"/>
            <calcext:condition calcext:apply-style-name="Free" calcext:value="formula-is(NOT(ISNA(MATCH([.$J4];[$Übersicht.$E$47:.$Z$47];0))))" calcext:base-cell-address="August.A4"/>
            <calcext:condition calcext:apply-style-name="Overtime" calcext:value="formula-is([.$J4]=[$Übersicht.$B$47])" calcext:base-cell-address="August.A4"/>
          </calcext:conditional-format>
          <calcext:conditional-format calcext:target-range-address="August.G38:August.G38 August.G44:August.G44 August.H4:August.H34 August.H37:August.H37 August.H39:August.H39 August.G41:August.G41">
            <calcext:condition calcext:apply-style-name="Negative" calcext:value="&lt;0" calcext:base-cell-address="August.G37"/>
            <calcext:condition calcext:apply-style-name="Positive" calcext:value="&gt;0" calcext:base-cell-address="August.G37"/>
          </calcext:conditional-format>
        </calcext:conditional-formats>
      </table:table>
      <table:table table:name="September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1" table:default-cell-style-name="Default"/>
        <table:table-column table:style-name="co11" table:number-columns-repeated="1013" table:default-cell-style-name="ce3"/>
        <table:table-row table:style-name="ro4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 table:style-name="ce103"/>
          <table:table-cell/>
          <table:table-cell table:style-name="ce57" table:formula="of:=[.A4]" office:value-type="date" office:date-value="2019-09-01" calcext:value-type="date">
            <text:p>September 2019</text:p>
          </table:table-cell>
          <table:table-cell table:number-columns-repeated="1014"/>
        </table:table-row>
        <table:table-row table:style-name="ro4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 table:number-columns-repeated="2"/>
          <table:table-cell table:style-name="ce23"/>
          <table:table-cell table:number-columns-repeated="1014"/>
        </table:table-row>
        <table:table-row table:style-name="ro5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Tagesbilanz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4"/>
        </table:table-row>
        <table:table-row table:style-name="ro1">
          <table:table-cell table:style-name="ce231" table:formula="of:=DATE([$Übersicht.$B$2]; 9;1)" office:value-type="date" office:date-value="2019-09-01" calcext:value-type="date">
            <text:p>01.09.19</text:p>
          </table:table-cell>
          <table:table-cell table:style-name="ce232" table:formula="of:=WEEKDAY([.A4])" office:value-type="date" office:date-value="1899-12-31" calcext:value-type="date">
            <text:p>So</text:p>
          </table:table-cell>
          <table:table-cell table:style-name="ce233"/>
          <table:table-cell table:style-name="ce234" table:number-columns-repeated="3"/>
          <table:table-cell table:style-name="ce235" table:formula="of:=([.D4]-[.C4])-[.E4]+[.F4]" office:value-type="time" office:time-value="PT00H00M00S" calcext:value-type="time">
            <text:p>00:00</text:p>
          </table:table-cell>
          <table:table-cell table:style-name="ce238" table:formula="of:=IF(NOT(OR([.G4]=0;[.B4]=1;[.B4]=7;[.J4]=[$Übersicht.$D$47];[.J4]=[$Übersicht.$E$47];[.J4]=[$Übersicht.$F$47];[.J4]=[$Übersicht.$G$47]));[.G4]-[$Übersicht.$B$8];[.G4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4]+1" office:value-type="date" office:date-value="2019-09-02" calcext:value-type="date">
            <text:p>02.09.19</text:p>
          </table:table-cell>
          <table:table-cell table:style-name="ce232" table:formula="of:=WEEKDAY([.A5])" office:value-type="date" office:date-value="1900-01-01" calcext:value-type="date">
            <text:p>Mo</text:p>
          </table:table-cell>
          <table:table-cell table:style-name="ce233"/>
          <table:table-cell table:style-name="ce234" table:number-columns-repeated="3"/>
          <table:table-cell table:style-name="ce235" table:formula="of:=([.D5]-[.C5])-[.E5]+[.F5]" office:value-type="time" office:time-value="PT00H00M00S" calcext:value-type="time">
            <text:p>00:00</text:p>
          </table:table-cell>
          <table:table-cell table:style-name="ce238" table:formula="of:=IF(NOT(OR([.G5]=0;[.B5]=1;[.B5]=7;[.J5]=[$Übersicht.$D$47];[.J5]=[$Übersicht.$E$47];[.J5]=[$Übersicht.$F$47];[.J5]=[$Übersicht.$G$47]));[.G5]-[$Übersicht.$B$8];[.G5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5]+1" office:value-type="date" office:date-value="2019-09-03" calcext:value-type="date">
            <text:p>03.09.19</text:p>
          </table:table-cell>
          <table:table-cell table:style-name="ce232" table:formula="of:=WEEKDAY([.A6])" office:value-type="date" office:date-value="1900-01-02" calcext:value-type="date">
            <text:p>Di</text:p>
          </table:table-cell>
          <table:table-cell table:style-name="ce233"/>
          <table:table-cell table:style-name="ce234" table:number-columns-repeated="3"/>
          <table:table-cell table:style-name="ce235" table:formula="of:=([.D6]-[.C6])-[.E6]+[.F6]" office:value-type="time" office:time-value="PT00H00M00S" calcext:value-type="time">
            <text:p>00:00</text:p>
          </table:table-cell>
          <table:table-cell table:style-name="ce238" table:formula="of:=IF(NOT(OR([.G6]=0;[.B6]=1;[.B6]=7;[.J6]=[$Übersicht.$D$47];[.J6]=[$Übersicht.$E$47];[.J6]=[$Übersicht.$F$47];[.J6]=[$Übersicht.$G$47]));[.G6]-[$Übersicht.$B$8];[.G6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6]+1" office:value-type="date" office:date-value="2019-09-04" calcext:value-type="date">
            <text:p>04.09.19</text:p>
          </table:table-cell>
          <table:table-cell table:style-name="ce232" table:formula="of:=WEEKDAY([.A7])" office:value-type="date" office:date-value="1900-01-03" calcext:value-type="date">
            <text:p>Mi</text:p>
          </table:table-cell>
          <table:table-cell table:style-name="ce233"/>
          <table:table-cell table:style-name="ce234" table:number-columns-repeated="3"/>
          <table:table-cell table:style-name="ce235" table:formula="of:=([.D7]-[.C7])-[.E7]+[.F7]" office:value-type="time" office:time-value="PT00H00M00S" calcext:value-type="time">
            <text:p>00:00</text:p>
          </table:table-cell>
          <table:table-cell table:style-name="ce238" table:formula="of:=IF(NOT(OR([.G7]=0;[.B7]=1;[.B7]=7;[.J7]=[$Übersicht.$D$47];[.J7]=[$Übersicht.$E$47];[.J7]=[$Übersicht.$F$47];[.J7]=[$Übersicht.$G$47]));[.G7]-[$Übersicht.$B$8];[.G7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7]+1" office:value-type="date" office:date-value="2019-09-05" calcext:value-type="date">
            <text:p>05.09.19</text:p>
          </table:table-cell>
          <table:table-cell table:style-name="ce232" table:formula="of:=WEEKDAY([.A8])" office:value-type="date" office:date-value="1900-01-04" calcext:value-type="date">
            <text:p>Do</text:p>
          </table:table-cell>
          <table:table-cell table:style-name="ce233"/>
          <table:table-cell table:style-name="ce234" table:number-columns-repeated="3"/>
          <table:table-cell table:style-name="ce235" table:formula="of:=([.D8]-[.C8])-[.E8]+[.F8]" office:value-type="time" office:time-value="PT00H00M00S" calcext:value-type="time">
            <text:p>00:00</text:p>
          </table:table-cell>
          <table:table-cell table:style-name="ce238" table:formula="of:=IF(NOT(OR([.G8]=0;[.B8]=1;[.B8]=7;[.J8]=[$Übersicht.$D$47];[.J8]=[$Übersicht.$E$47];[.J8]=[$Übersicht.$F$47];[.J8]=[$Übersicht.$G$47]));[.G8]-[$Übersicht.$B$8];[.G8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8]+1" office:value-type="date" office:date-value="2019-09-06" calcext:value-type="date">
            <text:p>06.09.19</text:p>
          </table:table-cell>
          <table:table-cell table:style-name="ce232" table:formula="of:=WEEKDAY([.A9])" office:value-type="date" office:date-value="1900-01-05" calcext:value-type="date">
            <text:p>Fr</text:p>
          </table:table-cell>
          <table:table-cell table:style-name="ce233"/>
          <table:table-cell table:style-name="ce234" table:number-columns-repeated="3"/>
          <table:table-cell table:style-name="ce235" table:formula="of:=([.D9]-[.C9])-[.E9]+[.F9]" office:value-type="time" office:time-value="PT00H00M00S" calcext:value-type="time">
            <text:p>00:00</text:p>
          </table:table-cell>
          <table:table-cell table:style-name="ce238" table:formula="of:=IF(NOT(OR([.G9]=0;[.B9]=1;[.B9]=7;[.J9]=[$Übersicht.$D$47];[.J9]=[$Übersicht.$E$47];[.J9]=[$Übersicht.$F$47];[.J9]=[$Übersicht.$G$47]));[.G9]-[$Übersicht.$B$8];[.G9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9]+1" office:value-type="date" office:date-value="2019-09-07" calcext:value-type="date">
            <text:p>07.09.19</text:p>
          </table:table-cell>
          <table:table-cell table:style-name="ce232" table:formula="of:=WEEKDAY([.A10])" office:value-type="date" office:date-value="1900-01-06" calcext:value-type="date">
            <text:p>Sa</text:p>
          </table:table-cell>
          <table:table-cell table:style-name="ce233"/>
          <table:table-cell table:style-name="ce234" table:number-columns-repeated="3"/>
          <table:table-cell table:style-name="ce235" table:formula="of:=([.D10]-[.C10])-[.E10]+[.F10]" office:value-type="time" office:time-value="PT00H00M00S" calcext:value-type="time">
            <text:p>00:00</text:p>
          </table:table-cell>
          <table:table-cell table:style-name="ce238" table:formula="of:=IF(NOT(OR([.G10]=0;[.B10]=1;[.B10]=7;[.J10]=[$Übersicht.$D$47];[.J10]=[$Übersicht.$E$47];[.J10]=[$Übersicht.$F$47];[.J10]=[$Übersicht.$G$47]));[.G10]-[$Übersicht.$B$8];[.G10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10]+1" office:value-type="date" office:date-value="2019-09-08" calcext:value-type="date">
            <text:p>08.09.19</text:p>
          </table:table-cell>
          <table:table-cell table:style-name="ce232" table:formula="of:=WEEKDAY([.A11])" office:value-type="date" office:date-value="1899-12-31" calcext:value-type="date">
            <text:p>So</text:p>
          </table:table-cell>
          <table:table-cell table:style-name="ce233"/>
          <table:table-cell table:style-name="ce234" table:number-columns-repeated="3"/>
          <table:table-cell table:style-name="ce235" table:formula="of:=([.D11]-[.C11])-[.E11]+[.F11]" office:value-type="time" office:time-value="PT00H00M00S" calcext:value-type="time">
            <text:p>00:00</text:p>
          </table:table-cell>
          <table:table-cell table:style-name="ce238" table:formula="of:=IF(NOT(OR([.G11]=0;[.B11]=1;[.B11]=7;[.J11]=[$Übersicht.$D$47];[.J11]=[$Übersicht.$E$47];[.J11]=[$Übersicht.$F$47];[.J11]=[$Übersicht.$G$47]));[.G11]-[$Übersicht.$B$8];[.G11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11]+1" office:value-type="date" office:date-value="2019-09-09" calcext:value-type="date">
            <text:p>09.09.19</text:p>
          </table:table-cell>
          <table:table-cell table:style-name="ce232" table:formula="of:=WEEKDAY([.A12])" office:value-type="date" office:date-value="1900-01-01" calcext:value-type="date">
            <text:p>Mo</text:p>
          </table:table-cell>
          <table:table-cell table:style-name="ce233"/>
          <table:table-cell table:style-name="ce234" table:number-columns-repeated="3"/>
          <table:table-cell table:style-name="ce235" table:formula="of:=([.D12]-[.C12])-[.E12]+[.F12]" office:value-type="time" office:time-value="PT00H00M00S" calcext:value-type="time">
            <text:p>00:00</text:p>
          </table:table-cell>
          <table:table-cell table:style-name="ce238" table:formula="of:=IF(NOT(OR([.G12]=0;[.B12]=1;[.B12]=7;[.J12]=[$Übersicht.$D$47];[.J12]=[$Übersicht.$E$47];[.J12]=[$Übersicht.$F$47];[.J12]=[$Übersicht.$G$47]));[.G12]-[$Übersicht.$B$8];[.G12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12]+1" office:value-type="date" office:date-value="2019-09-10" calcext:value-type="date">
            <text:p>10.09.19</text:p>
          </table:table-cell>
          <table:table-cell table:style-name="ce232" table:formula="of:=WEEKDAY([.A13])" office:value-type="date" office:date-value="1900-01-02" calcext:value-type="date">
            <text:p>Di</text:p>
          </table:table-cell>
          <table:table-cell table:style-name="ce233"/>
          <table:table-cell table:style-name="ce234" table:number-columns-repeated="3"/>
          <table:table-cell table:style-name="ce235" table:formula="of:=([.D13]-[.C13])-[.E13]+[.F13]" office:value-type="time" office:time-value="PT00H00M00S" calcext:value-type="time">
            <text:p>00:00</text:p>
          </table:table-cell>
          <table:table-cell table:style-name="ce238" table:formula="of:=IF(NOT(OR([.G13]=0;[.B13]=1;[.B13]=7;[.J13]=[$Übersicht.$D$47];[.J13]=[$Übersicht.$E$47];[.J13]=[$Übersicht.$F$47];[.J13]=[$Übersicht.$G$47]));[.G13]-[$Übersicht.$B$8];[.G13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13]+1" office:value-type="date" office:date-value="2019-09-11" calcext:value-type="date">
            <text:p>11.09.19</text:p>
          </table:table-cell>
          <table:table-cell table:style-name="ce232" table:formula="of:=WEEKDAY([.A14])" office:value-type="date" office:date-value="1900-01-03" calcext:value-type="date">
            <text:p>Mi</text:p>
          </table:table-cell>
          <table:table-cell table:style-name="ce233"/>
          <table:table-cell table:style-name="ce234" table:number-columns-repeated="3"/>
          <table:table-cell table:style-name="ce235" table:formula="of:=([.D14]-[.C14])-[.E14]+[.F14]" office:value-type="time" office:time-value="PT00H00M00S" calcext:value-type="time">
            <text:p>00:00</text:p>
          </table:table-cell>
          <table:table-cell table:style-name="ce238" table:formula="of:=IF(NOT(OR([.G14]=0;[.B14]=1;[.B14]=7;[.J14]=[$Übersicht.$D$47];[.J14]=[$Übersicht.$E$47];[.J14]=[$Übersicht.$F$47];[.J14]=[$Übersicht.$G$47]));[.G14]-[$Übersicht.$B$8];[.G14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14]+1" office:value-type="date" office:date-value="2019-09-12" calcext:value-type="date">
            <text:p>12.09.19</text:p>
          </table:table-cell>
          <table:table-cell table:style-name="ce232" table:formula="of:=WEEKDAY([.A15])" office:value-type="date" office:date-value="1900-01-04" calcext:value-type="date">
            <text:p>Do</text:p>
          </table:table-cell>
          <table:table-cell table:style-name="ce233"/>
          <table:table-cell table:style-name="ce234" table:number-columns-repeated="3"/>
          <table:table-cell table:style-name="ce235" table:formula="of:=([.D15]-[.C15])-[.E15]+[.F15]" office:value-type="time" office:time-value="PT00H00M00S" calcext:value-type="time">
            <text:p>00:00</text:p>
          </table:table-cell>
          <table:table-cell table:style-name="ce238" table:formula="of:=IF(NOT(OR([.G15]=0;[.B15]=1;[.B15]=7;[.J15]=[$Übersicht.$D$47];[.J15]=[$Übersicht.$E$47];[.J15]=[$Übersicht.$F$47];[.J15]=[$Übersicht.$G$47]));[.G15]-[$Übersicht.$B$8];[.G15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15]+1" office:value-type="date" office:date-value="2019-09-13" calcext:value-type="date">
            <text:p>13.09.19</text:p>
          </table:table-cell>
          <table:table-cell table:style-name="ce232" table:formula="of:=WEEKDAY([.A16])" office:value-type="date" office:date-value="1900-01-05" calcext:value-type="date">
            <text:p>Fr</text:p>
          </table:table-cell>
          <table:table-cell table:style-name="ce233"/>
          <table:table-cell table:style-name="ce234" table:number-columns-repeated="3"/>
          <table:table-cell table:style-name="ce235" table:formula="of:=([.D16]-[.C16])-[.E16]+[.F16]" office:value-type="time" office:time-value="PT00H00M00S" calcext:value-type="time">
            <text:p>00:00</text:p>
          </table:table-cell>
          <table:table-cell table:style-name="ce238" table:formula="of:=IF(NOT(OR([.G16]=0;[.B16]=1;[.B16]=7;[.J16]=[$Übersicht.$D$47];[.J16]=[$Übersicht.$E$47];[.J16]=[$Übersicht.$F$47];[.J16]=[$Übersicht.$G$47]));[.G16]-[$Übersicht.$B$8];[.G16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16]+1" office:value-type="date" office:date-value="2019-09-14" calcext:value-type="date">
            <text:p>14.09.19</text:p>
          </table:table-cell>
          <table:table-cell table:style-name="ce232" table:formula="of:=WEEKDAY([.A17])" office:value-type="date" office:date-value="1900-01-06" calcext:value-type="date">
            <text:p>Sa</text:p>
          </table:table-cell>
          <table:table-cell table:style-name="ce233"/>
          <table:table-cell table:style-name="ce234" table:number-columns-repeated="3"/>
          <table:table-cell table:style-name="ce235" table:formula="of:=([.D17]-[.C17])-[.E17]+[.F17]" office:value-type="time" office:time-value="PT00H00M00S" calcext:value-type="time">
            <text:p>00:00</text:p>
          </table:table-cell>
          <table:table-cell table:style-name="ce238" table:formula="of:=IF(NOT(OR([.G17]=0;[.B17]=1;[.B17]=7;[.J17]=[$Übersicht.$D$47];[.J17]=[$Übersicht.$E$47];[.J17]=[$Übersicht.$F$47];[.J17]=[$Übersicht.$G$47]));[.G17]-[$Übersicht.$B$8];[.G17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17]+1" office:value-type="date" office:date-value="2019-09-15" calcext:value-type="date">
            <text:p>15.09.19</text:p>
          </table:table-cell>
          <table:table-cell table:style-name="ce232" table:formula="of:=WEEKDAY([.A18])" office:value-type="date" office:date-value="1899-12-31" calcext:value-type="date">
            <text:p>So</text:p>
          </table:table-cell>
          <table:table-cell table:style-name="ce233"/>
          <table:table-cell table:style-name="ce234" table:number-columns-repeated="3"/>
          <table:table-cell table:style-name="ce235" table:formula="of:=([.D18]-[.C18])-[.E18]+[.F18]" office:value-type="time" office:time-value="PT00H00M00S" calcext:value-type="time">
            <text:p>00:00</text:p>
          </table:table-cell>
          <table:table-cell table:style-name="ce238" table:formula="of:=IF(NOT(OR([.G18]=0;[.B18]=1;[.B18]=7;[.J18]=[$Übersicht.$D$47];[.J18]=[$Übersicht.$E$47];[.J18]=[$Übersicht.$F$47];[.J18]=[$Übersicht.$G$47]));[.G18]-[$Übersicht.$B$8];[.G18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18]+1" office:value-type="date" office:date-value="2019-09-16" calcext:value-type="date">
            <text:p>16.09.19</text:p>
          </table:table-cell>
          <table:table-cell table:style-name="ce232" table:formula="of:=WEEKDAY([.A19])" office:value-type="date" office:date-value="1900-01-01" calcext:value-type="date">
            <text:p>Mo</text:p>
          </table:table-cell>
          <table:table-cell table:style-name="ce233"/>
          <table:table-cell table:style-name="ce234" table:number-columns-repeated="3"/>
          <table:table-cell table:style-name="ce235" table:formula="of:=([.D19]-[.C19])-[.E19]+[.F19]" office:value-type="time" office:time-value="PT00H00M00S" calcext:value-type="time">
            <text:p>00:00</text:p>
          </table:table-cell>
          <table:table-cell table:style-name="ce238" table:formula="of:=IF(NOT(OR([.G19]=0;[.B19]=1;[.B19]=7;[.J19]=[$Übersicht.$D$47];[.J19]=[$Übersicht.$E$47];[.J19]=[$Übersicht.$F$47];[.J19]=[$Übersicht.$G$47]));[.G19]-[$Übersicht.$B$8];[.G19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19]+1" office:value-type="date" office:date-value="2019-09-17" calcext:value-type="date">
            <text:p>17.09.19</text:p>
          </table:table-cell>
          <table:table-cell table:style-name="ce232" table:formula="of:=WEEKDAY([.A20])" office:value-type="date" office:date-value="1900-01-02" calcext:value-type="date">
            <text:p>Di</text:p>
          </table:table-cell>
          <table:table-cell table:style-name="ce233"/>
          <table:table-cell table:style-name="ce234" table:number-columns-repeated="3"/>
          <table:table-cell table:style-name="ce235" table:formula="of:=([.D20]-[.C20])-[.E20]+[.F20]" office:value-type="time" office:time-value="PT00H00M00S" calcext:value-type="time">
            <text:p>00:00</text:p>
          </table:table-cell>
          <table:table-cell table:style-name="ce238" table:formula="of:=IF(NOT(OR([.G20]=0;[.B20]=1;[.B20]=7;[.J20]=[$Übersicht.$D$47];[.J20]=[$Übersicht.$E$47];[.J20]=[$Übersicht.$F$47];[.J20]=[$Übersicht.$G$47]));[.G20]-[$Übersicht.$B$8];[.G20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20]+1" office:value-type="date" office:date-value="2019-09-18" calcext:value-type="date">
            <text:p>18.09.19</text:p>
          </table:table-cell>
          <table:table-cell table:style-name="ce232" table:formula="of:=WEEKDAY([.A21])" office:value-type="date" office:date-value="1900-01-03" calcext:value-type="date">
            <text:p>Mi</text:p>
          </table:table-cell>
          <table:table-cell table:style-name="ce233"/>
          <table:table-cell table:style-name="ce234" table:number-columns-repeated="3"/>
          <table:table-cell table:style-name="ce235" table:formula="of:=([.D21]-[.C21])-[.E21]+[.F21]" office:value-type="time" office:time-value="PT00H00M00S" calcext:value-type="time">
            <text:p>00:00</text:p>
          </table:table-cell>
          <table:table-cell table:style-name="ce238" table:formula="of:=IF(NOT(OR([.G21]=0;[.B21]=1;[.B21]=7;[.J21]=[$Übersicht.$D$47];[.J21]=[$Übersicht.$E$47];[.J21]=[$Übersicht.$F$47];[.J21]=[$Übersicht.$G$47]));[.G21]-[$Übersicht.$B$8];[.G21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21]+1" office:value-type="date" office:date-value="2019-09-19" calcext:value-type="date">
            <text:p>19.09.19</text:p>
          </table:table-cell>
          <table:table-cell table:style-name="ce232" table:formula="of:=WEEKDAY([.A22])" office:value-type="date" office:date-value="1900-01-04" calcext:value-type="date">
            <text:p>Do</text:p>
          </table:table-cell>
          <table:table-cell table:style-name="ce233"/>
          <table:table-cell table:style-name="ce234" table:number-columns-repeated="3"/>
          <table:table-cell table:style-name="ce235" table:formula="of:=([.D22]-[.C22])-[.E22]+[.F22]" office:value-type="time" office:time-value="PT00H00M00S" calcext:value-type="time">
            <text:p>00:00</text:p>
          </table:table-cell>
          <table:table-cell table:style-name="ce238" table:formula="of:=IF(NOT(OR([.G22]=0;[.B22]=1;[.B22]=7;[.J22]=[$Übersicht.$D$47];[.J22]=[$Übersicht.$E$47];[.J22]=[$Übersicht.$F$47];[.J22]=[$Übersicht.$G$47]));[.G22]-[$Übersicht.$B$8];[.G22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22]+1" office:value-type="date" office:date-value="2019-09-20" calcext:value-type="date">
            <text:p>20.09.19</text:p>
          </table:table-cell>
          <table:table-cell table:style-name="ce232" table:formula="of:=WEEKDAY([.A23])" office:value-type="date" office:date-value="1900-01-05" calcext:value-type="date">
            <text:p>Fr</text:p>
          </table:table-cell>
          <table:table-cell table:style-name="ce233"/>
          <table:table-cell table:style-name="ce234" table:number-columns-repeated="3"/>
          <table:table-cell table:style-name="ce235" table:formula="of:=([.D23]-[.C23])-[.E23]+[.F23]" office:value-type="time" office:time-value="PT00H00M00S" calcext:value-type="time">
            <text:p>00:00</text:p>
          </table:table-cell>
          <table:table-cell table:style-name="ce238" table:formula="of:=IF(NOT(OR([.G23]=0;[.B23]=1;[.B23]=7;[.J23]=[$Übersicht.$D$47];[.J23]=[$Übersicht.$E$47];[.J23]=[$Übersicht.$F$47];[.J23]=[$Übersicht.$G$47]));[.G23]-[$Übersicht.$B$8];[.G23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23]+1" office:value-type="date" office:date-value="2019-09-21" calcext:value-type="date">
            <text:p>21.09.19</text:p>
          </table:table-cell>
          <table:table-cell table:style-name="ce232" table:formula="of:=WEEKDAY([.A24])" office:value-type="date" office:date-value="1900-01-06" calcext:value-type="date">
            <text:p>Sa</text:p>
          </table:table-cell>
          <table:table-cell table:style-name="ce233"/>
          <table:table-cell table:style-name="ce234" table:number-columns-repeated="3"/>
          <table:table-cell table:style-name="ce235" table:formula="of:=([.D24]-[.C24])-[.E24]+[.F24]" office:value-type="time" office:time-value="PT00H00M00S" calcext:value-type="time">
            <text:p>00:00</text:p>
          </table:table-cell>
          <table:table-cell table:style-name="ce238" table:formula="of:=IF(NOT(OR([.G24]=0;[.B24]=1;[.B24]=7;[.J24]=[$Übersicht.$D$47];[.J24]=[$Übersicht.$E$47];[.J24]=[$Übersicht.$F$47];[.J24]=[$Übersicht.$G$47]));[.G24]-[$Übersicht.$B$8];[.G24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24]+1" office:value-type="date" office:date-value="2019-09-22" calcext:value-type="date">
            <text:p>22.09.19</text:p>
          </table:table-cell>
          <table:table-cell table:style-name="ce232" table:formula="of:=WEEKDAY([.A25])" office:value-type="date" office:date-value="1899-12-31" calcext:value-type="date">
            <text:p>So</text:p>
          </table:table-cell>
          <table:table-cell table:style-name="ce233"/>
          <table:table-cell table:style-name="ce234" table:number-columns-repeated="3"/>
          <table:table-cell table:style-name="ce235" table:formula="of:=([.D25]-[.C25])-[.E25]+[.F25]" office:value-type="time" office:time-value="PT00H00M00S" calcext:value-type="time">
            <text:p>00:00</text:p>
          </table:table-cell>
          <table:table-cell table:style-name="ce238" table:formula="of:=IF(NOT(OR([.G25]=0;[.B25]=1;[.B25]=7;[.J25]=[$Übersicht.$D$47];[.J25]=[$Übersicht.$E$47];[.J25]=[$Übersicht.$F$47];[.J25]=[$Übersicht.$G$47]));[.G25]-[$Übersicht.$B$8];[.G25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25]+1" office:value-type="date" office:date-value="2019-09-23" calcext:value-type="date">
            <text:p>23.09.19</text:p>
          </table:table-cell>
          <table:table-cell table:style-name="ce232" table:formula="of:=WEEKDAY([.A26])" office:value-type="date" office:date-value="1900-01-01" calcext:value-type="date">
            <text:p>Mo</text:p>
          </table:table-cell>
          <table:table-cell table:style-name="ce233"/>
          <table:table-cell table:style-name="ce234" table:number-columns-repeated="3"/>
          <table:table-cell table:style-name="ce235" table:formula="of:=([.D26]-[.C26])-[.E26]+[.F26]" office:value-type="time" office:time-value="PT00H00M00S" calcext:value-type="time">
            <text:p>00:00</text:p>
          </table:table-cell>
          <table:table-cell table:style-name="ce238" table:formula="of:=IF(NOT(OR([.G26]=0;[.B26]=1;[.B26]=7;[.J26]=[$Übersicht.$D$47];[.J26]=[$Übersicht.$E$47];[.J26]=[$Übersicht.$F$47];[.J26]=[$Übersicht.$G$47]));[.G26]-[$Übersicht.$B$8];[.G26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26]+1" office:value-type="date" office:date-value="2019-09-24" calcext:value-type="date">
            <text:p>24.09.19</text:p>
          </table:table-cell>
          <table:table-cell table:style-name="ce232" table:formula="of:=WEEKDAY([.A27])" office:value-type="date" office:date-value="1900-01-02" calcext:value-type="date">
            <text:p>Di</text:p>
          </table:table-cell>
          <table:table-cell table:style-name="ce233"/>
          <table:table-cell table:style-name="ce234" table:number-columns-repeated="3"/>
          <table:table-cell table:style-name="ce235" table:formula="of:=([.D27]-[.C27])-[.E27]+[.F27]" office:value-type="time" office:time-value="PT00H00M00S" calcext:value-type="time">
            <text:p>00:00</text:p>
          </table:table-cell>
          <table:table-cell table:style-name="ce238" table:formula="of:=IF(NOT(OR([.G27]=0;[.B27]=1;[.B27]=7;[.J27]=[$Übersicht.$D$47];[.J27]=[$Übersicht.$E$47];[.J27]=[$Übersicht.$F$47];[.J27]=[$Übersicht.$G$47]));[.G27]-[$Übersicht.$B$8];[.G27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27]+1" office:value-type="date" office:date-value="2019-09-25" calcext:value-type="date">
            <text:p>25.09.19</text:p>
          </table:table-cell>
          <table:table-cell table:style-name="ce232" table:formula="of:=WEEKDAY([.A28])" office:value-type="date" office:date-value="1900-01-03" calcext:value-type="date">
            <text:p>Mi</text:p>
          </table:table-cell>
          <table:table-cell table:style-name="ce233"/>
          <table:table-cell table:style-name="ce234" table:number-columns-repeated="3"/>
          <table:table-cell table:style-name="ce235" table:formula="of:=([.D28]-[.C28])-[.E28]+[.F28]" office:value-type="time" office:time-value="PT00H00M00S" calcext:value-type="time">
            <text:p>00:00</text:p>
          </table:table-cell>
          <table:table-cell table:style-name="ce238" table:formula="of:=IF(NOT(OR([.G28]=0;[.B28]=1;[.B28]=7;[.J28]=[$Übersicht.$D$47];[.J28]=[$Übersicht.$E$47];[.J28]=[$Übersicht.$F$47];[.J28]=[$Übersicht.$G$47]));[.G28]-[$Übersicht.$B$8];[.G28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28]+1" office:value-type="date" office:date-value="2019-09-26" calcext:value-type="date">
            <text:p>26.09.19</text:p>
          </table:table-cell>
          <table:table-cell table:style-name="ce232" table:formula="of:=WEEKDAY([.A29])" office:value-type="date" office:date-value="1900-01-04" calcext:value-type="date">
            <text:p>Do</text:p>
          </table:table-cell>
          <table:table-cell table:style-name="ce233"/>
          <table:table-cell table:style-name="ce234" table:number-columns-repeated="3"/>
          <table:table-cell table:style-name="ce235" table:formula="of:=([.D29]-[.C29])-[.E29]+[.F29]" office:value-type="time" office:time-value="PT00H00M00S" calcext:value-type="time">
            <text:p>00:00</text:p>
          </table:table-cell>
          <table:table-cell table:style-name="ce238" table:formula="of:=IF(NOT(OR([.G29]=0;[.B29]=1;[.B29]=7;[.J29]=[$Übersicht.$D$47];[.J29]=[$Übersicht.$E$47];[.J29]=[$Übersicht.$F$47];[.J29]=[$Übersicht.$G$47]));[.G29]-[$Übersicht.$B$8];[.G29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29]+1" office:value-type="date" office:date-value="2019-09-27" calcext:value-type="date">
            <text:p>27.09.19</text:p>
          </table:table-cell>
          <table:table-cell table:style-name="ce232" table:formula="of:=WEEKDAY([.A30])" office:value-type="date" office:date-value="1900-01-05" calcext:value-type="date">
            <text:p>Fr</text:p>
          </table:table-cell>
          <table:table-cell table:style-name="ce233"/>
          <table:table-cell table:style-name="ce234" table:number-columns-repeated="3"/>
          <table:table-cell table:style-name="ce235" table:formula="of:=([.D30]-[.C30])-[.E30]+[.F30]" office:value-type="time" office:time-value="PT00H00M00S" calcext:value-type="time">
            <text:p>00:00</text:p>
          </table:table-cell>
          <table:table-cell table:style-name="ce238" table:formula="of:=IF(NOT(OR([.G30]=0;[.B30]=1;[.B30]=7;[.J30]=[$Übersicht.$D$47];[.J30]=[$Übersicht.$E$47];[.J30]=[$Übersicht.$F$47];[.J30]=[$Übersicht.$G$47]));[.G30]-[$Übersicht.$B$8];[.G30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30]+1" office:value-type="date" office:date-value="2019-09-28" calcext:value-type="date">
            <text:p>28.09.19</text:p>
          </table:table-cell>
          <table:table-cell table:style-name="ce232" table:formula="of:=WEEKDAY([.A31])" office:value-type="date" office:date-value="1900-01-06" calcext:value-type="date">
            <text:p>Sa</text:p>
          </table:table-cell>
          <table:table-cell table:style-name="ce233"/>
          <table:table-cell table:style-name="ce234" table:number-columns-repeated="3"/>
          <table:table-cell table:style-name="ce235" table:formula="of:=([.D31]-[.C31])-[.E31]+[.F31]" office:value-type="time" office:time-value="PT00H00M00S" calcext:value-type="time">
            <text:p>00:00</text:p>
          </table:table-cell>
          <table:table-cell table:style-name="ce238" table:formula="of:=IF(NOT(OR([.G31]=0;[.B31]=1;[.B31]=7;[.J31]=[$Übersicht.$D$47];[.J31]=[$Übersicht.$E$47];[.J31]=[$Übersicht.$F$47];[.J31]=[$Übersicht.$G$47]));[.G31]-[$Übersicht.$B$8];[.G31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31]+1" office:value-type="date" office:date-value="2019-09-29" calcext:value-type="date">
            <text:p>29.09.19</text:p>
          </table:table-cell>
          <table:table-cell table:style-name="ce232" table:formula="of:=WEEKDAY([.A32])" office:value-type="date" office:date-value="1899-12-31" calcext:value-type="date">
            <text:p>So</text:p>
          </table:table-cell>
          <table:table-cell table:style-name="ce233"/>
          <table:table-cell table:style-name="ce234" table:number-columns-repeated="3"/>
          <table:table-cell table:style-name="ce235" table:formula="of:=([.D32]-[.C32])-[.E32]+[.F32]" office:value-type="time" office:time-value="PT00H00M00S" calcext:value-type="time">
            <text:p>00:00</text:p>
          </table:table-cell>
          <table:table-cell table:style-name="ce238" table:formula="of:=IF(NOT(OR([.G32]=0;[.B32]=1;[.B32]=7;[.J32]=[$Übersicht.$D$47];[.J32]=[$Übersicht.$E$47];[.J32]=[$Übersicht.$F$47];[.J32]=[$Übersicht.$G$47]));[.G32]-[$Übersicht.$B$8];[.G32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ce231" table:formula="of:=[.A32]+1" office:value-type="date" office:date-value="2019-09-30" calcext:value-type="date">
            <text:p>30.09.19</text:p>
          </table:table-cell>
          <table:table-cell table:style-name="ce232" table:formula="of:=WEEKDAY([.A33])" office:value-type="date" office:date-value="1900-01-01" calcext:value-type="date">
            <text:p>Mo</text:p>
          </table:table-cell>
          <table:table-cell table:style-name="ce233"/>
          <table:table-cell table:style-name="ce234" table:number-columns-repeated="3"/>
          <table:table-cell table:style-name="ce235" table:formula="of:=([.D33]-[.C33])-[.E33]+[.F33]" office:value-type="time" office:time-value="PT00H00M00S" calcext:value-type="time">
            <text:p>00:00</text:p>
          </table:table-cell>
          <table:table-cell table:style-name="ce238" table:formula="of:=IF(NOT(OR([.G33]=0;[.B33]=1;[.B33]=7;[.J33]=[$Übersicht.$D$47];[.J33]=[$Übersicht.$E$47];[.J33]=[$Übersicht.$F$47];[.J33]=[$Übersicht.$G$47]));[.G33]-[$Übersicht.$B$8];[.G33])" office:value-type="time" office:time-value="PT00H00M00S" calcext:value-type="time">
            <text:p>00:00</text:p>
          </table:table-cell>
          <table:table-cell table:style-name="ce241"/>
          <table:table-cell table:style-name="ce242" table:content-validation-name="val7"/>
          <table:table-cell table:number-columns-repeated="1014"/>
        </table:table-row>
        <table:table-row table:style-name="ro1">
          <table:table-cell table:style-name="Default" table:number-columns-repeated="7"/>
          <table:table-cell table:style-name="ce239"/>
          <table:table-cell table:style-name="Default" table:number-columns-repeated="2"/>
          <table:table-cell/>
          <table:table-cell table:style-name="Default" table:number-columns-repeated="1013"/>
        </table:table-row>
        <table:table-row table:style-name="ro1">
          <table:table-cell table:style-name="ce103" table:number-columns-repeated="6"/>
          <table:table-cell table:style-name="ce51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5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Monat</text:p>
          </table:table-cell>
          <table:table-cell table:style-name="ce103" table:number-columns-repeated="5"/>
          <table:table-cell table:style-name="ce52"/>
          <table:table-cell table:style-name="ce240" table:formula="of:=SUM([.H4:.H34])" office:value-type="time" office:time-value="PT00H00M00S" calcext:value-type="time">
            <text:p>00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236" table:formula="of:=[August.G44]" office:value-type="time" office:time-value="-PT1336H00M00S" calcext:value-type="time">
            <text:p>-1336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Gesamt</text:p>
          </table:table-cell>
          <table:table-cell table:style-name="ce103" table:number-columns-repeated="5"/>
          <table:table-cell table:style-name="ce53"/>
          <table:table-cell table:style-name="ce236" table:formula="of:=SUM([.H37];[.G38])" office:value-type="time" office:time-value="-PT1336H00M00S" calcext:value-type="time">
            <text:p>-1336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236" table:formula="of:=SUM([.G36];[.G38])" office:value-type="time" office:time-value="-PT1336H00M00S" calcext:value-type="time">
            <text:p>-1336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21]" office:value-type="time" office:time-value="PT168H00M00S" calcext:value-type="time">
            <text:p>168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106" office:value-type="string" calcext:value-type="string">
            <text:p>Übertrag</text:p>
          </table:table-cell>
          <table:table-cell table:style-name="ce42" table:number-columns-repeated="5"/>
          <table:table-cell table:style-name="ce237" table:formula="of:=[.G41]-[.G42]" office:value-type="time" office:time-value="-PT1504H00M00S" calcext:value-type="time">
            <text:p>-1504:00</text:p>
          </table:table-cell>
          <table:table-cell table:style-name="ce55"/>
          <table:table-cell table:style-name="ce103"/>
          <table:table-cell table:number-columns-repeated="1015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rbeitstage</text:p>
          </table:table-cell>
          <table:table-cell table:style-name="ce43" table:formula="of:=[$Übersicht.$C$21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Urlaub</text:p>
          </table:table-cell>
          <table:table-cell table:style-name="ce44" table:formula="of:=[$Übersicht.$D$2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Krankheit</text:p>
          </table:table-cell>
          <table:table-cell table:style-name="ce43" table:formula="of:=[$Übersicht.$E$21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Tage gearbeitet</text:p>
          </table:table-cell>
          <table:table-cell table:style-name="ce45" table:formula="of:=[$Übersicht.$G$21]"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eptember.A4:September.J33">
            <calcext:condition calcext:apply-style-name="Weekend" calcext:value="formula-is(OR([.$B4]=1; [.$B4]=7; [.$J4]=[$Übersicht.$D$47]))" calcext:base-cell-address="September.A4"/>
            <calcext:condition calcext:apply-style-name="Free" calcext:value="formula-is(NOT(ISNA(MATCH([.$J4];[$Übersicht.$E$47:.$Z$47];0))))" calcext:base-cell-address="September.A4"/>
            <calcext:condition calcext:apply-style-name="Overtime" calcext:value="formula-is([.$J4]=[$Übersicht.$B$47])" calcext:base-cell-address="September.A4"/>
          </calcext:conditional-format>
          <calcext:conditional-format calcext:target-range-address="September.G38:September.G38 September.G44:September.G44 September.H4:September.H34 September.H37:September.H37 September.H39:September.H39 September.G41:September.G41">
            <calcext:condition calcext:apply-style-name="Negative" calcext:value="&lt;0" calcext:base-cell-address="September.G37"/>
            <calcext:condition calcext:apply-style-name="Positive" calcext:value="&gt;0" calcext:base-cell-address="September.G37"/>
          </calcext:conditional-format>
        </calcext:conditional-formats>
      </table:table>
      <table:table table:name="Oktober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1" table:default-cell-style-name="Default"/>
        <table:table-column table:style-name="co11" table:number-columns-repeated="1013" table:default-cell-style-name="ce3"/>
        <table:table-row table:style-name="ro4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 table:style-name="ce103"/>
          <table:table-cell/>
          <table:table-cell table:style-name="ce57" table:formula="of:=[.A4]" office:value-type="date" office:date-value="2019-10-01" calcext:value-type="date">
            <text:p>Oktober 2019</text:p>
          </table:table-cell>
          <table:table-cell table:number-columns-repeated="1014"/>
        </table:table-row>
        <table:table-row table:style-name="ro4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 table:number-columns-repeated="2"/>
          <table:table-cell table:style-name="ce23"/>
          <table:table-cell table:number-columns-repeated="1014"/>
        </table:table-row>
        <table:table-row table:style-name="ro5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Tagesbilanz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4"/>
        </table:table-row>
        <table:table-row table:style-name="ro1">
          <table:table-cell table:style-name="ce243" table:formula="of:=DATE([$Übersicht.$B$2]; 10;1)" office:value-type="date" office:date-value="2019-10-01" calcext:value-type="date">
            <text:p>01.10.19</text:p>
          </table:table-cell>
          <table:table-cell table:style-name="ce244" table:formula="of:=WEEKDAY([.A4])" office:value-type="date" office:date-value="1900-01-02" calcext:value-type="date">
            <text:p>Di</text:p>
          </table:table-cell>
          <table:table-cell table:style-name="ce245"/>
          <table:table-cell table:style-name="ce246" table:number-columns-repeated="3"/>
          <table:table-cell table:style-name="ce247" table:formula="of:=([.D4]-[.C4])-[.E4]+[.F4]" office:value-type="time" office:time-value="PT00H00M00S" calcext:value-type="time">
            <text:p>00:00</text:p>
          </table:table-cell>
          <table:table-cell table:style-name="ce250" table:formula="of:=IF(NOT(OR([.G4]=0;[.B4]=1;[.B4]=7;[.J4]=[$Übersicht.$D$47];[.J4]=[$Übersicht.$E$47];[.J4]=[$Übersicht.$F$47];[.J4]=[$Übersicht.$G$47]));[.G4]-[$Übersicht.$B$8];[.G4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4]+1" office:value-type="date" office:date-value="2019-10-02" calcext:value-type="date">
            <text:p>02.10.19</text:p>
          </table:table-cell>
          <table:table-cell table:style-name="ce244" table:formula="of:=WEEKDAY([.A5])" office:value-type="date" office:date-value="1900-01-03" calcext:value-type="date">
            <text:p>Mi</text:p>
          </table:table-cell>
          <table:table-cell table:style-name="ce245"/>
          <table:table-cell table:style-name="ce246" table:number-columns-repeated="3"/>
          <table:table-cell table:style-name="ce247" table:formula="of:=([.D5]-[.C5])-[.E5]+[.F5]" office:value-type="time" office:time-value="PT00H00M00S" calcext:value-type="time">
            <text:p>00:00</text:p>
          </table:table-cell>
          <table:table-cell table:style-name="ce250" table:formula="of:=IF(NOT(OR([.G5]=0;[.B5]=1;[.B5]=7;[.J5]=[$Übersicht.$D$47];[.J5]=[$Übersicht.$E$47];[.J5]=[$Übersicht.$F$47];[.J5]=[$Übersicht.$G$47]));[.G5]-[$Übersicht.$B$8];[.G5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5]+1" office:value-type="date" office:date-value="2019-10-03" calcext:value-type="date">
            <text:p>03.10.19</text:p>
          </table:table-cell>
          <table:table-cell table:style-name="ce244" table:formula="of:=WEEKDAY([.A6])" office:value-type="date" office:date-value="1900-01-04" calcext:value-type="date">
            <text:p>Do</text:p>
          </table:table-cell>
          <table:table-cell table:style-name="ce245"/>
          <table:table-cell table:style-name="ce246" table:number-columns-repeated="3"/>
          <table:table-cell table:style-name="ce247" table:formula="of:=([.D6]-[.C6])-[.E6]+[.F6]" office:value-type="time" office:time-value="PT00H00M00S" calcext:value-type="time">
            <text:p>00:00</text:p>
          </table:table-cell>
          <table:table-cell table:style-name="ce250" table:formula="of:=IF(NOT(OR([.G6]=0;[.B6]=1;[.B6]=7;[.J6]=[$Übersicht.$D$47];[.J6]=[$Übersicht.$E$47];[.J6]=[$Übersicht.$F$47];[.J6]=[$Übersicht.$G$47]));[.G6]-[$Übersicht.$B$8];[.G6])" office:value-type="time" office:time-value="PT00H00M00S" calcext:value-type="time">
            <text:p>00:00</text:p>
          </table:table-cell>
          <table:table-cell table:style-name="ce253" table:formula="of:=[$Übersicht.$A$40]" office:value-type="string" office:string-value="Tag der dt. Einheit" calcext:value-type="string">
            <text:p>Tag der dt. Einheit</text:p>
          </table:table-cell>
          <table:table-cell table:style-name="ce254" table:content-validation-name="val7" office:value-type="string" calcext:value-type="string">
            <text:p>Feiertag</text:p>
          </table:table-cell>
          <table:table-cell table:number-columns-repeated="1014"/>
        </table:table-row>
        <table:table-row table:style-name="ro1">
          <table:table-cell table:style-name="ce243" table:formula="of:=[.A6]+1" office:value-type="date" office:date-value="2019-10-04" calcext:value-type="date">
            <text:p>04.10.19</text:p>
          </table:table-cell>
          <table:table-cell table:style-name="ce244" table:formula="of:=WEEKDAY([.A7])" office:value-type="date" office:date-value="1900-01-05" calcext:value-type="date">
            <text:p>Fr</text:p>
          </table:table-cell>
          <table:table-cell table:style-name="ce245"/>
          <table:table-cell table:style-name="ce246" table:number-columns-repeated="3"/>
          <table:table-cell table:style-name="ce247" table:formula="of:=([.D7]-[.C7])-[.E7]+[.F7]" office:value-type="time" office:time-value="PT00H00M00S" calcext:value-type="time">
            <text:p>00:00</text:p>
          </table:table-cell>
          <table:table-cell table:style-name="ce250" table:formula="of:=IF(NOT(OR([.G7]=0;[.B7]=1;[.B7]=7;[.J7]=[$Übersicht.$D$47];[.J7]=[$Übersicht.$E$47];[.J7]=[$Übersicht.$F$47];[.J7]=[$Übersicht.$G$47]));[.G7]-[$Übersicht.$B$8];[.G7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7]+1" office:value-type="date" office:date-value="2019-10-05" calcext:value-type="date">
            <text:p>05.10.19</text:p>
          </table:table-cell>
          <table:table-cell table:style-name="ce244" table:formula="of:=WEEKDAY([.A8])" office:value-type="date" office:date-value="1900-01-06" calcext:value-type="date">
            <text:p>Sa</text:p>
          </table:table-cell>
          <table:table-cell table:style-name="ce245"/>
          <table:table-cell table:style-name="ce246" table:number-columns-repeated="3"/>
          <table:table-cell table:style-name="ce247" table:formula="of:=([.D8]-[.C8])-[.E8]+[.F8]" office:value-type="time" office:time-value="PT00H00M00S" calcext:value-type="time">
            <text:p>00:00</text:p>
          </table:table-cell>
          <table:table-cell table:style-name="ce250" table:formula="of:=IF(NOT(OR([.G8]=0;[.B8]=1;[.B8]=7;[.J8]=[$Übersicht.$D$47];[.J8]=[$Übersicht.$E$47];[.J8]=[$Übersicht.$F$47];[.J8]=[$Übersicht.$G$47]));[.G8]-[$Übersicht.$B$8];[.G8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8]+1" office:value-type="date" office:date-value="2019-10-06" calcext:value-type="date">
            <text:p>06.10.19</text:p>
          </table:table-cell>
          <table:table-cell table:style-name="ce244" table:formula="of:=WEEKDAY([.A9])" office:value-type="date" office:date-value="1899-12-31" calcext:value-type="date">
            <text:p>So</text:p>
          </table:table-cell>
          <table:table-cell table:style-name="ce245"/>
          <table:table-cell table:style-name="ce246" table:number-columns-repeated="3"/>
          <table:table-cell table:style-name="ce247" table:formula="of:=([.D9]-[.C9])-[.E9]+[.F9]" office:value-type="time" office:time-value="PT00H00M00S" calcext:value-type="time">
            <text:p>00:00</text:p>
          </table:table-cell>
          <table:table-cell table:style-name="ce250" table:formula="of:=IF(NOT(OR([.G9]=0;[.B9]=1;[.B9]=7;[.J9]=[$Übersicht.$D$47];[.J9]=[$Übersicht.$E$47];[.J9]=[$Übersicht.$F$47];[.J9]=[$Übersicht.$G$47]));[.G9]-[$Übersicht.$B$8];[.G9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9]+1" office:value-type="date" office:date-value="2019-10-07" calcext:value-type="date">
            <text:p>07.10.19</text:p>
          </table:table-cell>
          <table:table-cell table:style-name="ce244" table:formula="of:=WEEKDAY([.A10])" office:value-type="date" office:date-value="1900-01-01" calcext:value-type="date">
            <text:p>Mo</text:p>
          </table:table-cell>
          <table:table-cell table:style-name="ce245"/>
          <table:table-cell table:style-name="ce246" table:number-columns-repeated="3"/>
          <table:table-cell table:style-name="ce247" table:formula="of:=([.D10]-[.C10])-[.E10]+[.F10]" office:value-type="time" office:time-value="PT00H00M00S" calcext:value-type="time">
            <text:p>00:00</text:p>
          </table:table-cell>
          <table:table-cell table:style-name="ce250" table:formula="of:=IF(NOT(OR([.G10]=0;[.B10]=1;[.B10]=7;[.J10]=[$Übersicht.$D$47];[.J10]=[$Übersicht.$E$47];[.J10]=[$Übersicht.$F$47];[.J10]=[$Übersicht.$G$47]));[.G10]-[$Übersicht.$B$8];[.G10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10]+1" office:value-type="date" office:date-value="2019-10-08" calcext:value-type="date">
            <text:p>08.10.19</text:p>
          </table:table-cell>
          <table:table-cell table:style-name="ce244" table:formula="of:=WEEKDAY([.A11])" office:value-type="date" office:date-value="1900-01-02" calcext:value-type="date">
            <text:p>Di</text:p>
          </table:table-cell>
          <table:table-cell table:style-name="ce245"/>
          <table:table-cell table:style-name="ce246" table:number-columns-repeated="3"/>
          <table:table-cell table:style-name="ce247" table:formula="of:=([.D11]-[.C11])-[.E11]+[.F11]" office:value-type="time" office:time-value="PT00H00M00S" calcext:value-type="time">
            <text:p>00:00</text:p>
          </table:table-cell>
          <table:table-cell table:style-name="ce250" table:formula="of:=IF(NOT(OR([.G11]=0;[.B11]=1;[.B11]=7;[.J11]=[$Übersicht.$D$47];[.J11]=[$Übersicht.$E$47];[.J11]=[$Übersicht.$F$47];[.J11]=[$Übersicht.$G$47]));[.G11]-[$Übersicht.$B$8];[.G11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11]+1" office:value-type="date" office:date-value="2019-10-09" calcext:value-type="date">
            <text:p>09.10.19</text:p>
          </table:table-cell>
          <table:table-cell table:style-name="ce244" table:formula="of:=WEEKDAY([.A12])" office:value-type="date" office:date-value="1900-01-03" calcext:value-type="date">
            <text:p>Mi</text:p>
          </table:table-cell>
          <table:table-cell table:style-name="ce245"/>
          <table:table-cell table:style-name="ce246" table:number-columns-repeated="3"/>
          <table:table-cell table:style-name="ce247" table:formula="of:=([.D12]-[.C12])-[.E12]+[.F12]" office:value-type="time" office:time-value="PT00H00M00S" calcext:value-type="time">
            <text:p>00:00</text:p>
          </table:table-cell>
          <table:table-cell table:style-name="ce250" table:formula="of:=IF(NOT(OR([.G12]=0;[.B12]=1;[.B12]=7;[.J12]=[$Übersicht.$D$47];[.J12]=[$Übersicht.$E$47];[.J12]=[$Übersicht.$F$47];[.J12]=[$Übersicht.$G$47]));[.G12]-[$Übersicht.$B$8];[.G12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12]+1" office:value-type="date" office:date-value="2019-10-10" calcext:value-type="date">
            <text:p>10.10.19</text:p>
          </table:table-cell>
          <table:table-cell table:style-name="ce244" table:formula="of:=WEEKDAY([.A13])" office:value-type="date" office:date-value="1900-01-04" calcext:value-type="date">
            <text:p>Do</text:p>
          </table:table-cell>
          <table:table-cell table:style-name="ce245"/>
          <table:table-cell table:style-name="ce246" table:number-columns-repeated="3"/>
          <table:table-cell table:style-name="ce247" table:formula="of:=([.D13]-[.C13])-[.E13]+[.F13]" office:value-type="time" office:time-value="PT00H00M00S" calcext:value-type="time">
            <text:p>00:00</text:p>
          </table:table-cell>
          <table:table-cell table:style-name="ce250" table:formula="of:=IF(NOT(OR([.G13]=0;[.B13]=1;[.B13]=7;[.J13]=[$Übersicht.$D$47];[.J13]=[$Übersicht.$E$47];[.J13]=[$Übersicht.$F$47];[.J13]=[$Übersicht.$G$47]));[.G13]-[$Übersicht.$B$8];[.G13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13]+1" office:value-type="date" office:date-value="2019-10-11" calcext:value-type="date">
            <text:p>11.10.19</text:p>
          </table:table-cell>
          <table:table-cell table:style-name="ce244" table:formula="of:=WEEKDAY([.A14])" office:value-type="date" office:date-value="1900-01-05" calcext:value-type="date">
            <text:p>Fr</text:p>
          </table:table-cell>
          <table:table-cell table:style-name="ce245"/>
          <table:table-cell table:style-name="ce246" table:number-columns-repeated="3"/>
          <table:table-cell table:style-name="ce247" table:formula="of:=([.D14]-[.C14])-[.E14]+[.F14]" office:value-type="time" office:time-value="PT00H00M00S" calcext:value-type="time">
            <text:p>00:00</text:p>
          </table:table-cell>
          <table:table-cell table:style-name="ce250" table:formula="of:=IF(NOT(OR([.G14]=0;[.B14]=1;[.B14]=7;[.J14]=[$Übersicht.$D$47];[.J14]=[$Übersicht.$E$47];[.J14]=[$Übersicht.$F$47];[.J14]=[$Übersicht.$G$47]));[.G14]-[$Übersicht.$B$8];[.G14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14]+1" office:value-type="date" office:date-value="2019-10-12" calcext:value-type="date">
            <text:p>12.10.19</text:p>
          </table:table-cell>
          <table:table-cell table:style-name="ce244" table:formula="of:=WEEKDAY([.A15])" office:value-type="date" office:date-value="1900-01-06" calcext:value-type="date">
            <text:p>Sa</text:p>
          </table:table-cell>
          <table:table-cell table:style-name="ce245"/>
          <table:table-cell table:style-name="ce246" table:number-columns-repeated="3"/>
          <table:table-cell table:style-name="ce247" table:formula="of:=([.D15]-[.C15])-[.E15]+[.F15]" office:value-type="time" office:time-value="PT00H00M00S" calcext:value-type="time">
            <text:p>00:00</text:p>
          </table:table-cell>
          <table:table-cell table:style-name="ce250" table:formula="of:=IF(NOT(OR([.G15]=0;[.B15]=1;[.B15]=7;[.J15]=[$Übersicht.$D$47];[.J15]=[$Übersicht.$E$47];[.J15]=[$Übersicht.$F$47];[.J15]=[$Übersicht.$G$47]));[.G15]-[$Übersicht.$B$8];[.G15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15]+1" office:value-type="date" office:date-value="2019-10-13" calcext:value-type="date">
            <text:p>13.10.19</text:p>
          </table:table-cell>
          <table:table-cell table:style-name="ce244" table:formula="of:=WEEKDAY([.A16])" office:value-type="date" office:date-value="1899-12-31" calcext:value-type="date">
            <text:p>So</text:p>
          </table:table-cell>
          <table:table-cell table:style-name="ce245"/>
          <table:table-cell table:style-name="ce246" table:number-columns-repeated="3"/>
          <table:table-cell table:style-name="ce247" table:formula="of:=([.D16]-[.C16])-[.E16]+[.F16]" office:value-type="time" office:time-value="PT00H00M00S" calcext:value-type="time">
            <text:p>00:00</text:p>
          </table:table-cell>
          <table:table-cell table:style-name="ce250" table:formula="of:=IF(NOT(OR([.G16]=0;[.B16]=1;[.B16]=7;[.J16]=[$Übersicht.$D$47];[.J16]=[$Übersicht.$E$47];[.J16]=[$Übersicht.$F$47];[.J16]=[$Übersicht.$G$47]));[.G16]-[$Übersicht.$B$8];[.G16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16]+1" office:value-type="date" office:date-value="2019-10-14" calcext:value-type="date">
            <text:p>14.10.19</text:p>
          </table:table-cell>
          <table:table-cell table:style-name="ce244" table:formula="of:=WEEKDAY([.A17])" office:value-type="date" office:date-value="1900-01-01" calcext:value-type="date">
            <text:p>Mo</text:p>
          </table:table-cell>
          <table:table-cell table:style-name="ce245"/>
          <table:table-cell table:style-name="ce246" table:number-columns-repeated="3"/>
          <table:table-cell table:style-name="ce247" table:formula="of:=([.D17]-[.C17])-[.E17]+[.F17]" office:value-type="time" office:time-value="PT00H00M00S" calcext:value-type="time">
            <text:p>00:00</text:p>
          </table:table-cell>
          <table:table-cell table:style-name="ce250" table:formula="of:=IF(NOT(OR([.G17]=0;[.B17]=1;[.B17]=7;[.J17]=[$Übersicht.$D$47];[.J17]=[$Übersicht.$E$47];[.J17]=[$Übersicht.$F$47];[.J17]=[$Übersicht.$G$47]));[.G17]-[$Übersicht.$B$8];[.G17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17]+1" office:value-type="date" office:date-value="2019-10-15" calcext:value-type="date">
            <text:p>15.10.19</text:p>
          </table:table-cell>
          <table:table-cell table:style-name="ce244" table:formula="of:=WEEKDAY([.A18])" office:value-type="date" office:date-value="1900-01-02" calcext:value-type="date">
            <text:p>Di</text:p>
          </table:table-cell>
          <table:table-cell table:style-name="ce245"/>
          <table:table-cell table:style-name="ce246" table:number-columns-repeated="3"/>
          <table:table-cell table:style-name="ce247" table:formula="of:=([.D18]-[.C18])-[.E18]+[.F18]" office:value-type="time" office:time-value="PT00H00M00S" calcext:value-type="time">
            <text:p>00:00</text:p>
          </table:table-cell>
          <table:table-cell table:style-name="ce250" table:formula="of:=IF(NOT(OR([.G18]=0;[.B18]=1;[.B18]=7;[.J18]=[$Übersicht.$D$47];[.J18]=[$Übersicht.$E$47];[.J18]=[$Übersicht.$F$47];[.J18]=[$Übersicht.$G$47]));[.G18]-[$Übersicht.$B$8];[.G18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18]+1" office:value-type="date" office:date-value="2019-10-16" calcext:value-type="date">
            <text:p>16.10.19</text:p>
          </table:table-cell>
          <table:table-cell table:style-name="ce244" table:formula="of:=WEEKDAY([.A19])" office:value-type="date" office:date-value="1900-01-03" calcext:value-type="date">
            <text:p>Mi</text:p>
          </table:table-cell>
          <table:table-cell table:style-name="ce245"/>
          <table:table-cell table:style-name="ce246" table:number-columns-repeated="3"/>
          <table:table-cell table:style-name="ce247" table:formula="of:=([.D19]-[.C19])-[.E19]+[.F19]" office:value-type="time" office:time-value="PT00H00M00S" calcext:value-type="time">
            <text:p>00:00</text:p>
          </table:table-cell>
          <table:table-cell table:style-name="ce250" table:formula="of:=IF(NOT(OR([.G19]=0;[.B19]=1;[.B19]=7;[.J19]=[$Übersicht.$D$47];[.J19]=[$Übersicht.$E$47];[.J19]=[$Übersicht.$F$47];[.J19]=[$Übersicht.$G$47]));[.G19]-[$Übersicht.$B$8];[.G19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19]+1" office:value-type="date" office:date-value="2019-10-17" calcext:value-type="date">
            <text:p>17.10.19</text:p>
          </table:table-cell>
          <table:table-cell table:style-name="ce244" table:formula="of:=WEEKDAY([.A20])" office:value-type="date" office:date-value="1900-01-04" calcext:value-type="date">
            <text:p>Do</text:p>
          </table:table-cell>
          <table:table-cell table:style-name="ce245"/>
          <table:table-cell table:style-name="ce246" table:number-columns-repeated="3"/>
          <table:table-cell table:style-name="ce247" table:formula="of:=([.D20]-[.C20])-[.E20]+[.F20]" office:value-type="time" office:time-value="PT00H00M00S" calcext:value-type="time">
            <text:p>00:00</text:p>
          </table:table-cell>
          <table:table-cell table:style-name="ce250" table:formula="of:=IF(NOT(OR([.G20]=0;[.B20]=1;[.B20]=7;[.J20]=[$Übersicht.$D$47];[.J20]=[$Übersicht.$E$47];[.J20]=[$Übersicht.$F$47];[.J20]=[$Übersicht.$G$47]));[.G20]-[$Übersicht.$B$8];[.G20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20]+1" office:value-type="date" office:date-value="2019-10-18" calcext:value-type="date">
            <text:p>18.10.19</text:p>
          </table:table-cell>
          <table:table-cell table:style-name="ce244" table:formula="of:=WEEKDAY([.A21])" office:value-type="date" office:date-value="1900-01-05" calcext:value-type="date">
            <text:p>Fr</text:p>
          </table:table-cell>
          <table:table-cell table:style-name="ce245"/>
          <table:table-cell table:style-name="ce246" table:number-columns-repeated="3"/>
          <table:table-cell table:style-name="ce247" table:formula="of:=([.D21]-[.C21])-[.E21]+[.F21]" office:value-type="time" office:time-value="PT00H00M00S" calcext:value-type="time">
            <text:p>00:00</text:p>
          </table:table-cell>
          <table:table-cell table:style-name="ce250" table:formula="of:=IF(NOT(OR([.G21]=0;[.B21]=1;[.B21]=7;[.J21]=[$Übersicht.$D$47];[.J21]=[$Übersicht.$E$47];[.J21]=[$Übersicht.$F$47];[.J21]=[$Übersicht.$G$47]));[.G21]-[$Übersicht.$B$8];[.G21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21]+1" office:value-type="date" office:date-value="2019-10-19" calcext:value-type="date">
            <text:p>19.10.19</text:p>
          </table:table-cell>
          <table:table-cell table:style-name="ce244" table:formula="of:=WEEKDAY([.A22])" office:value-type="date" office:date-value="1900-01-06" calcext:value-type="date">
            <text:p>Sa</text:p>
          </table:table-cell>
          <table:table-cell table:style-name="ce245"/>
          <table:table-cell table:style-name="ce246" table:number-columns-repeated="3"/>
          <table:table-cell table:style-name="ce247" table:formula="of:=([.D22]-[.C22])-[.E22]+[.F22]" office:value-type="time" office:time-value="PT00H00M00S" calcext:value-type="time">
            <text:p>00:00</text:p>
          </table:table-cell>
          <table:table-cell table:style-name="ce250" table:formula="of:=IF(NOT(OR([.G22]=0;[.B22]=1;[.B22]=7;[.J22]=[$Übersicht.$D$47];[.J22]=[$Übersicht.$E$47];[.J22]=[$Übersicht.$F$47];[.J22]=[$Übersicht.$G$47]));[.G22]-[$Übersicht.$B$8];[.G22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22]+1" office:value-type="date" office:date-value="2019-10-20" calcext:value-type="date">
            <text:p>20.10.19</text:p>
          </table:table-cell>
          <table:table-cell table:style-name="ce244" table:formula="of:=WEEKDAY([.A23])" office:value-type="date" office:date-value="1899-12-31" calcext:value-type="date">
            <text:p>So</text:p>
          </table:table-cell>
          <table:table-cell table:style-name="ce245"/>
          <table:table-cell table:style-name="ce246" table:number-columns-repeated="3"/>
          <table:table-cell table:style-name="ce247" table:formula="of:=([.D23]-[.C23])-[.E23]+[.F23]" office:value-type="time" office:time-value="PT00H00M00S" calcext:value-type="time">
            <text:p>00:00</text:p>
          </table:table-cell>
          <table:table-cell table:style-name="ce250" table:formula="of:=IF(NOT(OR([.G23]=0;[.B23]=1;[.B23]=7;[.J23]=[$Übersicht.$D$47];[.J23]=[$Übersicht.$E$47];[.J23]=[$Übersicht.$F$47];[.J23]=[$Übersicht.$G$47]));[.G23]-[$Übersicht.$B$8];[.G23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23]+1" office:value-type="date" office:date-value="2019-10-21" calcext:value-type="date">
            <text:p>21.10.19</text:p>
          </table:table-cell>
          <table:table-cell table:style-name="ce244" table:formula="of:=WEEKDAY([.A24])" office:value-type="date" office:date-value="1900-01-01" calcext:value-type="date">
            <text:p>Mo</text:p>
          </table:table-cell>
          <table:table-cell table:style-name="ce245"/>
          <table:table-cell table:style-name="ce246" table:number-columns-repeated="3"/>
          <table:table-cell table:style-name="ce247" table:formula="of:=([.D24]-[.C24])-[.E24]+[.F24]" office:value-type="time" office:time-value="PT00H00M00S" calcext:value-type="time">
            <text:p>00:00</text:p>
          </table:table-cell>
          <table:table-cell table:style-name="ce250" table:formula="of:=IF(NOT(OR([.G24]=0;[.B24]=1;[.B24]=7;[.J24]=[$Übersicht.$D$47];[.J24]=[$Übersicht.$E$47];[.J24]=[$Übersicht.$F$47];[.J24]=[$Übersicht.$G$47]));[.G24]-[$Übersicht.$B$8];[.G24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24]+1" office:value-type="date" office:date-value="2019-10-22" calcext:value-type="date">
            <text:p>22.10.19</text:p>
          </table:table-cell>
          <table:table-cell table:style-name="ce244" table:formula="of:=WEEKDAY([.A25])" office:value-type="date" office:date-value="1900-01-02" calcext:value-type="date">
            <text:p>Di</text:p>
          </table:table-cell>
          <table:table-cell table:style-name="ce245"/>
          <table:table-cell table:style-name="ce246" table:number-columns-repeated="3"/>
          <table:table-cell table:style-name="ce247" table:formula="of:=([.D25]-[.C25])-[.E25]+[.F25]" office:value-type="time" office:time-value="PT00H00M00S" calcext:value-type="time">
            <text:p>00:00</text:p>
          </table:table-cell>
          <table:table-cell table:style-name="ce250" table:formula="of:=IF(NOT(OR([.G25]=0;[.B25]=1;[.B25]=7;[.J25]=[$Übersicht.$D$47];[.J25]=[$Übersicht.$E$47];[.J25]=[$Übersicht.$F$47];[.J25]=[$Übersicht.$G$47]));[.G25]-[$Übersicht.$B$8];[.G25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25]+1" office:value-type="date" office:date-value="2019-10-23" calcext:value-type="date">
            <text:p>23.10.19</text:p>
          </table:table-cell>
          <table:table-cell table:style-name="ce244" table:formula="of:=WEEKDAY([.A26])" office:value-type="date" office:date-value="1900-01-03" calcext:value-type="date">
            <text:p>Mi</text:p>
          </table:table-cell>
          <table:table-cell table:style-name="ce245"/>
          <table:table-cell table:style-name="ce246" table:number-columns-repeated="3"/>
          <table:table-cell table:style-name="ce247" table:formula="of:=([.D26]-[.C26])-[.E26]+[.F26]" office:value-type="time" office:time-value="PT00H00M00S" calcext:value-type="time">
            <text:p>00:00</text:p>
          </table:table-cell>
          <table:table-cell table:style-name="ce250" table:formula="of:=IF(NOT(OR([.G26]=0;[.B26]=1;[.B26]=7;[.J26]=[$Übersicht.$D$47];[.J26]=[$Übersicht.$E$47];[.J26]=[$Übersicht.$F$47];[.J26]=[$Übersicht.$G$47]));[.G26]-[$Übersicht.$B$8];[.G26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26]+1" office:value-type="date" office:date-value="2019-10-24" calcext:value-type="date">
            <text:p>24.10.19</text:p>
          </table:table-cell>
          <table:table-cell table:style-name="ce244" table:formula="of:=WEEKDAY([.A27])" office:value-type="date" office:date-value="1900-01-04" calcext:value-type="date">
            <text:p>Do</text:p>
          </table:table-cell>
          <table:table-cell table:style-name="ce245"/>
          <table:table-cell table:style-name="ce246" table:number-columns-repeated="3"/>
          <table:table-cell table:style-name="ce247" table:formula="of:=([.D27]-[.C27])-[.E27]+[.F27]" office:value-type="time" office:time-value="PT00H00M00S" calcext:value-type="time">
            <text:p>00:00</text:p>
          </table:table-cell>
          <table:table-cell table:style-name="ce250" table:formula="of:=IF(NOT(OR([.G27]=0;[.B27]=1;[.B27]=7;[.J27]=[$Übersicht.$D$47];[.J27]=[$Übersicht.$E$47];[.J27]=[$Übersicht.$F$47];[.J27]=[$Übersicht.$G$47]));[.G27]-[$Übersicht.$B$8];[.G27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27]+1" office:value-type="date" office:date-value="2019-10-25" calcext:value-type="date">
            <text:p>25.10.19</text:p>
          </table:table-cell>
          <table:table-cell table:style-name="ce244" table:formula="of:=WEEKDAY([.A28])" office:value-type="date" office:date-value="1900-01-05" calcext:value-type="date">
            <text:p>Fr</text:p>
          </table:table-cell>
          <table:table-cell table:style-name="ce245"/>
          <table:table-cell table:style-name="ce246" table:number-columns-repeated="3"/>
          <table:table-cell table:style-name="ce247" table:formula="of:=([.D28]-[.C28])-[.E28]+[.F28]" office:value-type="time" office:time-value="PT00H00M00S" calcext:value-type="time">
            <text:p>00:00</text:p>
          </table:table-cell>
          <table:table-cell table:style-name="ce250" table:formula="of:=IF(NOT(OR([.G28]=0;[.B28]=1;[.B28]=7;[.J28]=[$Übersicht.$D$47];[.J28]=[$Übersicht.$E$47];[.J28]=[$Übersicht.$F$47];[.J28]=[$Übersicht.$G$47]));[.G28]-[$Übersicht.$B$8];[.G28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28]+1" office:value-type="date" office:date-value="2019-10-26" calcext:value-type="date">
            <text:p>26.10.19</text:p>
          </table:table-cell>
          <table:table-cell table:style-name="ce244" table:formula="of:=WEEKDAY([.A29])" office:value-type="date" office:date-value="1900-01-06" calcext:value-type="date">
            <text:p>Sa</text:p>
          </table:table-cell>
          <table:table-cell table:style-name="ce245"/>
          <table:table-cell table:style-name="ce246" table:number-columns-repeated="3"/>
          <table:table-cell table:style-name="ce247" table:formula="of:=([.D29]-[.C29])-[.E29]+[.F29]" office:value-type="time" office:time-value="PT00H00M00S" calcext:value-type="time">
            <text:p>00:00</text:p>
          </table:table-cell>
          <table:table-cell table:style-name="ce250" table:formula="of:=IF(NOT(OR([.G29]=0;[.B29]=1;[.B29]=7;[.J29]=[$Übersicht.$D$47];[.J29]=[$Übersicht.$E$47];[.J29]=[$Übersicht.$F$47];[.J29]=[$Übersicht.$G$47]));[.G29]-[$Übersicht.$B$8];[.G29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29]+1" office:value-type="date" office:date-value="2019-10-27" calcext:value-type="date">
            <text:p>27.10.19</text:p>
          </table:table-cell>
          <table:table-cell table:style-name="ce244" table:formula="of:=WEEKDAY([.A30])" office:value-type="date" office:date-value="1899-12-31" calcext:value-type="date">
            <text:p>So</text:p>
          </table:table-cell>
          <table:table-cell table:style-name="ce245"/>
          <table:table-cell table:style-name="ce246" table:number-columns-repeated="3"/>
          <table:table-cell table:style-name="ce247" table:formula="of:=([.D30]-[.C30])-[.E30]+[.F30]" office:value-type="time" office:time-value="PT00H00M00S" calcext:value-type="time">
            <text:p>00:00</text:p>
          </table:table-cell>
          <table:table-cell table:style-name="ce250" table:formula="of:=IF(NOT(OR([.G30]=0;[.B30]=1;[.B30]=7;[.J30]=[$Übersicht.$D$47];[.J30]=[$Übersicht.$E$47];[.J30]=[$Übersicht.$F$47];[.J30]=[$Übersicht.$G$47]));[.G30]-[$Übersicht.$B$8];[.G30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30]+1" office:value-type="date" office:date-value="2019-10-28" calcext:value-type="date">
            <text:p>28.10.19</text:p>
          </table:table-cell>
          <table:table-cell table:style-name="ce244" table:formula="of:=WEEKDAY([.A31])" office:value-type="date" office:date-value="1900-01-01" calcext:value-type="date">
            <text:p>Mo</text:p>
          </table:table-cell>
          <table:table-cell table:style-name="ce245"/>
          <table:table-cell table:style-name="ce246" table:number-columns-repeated="3"/>
          <table:table-cell table:style-name="ce247" table:formula="of:=([.D31]-[.C31])-[.E31]+[.F31]" office:value-type="time" office:time-value="PT00H00M00S" calcext:value-type="time">
            <text:p>00:00</text:p>
          </table:table-cell>
          <table:table-cell table:style-name="ce250" table:formula="of:=IF(NOT(OR([.G31]=0;[.B31]=1;[.B31]=7;[.J31]=[$Übersicht.$D$47];[.J31]=[$Übersicht.$E$47];[.J31]=[$Übersicht.$F$47];[.J31]=[$Übersicht.$G$47]));[.G31]-[$Übersicht.$B$8];[.G31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31]+1" office:value-type="date" office:date-value="2019-10-29" calcext:value-type="date">
            <text:p>29.10.19</text:p>
          </table:table-cell>
          <table:table-cell table:style-name="ce244" table:formula="of:=WEEKDAY([.A32])" office:value-type="date" office:date-value="1900-01-02" calcext:value-type="date">
            <text:p>Di</text:p>
          </table:table-cell>
          <table:table-cell table:style-name="ce245"/>
          <table:table-cell table:style-name="ce246" table:number-columns-repeated="3"/>
          <table:table-cell table:style-name="ce247" table:formula="of:=([.D32]-[.C32])-[.E32]+[.F32]" office:value-type="time" office:time-value="PT00H00M00S" calcext:value-type="time">
            <text:p>00:00</text:p>
          </table:table-cell>
          <table:table-cell table:style-name="ce250" table:formula="of:=IF(NOT(OR([.G32]=0;[.B32]=1;[.B32]=7;[.J32]=[$Übersicht.$D$47];[.J32]=[$Übersicht.$E$47];[.J32]=[$Übersicht.$F$47];[.J32]=[$Übersicht.$G$47]));[.G32]-[$Übersicht.$B$8];[.G32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32]+1" office:value-type="date" office:date-value="2019-10-30" calcext:value-type="date">
            <text:p>30.10.19</text:p>
          </table:table-cell>
          <table:table-cell table:style-name="ce244" table:formula="of:=WEEKDAY([.A33])" office:value-type="date" office:date-value="1900-01-03" calcext:value-type="date">
            <text:p>Mi</text:p>
          </table:table-cell>
          <table:table-cell table:style-name="ce245"/>
          <table:table-cell table:style-name="ce246" table:number-columns-repeated="3"/>
          <table:table-cell table:style-name="ce247" table:formula="of:=([.D33]-[.C33])-[.E33]+[.F33]" office:value-type="time" office:time-value="PT00H00M00S" calcext:value-type="time">
            <text:p>00:00</text:p>
          </table:table-cell>
          <table:table-cell table:style-name="ce250" table:formula="of:=IF(NOT(OR([.G33]=0;[.B33]=1;[.B33]=7;[.J33]=[$Übersicht.$D$47];[.J33]=[$Übersicht.$E$47];[.J33]=[$Übersicht.$F$47];[.J33]=[$Übersicht.$G$47]));[.G33]-[$Übersicht.$B$8];[.G33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243" table:formula="of:=[.A33]+1" office:value-type="date" office:date-value="2019-10-31" calcext:value-type="date">
            <text:p>31.10.19</text:p>
          </table:table-cell>
          <table:table-cell table:style-name="ce244" table:formula="of:=WEEKDAY([.A34])" office:value-type="date" office:date-value="1900-01-04" calcext:value-type="date">
            <text:p>Do</text:p>
          </table:table-cell>
          <table:table-cell table:style-name="ce245"/>
          <table:table-cell table:style-name="ce246" table:number-columns-repeated="3"/>
          <table:table-cell table:style-name="ce247" table:formula="of:=([.D34]-[.C34])-[.E34]+[.F34]" office:value-type="time" office:time-value="PT00H00M00S" calcext:value-type="time">
            <text:p>00:00</text:p>
          </table:table-cell>
          <table:table-cell table:style-name="ce250" table:formula="of:=IF(NOT(OR([.G34]=0;[.B34]=1;[.B34]=7;[.J34]=[$Übersicht.$D$47];[.J34]=[$Übersicht.$E$47];[.J34]=[$Übersicht.$F$47];[.J34]=[$Übersicht.$G$47]));[.G34]-[$Übersicht.$B$8];[.G34])" office:value-type="time" office:time-value="PT00H00M00S" calcext:value-type="time">
            <text:p>00:00</text:p>
          </table:table-cell>
          <table:table-cell table:style-name="ce252"/>
          <table:table-cell table:style-name="ce254" table:content-validation-name="val7"/>
          <table:table-cell table:number-columns-repeated="1014"/>
        </table:table-row>
        <table:table-row table:style-name="ro1">
          <table:table-cell table:style-name="ce103" table:number-columns-repeated="6"/>
          <table:table-cell table:style-name="ce51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5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Monat</text:p>
          </table:table-cell>
          <table:table-cell table:style-name="ce103" table:number-columns-repeated="5"/>
          <table:table-cell table:style-name="ce52"/>
          <table:table-cell table:style-name="ce251" table:formula="of:=SUM([.H4:.H34])" office:value-type="time" office:time-value="PT00H00M00S" calcext:value-type="time">
            <text:p>00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248" table:formula="of:=[September.G44]" office:value-type="time" office:time-value="-PT1504H00M00S" calcext:value-type="time">
            <text:p>-1504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Gesamz</text:p>
          </table:table-cell>
          <table:table-cell table:style-name="ce103" table:number-columns-repeated="5"/>
          <table:table-cell table:style-name="ce53"/>
          <table:table-cell table:style-name="ce248" table:formula="of:=SUM([.H37];[.G38])" office:value-type="time" office:time-value="-PT1504H00M00S" calcext:value-type="time">
            <text:p>-1504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248" table:formula="of:=SUM([.G36];[.G38])" office:value-type="time" office:time-value="-PT1504H00M00S" calcext:value-type="time">
            <text:p>-1504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22]" office:value-type="time" office:time-value="PT176H00M00S" calcext:value-type="time">
            <text:p>176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106" office:value-type="string" calcext:value-type="string">
            <text:p>Übertrag</text:p>
          </table:table-cell>
          <table:table-cell table:style-name="ce42" table:number-columns-repeated="5"/>
          <table:table-cell table:style-name="ce249" table:formula="of:=[.G41]-[.G42]" office:value-type="time" office:time-value="-PT1680H00M00S" calcext:value-type="time">
            <text:p>-1680:00</text:p>
          </table:table-cell>
          <table:table-cell table:style-name="ce55"/>
          <table:table-cell table:style-name="ce103"/>
          <table:table-cell table:number-columns-repeated="1015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rbeitstage</text:p>
          </table:table-cell>
          <table:table-cell table:style-name="ce43" table:formula="of:=[$Übersicht.$C$22]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Urlaub</text:p>
          </table:table-cell>
          <table:table-cell table:style-name="ce44" table:formula="of:=[$Übersicht.$D$2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Krankheit</text:p>
          </table:table-cell>
          <table:table-cell table:style-name="ce43" table:formula="of:=[$Übersicht.$E$22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Tage gearbeitet</text:p>
          </table:table-cell>
          <table:table-cell table:style-name="ce45" table:formula="of:=[$Übersicht.$G$22]"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Oktober.A4:Oktober.J34">
            <calcext:condition calcext:apply-style-name="Weekend" calcext:value="formula-is(OR([.$B4]=1; [.$B4]=7; [.$J4]=[$Übersicht.$D$47]))" calcext:base-cell-address="Oktober.A4"/>
            <calcext:condition calcext:apply-style-name="Free" calcext:value="formula-is(NOT(ISNA(MATCH([.$J4];[$Übersicht.$E$47:.$Z$47];0))))" calcext:base-cell-address="Oktober.A4"/>
            <calcext:condition calcext:apply-style-name="Overtime" calcext:value="formula-is([.$J4]=[$Übersicht.$B$47])" calcext:base-cell-address="Oktober.A4"/>
          </calcext:conditional-format>
          <calcext:conditional-format calcext:target-range-address="Oktober.G38:Oktober.G38 Oktober.G44:Oktober.G44 Oktober.H4:Oktober.H34 Oktober.H37:Oktober.H37 Oktober.H39:Oktober.H39 Oktober.G41:Oktober.G41">
            <calcext:condition calcext:apply-style-name="Negative" calcext:value="&lt;0" calcext:base-cell-address="Oktober.G37"/>
            <calcext:condition calcext:apply-style-name="Positive" calcext:value="&gt;0" calcext:base-cell-address="Oktober.G37"/>
          </calcext:conditional-format>
        </calcext:conditional-formats>
      </table:table>
      <table:table table:name="November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1" table:default-cell-style-name="Default"/>
        <table:table-column table:style-name="co11" table:number-columns-repeated="1013" table:default-cell-style-name="ce3"/>
        <table:table-row table:style-name="ro4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 table:style-name="ce103"/>
          <table:table-cell/>
          <table:table-cell table:style-name="ce57" table:formula="of:=[.A4]" office:value-type="date" office:date-value="2019-11-01" calcext:value-type="date">
            <text:p>November 2019</text:p>
          </table:table-cell>
          <table:table-cell table:number-columns-repeated="1014"/>
        </table:table-row>
        <table:table-row table:style-name="ro4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 table:number-columns-repeated="2"/>
          <table:table-cell table:style-name="ce23"/>
          <table:table-cell table:number-columns-repeated="1014"/>
        </table:table-row>
        <table:table-row table:style-name="ro5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Tagesbilanz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4"/>
        </table:table-row>
        <table:table-row table:style-name="ro1">
          <table:table-cell table:style-name="ce255" table:formula="of:=DATE([$Übersicht.$B$2]; 11;1)" office:value-type="date" office:date-value="2019-11-01" calcext:value-type="date">
            <text:p>01.11.19</text:p>
          </table:table-cell>
          <table:table-cell table:style-name="ce256" table:formula="of:=WEEKDAY([.A4])" office:value-type="date" office:date-value="1900-01-05" calcext:value-type="date">
            <text:p>Fr</text:p>
          </table:table-cell>
          <table:table-cell table:style-name="ce257"/>
          <table:table-cell table:style-name="ce258" table:number-columns-repeated="3"/>
          <table:table-cell table:style-name="ce259" table:formula="of:=([.D4]-[.C4])-[.E4]+[.F4]" office:value-type="time" office:time-value="PT00H00M00S" calcext:value-type="time">
            <text:p>00:00</text:p>
          </table:table-cell>
          <table:table-cell table:style-name="ce262" table:formula="of:=IF(NOT(OR([.G4]=0;[.B4]=1;[.B4]=7;[.J4]=[$Übersicht.$D$47];[.J4]=[$Übersicht.$E$47];[.J4]=[$Übersicht.$F$47];[.J4]=[$Übersicht.$G$47]));[.G4]-[$Übersicht.$B$8];[.G4])" office:value-type="time" office:time-value="PT00H00M00S" calcext:value-type="time">
            <text:p>00:00</text:p>
          </table:table-cell>
          <table:table-cell table:style-name="ce265" table:formula="of:=[$Übersicht.$A$41]" office:value-type="string" office:string-value="Allerheiligen" calcext:value-type="string">
            <text:p>Allerheiligen</text:p>
          </table:table-cell>
          <table:table-cell table:style-name="ce267" table:content-validation-name="val7" office:value-type="string" calcext:value-type="string">
            <text:p>Feiertag</text:p>
          </table:table-cell>
          <table:table-cell table:number-columns-repeated="1014"/>
        </table:table-row>
        <table:table-row table:style-name="ro1">
          <table:table-cell table:style-name="ce255" table:formula="of:=[.A4]+1" office:value-type="date" office:date-value="2019-11-02" calcext:value-type="date">
            <text:p>02.11.19</text:p>
          </table:table-cell>
          <table:table-cell table:style-name="ce256" table:formula="of:=WEEKDAY([.A5])" office:value-type="date" office:date-value="1900-01-06" calcext:value-type="date">
            <text:p>Sa</text:p>
          </table:table-cell>
          <table:table-cell table:style-name="ce257"/>
          <table:table-cell table:style-name="ce258" table:number-columns-repeated="3"/>
          <table:table-cell table:style-name="ce259" table:formula="of:=([.D5]-[.C5])-[.E5]+[.F5]" office:value-type="time" office:time-value="PT00H00M00S" calcext:value-type="time">
            <text:p>00:00</text:p>
          </table:table-cell>
          <table:table-cell table:style-name="ce262" table:formula="of:=IF(NOT(OR([.G5]=0;[.B5]=1;[.B5]=7;[.J5]=[$Übersicht.$D$47];[.J5]=[$Übersicht.$E$47];[.J5]=[$Übersicht.$F$47];[.J5]=[$Übersicht.$G$47]));[.G5]-[$Übersicht.$B$8];[.G5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5]+1" office:value-type="date" office:date-value="2019-11-03" calcext:value-type="date">
            <text:p>03.11.19</text:p>
          </table:table-cell>
          <table:table-cell table:style-name="ce256" table:formula="of:=WEEKDAY([.A6])" office:value-type="date" office:date-value="1899-12-31" calcext:value-type="date">
            <text:p>So</text:p>
          </table:table-cell>
          <table:table-cell table:style-name="ce257"/>
          <table:table-cell table:style-name="ce258" table:number-columns-repeated="3"/>
          <table:table-cell table:style-name="ce259" table:formula="of:=([.D6]-[.C6])-[.E6]+[.F6]" office:value-type="time" office:time-value="PT00H00M00S" calcext:value-type="time">
            <text:p>00:00</text:p>
          </table:table-cell>
          <table:table-cell table:style-name="ce262" table:formula="of:=IF(NOT(OR([.G6]=0;[.B6]=1;[.B6]=7;[.J6]=[$Übersicht.$D$47];[.J6]=[$Übersicht.$E$47];[.J6]=[$Übersicht.$F$47];[.J6]=[$Übersicht.$G$47]));[.G6]-[$Übersicht.$B$8];[.G6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6]+1" office:value-type="date" office:date-value="2019-11-04" calcext:value-type="date">
            <text:p>04.11.19</text:p>
          </table:table-cell>
          <table:table-cell table:style-name="ce256" table:formula="of:=WEEKDAY([.A7])" office:value-type="date" office:date-value="1900-01-01" calcext:value-type="date">
            <text:p>Mo</text:p>
          </table:table-cell>
          <table:table-cell table:style-name="ce257"/>
          <table:table-cell table:style-name="ce258" table:number-columns-repeated="3"/>
          <table:table-cell table:style-name="ce259" table:formula="of:=([.D7]-[.C7])-[.E7]+[.F7]" office:value-type="time" office:time-value="PT00H00M00S" calcext:value-type="time">
            <text:p>00:00</text:p>
          </table:table-cell>
          <table:table-cell table:style-name="ce262" table:formula="of:=IF(NOT(OR([.G7]=0;[.B7]=1;[.B7]=7;[.J7]=[$Übersicht.$D$47];[.J7]=[$Übersicht.$E$47];[.J7]=[$Übersicht.$F$47];[.J7]=[$Übersicht.$G$47]));[.G7]-[$Übersicht.$B$8];[.G7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7]+1" office:value-type="date" office:date-value="2019-11-05" calcext:value-type="date">
            <text:p>05.11.19</text:p>
          </table:table-cell>
          <table:table-cell table:style-name="ce256" table:formula="of:=WEEKDAY([.A8])" office:value-type="date" office:date-value="1900-01-02" calcext:value-type="date">
            <text:p>Di</text:p>
          </table:table-cell>
          <table:table-cell table:style-name="ce257"/>
          <table:table-cell table:style-name="ce258" table:number-columns-repeated="3"/>
          <table:table-cell table:style-name="ce259" table:formula="of:=([.D8]-[.C8])-[.E8]+[.F8]" office:value-type="time" office:time-value="PT00H00M00S" calcext:value-type="time">
            <text:p>00:00</text:p>
          </table:table-cell>
          <table:table-cell table:style-name="ce262" table:formula="of:=IF(NOT(OR([.G8]=0;[.B8]=1;[.B8]=7;[.J8]=[$Übersicht.$D$47];[.J8]=[$Übersicht.$E$47];[.J8]=[$Übersicht.$F$47];[.J8]=[$Übersicht.$G$47]));[.G8]-[$Übersicht.$B$8];[.G8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8]+1" office:value-type="date" office:date-value="2019-11-06" calcext:value-type="date">
            <text:p>06.11.19</text:p>
          </table:table-cell>
          <table:table-cell table:style-name="ce256" table:formula="of:=WEEKDAY([.A9])" office:value-type="date" office:date-value="1900-01-03" calcext:value-type="date">
            <text:p>Mi</text:p>
          </table:table-cell>
          <table:table-cell table:style-name="ce257"/>
          <table:table-cell table:style-name="ce258" table:number-columns-repeated="3"/>
          <table:table-cell table:style-name="ce259" table:formula="of:=([.D9]-[.C9])-[.E9]+[.F9]" office:value-type="time" office:time-value="PT00H00M00S" calcext:value-type="time">
            <text:p>00:00</text:p>
          </table:table-cell>
          <table:table-cell table:style-name="ce262" table:formula="of:=IF(NOT(OR([.G9]=0;[.B9]=1;[.B9]=7;[.J9]=[$Übersicht.$D$47];[.J9]=[$Übersicht.$E$47];[.J9]=[$Übersicht.$F$47];[.J9]=[$Übersicht.$G$47]));[.G9]-[$Übersicht.$B$8];[.G9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9]+1" office:value-type="date" office:date-value="2019-11-07" calcext:value-type="date">
            <text:p>07.11.19</text:p>
          </table:table-cell>
          <table:table-cell table:style-name="ce256" table:formula="of:=WEEKDAY([.A10])" office:value-type="date" office:date-value="1900-01-04" calcext:value-type="date">
            <text:p>Do</text:p>
          </table:table-cell>
          <table:table-cell table:style-name="ce257"/>
          <table:table-cell table:style-name="ce258" table:number-columns-repeated="3"/>
          <table:table-cell table:style-name="ce259" table:formula="of:=([.D10]-[.C10])-[.E10]+[.F10]" office:value-type="time" office:time-value="PT00H00M00S" calcext:value-type="time">
            <text:p>00:00</text:p>
          </table:table-cell>
          <table:table-cell table:style-name="ce262" table:formula="of:=IF(NOT(OR([.G10]=0;[.B10]=1;[.B10]=7;[.J10]=[$Übersicht.$D$47];[.J10]=[$Übersicht.$E$47];[.J10]=[$Übersicht.$F$47];[.J10]=[$Übersicht.$G$47]));[.G10]-[$Übersicht.$B$8];[.G10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10]+1" office:value-type="date" office:date-value="2019-11-08" calcext:value-type="date">
            <text:p>08.11.19</text:p>
          </table:table-cell>
          <table:table-cell table:style-name="ce256" table:formula="of:=WEEKDAY([.A11])" office:value-type="date" office:date-value="1900-01-05" calcext:value-type="date">
            <text:p>Fr</text:p>
          </table:table-cell>
          <table:table-cell table:style-name="ce257"/>
          <table:table-cell table:style-name="ce258" table:number-columns-repeated="3"/>
          <table:table-cell table:style-name="ce259" table:formula="of:=([.D11]-[.C11])-[.E11]+[.F11]" office:value-type="time" office:time-value="PT00H00M00S" calcext:value-type="time">
            <text:p>00:00</text:p>
          </table:table-cell>
          <table:table-cell table:style-name="ce262" table:formula="of:=IF(NOT(OR([.G11]=0;[.B11]=1;[.B11]=7;[.J11]=[$Übersicht.$D$47];[.J11]=[$Übersicht.$E$47];[.J11]=[$Übersicht.$F$47];[.J11]=[$Übersicht.$G$47]));[.G11]-[$Übersicht.$B$8];[.G11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11]+1" office:value-type="date" office:date-value="2019-11-09" calcext:value-type="date">
            <text:p>09.11.19</text:p>
          </table:table-cell>
          <table:table-cell table:style-name="ce256" table:formula="of:=WEEKDAY([.A12])" office:value-type="date" office:date-value="1900-01-06" calcext:value-type="date">
            <text:p>Sa</text:p>
          </table:table-cell>
          <table:table-cell table:style-name="ce257"/>
          <table:table-cell table:style-name="ce258" table:number-columns-repeated="3"/>
          <table:table-cell table:style-name="ce259" table:formula="of:=([.D12]-[.C12])-[.E12]+[.F12]" office:value-type="time" office:time-value="PT00H00M00S" calcext:value-type="time">
            <text:p>00:00</text:p>
          </table:table-cell>
          <table:table-cell table:style-name="ce262" table:formula="of:=IF(NOT(OR([.G12]=0;[.B12]=1;[.B12]=7;[.J12]=[$Übersicht.$D$47];[.J12]=[$Übersicht.$E$47];[.J12]=[$Übersicht.$F$47];[.J12]=[$Übersicht.$G$47]));[.G12]-[$Übersicht.$B$8];[.G12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12]+1" office:value-type="date" office:date-value="2019-11-10" calcext:value-type="date">
            <text:p>10.11.19</text:p>
          </table:table-cell>
          <table:table-cell table:style-name="ce256" table:formula="of:=WEEKDAY([.A13])" office:value-type="date" office:date-value="1899-12-31" calcext:value-type="date">
            <text:p>So</text:p>
          </table:table-cell>
          <table:table-cell table:style-name="ce257"/>
          <table:table-cell table:style-name="ce258" table:number-columns-repeated="3"/>
          <table:table-cell table:style-name="ce259" table:formula="of:=([.D13]-[.C13])-[.E13]+[.F13]" office:value-type="time" office:time-value="PT00H00M00S" calcext:value-type="time">
            <text:p>00:00</text:p>
          </table:table-cell>
          <table:table-cell table:style-name="ce262" table:formula="of:=IF(NOT(OR([.G13]=0;[.B13]=1;[.B13]=7;[.J13]=[$Übersicht.$D$47];[.J13]=[$Übersicht.$E$47];[.J13]=[$Übersicht.$F$47];[.J13]=[$Übersicht.$G$47]));[.G13]-[$Übersicht.$B$8];[.G13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13]+1" office:value-type="date" office:date-value="2019-11-11" calcext:value-type="date">
            <text:p>11.11.19</text:p>
          </table:table-cell>
          <table:table-cell table:style-name="ce256" table:formula="of:=WEEKDAY([.A14])" office:value-type="date" office:date-value="1900-01-01" calcext:value-type="date">
            <text:p>Mo</text:p>
          </table:table-cell>
          <table:table-cell table:style-name="ce257"/>
          <table:table-cell table:style-name="ce258" table:number-columns-repeated="3"/>
          <table:table-cell table:style-name="ce259" table:formula="of:=([.D14]-[.C14])-[.E14]+[.F14]" office:value-type="time" office:time-value="PT00H00M00S" calcext:value-type="time">
            <text:p>00:00</text:p>
          </table:table-cell>
          <table:table-cell table:style-name="ce262" table:formula="of:=IF(NOT(OR([.G14]=0;[.B14]=1;[.B14]=7;[.J14]=[$Übersicht.$D$47];[.J14]=[$Übersicht.$E$47];[.J14]=[$Übersicht.$F$47];[.J14]=[$Übersicht.$G$47]));[.G14]-[$Übersicht.$B$8];[.G14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14]+1" office:value-type="date" office:date-value="2019-11-12" calcext:value-type="date">
            <text:p>12.11.19</text:p>
          </table:table-cell>
          <table:table-cell table:style-name="ce256" table:formula="of:=WEEKDAY([.A15])" office:value-type="date" office:date-value="1900-01-02" calcext:value-type="date">
            <text:p>Di</text:p>
          </table:table-cell>
          <table:table-cell table:style-name="ce257"/>
          <table:table-cell table:style-name="ce258" table:number-columns-repeated="3"/>
          <table:table-cell table:style-name="ce259" table:formula="of:=([.D15]-[.C15])-[.E15]+[.F15]" office:value-type="time" office:time-value="PT00H00M00S" calcext:value-type="time">
            <text:p>00:00</text:p>
          </table:table-cell>
          <table:table-cell table:style-name="ce262" table:formula="of:=IF(NOT(OR([.G15]=0;[.B15]=1;[.B15]=7;[.J15]=[$Übersicht.$D$47];[.J15]=[$Übersicht.$E$47];[.J15]=[$Übersicht.$F$47];[.J15]=[$Übersicht.$G$47]));[.G15]-[$Übersicht.$B$8];[.G15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15]+1" office:value-type="date" office:date-value="2019-11-13" calcext:value-type="date">
            <text:p>13.11.19</text:p>
          </table:table-cell>
          <table:table-cell table:style-name="ce256" table:formula="of:=WEEKDAY([.A16])" office:value-type="date" office:date-value="1900-01-03" calcext:value-type="date">
            <text:p>Mi</text:p>
          </table:table-cell>
          <table:table-cell table:style-name="ce257"/>
          <table:table-cell table:style-name="ce258" table:number-columns-repeated="3"/>
          <table:table-cell table:style-name="ce259" table:formula="of:=([.D16]-[.C16])-[.E16]+[.F16]" office:value-type="time" office:time-value="PT00H00M00S" calcext:value-type="time">
            <text:p>00:00</text:p>
          </table:table-cell>
          <table:table-cell table:style-name="ce262" table:formula="of:=IF(NOT(OR([.G16]=0;[.B16]=1;[.B16]=7;[.J16]=[$Übersicht.$D$47];[.J16]=[$Übersicht.$E$47];[.J16]=[$Übersicht.$F$47];[.J16]=[$Übersicht.$G$47]));[.G16]-[$Übersicht.$B$8];[.G16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16]+1" office:value-type="date" office:date-value="2019-11-14" calcext:value-type="date">
            <text:p>14.11.19</text:p>
          </table:table-cell>
          <table:table-cell table:style-name="ce256" table:formula="of:=WEEKDAY([.A17])" office:value-type="date" office:date-value="1900-01-04" calcext:value-type="date">
            <text:p>Do</text:p>
          </table:table-cell>
          <table:table-cell table:style-name="ce257"/>
          <table:table-cell table:style-name="ce258" table:number-columns-repeated="3"/>
          <table:table-cell table:style-name="ce259" table:formula="of:=([.D17]-[.C17])-[.E17]+[.F17]" office:value-type="time" office:time-value="PT00H00M00S" calcext:value-type="time">
            <text:p>00:00</text:p>
          </table:table-cell>
          <table:table-cell table:style-name="ce262" table:formula="of:=IF(NOT(OR([.G17]=0;[.B17]=1;[.B17]=7;[.J17]=[$Übersicht.$D$47];[.J17]=[$Übersicht.$E$47];[.J17]=[$Übersicht.$F$47];[.J17]=[$Übersicht.$G$47]));[.G17]-[$Übersicht.$B$8];[.G17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17]+1" office:value-type="date" office:date-value="2019-11-15" calcext:value-type="date">
            <text:p>15.11.19</text:p>
          </table:table-cell>
          <table:table-cell table:style-name="ce256" table:formula="of:=WEEKDAY([.A18])" office:value-type="date" office:date-value="1900-01-05" calcext:value-type="date">
            <text:p>Fr</text:p>
          </table:table-cell>
          <table:table-cell table:style-name="ce257"/>
          <table:table-cell table:style-name="ce258" table:number-columns-repeated="3"/>
          <table:table-cell table:style-name="ce259" table:formula="of:=([.D18]-[.C18])-[.E18]+[.F18]" office:value-type="time" office:time-value="PT00H00M00S" calcext:value-type="time">
            <text:p>00:00</text:p>
          </table:table-cell>
          <table:table-cell table:style-name="ce262" table:formula="of:=IF(NOT(OR([.G18]=0;[.B18]=1;[.B18]=7;[.J18]=[$Übersicht.$D$47];[.J18]=[$Übersicht.$E$47];[.J18]=[$Übersicht.$F$47];[.J18]=[$Übersicht.$G$47]));[.G18]-[$Übersicht.$B$8];[.G18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18]+1" office:value-type="date" office:date-value="2019-11-16" calcext:value-type="date">
            <text:p>16.11.19</text:p>
          </table:table-cell>
          <table:table-cell table:style-name="ce256" table:formula="of:=WEEKDAY([.A19])" office:value-type="date" office:date-value="1900-01-06" calcext:value-type="date">
            <text:p>Sa</text:p>
          </table:table-cell>
          <table:table-cell table:style-name="ce257"/>
          <table:table-cell table:style-name="ce258" table:number-columns-repeated="3"/>
          <table:table-cell table:style-name="ce259" table:formula="of:=([.D19]-[.C19])-[.E19]+[.F19]" office:value-type="time" office:time-value="PT00H00M00S" calcext:value-type="time">
            <text:p>00:00</text:p>
          </table:table-cell>
          <table:table-cell table:style-name="ce262" table:formula="of:=IF(NOT(OR([.G19]=0;[.B19]=1;[.B19]=7;[.J19]=[$Übersicht.$D$47];[.J19]=[$Übersicht.$E$47];[.J19]=[$Übersicht.$F$47];[.J19]=[$Übersicht.$G$47]));[.G19]-[$Übersicht.$B$8];[.G19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19]+1" office:value-type="date" office:date-value="2019-11-17" calcext:value-type="date">
            <text:p>17.11.19</text:p>
          </table:table-cell>
          <table:table-cell table:style-name="ce256" table:formula="of:=WEEKDAY([.A20])" office:value-type="date" office:date-value="1899-12-31" calcext:value-type="date">
            <text:p>So</text:p>
          </table:table-cell>
          <table:table-cell table:style-name="ce257"/>
          <table:table-cell table:style-name="ce258" table:number-columns-repeated="3"/>
          <table:table-cell table:style-name="ce259" table:formula="of:=([.D20]-[.C20])-[.E20]+[.F20]" office:value-type="time" office:time-value="PT00H00M00S" calcext:value-type="time">
            <text:p>00:00</text:p>
          </table:table-cell>
          <table:table-cell table:style-name="ce262" table:formula="of:=IF(NOT(OR([.G20]=0;[.B20]=1;[.B20]=7;[.J20]=[$Übersicht.$D$47];[.J20]=[$Übersicht.$E$47];[.J20]=[$Übersicht.$F$47];[.J20]=[$Übersicht.$G$47]));[.G20]-[$Übersicht.$B$8];[.G20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20]+1" office:value-type="date" office:date-value="2019-11-18" calcext:value-type="date">
            <text:p>18.11.19</text:p>
          </table:table-cell>
          <table:table-cell table:style-name="ce256" table:formula="of:=WEEKDAY([.A21])" office:value-type="date" office:date-value="1900-01-01" calcext:value-type="date">
            <text:p>Mo</text:p>
          </table:table-cell>
          <table:table-cell table:style-name="ce257"/>
          <table:table-cell table:style-name="ce258" table:number-columns-repeated="3"/>
          <table:table-cell table:style-name="ce259" table:formula="of:=([.D21]-[.C21])-[.E21]+[.F21]" office:value-type="time" office:time-value="PT00H00M00S" calcext:value-type="time">
            <text:p>00:00</text:p>
          </table:table-cell>
          <table:table-cell table:style-name="ce262" table:formula="of:=IF(NOT(OR([.G21]=0;[.B21]=1;[.B21]=7;[.J21]=[$Übersicht.$D$47];[.J21]=[$Übersicht.$E$47];[.J21]=[$Übersicht.$F$47];[.J21]=[$Übersicht.$G$47]));[.G21]-[$Übersicht.$B$8];[.G21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21]+1" office:value-type="date" office:date-value="2019-11-19" calcext:value-type="date">
            <text:p>19.11.19</text:p>
          </table:table-cell>
          <table:table-cell table:style-name="ce256" table:formula="of:=WEEKDAY([.A22])" office:value-type="date" office:date-value="1900-01-02" calcext:value-type="date">
            <text:p>Di</text:p>
          </table:table-cell>
          <table:table-cell table:style-name="ce257"/>
          <table:table-cell table:style-name="ce258" table:number-columns-repeated="3"/>
          <table:table-cell table:style-name="ce259" table:formula="of:=([.D22]-[.C22])-[.E22]+[.F22]" office:value-type="time" office:time-value="PT00H00M00S" calcext:value-type="time">
            <text:p>00:00</text:p>
          </table:table-cell>
          <table:table-cell table:style-name="ce262" table:formula="of:=IF(NOT(OR([.G22]=0;[.B22]=1;[.B22]=7;[.J22]=[$Übersicht.$D$47];[.J22]=[$Übersicht.$E$47];[.J22]=[$Übersicht.$F$47];[.J22]=[$Übersicht.$G$47]));[.G22]-[$Übersicht.$B$8];[.G22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22]+1" office:value-type="date" office:date-value="2019-11-20" calcext:value-type="date">
            <text:p>20.11.19</text:p>
          </table:table-cell>
          <table:table-cell table:style-name="ce256" table:formula="of:=WEEKDAY([.A23])" office:value-type="date" office:date-value="1900-01-03" calcext:value-type="date">
            <text:p>Mi</text:p>
          </table:table-cell>
          <table:table-cell table:style-name="ce257"/>
          <table:table-cell table:style-name="ce258" table:number-columns-repeated="3"/>
          <table:table-cell table:style-name="ce259" table:formula="of:=([.D23]-[.C23])-[.E23]+[.F23]" office:value-type="time" office:time-value="PT00H00M00S" calcext:value-type="time">
            <text:p>00:00</text:p>
          </table:table-cell>
          <table:table-cell table:style-name="ce262" table:formula="of:=IF(NOT(OR([.G23]=0;[.B23]=1;[.B23]=7;[.J23]=[$Übersicht.$D$47];[.J23]=[$Übersicht.$E$47];[.J23]=[$Übersicht.$F$47];[.J23]=[$Übersicht.$G$47]));[.G23]-[$Übersicht.$B$8];[.G23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23]+1" office:value-type="date" office:date-value="2019-11-21" calcext:value-type="date">
            <text:p>21.11.19</text:p>
          </table:table-cell>
          <table:table-cell table:style-name="ce256" table:formula="of:=WEEKDAY([.A24])" office:value-type="date" office:date-value="1900-01-04" calcext:value-type="date">
            <text:p>Do</text:p>
          </table:table-cell>
          <table:table-cell table:style-name="ce257"/>
          <table:table-cell table:style-name="ce258" table:number-columns-repeated="3"/>
          <table:table-cell table:style-name="ce259" table:formula="of:=([.D24]-[.C24])-[.E24]+[.F24]" office:value-type="time" office:time-value="PT00H00M00S" calcext:value-type="time">
            <text:p>00:00</text:p>
          </table:table-cell>
          <table:table-cell table:style-name="ce262" table:formula="of:=IF(NOT(OR([.G24]=0;[.B24]=1;[.B24]=7;[.J24]=[$Übersicht.$D$47];[.J24]=[$Übersicht.$E$47];[.J24]=[$Übersicht.$F$47];[.J24]=[$Übersicht.$G$47]));[.G24]-[$Übersicht.$B$8];[.G24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24]+1" office:value-type="date" office:date-value="2019-11-22" calcext:value-type="date">
            <text:p>22.11.19</text:p>
          </table:table-cell>
          <table:table-cell table:style-name="ce256" table:formula="of:=WEEKDAY([.A25])" office:value-type="date" office:date-value="1900-01-05" calcext:value-type="date">
            <text:p>Fr</text:p>
          </table:table-cell>
          <table:table-cell table:style-name="ce257"/>
          <table:table-cell table:style-name="ce258" table:number-columns-repeated="3"/>
          <table:table-cell table:style-name="ce259" table:formula="of:=([.D25]-[.C25])-[.E25]+[.F25]" office:value-type="time" office:time-value="PT00H00M00S" calcext:value-type="time">
            <text:p>00:00</text:p>
          </table:table-cell>
          <table:table-cell table:style-name="ce262" table:formula="of:=IF(NOT(OR([.G25]=0;[.B25]=1;[.B25]=7;[.J25]=[$Übersicht.$D$47];[.J25]=[$Übersicht.$E$47];[.J25]=[$Übersicht.$F$47];[.J25]=[$Übersicht.$G$47]));[.G25]-[$Übersicht.$B$8];[.G25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25]+1" office:value-type="date" office:date-value="2019-11-23" calcext:value-type="date">
            <text:p>23.11.19</text:p>
          </table:table-cell>
          <table:table-cell table:style-name="ce256" table:formula="of:=WEEKDAY([.A26])" office:value-type="date" office:date-value="1900-01-06" calcext:value-type="date">
            <text:p>Sa</text:p>
          </table:table-cell>
          <table:table-cell table:style-name="ce257"/>
          <table:table-cell table:style-name="ce258" table:number-columns-repeated="3"/>
          <table:table-cell table:style-name="ce259" table:formula="of:=([.D26]-[.C26])-[.E26]+[.F26]" office:value-type="time" office:time-value="PT00H00M00S" calcext:value-type="time">
            <text:p>00:00</text:p>
          </table:table-cell>
          <table:table-cell table:style-name="ce262" table:formula="of:=IF(NOT(OR([.G26]=0;[.B26]=1;[.B26]=7;[.J26]=[$Übersicht.$D$47];[.J26]=[$Übersicht.$E$47];[.J26]=[$Übersicht.$F$47];[.J26]=[$Übersicht.$G$47]));[.G26]-[$Übersicht.$B$8];[.G26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26]+1" office:value-type="date" office:date-value="2019-11-24" calcext:value-type="date">
            <text:p>24.11.19</text:p>
          </table:table-cell>
          <table:table-cell table:style-name="ce256" table:formula="of:=WEEKDAY([.A27])" office:value-type="date" office:date-value="1899-12-31" calcext:value-type="date">
            <text:p>So</text:p>
          </table:table-cell>
          <table:table-cell table:style-name="ce257"/>
          <table:table-cell table:style-name="ce258" table:number-columns-repeated="3"/>
          <table:table-cell table:style-name="ce259" table:formula="of:=([.D27]-[.C27])-[.E27]+[.F27]" office:value-type="time" office:time-value="PT00H00M00S" calcext:value-type="time">
            <text:p>00:00</text:p>
          </table:table-cell>
          <table:table-cell table:style-name="ce262" table:formula="of:=IF(NOT(OR([.G27]=0;[.B27]=1;[.B27]=7;[.J27]=[$Übersicht.$D$47];[.J27]=[$Übersicht.$E$47];[.J27]=[$Übersicht.$F$47];[.J27]=[$Übersicht.$G$47]));[.G27]-[$Übersicht.$B$8];[.G27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27]+1" office:value-type="date" office:date-value="2019-11-25" calcext:value-type="date">
            <text:p>25.11.19</text:p>
          </table:table-cell>
          <table:table-cell table:style-name="ce256" table:formula="of:=WEEKDAY([.A28])" office:value-type="date" office:date-value="1900-01-01" calcext:value-type="date">
            <text:p>Mo</text:p>
          </table:table-cell>
          <table:table-cell table:style-name="ce257"/>
          <table:table-cell table:style-name="ce258" table:number-columns-repeated="3"/>
          <table:table-cell table:style-name="ce259" table:formula="of:=([.D28]-[.C28])-[.E28]+[.F28]" office:value-type="time" office:time-value="PT00H00M00S" calcext:value-type="time">
            <text:p>00:00</text:p>
          </table:table-cell>
          <table:table-cell table:style-name="ce262" table:formula="of:=IF(NOT(OR([.G28]=0;[.B28]=1;[.B28]=7;[.J28]=[$Übersicht.$D$47];[.J28]=[$Übersicht.$E$47];[.J28]=[$Übersicht.$F$47];[.J28]=[$Übersicht.$G$47]));[.G28]-[$Übersicht.$B$8];[.G28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28]+1" office:value-type="date" office:date-value="2019-11-26" calcext:value-type="date">
            <text:p>26.11.19</text:p>
          </table:table-cell>
          <table:table-cell table:style-name="ce256" table:formula="of:=WEEKDAY([.A29])" office:value-type="date" office:date-value="1900-01-02" calcext:value-type="date">
            <text:p>Di</text:p>
          </table:table-cell>
          <table:table-cell table:style-name="ce257"/>
          <table:table-cell table:style-name="ce258" table:number-columns-repeated="3"/>
          <table:table-cell table:style-name="ce259" table:formula="of:=([.D29]-[.C29])-[.E29]+[.F29]" office:value-type="time" office:time-value="PT00H00M00S" calcext:value-type="time">
            <text:p>00:00</text:p>
          </table:table-cell>
          <table:table-cell table:style-name="ce262" table:formula="of:=IF(NOT(OR([.G29]=0;[.B29]=1;[.B29]=7;[.J29]=[$Übersicht.$D$47];[.J29]=[$Übersicht.$E$47];[.J29]=[$Übersicht.$F$47];[.J29]=[$Übersicht.$G$47]));[.G29]-[$Übersicht.$B$8];[.G29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29]+1" office:value-type="date" office:date-value="2019-11-27" calcext:value-type="date">
            <text:p>27.11.19</text:p>
          </table:table-cell>
          <table:table-cell table:style-name="ce256" table:formula="of:=WEEKDAY([.A30])" office:value-type="date" office:date-value="1900-01-03" calcext:value-type="date">
            <text:p>Mi</text:p>
          </table:table-cell>
          <table:table-cell table:style-name="ce257"/>
          <table:table-cell table:style-name="ce258" table:number-columns-repeated="3"/>
          <table:table-cell table:style-name="ce259" table:formula="of:=([.D30]-[.C30])-[.E30]+[.F30]" office:value-type="time" office:time-value="PT00H00M00S" calcext:value-type="time">
            <text:p>00:00</text:p>
          </table:table-cell>
          <table:table-cell table:style-name="ce262" table:formula="of:=IF(NOT(OR([.G30]=0;[.B30]=1;[.B30]=7;[.J30]=[$Übersicht.$D$47];[.J30]=[$Übersicht.$E$47];[.J30]=[$Übersicht.$F$47];[.J30]=[$Übersicht.$G$47]));[.G30]-[$Übersicht.$B$8];[.G30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30]+1" office:value-type="date" office:date-value="2019-11-28" calcext:value-type="date">
            <text:p>28.11.19</text:p>
          </table:table-cell>
          <table:table-cell table:style-name="ce256" table:formula="of:=WEEKDAY([.A31])" office:value-type="date" office:date-value="1900-01-04" calcext:value-type="date">
            <text:p>Do</text:p>
          </table:table-cell>
          <table:table-cell table:style-name="ce257"/>
          <table:table-cell table:style-name="ce258" table:number-columns-repeated="3"/>
          <table:table-cell table:style-name="ce259" table:formula="of:=([.D31]-[.C31])-[.E31]+[.F31]" office:value-type="time" office:time-value="PT00H00M00S" calcext:value-type="time">
            <text:p>00:00</text:p>
          </table:table-cell>
          <table:table-cell table:style-name="ce262" table:formula="of:=IF(NOT(OR([.G31]=0;[.B31]=1;[.B31]=7;[.J31]=[$Übersicht.$D$47];[.J31]=[$Übersicht.$E$47];[.J31]=[$Übersicht.$F$47];[.J31]=[$Übersicht.$G$47]));[.G31]-[$Übersicht.$B$8];[.G31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31]+1" office:value-type="date" office:date-value="2019-11-29" calcext:value-type="date">
            <text:p>29.11.19</text:p>
          </table:table-cell>
          <table:table-cell table:style-name="ce256" table:formula="of:=WEEKDAY([.A32])" office:value-type="date" office:date-value="1900-01-05" calcext:value-type="date">
            <text:p>Fr</text:p>
          </table:table-cell>
          <table:table-cell table:style-name="ce257"/>
          <table:table-cell table:style-name="ce258" table:number-columns-repeated="3"/>
          <table:table-cell table:style-name="ce259" table:formula="of:=([.D32]-[.C32])-[.E32]+[.F32]" office:value-type="time" office:time-value="PT00H00M00S" calcext:value-type="time">
            <text:p>00:00</text:p>
          </table:table-cell>
          <table:table-cell table:style-name="ce262" table:formula="of:=IF(NOT(OR([.G32]=0;[.B32]=1;[.B32]=7;[.J32]=[$Übersicht.$D$47];[.J32]=[$Übersicht.$E$47];[.J32]=[$Übersicht.$F$47];[.J32]=[$Übersicht.$G$47]));[.G32]-[$Übersicht.$B$8];[.G32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ce255" table:formula="of:=[.A32]+1" office:value-type="date" office:date-value="2019-11-30" calcext:value-type="date">
            <text:p>30.11.19</text:p>
          </table:table-cell>
          <table:table-cell table:style-name="ce256" table:formula="of:=WEEKDAY([.A33])" office:value-type="date" office:date-value="1900-01-06" calcext:value-type="date">
            <text:p>Sa</text:p>
          </table:table-cell>
          <table:table-cell table:style-name="ce257"/>
          <table:table-cell table:style-name="ce258" table:number-columns-repeated="3"/>
          <table:table-cell table:style-name="ce259" table:formula="of:=([.D33]-[.C33])-[.E33]+[.F33]" office:value-type="time" office:time-value="PT00H00M00S" calcext:value-type="time">
            <text:p>00:00</text:p>
          </table:table-cell>
          <table:table-cell table:style-name="ce262" table:formula="of:=IF(NOT(OR([.G33]=0;[.B33]=1;[.B33]=7;[.J33]=[$Übersicht.$D$47];[.J33]=[$Übersicht.$E$47];[.J33]=[$Übersicht.$F$47];[.J33]=[$Übersicht.$G$47]));[.G33]-[$Übersicht.$B$8];[.G33])" office:value-type="time" office:time-value="PT00H00M00S" calcext:value-type="time">
            <text:p>00:00</text:p>
          </table:table-cell>
          <table:table-cell table:style-name="ce266"/>
          <table:table-cell table:style-name="ce267" table:content-validation-name="val7"/>
          <table:table-cell table:number-columns-repeated="1014"/>
        </table:table-row>
        <table:table-row table:style-name="ro1">
          <table:table-cell table:style-name="Default" table:number-columns-repeated="7"/>
          <table:table-cell table:style-name="ce263"/>
          <table:table-cell table:style-name="Default" table:number-columns-repeated="2"/>
          <table:table-cell/>
          <table:table-cell table:style-name="Default" table:number-columns-repeated="1013"/>
        </table:table-row>
        <table:table-row table:style-name="ro1">
          <table:table-cell table:style-name="ce103" table:number-columns-repeated="6"/>
          <table:table-cell table:style-name="ce51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5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Monat</text:p>
          </table:table-cell>
          <table:table-cell table:style-name="ce103" table:number-columns-repeated="5"/>
          <table:table-cell table:style-name="ce52"/>
          <table:table-cell table:style-name="ce264" table:formula="of:=SUM([.H4:.H34])" office:value-type="time" office:time-value="PT00H00M00S" calcext:value-type="time">
            <text:p>00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260" table:formula="of:=[Oktober.G44]" office:value-type="time" office:time-value="-PT1680H00M00S" calcext:value-type="time">
            <text:p>-1680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Gesamt</text:p>
          </table:table-cell>
          <table:table-cell table:style-name="ce103" table:number-columns-repeated="5"/>
          <table:table-cell table:style-name="ce53"/>
          <table:table-cell table:style-name="ce260" table:formula="of:=SUM([.H37];[.G38])" office:value-type="time" office:time-value="-PT1680H00M00S" calcext:value-type="time">
            <text:p>-1680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260" table:formula="of:=SUM([.G36];[.G38])" office:value-type="time" office:time-value="-PT1680H00M00S" calcext:value-type="time">
            <text:p>-1680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23]" office:value-type="time" office:time-value="PT160H00M00S" calcext:value-type="time">
            <text:p>160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106" office:value-type="string" calcext:value-type="string">
            <text:p>Übertrag</text:p>
          </table:table-cell>
          <table:table-cell table:style-name="ce42" table:number-columns-repeated="5"/>
          <table:table-cell table:style-name="ce261" table:formula="of:=[.G41]-[.G42]" office:value-type="time" office:time-value="-PT1840H00M00S" calcext:value-type="time">
            <text:p>-1840:00</text:p>
          </table:table-cell>
          <table:table-cell table:style-name="ce55"/>
          <table:table-cell table:style-name="ce103"/>
          <table:table-cell table:number-columns-repeated="1015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rbeitstage</text:p>
          </table:table-cell>
          <table:table-cell table:style-name="ce43" table:formula="of:=[$Übersicht.$C$23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Urlaub</text:p>
          </table:table-cell>
          <table:table-cell table:style-name="ce44" table:formula="of:=[$Übersicht.$D$2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Krankheit</text:p>
          </table:table-cell>
          <table:table-cell table:style-name="ce43" table:formula="of:=[$Übersicht.$E$23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Tage gearbeitet</text:p>
          </table:table-cell>
          <table:table-cell table:style-name="ce45" table:formula="of:=[$Übersicht.$G$23]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vember.A4:November.J33">
            <calcext:condition calcext:apply-style-name="Weekend" calcext:value="formula-is(OR([.$B4]=1; [.$B4]=7; [.$J4]=[$Übersicht.$D$47]))" calcext:base-cell-address="November.A4"/>
            <calcext:condition calcext:apply-style-name="Free" calcext:value="formula-is(NOT(ISNA(MATCH([.$J4];[$Übersicht.$E$47:.$Z$47];0))))" calcext:base-cell-address="November.A4"/>
            <calcext:condition calcext:apply-style-name="Overtime" calcext:value="formula-is([.$J4]=[$Übersicht.$B$47])" calcext:base-cell-address="November.A4"/>
          </calcext:conditional-format>
          <calcext:conditional-format calcext:target-range-address="November.G38:November.G38 November.G44:November.G44 November.H4:November.H34 November.H37:November.H37 November.H39:November.H39 November.G41:November.G41">
            <calcext:condition calcext:apply-style-name="Negative" calcext:value="&lt;0" calcext:base-cell-address="November.G37"/>
            <calcext:condition calcext:apply-style-name="Positive" calcext:value="&gt;0" calcext:base-cell-address="November.G37"/>
          </calcext:conditional-format>
        </calcext:conditional-formats>
      </table:table>
      <table:table table:name="Dezember" table:style-name="ta1" table:protected="true" table:print="false">
        <loext:table-protection loext:select-unprotected-cells="true"/>
        <table:table-column table:style-name="co12" table:default-cell-style-name="ce3"/>
        <table:table-column table:style-name="co13" table:default-cell-style-name="ce3"/>
        <table:table-column table:style-name="co14" table:number-columns-repeated="5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1" table:default-cell-style-name="Default"/>
        <table:table-column table:style-name="co11" table:number-columns-repeated="1013" table:default-cell-style-name="ce3"/>
        <table:table-row table:style-name="ro4">
          <table:table-cell table:style-name="ce35" office:value-type="string" calcext:value-type="string" table:number-columns-spanned="7" table:number-rows-spanned="1">
            <text:p>Arbeitszeitnachweis</text:p>
          </table:table-cell>
          <table:covered-table-cell table:style-name="ce103"/>
          <table:covered-table-cell/>
          <table:covered-table-cell table:number-columns-repeated="4" table:style-name="ce103"/>
          <table:table-cell table:style-name="ce103"/>
          <table:table-cell/>
          <table:table-cell table:style-name="ce57" table:formula="of:=[.A4]" office:value-type="date" office:date-value="2019-12-01" calcext:value-type="date">
            <text:p>Dezember 2019</text:p>
          </table:table-cell>
          <table:table-cell table:number-columns-repeated="1014"/>
        </table:table-row>
        <table:table-row table:style-name="ro4">
          <table:table-cell table:style-name="ce35" table:formula="of:=[$Übersicht.$B$1]" office:value-type="string" office:string-value="NAME" calcext:value-type="string" table:number-columns-spanned="7" table:number-rows-spanned="1">
            <text:p>NAME</text:p>
          </table:table-cell>
          <table:covered-table-cell table:number-columns-repeated="6" table:style-name="ce103"/>
          <table:table-cell table:style-name="ce103" table:number-columns-repeated="2"/>
          <table:table-cell table:style-name="ce23"/>
          <table:table-cell table:number-columns-repeated="1014"/>
        </table:table-row>
        <table:table-row table:style-name="ro5">
          <table:table-cell table:style-name="ce36" table:number-columns-repeated="2"/>
          <table:table-cell table:style-name="ce47" office:value-type="string" calcext:value-type="string">
            <text:p>Von</text:p>
          </table:table-cell>
          <table:table-cell table:style-name="ce47" office:value-type="string" calcext:value-type="string">
            <text:p>Bis</text:p>
          </table:table-cell>
          <table:table-cell table:style-name="ce47" office:value-type="string" calcext:value-type="string">
            <text:p>Pause</text:p>
          </table:table-cell>
          <table:table-cell table:style-name="ce47" office:value-type="string" calcext:value-type="string">
            <text:p>Extra</text:p>
          </table:table-cell>
          <table:table-cell table:style-name="ce47" office:value-type="string" calcext:value-type="string">
            <text:p>Stunden</text:p>
          </table:table-cell>
          <table:table-cell table:style-name="ce47" office:value-type="string" calcext:value-type="string">
            <text:p>Tagesbilanz</text:p>
          </table:table-cell>
          <table:table-cell table:style-name="ce47" office:value-type="string" calcext:value-type="string">
            <text:p>Bemerkung</text:p>
          </table:table-cell>
          <table:table-cell table:style-name="ce58" office:value-type="string" calcext:value-type="string">
            <text:p>Abwesenheitsgrund</text:p>
          </table:table-cell>
          <table:table-cell table:number-columns-repeated="1014"/>
        </table:table-row>
        <table:table-row table:style-name="ro1">
          <table:table-cell table:style-name="ce268" table:formula="of:=DATE([$Übersicht.$B$2]; 12;1)" office:value-type="date" office:date-value="2019-12-01" calcext:value-type="date">
            <text:p>01.12.19</text:p>
          </table:table-cell>
          <table:table-cell table:style-name="ce269" table:formula="of:=WEEKDAY([.A4])" office:value-type="date" office:date-value="1899-12-31" calcext:value-type="date">
            <text:p>So</text:p>
          </table:table-cell>
          <table:table-cell table:style-name="ce270"/>
          <table:table-cell table:style-name="ce271" table:number-columns-repeated="3"/>
          <table:table-cell table:style-name="ce272" table:formula="of:=([.D4]-[.C4])-[.E4]+[.F4]" office:value-type="time" office:time-value="PT00H00M00S" calcext:value-type="time">
            <text:p>00:00</text:p>
          </table:table-cell>
          <table:table-cell table:style-name="ce275" table:formula="of:=IF(NOT(OR([.G4]=0;[.B4]=1;[.B4]=7;[.J4]=[$Übersicht.$D$47];[.J4]=[$Übersicht.$E$47];[.J4]=[$Übersicht.$F$47];[.J4]=[$Übersicht.$G$47]));[.G4]-[$Übersicht.$B$8];[.G4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4]+1" office:value-type="date" office:date-value="2019-12-02" calcext:value-type="date">
            <text:p>02.12.19</text:p>
          </table:table-cell>
          <table:table-cell table:style-name="ce269" table:formula="of:=WEEKDAY([.A5])" office:value-type="date" office:date-value="1900-01-01" calcext:value-type="date">
            <text:p>Mo</text:p>
          </table:table-cell>
          <table:table-cell table:style-name="ce270"/>
          <table:table-cell table:style-name="ce271" table:number-columns-repeated="3"/>
          <table:table-cell table:style-name="ce272" table:formula="of:=([.D5]-[.C5])-[.E5]+[.F5]" office:value-type="time" office:time-value="PT00H00M00S" calcext:value-type="time">
            <text:p>00:00</text:p>
          </table:table-cell>
          <table:table-cell table:style-name="ce275" table:formula="of:=IF(NOT(OR([.G5]=0;[.B5]=1;[.B5]=7;[.J5]=[$Übersicht.$D$47];[.J5]=[$Übersicht.$E$47];[.J5]=[$Übersicht.$F$47];[.J5]=[$Übersicht.$G$47]));[.G5]-[$Übersicht.$B$8];[.G5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5]+1" office:value-type="date" office:date-value="2019-12-03" calcext:value-type="date">
            <text:p>03.12.19</text:p>
          </table:table-cell>
          <table:table-cell table:style-name="ce269" table:formula="of:=WEEKDAY([.A6])" office:value-type="date" office:date-value="1900-01-02" calcext:value-type="date">
            <text:p>Di</text:p>
          </table:table-cell>
          <table:table-cell table:style-name="ce270"/>
          <table:table-cell table:style-name="ce271" table:number-columns-repeated="3"/>
          <table:table-cell table:style-name="ce272" table:formula="of:=([.D6]-[.C6])-[.E6]+[.F6]" office:value-type="time" office:time-value="PT00H00M00S" calcext:value-type="time">
            <text:p>00:00</text:p>
          </table:table-cell>
          <table:table-cell table:style-name="ce275" table:formula="of:=IF(NOT(OR([.G6]=0;[.B6]=1;[.B6]=7;[.J6]=[$Übersicht.$D$47];[.J6]=[$Übersicht.$E$47];[.J6]=[$Übersicht.$F$47];[.J6]=[$Übersicht.$G$47]));[.G6]-[$Übersicht.$B$8];[.G6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6]+1" office:value-type="date" office:date-value="2019-12-04" calcext:value-type="date">
            <text:p>04.12.19</text:p>
          </table:table-cell>
          <table:table-cell table:style-name="ce269" table:formula="of:=WEEKDAY([.A7])" office:value-type="date" office:date-value="1900-01-03" calcext:value-type="date">
            <text:p>Mi</text:p>
          </table:table-cell>
          <table:table-cell table:style-name="ce270"/>
          <table:table-cell table:style-name="ce271" table:number-columns-repeated="3"/>
          <table:table-cell table:style-name="ce272" table:formula="of:=([.D7]-[.C7])-[.E7]+[.F7]" office:value-type="time" office:time-value="PT00H00M00S" calcext:value-type="time">
            <text:p>00:00</text:p>
          </table:table-cell>
          <table:table-cell table:style-name="ce275" table:formula="of:=IF(NOT(OR([.G7]=0;[.B7]=1;[.B7]=7;[.J7]=[$Übersicht.$D$47];[.J7]=[$Übersicht.$E$47];[.J7]=[$Übersicht.$F$47];[.J7]=[$Übersicht.$G$47]));[.G7]-[$Übersicht.$B$8];[.G7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7]+1" office:value-type="date" office:date-value="2019-12-05" calcext:value-type="date">
            <text:p>05.12.19</text:p>
          </table:table-cell>
          <table:table-cell table:style-name="ce269" table:formula="of:=WEEKDAY([.A8])" office:value-type="date" office:date-value="1900-01-04" calcext:value-type="date">
            <text:p>Do</text:p>
          </table:table-cell>
          <table:table-cell table:style-name="ce270"/>
          <table:table-cell table:style-name="ce271" table:number-columns-repeated="3"/>
          <table:table-cell table:style-name="ce272" table:formula="of:=([.D8]-[.C8])-[.E8]+[.F8]" office:value-type="time" office:time-value="PT00H00M00S" calcext:value-type="time">
            <text:p>00:00</text:p>
          </table:table-cell>
          <table:table-cell table:style-name="ce275" table:formula="of:=IF(NOT(OR([.G8]=0;[.B8]=1;[.B8]=7;[.J8]=[$Übersicht.$D$47];[.J8]=[$Übersicht.$E$47];[.J8]=[$Übersicht.$F$47];[.J8]=[$Übersicht.$G$47]));[.G8]-[$Übersicht.$B$8];[.G8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8]+1" office:value-type="date" office:date-value="2019-12-06" calcext:value-type="date">
            <text:p>06.12.19</text:p>
          </table:table-cell>
          <table:table-cell table:style-name="ce269" table:formula="of:=WEEKDAY([.A9])" office:value-type="date" office:date-value="1900-01-05" calcext:value-type="date">
            <text:p>Fr</text:p>
          </table:table-cell>
          <table:table-cell table:style-name="ce270"/>
          <table:table-cell table:style-name="ce271" table:number-columns-repeated="3"/>
          <table:table-cell table:style-name="ce272" table:formula="of:=([.D9]-[.C9])-[.E9]+[.F9]" office:value-type="time" office:time-value="PT00H00M00S" calcext:value-type="time">
            <text:p>00:00</text:p>
          </table:table-cell>
          <table:table-cell table:style-name="ce275" table:formula="of:=IF(NOT(OR([.G9]=0;[.B9]=1;[.B9]=7;[.J9]=[$Übersicht.$D$47];[.J9]=[$Übersicht.$E$47];[.J9]=[$Übersicht.$F$47];[.J9]=[$Übersicht.$G$47]));[.G9]-[$Übersicht.$B$8];[.G9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9]+1" office:value-type="date" office:date-value="2019-12-07" calcext:value-type="date">
            <text:p>07.12.19</text:p>
          </table:table-cell>
          <table:table-cell table:style-name="ce269" table:formula="of:=WEEKDAY([.A10])" office:value-type="date" office:date-value="1900-01-06" calcext:value-type="date">
            <text:p>Sa</text:p>
          </table:table-cell>
          <table:table-cell table:style-name="ce270"/>
          <table:table-cell table:style-name="ce271" table:number-columns-repeated="3"/>
          <table:table-cell table:style-name="ce272" table:formula="of:=([.D10]-[.C10])-[.E10]+[.F10]" office:value-type="time" office:time-value="PT00H00M00S" calcext:value-type="time">
            <text:p>00:00</text:p>
          </table:table-cell>
          <table:table-cell table:style-name="ce275" table:formula="of:=IF(NOT(OR([.G10]=0;[.B10]=1;[.B10]=7;[.J10]=[$Übersicht.$D$47];[.J10]=[$Übersicht.$E$47];[.J10]=[$Übersicht.$F$47];[.J10]=[$Übersicht.$G$47]));[.G10]-[$Übersicht.$B$8];[.G10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10]+1" office:value-type="date" office:date-value="2019-12-08" calcext:value-type="date">
            <text:p>08.12.19</text:p>
          </table:table-cell>
          <table:table-cell table:style-name="ce269" table:formula="of:=WEEKDAY([.A11])" office:value-type="date" office:date-value="1899-12-31" calcext:value-type="date">
            <text:p>So</text:p>
          </table:table-cell>
          <table:table-cell table:style-name="ce270"/>
          <table:table-cell table:style-name="ce271" table:number-columns-repeated="3"/>
          <table:table-cell table:style-name="ce272" table:formula="of:=([.D11]-[.C11])-[.E11]+[.F11]" office:value-type="time" office:time-value="PT00H00M00S" calcext:value-type="time">
            <text:p>00:00</text:p>
          </table:table-cell>
          <table:table-cell table:style-name="ce275" table:formula="of:=IF(NOT(OR([.G11]=0;[.B11]=1;[.B11]=7;[.J11]=[$Übersicht.$D$47];[.J11]=[$Übersicht.$E$47];[.J11]=[$Übersicht.$F$47];[.J11]=[$Übersicht.$G$47]));[.G11]-[$Übersicht.$B$8];[.G11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11]+1" office:value-type="date" office:date-value="2019-12-09" calcext:value-type="date">
            <text:p>09.12.19</text:p>
          </table:table-cell>
          <table:table-cell table:style-name="ce269" table:formula="of:=WEEKDAY([.A12])" office:value-type="date" office:date-value="1900-01-01" calcext:value-type="date">
            <text:p>Mo</text:p>
          </table:table-cell>
          <table:table-cell table:style-name="ce270"/>
          <table:table-cell table:style-name="ce271" table:number-columns-repeated="3"/>
          <table:table-cell table:style-name="ce272" table:formula="of:=([.D12]-[.C12])-[.E12]+[.F12]" office:value-type="time" office:time-value="PT00H00M00S" calcext:value-type="time">
            <text:p>00:00</text:p>
          </table:table-cell>
          <table:table-cell table:style-name="ce275" table:formula="of:=IF(NOT(OR([.G12]=0;[.B12]=1;[.B12]=7;[.J12]=[$Übersicht.$D$47];[.J12]=[$Übersicht.$E$47];[.J12]=[$Übersicht.$F$47];[.J12]=[$Übersicht.$G$47]));[.G12]-[$Übersicht.$B$8];[.G12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12]+1" office:value-type="date" office:date-value="2019-12-10" calcext:value-type="date">
            <text:p>10.12.19</text:p>
          </table:table-cell>
          <table:table-cell table:style-name="ce269" table:formula="of:=WEEKDAY([.A13])" office:value-type="date" office:date-value="1900-01-02" calcext:value-type="date">
            <text:p>Di</text:p>
          </table:table-cell>
          <table:table-cell table:style-name="ce270"/>
          <table:table-cell table:style-name="ce271" table:number-columns-repeated="3"/>
          <table:table-cell table:style-name="ce272" table:formula="of:=([.D13]-[.C13])-[.E13]+[.F13]" office:value-type="time" office:time-value="PT00H00M00S" calcext:value-type="time">
            <text:p>00:00</text:p>
          </table:table-cell>
          <table:table-cell table:style-name="ce275" table:formula="of:=IF(NOT(OR([.G13]=0;[.B13]=1;[.B13]=7;[.J13]=[$Übersicht.$D$47];[.J13]=[$Übersicht.$E$47];[.J13]=[$Übersicht.$F$47];[.J13]=[$Übersicht.$G$47]));[.G13]-[$Übersicht.$B$8];[.G13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13]+1" office:value-type="date" office:date-value="2019-12-11" calcext:value-type="date">
            <text:p>11.12.19</text:p>
          </table:table-cell>
          <table:table-cell table:style-name="ce269" table:formula="of:=WEEKDAY([.A14])" office:value-type="date" office:date-value="1900-01-03" calcext:value-type="date">
            <text:p>Mi</text:p>
          </table:table-cell>
          <table:table-cell table:style-name="ce270"/>
          <table:table-cell table:style-name="ce271" table:number-columns-repeated="3"/>
          <table:table-cell table:style-name="ce272" table:formula="of:=([.D14]-[.C14])-[.E14]+[.F14]" office:value-type="time" office:time-value="PT00H00M00S" calcext:value-type="time">
            <text:p>00:00</text:p>
          </table:table-cell>
          <table:table-cell table:style-name="ce275" table:formula="of:=IF(NOT(OR([.G14]=0;[.B14]=1;[.B14]=7;[.J14]=[$Übersicht.$D$47];[.J14]=[$Übersicht.$E$47];[.J14]=[$Übersicht.$F$47];[.J14]=[$Übersicht.$G$47]));[.G14]-[$Übersicht.$B$8];[.G14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14]+1" office:value-type="date" office:date-value="2019-12-12" calcext:value-type="date">
            <text:p>12.12.19</text:p>
          </table:table-cell>
          <table:table-cell table:style-name="ce269" table:formula="of:=WEEKDAY([.A15])" office:value-type="date" office:date-value="1900-01-04" calcext:value-type="date">
            <text:p>Do</text:p>
          </table:table-cell>
          <table:table-cell table:style-name="ce270"/>
          <table:table-cell table:style-name="ce271" table:number-columns-repeated="3"/>
          <table:table-cell table:style-name="ce272" table:formula="of:=([.D15]-[.C15])-[.E15]+[.F15]" office:value-type="time" office:time-value="PT00H00M00S" calcext:value-type="time">
            <text:p>00:00</text:p>
          </table:table-cell>
          <table:table-cell table:style-name="ce275" table:formula="of:=IF(NOT(OR([.G15]=0;[.B15]=1;[.B15]=7;[.J15]=[$Übersicht.$D$47];[.J15]=[$Übersicht.$E$47];[.J15]=[$Übersicht.$F$47];[.J15]=[$Übersicht.$G$47]));[.G15]-[$Übersicht.$B$8];[.G15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15]+1" office:value-type="date" office:date-value="2019-12-13" calcext:value-type="date">
            <text:p>13.12.19</text:p>
          </table:table-cell>
          <table:table-cell table:style-name="ce269" table:formula="of:=WEEKDAY([.A16])" office:value-type="date" office:date-value="1900-01-05" calcext:value-type="date">
            <text:p>Fr</text:p>
          </table:table-cell>
          <table:table-cell table:style-name="ce270"/>
          <table:table-cell table:style-name="ce271" table:number-columns-repeated="3"/>
          <table:table-cell table:style-name="ce272" table:formula="of:=([.D16]-[.C16])-[.E16]+[.F16]" office:value-type="time" office:time-value="PT00H00M00S" calcext:value-type="time">
            <text:p>00:00</text:p>
          </table:table-cell>
          <table:table-cell table:style-name="ce275" table:formula="of:=IF(NOT(OR([.G16]=0;[.B16]=1;[.B16]=7;[.J16]=[$Übersicht.$D$47];[.J16]=[$Übersicht.$E$47];[.J16]=[$Übersicht.$F$47];[.J16]=[$Übersicht.$G$47]));[.G16]-[$Übersicht.$B$8];[.G16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16]+1" office:value-type="date" office:date-value="2019-12-14" calcext:value-type="date">
            <text:p>14.12.19</text:p>
          </table:table-cell>
          <table:table-cell table:style-name="ce269" table:formula="of:=WEEKDAY([.A17])" office:value-type="date" office:date-value="1900-01-06" calcext:value-type="date">
            <text:p>Sa</text:p>
          </table:table-cell>
          <table:table-cell table:style-name="ce270"/>
          <table:table-cell table:style-name="ce271" table:number-columns-repeated="3"/>
          <table:table-cell table:style-name="ce272" table:formula="of:=([.D17]-[.C17])-[.E17]+[.F17]" office:value-type="time" office:time-value="PT00H00M00S" calcext:value-type="time">
            <text:p>00:00</text:p>
          </table:table-cell>
          <table:table-cell table:style-name="ce275" table:formula="of:=IF(NOT(OR([.G17]=0;[.B17]=1;[.B17]=7;[.J17]=[$Übersicht.$D$47];[.J17]=[$Übersicht.$E$47];[.J17]=[$Übersicht.$F$47];[.J17]=[$Übersicht.$G$47]));[.G17]-[$Übersicht.$B$8];[.G17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17]+1" office:value-type="date" office:date-value="2019-12-15" calcext:value-type="date">
            <text:p>15.12.19</text:p>
          </table:table-cell>
          <table:table-cell table:style-name="ce269" table:formula="of:=WEEKDAY([.A18])" office:value-type="date" office:date-value="1899-12-31" calcext:value-type="date">
            <text:p>So</text:p>
          </table:table-cell>
          <table:table-cell table:style-name="ce270"/>
          <table:table-cell table:style-name="ce271" table:number-columns-repeated="3"/>
          <table:table-cell table:style-name="ce272" table:formula="of:=([.D18]-[.C18])-[.E18]+[.F18]" office:value-type="time" office:time-value="PT00H00M00S" calcext:value-type="time">
            <text:p>00:00</text:p>
          </table:table-cell>
          <table:table-cell table:style-name="ce275" table:formula="of:=IF(NOT(OR([.G18]=0;[.B18]=1;[.B18]=7;[.J18]=[$Übersicht.$D$47];[.J18]=[$Übersicht.$E$47];[.J18]=[$Übersicht.$F$47];[.J18]=[$Übersicht.$G$47]));[.G18]-[$Übersicht.$B$8];[.G18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18]+1" office:value-type="date" office:date-value="2019-12-16" calcext:value-type="date">
            <text:p>16.12.19</text:p>
          </table:table-cell>
          <table:table-cell table:style-name="ce269" table:formula="of:=WEEKDAY([.A19])" office:value-type="date" office:date-value="1900-01-01" calcext:value-type="date">
            <text:p>Mo</text:p>
          </table:table-cell>
          <table:table-cell table:style-name="ce270"/>
          <table:table-cell table:style-name="ce271" table:number-columns-repeated="3"/>
          <table:table-cell table:style-name="ce272" table:formula="of:=([.D19]-[.C19])-[.E19]+[.F19]" office:value-type="time" office:time-value="PT00H00M00S" calcext:value-type="time">
            <text:p>00:00</text:p>
          </table:table-cell>
          <table:table-cell table:style-name="ce275" table:formula="of:=IF(NOT(OR([.G19]=0;[.B19]=1;[.B19]=7;[.J19]=[$Übersicht.$D$47];[.J19]=[$Übersicht.$E$47];[.J19]=[$Übersicht.$F$47];[.J19]=[$Übersicht.$G$47]));[.G19]-[$Übersicht.$B$8];[.G19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19]+1" office:value-type="date" office:date-value="2019-12-17" calcext:value-type="date">
            <text:p>17.12.19</text:p>
          </table:table-cell>
          <table:table-cell table:style-name="ce269" table:formula="of:=WEEKDAY([.A20])" office:value-type="date" office:date-value="1900-01-02" calcext:value-type="date">
            <text:p>Di</text:p>
          </table:table-cell>
          <table:table-cell table:style-name="ce270"/>
          <table:table-cell table:style-name="ce271" table:number-columns-repeated="3"/>
          <table:table-cell table:style-name="ce272" table:formula="of:=([.D20]-[.C20])-[.E20]+[.F20]" office:value-type="time" office:time-value="PT00H00M00S" calcext:value-type="time">
            <text:p>00:00</text:p>
          </table:table-cell>
          <table:table-cell table:style-name="ce275" table:formula="of:=IF(NOT(OR([.G20]=0;[.B20]=1;[.B20]=7;[.J20]=[$Übersicht.$D$47];[.J20]=[$Übersicht.$E$47];[.J20]=[$Übersicht.$F$47];[.J20]=[$Übersicht.$G$47]));[.G20]-[$Übersicht.$B$8];[.G20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20]+1" office:value-type="date" office:date-value="2019-12-18" calcext:value-type="date">
            <text:p>18.12.19</text:p>
          </table:table-cell>
          <table:table-cell table:style-name="ce269" table:formula="of:=WEEKDAY([.A21])" office:value-type="date" office:date-value="1900-01-03" calcext:value-type="date">
            <text:p>Mi</text:p>
          </table:table-cell>
          <table:table-cell table:style-name="ce270"/>
          <table:table-cell table:style-name="ce271" table:number-columns-repeated="3"/>
          <table:table-cell table:style-name="ce272" table:formula="of:=([.D21]-[.C21])-[.E21]+[.F21]" office:value-type="time" office:time-value="PT00H00M00S" calcext:value-type="time">
            <text:p>00:00</text:p>
          </table:table-cell>
          <table:table-cell table:style-name="ce275" table:formula="of:=IF(NOT(OR([.G21]=0;[.B21]=1;[.B21]=7;[.J21]=[$Übersicht.$D$47];[.J21]=[$Übersicht.$E$47];[.J21]=[$Übersicht.$F$47];[.J21]=[$Übersicht.$G$47]));[.G21]-[$Übersicht.$B$8];[.G21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21]+1" office:value-type="date" office:date-value="2019-12-19" calcext:value-type="date">
            <text:p>19.12.19</text:p>
          </table:table-cell>
          <table:table-cell table:style-name="ce269" table:formula="of:=WEEKDAY([.A22])" office:value-type="date" office:date-value="1900-01-04" calcext:value-type="date">
            <text:p>Do</text:p>
          </table:table-cell>
          <table:table-cell table:style-name="ce270"/>
          <table:table-cell table:style-name="ce271" table:number-columns-repeated="3"/>
          <table:table-cell table:style-name="ce272" table:formula="of:=([.D22]-[.C22])-[.E22]+[.F22]" office:value-type="time" office:time-value="PT00H00M00S" calcext:value-type="time">
            <text:p>00:00</text:p>
          </table:table-cell>
          <table:table-cell table:style-name="ce275" table:formula="of:=IF(NOT(OR([.G22]=0;[.B22]=1;[.B22]=7;[.J22]=[$Übersicht.$D$47];[.J22]=[$Übersicht.$E$47];[.J22]=[$Übersicht.$F$47];[.J22]=[$Übersicht.$G$47]));[.G22]-[$Übersicht.$B$8];[.G22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22]+1" office:value-type="date" office:date-value="2019-12-20" calcext:value-type="date">
            <text:p>20.12.19</text:p>
          </table:table-cell>
          <table:table-cell table:style-name="ce269" table:formula="of:=WEEKDAY([.A23])" office:value-type="date" office:date-value="1900-01-05" calcext:value-type="date">
            <text:p>Fr</text:p>
          </table:table-cell>
          <table:table-cell table:style-name="ce270"/>
          <table:table-cell table:style-name="ce271" table:number-columns-repeated="3"/>
          <table:table-cell table:style-name="ce272" table:formula="of:=([.D23]-[.C23])-[.E23]+[.F23]" office:value-type="time" office:time-value="PT00H00M00S" calcext:value-type="time">
            <text:p>00:00</text:p>
          </table:table-cell>
          <table:table-cell table:style-name="ce275" table:formula="of:=IF(NOT(OR([.G23]=0;[.B23]=1;[.B23]=7;[.J23]=[$Übersicht.$D$47];[.J23]=[$Übersicht.$E$47];[.J23]=[$Übersicht.$F$47];[.J23]=[$Übersicht.$G$47]));[.G23]-[$Übersicht.$B$8];[.G23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23]+1" office:value-type="date" office:date-value="2019-12-21" calcext:value-type="date">
            <text:p>21.12.19</text:p>
          </table:table-cell>
          <table:table-cell table:style-name="ce269" table:formula="of:=WEEKDAY([.A24])" office:value-type="date" office:date-value="1900-01-06" calcext:value-type="date">
            <text:p>Sa</text:p>
          </table:table-cell>
          <table:table-cell table:style-name="ce270"/>
          <table:table-cell table:style-name="ce271" table:number-columns-repeated="3"/>
          <table:table-cell table:style-name="ce272" table:formula="of:=([.D24]-[.C24])-[.E24]+[.F24]" office:value-type="time" office:time-value="PT00H00M00S" calcext:value-type="time">
            <text:p>00:00</text:p>
          </table:table-cell>
          <table:table-cell table:style-name="ce275" table:formula="of:=IF(NOT(OR([.G24]=0;[.B24]=1;[.B24]=7;[.J24]=[$Übersicht.$D$47];[.J24]=[$Übersicht.$E$47];[.J24]=[$Übersicht.$F$47];[.J24]=[$Übersicht.$G$47]));[.G24]-[$Übersicht.$B$8];[.G24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24]+1" office:value-type="date" office:date-value="2019-12-22" calcext:value-type="date">
            <text:p>22.12.19</text:p>
          </table:table-cell>
          <table:table-cell table:style-name="ce269" table:formula="of:=WEEKDAY([.A25])" office:value-type="date" office:date-value="1899-12-31" calcext:value-type="date">
            <text:p>So</text:p>
          </table:table-cell>
          <table:table-cell table:style-name="ce270"/>
          <table:table-cell table:style-name="ce271" table:number-columns-repeated="3"/>
          <table:table-cell table:style-name="ce272" table:formula="of:=([.D25]-[.C25])-[.E25]+[.F25]" office:value-type="time" office:time-value="PT00H00M00S" calcext:value-type="time">
            <text:p>00:00</text:p>
          </table:table-cell>
          <table:table-cell table:style-name="ce275" table:formula="of:=IF(NOT(OR([.G25]=0;[.B25]=1;[.B25]=7;[.J25]=[$Übersicht.$D$47];[.J25]=[$Übersicht.$E$47];[.J25]=[$Übersicht.$F$47];[.J25]=[$Übersicht.$G$47]));[.G25]-[$Übersicht.$B$8];[.G25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25]+1" office:value-type="date" office:date-value="2019-12-23" calcext:value-type="date">
            <text:p>23.12.19</text:p>
          </table:table-cell>
          <table:table-cell table:style-name="ce269" table:formula="of:=WEEKDAY([.A26])" office:value-type="date" office:date-value="1900-01-01" calcext:value-type="date">
            <text:p>Mo</text:p>
          </table:table-cell>
          <table:table-cell table:style-name="ce270"/>
          <table:table-cell table:style-name="ce271" table:number-columns-repeated="3"/>
          <table:table-cell table:style-name="ce272" table:formula="of:=([.D26]-[.C26])-[.E26]+[.F26]" office:value-type="time" office:time-value="PT00H00M00S" calcext:value-type="time">
            <text:p>00:00</text:p>
          </table:table-cell>
          <table:table-cell table:style-name="ce275" table:formula="of:=IF(NOT(OR([.G26]=0;[.B26]=1;[.B26]=7;[.J26]=[$Übersicht.$D$47];[.J26]=[$Übersicht.$E$47];[.J26]=[$Übersicht.$F$47];[.J26]=[$Übersicht.$G$47]));[.G26]-[$Übersicht.$B$8];[.G26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26]+1" office:value-type="date" office:date-value="2019-12-24" calcext:value-type="date">
            <text:p>24.12.19</text:p>
          </table:table-cell>
          <table:table-cell table:style-name="ce269" table:formula="of:=WEEKDAY([.A27])" office:value-type="date" office:date-value="1900-01-02" calcext:value-type="date">
            <text:p>Di</text:p>
          </table:table-cell>
          <table:table-cell table:style-name="ce270"/>
          <table:table-cell table:style-name="ce271" table:number-columns-repeated="3"/>
          <table:table-cell table:style-name="ce272" table:formula="of:=([.D27]-[.C27])-[.E27]+[.F27]" office:value-type="time" office:time-value="PT00H00M00S" calcext:value-type="time">
            <text:p>00:00</text:p>
          </table:table-cell>
          <table:table-cell table:style-name="ce275" table:formula="of:=IF(NOT(OR([.G27]=0;[.B27]=1;[.B27]=7;[.J27]=[$Übersicht.$D$47];[.J27]=[$Übersicht.$E$47];[.J27]=[$Übersicht.$F$47];[.J27]=[$Übersicht.$G$47]));[.G27]-[$Übersicht.$B$8];[.G27])" office:value-type="time" office:time-value="PT00H00M00S" calcext:value-type="time">
            <text:p>00:00</text:p>
          </table:table-cell>
          <table:table-cell table:style-name="ce278" table:formula="of:=[$Übersicht.$A$42]" office:value-type="string" office:string-value="Heiligabend" calcext:value-type="string">
            <text:p>Heiligabend</text:p>
          </table:table-cell>
          <table:table-cell table:style-name="ce279" table:content-validation-name="val7" office:value-type="string" calcext:value-type="string">
            <text:p>Feiertag</text:p>
          </table:table-cell>
          <table:table-cell table:number-columns-repeated="1014"/>
        </table:table-row>
        <table:table-row table:style-name="ro1">
          <table:table-cell table:style-name="ce268" table:formula="of:=[.A27]+1" office:value-type="date" office:date-value="2019-12-25" calcext:value-type="date">
            <text:p>25.12.19</text:p>
          </table:table-cell>
          <table:table-cell table:style-name="ce269" table:formula="of:=WEEKDAY([.A28])" office:value-type="date" office:date-value="1900-01-03" calcext:value-type="date">
            <text:p>Mi</text:p>
          </table:table-cell>
          <table:table-cell table:style-name="ce270"/>
          <table:table-cell table:style-name="ce271" table:number-columns-repeated="3"/>
          <table:table-cell table:style-name="ce272" table:formula="of:=([.D28]-[.C28])-[.E28]+[.F28]" office:value-type="time" office:time-value="PT00H00M00S" calcext:value-type="time">
            <text:p>00:00</text:p>
          </table:table-cell>
          <table:table-cell table:style-name="ce275" table:formula="of:=IF(NOT(OR([.G28]=0;[.B28]=1;[.B28]=7;[.J28]=[$Übersicht.$D$47];[.J28]=[$Übersicht.$E$47];[.J28]=[$Übersicht.$F$47];[.J28]=[$Übersicht.$G$47]));[.G28]-[$Übersicht.$B$8];[.G28])" office:value-type="time" office:time-value="PT00H00M00S" calcext:value-type="time">
            <text:p>00:00</text:p>
          </table:table-cell>
          <table:table-cell table:style-name="ce278" table:formula="of:=[$Übersicht.$A$43]" office:value-type="string" office:string-value="1. Weihanchtsfeiertag" calcext:value-type="string">
            <text:p>1. Weihanchtsfeiertag</text:p>
          </table:table-cell>
          <table:table-cell table:style-name="ce279" table:content-validation-name="val7" office:value-type="string" calcext:value-type="string">
            <text:p>Feiertag</text:p>
          </table:table-cell>
          <table:table-cell table:number-columns-repeated="1014"/>
        </table:table-row>
        <table:table-row table:style-name="ro1">
          <table:table-cell table:style-name="ce268" table:formula="of:=[.A28]+1" office:value-type="date" office:date-value="2019-12-26" calcext:value-type="date">
            <text:p>26.12.19</text:p>
          </table:table-cell>
          <table:table-cell table:style-name="ce269" table:formula="of:=WEEKDAY([.A29])" office:value-type="date" office:date-value="1900-01-04" calcext:value-type="date">
            <text:p>Do</text:p>
          </table:table-cell>
          <table:table-cell table:style-name="ce270"/>
          <table:table-cell table:style-name="ce271" table:number-columns-repeated="3"/>
          <table:table-cell table:style-name="ce272" table:formula="of:=([.D29]-[.C29])-[.E29]+[.F29]" office:value-type="time" office:time-value="PT00H00M00S" calcext:value-type="time">
            <text:p>00:00</text:p>
          </table:table-cell>
          <table:table-cell table:style-name="ce275" table:formula="of:=IF(NOT(OR([.G29]=0;[.B29]=1;[.B29]=7;[.J29]=[$Übersicht.$D$47];[.J29]=[$Übersicht.$E$47];[.J29]=[$Übersicht.$F$47];[.J29]=[$Übersicht.$G$47]));[.G29]-[$Übersicht.$B$8];[.G29])" office:value-type="time" office:time-value="PT00H00M00S" calcext:value-type="time">
            <text:p>00:00</text:p>
          </table:table-cell>
          <table:table-cell table:style-name="ce278" table:formula="of:=[$Übersicht.$A$44]" office:value-type="string" office:string-value="2. Weihnachstfeiertag" calcext:value-type="string">
            <text:p>2. Weihnachstfeiertag</text:p>
          </table:table-cell>
          <table:table-cell table:style-name="ce279" table:content-validation-name="val7" office:value-type="string" calcext:value-type="string">
            <text:p>Feiertag</text:p>
          </table:table-cell>
          <table:table-cell table:number-columns-repeated="1014"/>
        </table:table-row>
        <table:table-row table:style-name="ro1">
          <table:table-cell table:style-name="ce268" table:formula="of:=[.A29]+1" office:value-type="date" office:date-value="2019-12-27" calcext:value-type="date">
            <text:p>27.12.19</text:p>
          </table:table-cell>
          <table:table-cell table:style-name="ce269" table:formula="of:=WEEKDAY([.A30])" office:value-type="date" office:date-value="1900-01-05" calcext:value-type="date">
            <text:p>Fr</text:p>
          </table:table-cell>
          <table:table-cell table:style-name="ce270"/>
          <table:table-cell table:style-name="ce271" table:number-columns-repeated="3"/>
          <table:table-cell table:style-name="ce272" table:formula="of:=([.D30]-[.C30])-[.E30]+[.F30]" office:value-type="time" office:time-value="PT00H00M00S" calcext:value-type="time">
            <text:p>00:00</text:p>
          </table:table-cell>
          <table:table-cell table:style-name="ce275" table:formula="of:=IF(NOT(OR([.G30]=0;[.B30]=1;[.B30]=7;[.J30]=[$Übersicht.$D$47];[.J30]=[$Übersicht.$E$47];[.J30]=[$Übersicht.$F$47];[.J30]=[$Übersicht.$G$47]));[.G30]-[$Übersicht.$B$8];[.G30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30]+1" office:value-type="date" office:date-value="2019-12-28" calcext:value-type="date">
            <text:p>28.12.19</text:p>
          </table:table-cell>
          <table:table-cell table:style-name="ce269" table:formula="of:=WEEKDAY([.A31])" office:value-type="date" office:date-value="1900-01-06" calcext:value-type="date">
            <text:p>Sa</text:p>
          </table:table-cell>
          <table:table-cell table:style-name="ce270"/>
          <table:table-cell table:style-name="ce271" table:number-columns-repeated="3"/>
          <table:table-cell table:style-name="ce272" table:formula="of:=([.D31]-[.C31])-[.E31]+[.F31]" office:value-type="time" office:time-value="PT00H00M00S" calcext:value-type="time">
            <text:p>00:00</text:p>
          </table:table-cell>
          <table:table-cell table:style-name="ce275" table:formula="of:=IF(NOT(OR([.G31]=0;[.B31]=1;[.B31]=7;[.J31]=[$Übersicht.$D$47];[.J31]=[$Übersicht.$E$47];[.J31]=[$Übersicht.$F$47];[.J31]=[$Übersicht.$G$47]));[.G31]-[$Übersicht.$B$8];[.G31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31]+1" office:value-type="date" office:date-value="2019-12-29" calcext:value-type="date">
            <text:p>29.12.19</text:p>
          </table:table-cell>
          <table:table-cell table:style-name="ce269" table:formula="of:=WEEKDAY([.A32])" office:value-type="date" office:date-value="1899-12-31" calcext:value-type="date">
            <text:p>So</text:p>
          </table:table-cell>
          <table:table-cell table:style-name="ce270"/>
          <table:table-cell table:style-name="ce271" table:number-columns-repeated="3"/>
          <table:table-cell table:style-name="ce272" table:formula="of:=([.D32]-[.C32])-[.E32]+[.F32]" office:value-type="time" office:time-value="PT00H00M00S" calcext:value-type="time">
            <text:p>00:00</text:p>
          </table:table-cell>
          <table:table-cell table:style-name="ce275" table:formula="of:=IF(NOT(OR([.G32]=0;[.B32]=1;[.B32]=7;[.J32]=[$Übersicht.$D$47];[.J32]=[$Übersicht.$E$47];[.J32]=[$Übersicht.$F$47];[.J32]=[$Übersicht.$G$47]));[.G32]-[$Übersicht.$B$8];[.G32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32]+1" office:value-type="date" office:date-value="2019-12-30" calcext:value-type="date">
            <text:p>30.12.19</text:p>
          </table:table-cell>
          <table:table-cell table:style-name="ce269" table:formula="of:=WEEKDAY([.A33])" office:value-type="date" office:date-value="1900-01-01" calcext:value-type="date">
            <text:p>Mo</text:p>
          </table:table-cell>
          <table:table-cell table:style-name="ce270"/>
          <table:table-cell table:style-name="ce271" table:number-columns-repeated="3"/>
          <table:table-cell table:style-name="ce272" table:formula="of:=([.D33]-[.C33])-[.E33]+[.F33]" office:value-type="time" office:time-value="PT00H00M00S" calcext:value-type="time">
            <text:p>00:00</text:p>
          </table:table-cell>
          <table:table-cell table:style-name="ce275" table:formula="of:=IF(NOT(OR([.G33]=0;[.B33]=1;[.B33]=7;[.J33]=[$Übersicht.$D$47];[.J33]=[$Übersicht.$E$47];[.J33]=[$Übersicht.$F$47];[.J33]=[$Übersicht.$G$47]));[.G33]-[$Übersicht.$B$8];[.G33])" office:value-type="time" office:time-value="PT00H00M00S" calcext:value-type="time">
            <text:p>00:00</text:p>
          </table:table-cell>
          <table:table-cell table:style-name="ce277"/>
          <table:table-cell table:style-name="ce279" table:content-validation-name="val7"/>
          <table:table-cell table:number-columns-repeated="1014"/>
        </table:table-row>
        <table:table-row table:style-name="ro1">
          <table:table-cell table:style-name="ce268" table:formula="of:=[.A33]+1" office:value-type="date" office:date-value="2019-12-31" calcext:value-type="date">
            <text:p>31.12.19</text:p>
          </table:table-cell>
          <table:table-cell table:style-name="ce269" table:formula="of:=WEEKDAY([.A34])" office:value-type="date" office:date-value="1900-01-02" calcext:value-type="date">
            <text:p>Di</text:p>
          </table:table-cell>
          <table:table-cell table:style-name="ce270"/>
          <table:table-cell table:style-name="ce271" table:number-columns-repeated="3"/>
          <table:table-cell table:style-name="ce272" table:formula="of:=([.D34]-[.C34])-[.E34]+[.F34]" office:value-type="time" office:time-value="PT00H00M00S" calcext:value-type="time">
            <text:p>00:00</text:p>
          </table:table-cell>
          <table:table-cell table:style-name="ce275" table:formula="of:=IF(NOT(OR([.G34]=0;[.B34]=1;[.B34]=7;[.J34]=[$Übersicht.$D$47];[.J34]=[$Übersicht.$E$47];[.J34]=[$Übersicht.$F$47];[.J34]=[$Übersicht.$G$47]));[.G34]-[$Übersicht.$B$8];[.G34])" office:value-type="time" office:time-value="PT00H00M00S" calcext:value-type="time">
            <text:p>00:00</text:p>
          </table:table-cell>
          <table:table-cell table:style-name="ce278" table:formula="of:=[$Übersicht.$A$45]" office:value-type="string" office:string-value="Sylvester" calcext:value-type="string">
            <text:p>Sylvester</text:p>
          </table:table-cell>
          <table:table-cell table:style-name="ce279" table:content-validation-name="val7" office:value-type="string" calcext:value-type="string">
            <text:p>Feiertag</text:p>
          </table:table-cell>
          <table:table-cell table:number-columns-repeated="1014"/>
        </table:table-row>
        <table:table-row table:style-name="ro1">
          <table:table-cell table:style-name="ce103" table:number-columns-repeated="6"/>
          <table:table-cell table:style-name="ce51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Gesamt</text:p>
          </table:table-cell>
          <table:table-cell table:style-name="ce103" table:number-columns-repeated="5"/>
          <table:table-cell table:style-name="ce52" table:formula="of:=SUM([.G4:.G34])" office:value-type="time" office:time-value="PT00H00M00S" calcext:value-type="time">
            <text:p>00:00</text:p>
          </table:table-cell>
          <table:table-cell table:style-name="ce5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Monat</text:p>
          </table:table-cell>
          <table:table-cell table:style-name="ce103" table:number-columns-repeated="5"/>
          <table:table-cell table:style-name="ce52"/>
          <table:table-cell table:style-name="ce276" table:formula="of:=SUM([.H4:.H34])" office:value-type="time" office:time-value="PT00H00M00S" calcext:value-type="time">
            <text:p>00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Übertrag Vormonat</text:p>
          </table:table-cell>
          <table:table-cell table:style-name="ce103" table:number-columns-repeated="5"/>
          <table:table-cell table:style-name="ce273" table:formula="of:=[November.G44]" office:value-type="time" office:time-value="-PT1840H00M00S" calcext:value-type="time">
            <text:p>-1840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Bilanz Gesamt</text:p>
          </table:table-cell>
          <table:table-cell table:style-name="ce103" table:number-columns-repeated="5"/>
          <table:table-cell table:style-name="ce53"/>
          <table:table-cell table:style-name="ce273" table:formula="of:=SUM([.H37];[.G38])" office:value-type="time" office:time-value="-PT1840H00M00S" calcext:value-type="time">
            <text:p>-1840:00</text:p>
          </table:table-cell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umme</text:p>
          </table:table-cell>
          <table:table-cell table:style-name="ce103" table:number-columns-repeated="5"/>
          <table:table-cell table:style-name="ce273" table:formula="of:=SUM([.G36];[.G38])" office:value-type="time" office:time-value="-PT1840H00M00S" calcext:value-type="time">
            <text:p>-1840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 office:value-type="string" calcext:value-type="string">
            <text:p>Stundensoll</text:p>
          </table:table-cell>
          <table:table-cell table:style-name="ce103" table:number-columns-repeated="5"/>
          <table:table-cell table:style-name="ce53" table:formula="of:=[$Übersicht.$I$24]" office:value-type="time" office:time-value="PT144H00M00S" calcext:value-type="time">
            <text:p>144:00</text:p>
          </table:table-cell>
          <table:table-cell table:style-name="ce53"/>
          <table:table-cell table:style-name="ce103"/>
          <table:table-cell table:number-columns-repeated="1015"/>
        </table:table-row>
        <table:table-row table:style-name="ro1">
          <table:table-cell table:style-name="ce39"/>
          <table:table-cell table:style-name="ce103" table:number-columns-repeated="5"/>
          <table:table-cell table:style-name="ce54" table:number-columns-repeated="2"/>
          <table:table-cell table:style-name="ce103"/>
          <table:table-cell table:number-columns-repeated="1015"/>
        </table:table-row>
        <table:table-row table:style-name="ro1">
          <table:table-cell table:style-name="ce106" office:value-type="string" calcext:value-type="string">
            <text:p>Übertrag</text:p>
          </table:table-cell>
          <table:table-cell table:style-name="ce42" table:number-columns-repeated="5"/>
          <table:table-cell table:style-name="ce274" table:formula="of:=[.G41]-[.G42]" office:value-type="time" office:time-value="-PT1984H00M00S" calcext:value-type="time">
            <text:p>-1984:00</text:p>
          </table:table-cell>
          <table:table-cell table:style-name="ce55"/>
          <table:table-cell table:style-name="ce103"/>
          <table:table-cell table:number-columns-repeated="1015"/>
        </table:table-row>
        <table:table-row table:style-name="ro1" table:number-rows-repeated="2">
          <table:table-cell table:style-name="ce23"/>
          <table:table-cell table:number-columns-repeated="1023"/>
        </table:table-row>
        <table:table-row table:style-name="ro1">
          <table:table-cell table:style-name="ce23" office:value-type="string" calcext:value-type="string">
            <text:p>Tage/Monat</text:p>
          </table:table-cell>
          <table:table-cell table:style-name="ce43" table:formula="of:=ORG.OPENOFFICE.DAYSINMONTH([.A4])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Arbeitstage</text:p>
          </table:table-cell>
          <table:table-cell table:style-name="ce43" table:formula="of:=[$Übersicht.$C$24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Urlaub</text:p>
          </table:table-cell>
          <table:table-cell table:style-name="ce44" table:formula="of:=[$Übersicht.$D$2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Krankheit</text:p>
          </table:table-cell>
          <table:table-cell table:style-name="ce43" table:formula="of:=[$Übersicht.$E$24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Tage gearbeitet</text:p>
          </table:table-cell>
          <table:table-cell table:style-name="ce45" table:formula="of:=[$Übersicht.$G$24]"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urlaub</text:p>
          </table:table-cell>
          <table:table-cell table:style-name="ce62" table:formula="of:=[$Übersicht.$B$9]" office:value-type="float" office:value="30" calcext:value-type="float">
            <text:p>30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ezember.A4:Dezember.J34">
            <calcext:condition calcext:apply-style-name="Weekend" calcext:value="formula-is(OR([.$B4]=1; [.$B4]=7; [.$J4]=[$Übersicht.$D$47]))" calcext:base-cell-address="Dezember.A4"/>
            <calcext:condition calcext:apply-style-name="Free" calcext:value="formula-is(NOT(ISNA(MATCH([.$J4];[$Übersicht.$E$47:.$Z$47];0))))" calcext:base-cell-address="Dezember.A4"/>
            <calcext:condition calcext:apply-style-name="Overtime" calcext:value="formula-is([.$J4]=[$Übersicht.$B$47])" calcext:base-cell-address="Dezember.A4"/>
          </calcext:conditional-format>
          <calcext:conditional-format calcext:target-range-address="Dezember.G38:Dezember.G38 Dezember.G44:Dezember.G44 Dezember.H4:Dezember.H34 Dezember.H37:Dezember.H37 Dezember.H39:Dezember.H39 Dezember.G41:Dezember.G41">
            <calcext:condition calcext:apply-style-name="Negative" calcext:value="&lt;0" calcext:base-cell-address="Dezember.G37"/>
            <calcext:condition calcext:apply-style-name="Positive" calcext:value="&gt;0" calcext:base-cell-address="Dezember.G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 number:truncate-on-overflow="false">
      <number:hours number:style="long"/>
      <number:text>:</number:text>
      <number:minutes number:style="long"/>
    </number:time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date-style style:name="N115">
      <number:day-of-week/>
    </number:date-style>
    <number:date-style style:name="N116">
      <number:month number:style="long" number:textual="true"/>
      <number:text> </number:text>
      <number:year number:style="long"/>
    </number:date-style>
    <number:number-style style:name="N117">
      <number:number number:decimal-places="1" loext:min-decimal-places="1" number:min-integer-digits="1"/>
    </number:number-style>
    <number:date-style style:name="N118">
      <number:day number:style="long"/>
    </number:date-style>
    <number:date-style style:name="N119">
      <number:year number:style="long"/>
    </number:date-style>
    <number:date-style style:name="N120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number:date-style style:name="N10107" number:language="de" number:country="DE">
      <number:month number:style="long" number:textual="true"/>
      <number:text> </number:text>
      <number:year number:style="long"/>
    </number:date-style>
    <number:date-style style:name="N10108" number:language="de" number:country="DE">
      <number:day-of-week/>
    </number:date-style>
    <number:date-style style:name="N10109" number:language="de" number:country="DE">
      <number:day-of-week/>
      <number:text>, </number:text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-of-week/>
      <number:text>, </number:text>
      <number:day number:style="long"/>
      <number:text>. </number:text>
      <number:month number:textual="true"/>
      <number:text> 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ree" style:family="table-cell" style:parent-style-name="Default">
      <style:table-cell-properties fo:background-color="#ffffcc"/>
    </style:style>
    <style:style style:name="Weekend" style:family="table-cell" style:parent-style-name="Default">
      <style:table-cell-properties fo:background-color="#b3b3b3"/>
    </style:style>
    <style:style style:name="Overtime" style:family="table-cell" style:parent-style-name="Default">
      <style:table-cell-properties fo:background-color="#bddd8d"/>
    </style:style>
    <style:style style:name="Alter" style:family="table-cell" style:parent-style-name="Default">
      <style:table-cell-properties fo:background-color="#ff420e"/>
    </style:style>
    <style:style style:name="Negative" style:family="table-cell" style:parent-style-name="Default">
      <style:text-properties fo:color="#ff0000"/>
    </style:style>
    <style:style style:name="Positive" style:family="table-cell" style:parent-style-name="Default">
      <style:text-properties fo:color="#15846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1:00:28.6964773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Sundermeyer</meta:initial-creator>
    <meta:creation-date>2011-01-05T08:14:34</meta:creation-date>
    <dc:date>2019-01-25T11:19:11.231853149</dc:date>
    <meta:editing-duration>P5DT14H43M9S</meta:editing-duration>
    <meta:editing-cycles>83</meta:editing-cycles>
    <meta:generator>LibreOffice/6.1.4.2$Linux_X86_64 LibreOffice_project/10$Build-2</meta:generator>
    <meta:print-date>2011-12-13T12:17:56</meta:print-date>
    <meta:printed-by>Julian Zwickl</meta:printed-by>
    <meta:document-statistic meta:table-count="13" meta:cell-count="2145" meta:object-count="0"/>
  </office:meta>
</office:document-meta>
</file>